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4916in"/>
    </style:style>
    <style:style style:name="T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 style:parent-style-name="Absatz-Standardschriftart" style:family="text">
      <style:text-properties style:font-name="Times New Roman" fo:font-size="12pt" style:font-size-asian="12pt" style:font-size-complex="12pt"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7" style:parent-style-name="Standard" style:family="paragraph">
      <style:paragraph-properties fo:text-align="start" fo:text-indent="0in"/>
    </style:style>
    <style:style style:name="T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9" style:parent-style-name="CommentText" style:family="paragraph">
      <style:paragraph-properties fo:text-align="start" fo:text-indent="0in"/>
    </style:style>
    <style:style style:name="T1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11" style:parent-style-name="CommentText" style:family="paragraph">
      <style:paragraph-properties fo:text-align="start" fo:text-indent="0in"/>
    </style:style>
    <style:style style:name="T12" style:parent-style-name="CommentReference" style:family="text">
      <style:text-properties style:font-name="Times New Roman" fo:font-size="12pt" style:font-size-asian="12pt" style:font-size-complex="12pt"/>
    </style:style>
    <style:style style:name="T1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14" style:parent-style-name="CommentText" style:family="paragraph">
      <style:paragraph-properties fo:text-align="start" fo:text-indent="0in"/>
    </style:style>
    <style:style style:name="T15"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16" style:parent-style-name="Standard" style:family="paragraph">
      <style:paragraph-properties fo:text-align="start" fo:text-indent="0in"/>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Hyperlink" style:family="text">
      <style:text-properties style:font-name="Times New Roman" fo:font-size="12pt" style:font-size-asian="12pt" style:font-size-complex="12pt" fo:language="en" fo:country="US"/>
    </style:style>
    <style:style style:name="T19" style:parent-style-name="DefaultParagraphFont" style:family="text">
      <style:text-properties style:font-name="Times New Roman" fo:font-size="12pt" style:font-size-asian="12pt" style:font-size-complex="12pt" fo:language="en" fo:country="US"/>
    </style:style>
    <style:style style:name="T20" style:parent-style-name="Hyperlink" style:family="text">
      <style:text-properties style:font-name="Times New Roman" fo:font-size="12pt" style:font-size-asian="12pt" style:font-size-complex="12pt" fo:language="en" fo:country="US"/>
    </style:style>
    <style:style style:name="T21" style:parent-style-name="DefaultParagraphFont" style:family="text">
      <style:text-properties style:font-name="Times New Roman" fo:font-size="12pt" style:font-size-asian="12pt" style:font-size-complex="12pt" fo:language="en" fo:country="US"/>
    </style:style>
    <style:style style:name="T22" style:parent-style-name="Hyperlink" style:family="text">
      <style:text-properties style:font-name="Times New Roman" fo:font-size="12pt" style:font-size-asian="12pt" style:font-size-complex="12pt" fo:language="en" fo:country="US"/>
    </style:style>
    <style:style style:name="T23" style:parent-style-name="DefaultParagraphFont" style:family="text">
      <style:text-properties style:font-name="Times New Roman" fo:font-size="12pt" style:font-size-asian="12pt" style:font-size-complex="12pt" fo:language="en" fo:country="US"/>
    </style:style>
    <style:style style:name="T24" style:parent-style-name="Hyperlink" style:family="text">
      <style:text-properties style:font-name="Times New Roman" fo:font-size="12pt" style:font-size-asian="12pt" style:font-size-complex="12pt" fo:language="en" fo:country="US"/>
    </style:style>
    <style:style style:name="T25" style:parent-style-name="DefaultParagraphFont" style:family="text">
      <style:text-properties style:font-name="Times New Roman" fo:font-size="12pt" style:font-size-asian="12pt" style:font-size-complex="12pt" fo:language="en" fo:country="US"/>
    </style:style>
    <style:style style:name="T26" style:parent-style-name="Hyperlink" style:family="text">
      <style:text-properties style:font-name="Times New Roman" fo:font-size="12pt" style:font-size-asian="12pt" style:font-size-complex="12pt" fo:language="en" fo:country="US"/>
    </style:style>
    <style:style style:name="T27" style:parent-style-name="DefaultParagraphFont" style:family="text">
      <style:text-properties style:font-name="Times New Roman" fo:font-size="12pt" style:font-size-asian="12pt" style:font-size-complex="12pt" fo:language="en" fo:country="US"/>
    </style:style>
    <style:style style:name="T28" style:parent-style-name="Hyperlink" style:family="text">
      <style:text-properties style:font-name="Times New Roman" fo:font-size="12pt" style:font-size-asian="12pt" style:font-size-complex="12pt" fo:language="en" fo:country="US"/>
    </style:style>
    <style:style style:name="T29" style:parent-style-name="DefaultParagraphFont" style:family="text">
      <style:text-properties style:font-name="Times New Roman" fo:font-size="12pt" style:font-size-asian="12pt" style:font-size-complex="12pt" fo:language="en" fo:country="US"/>
    </style:style>
    <style:style style:name="T30" style:parent-style-name="Hyperlink" style:family="text">
      <style:text-properties style:font-name="Times New Roman" fo:font-size="12pt" style:font-size-asian="12pt" style:font-size-complex="12pt" fo:language="en" fo:country="US"/>
    </style:style>
    <style:style style:name="T31" style:parent-style-name="DefaultParagraphFont" style:family="text">
      <style:text-properties style:font-name="Times New Roman" fo:font-size="12pt" style:font-size-asian="12pt" style:font-size-complex="12pt" fo:language="en" fo:country="US"/>
    </style:style>
    <style:style style:name="T32" style:parent-style-name="Hyperlink"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T34" style:parent-style-name="Hyperlink" style:family="text">
      <style:text-properties style:font-name="Times New Roman" fo:font-size="12pt" style:font-size-asian="12pt" style:font-size-complex="12pt" fo:language="en" fo:country="US"/>
    </style:style>
    <style:style style:name="T35" style:parent-style-name="DefaultParagraphFont" style:family="text">
      <style:text-properties style:font-name="Times New Roman" fo:font-size="12pt" style:font-size-asian="12pt" style:font-size-complex="12pt" fo:language="en" fo:country="US"/>
    </style:style>
    <style:style style:name="T36" style:parent-style-name="Hyperlink" style:family="text">
      <style:text-properties style:font-name="Times New Roman" fo:font-size="12pt" style:font-size-asian="12pt" style:font-size-complex="12pt" fo:language="en" fo:country="US"/>
    </style:style>
    <style:style style:name="T37" style:parent-style-name="DefaultParagraphFont" style:family="text">
      <style:text-properties style:font-name="Times New Roman" fo:font-size="12pt" style:font-size-asian="12pt" style:font-size-complex="12pt" fo:language="en" fo:country="US"/>
    </style:style>
    <style:style style:name="P38" style:parent-style-name="Standard" style:family="paragraph">
      <style:paragraph-properties fo:text-align="start" fo:text-indent="0in"/>
    </style:style>
    <style:style style:name="T39" style:parent-style-name="DefaultParagraphFon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size="12pt" style:font-size-asian="12pt" style:font-size-complex="12pt" fo:background-color="#FFFF00"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T42" style:parent-style-name="DefaultParagraphFont" style:family="text">
      <style:text-properties style:font-name="Times New Roman" fo:font-size="12pt" style:font-size-asian="12pt" style:font-size-complex="12pt" fo:background-color="#00FF00" fo:language="en" fo:country="US"/>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DefaultParagraphFont" style:family="text">
      <style:text-properties style:font-name="Times New Roman" fo:font-size="12pt" style:font-size-asian="12pt" style:font-size-complex="12pt" fo:background-color="#FFFF00"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T46" style:parent-style-name="DefaultParagraphFont" style:family="text">
      <style:text-properties style:font-name="Times New Roman" fo:font-size="12pt" style:font-size-asian="12pt" style:font-size-complex="12pt" fo:background-color="#00FF00" fo:language="en" fo:country="US"/>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fo:background-color="#FFFF00"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T50" style:parent-style-name="DefaultParagraphFont" style:family="text">
      <style:text-properties style:font-name="Times New Roman" fo:font-size="12pt" style:font-size-asian="12pt" style:font-size-complex="12pt" fo:background-color="#FFFF00" fo:language="en" fo:country="US"/>
    </style:style>
    <style:style style:name="T51" style:parent-style-name="DefaultParagraphFont" style:family="text">
      <style:text-properties style:font-name="Times New Roman" fo:font-size="12pt" style:font-size-asian="12pt" style:font-size-complex="12pt" fo:language="en" fo:country="US"/>
    </style:style>
    <style:style style:name="P52" style:parent-style-name="Normal" style:family="paragraph">
      <style:paragraph-properties fo:text-indent="0in"/>
      <style:text-properties fo:language="en" fo:country="US"/>
    </style:style>
    <style:style style:name="P53" style:parent-style-name="Standard" style:family="paragraph">
      <style:paragraph-properties fo:text-align="start" fo:text-indent="0in"/>
    </style:style>
    <style:style style:name="T54" style:parent-style-name="DefaultParagraphFont" style:family="text">
      <style:text-properties style:font-name="Times New Roman" fo:font-weight="bold" style:font-weight-asian="bold" style:font-weight-complex="bold" fo:font-size="12pt" style:font-size-asian="12pt" style:font-size-complex="12pt"/>
    </style:style>
    <style:style style:name="P55" style:parent-style-name="CommentText" style:family="paragraph">
      <style:paragraph-properties fo:text-align="start" fo:text-indent="0in"/>
    </style:style>
    <style:style style:name="T56" style:parent-style-name="DefaultParagraphFont" style:family="text">
      <style:text-properties style:font-name="Times New Roman" fo:font-weight="bold" style:font-weight-asian="bold" style:font-weight-complex="bold" fo:font-size="12pt" style:font-size-asian="12pt" style:font-size-complex="12pt"/>
    </style:style>
    <style:style style:name="P57" style:parent-style-name="CommentText" style:family="paragraph">
      <style:paragraph-properties fo:text-align="start" fo:text-indent="0in"/>
    </style:style>
    <style:style style:name="T58" style:parent-style-name="Hyperlink" style:family="text">
      <style:text-properties style:font-name="Times New Roman" fo:font-weight="bold" style:font-weight-asian="bold" style:font-weight-complex="bold" fo:font-size="12pt" style:font-size-asian="12pt" style:font-size-complex="12pt"/>
    </style:style>
    <style:style style:name="P59" style:parent-style-name="Standard" style:family="paragraph">
      <style:paragraph-properties fo:text-align="start" fo:text-indent="0in"/>
    </style:style>
    <style:style style:name="T60" style:parent-style-name="DefaultParagraphFont" style:family="text">
      <style:text-properties style:font-name="Times New Roman" fo:font-size="12pt" style:font-size-asian="12pt" style:font-size-complex="12pt" fo:language="en" fo:country="US"/>
    </style:style>
    <style:style style:name="T61" style:parent-style-name="DefaultParagraphFont" style:family="text">
      <style:text-properties style:font-name="Times New Roman" fo:font-size="12pt" style:font-size-asian="12pt" style:font-size-complex="12pt" fo:background-color="#FFFF00" fo:language="en" fo:country="US"/>
    </style:style>
    <style:style style:name="T62" style:parent-style-name="DefaultParagraphFont" style:family="text">
      <style:text-properties style:font-name="Times New Roman" fo:font-size="12pt" style:font-size-asian="12pt" style:font-size-complex="12pt" fo:language="en" fo:country="US"/>
    </style:style>
    <style:style style:name="T63" style:parent-style-name="DefaultParagraphFont" style:family="text">
      <style:text-properties style:font-name="Times New Roman" fo:font-size="12pt" style:font-size-asian="12pt" style:font-size-complex="12pt" fo:background-color="#00FFFF" fo:language="en" fo:country="US"/>
    </style:style>
    <style:style style:name="T64" style:parent-style-name="DefaultParagraphFont" style:family="text">
      <style:text-properties style:font-name="Times New Roman" fo:font-size="12pt" style:font-size-asian="12pt" style:font-size-complex="12pt" fo:language="en" fo:country="US"/>
    </style:style>
    <style:style style:name="T65" style:parent-style-name="DefaultParagraphFont" style:family="text">
      <style:text-properties style:font-name="Times New Roman" fo:font-size="12pt" style:font-size-asian="12pt" style:font-size-complex="12pt" fo:background-color="#00FF00" fo:language="en" fo:country="US"/>
    </style:style>
    <style:style style:name="T66" style:parent-style-name="DefaultParagraphFont" style:family="text">
      <style:text-properties style:font-name="Times New Roman" fo:font-size="12pt" style:font-size-asian="12pt" style:font-size-complex="12pt" fo:language="en" fo:country="US"/>
    </style:style>
    <style:style style:name="T67" style:parent-style-name="DefaultParagraphFont" style:family="text">
      <style:text-properties style:font-name="Times New Roman" fo:font-size="12pt" style:font-size-asian="12pt" style:font-size-complex="12pt" fo:background-color="#FF00FF"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T69" style:parent-style-name="DefaultParagraphFont" style:family="text">
      <style:text-properties style:font-name="Times New Roman" fo:font-size="12pt" style:font-size-asian="12pt" style:font-size-complex="12pt" fo:language="en" fo:country="US"/>
    </style:style>
    <style:style style:name="P70" style:parent-style-name="CommentText" style:family="paragraph">
      <style:paragraph-properties fo:text-align="start" fo:text-indent="0in"/>
    </style:style>
    <style:style style:name="P71" style:parent-style-name="CommentText" style:family="paragraph">
      <style:paragraph-properties fo:text-align="start" fo:text-indent="0in"/>
    </style:style>
    <style:style style:name="P72" style:parent-style-name="CommentText" style:family="paragraph">
      <style:paragraph-properties fo:text-align="start" fo:text-indent="0in"/>
    </style:style>
    <style:style style:name="P73" style:parent-style-name="CommentText" style:family="paragraph">
      <style:paragraph-properties fo:text-align="start" fo:text-indent="0in"/>
    </style:style>
    <style:style style:name="P74" style:parent-style-name="CommentText" style:family="paragraph">
      <style:paragraph-properties fo:text-align="start" fo:text-indent="0in"/>
    </style:style>
    <style:style style:name="P75" style:parent-style-name="CommentText" style:family="paragraph">
      <style:paragraph-properties fo:text-align="start" fo:text-indent="0in"/>
    </style:style>
    <style:style style:name="T76" style:parent-style-name="DefaultParagraphFont" style:family="text">
      <style:text-properties style:font-name="Times New Roman" fo:font-size="12pt" style:font-size-asian="12pt" style:font-size-complex="12pt" fo:language="en" fo:country="US"/>
    </style:style>
    <style:style style:name="T77" style:parent-style-name="DefaultParagraphFont" style:family="text">
      <style:text-properties style:font-name="Times New Roman" fo:font-size="12pt" style:font-size-asian="12pt" style:font-size-complex="12pt" fo:background-color="#00FF00" fo:language="en" fo:country="US"/>
    </style:style>
    <style:style style:name="T78" style:parent-style-name="DefaultParagraphFont" style:family="text">
      <style:text-properties style:font-name="Times New Roman" fo:font-size="12pt" style:font-size-asian="12pt" style:font-size-complex="12pt" fo:language="en" fo:country="US"/>
    </style:style>
    <style:style style:name="T79" style:parent-style-name="DefaultParagraphFont" style:family="text">
      <style:text-properties style:font-name="Times New Roman" fo:font-size="12pt" style:font-size-asian="12pt" style:font-size-complex="12pt" fo:language="en" fo:country="US"/>
    </style:style>
    <style:style style:name="P80" style:parent-style-name="CommentText" style:family="paragraph">
      <style:paragraph-properties fo:text-align="start" fo:text-indent="0in"/>
    </style:style>
    <style:style style:name="P81" style:parent-style-name="CommentText" style:family="paragraph">
      <style:paragraph-properties fo:text-align="start" fo:text-indent="0in"/>
    </style:style>
    <style:style style:name="P82" style:parent-style-name="CommentText" style:family="paragraph">
      <style:paragraph-properties fo:text-align="start" fo:text-indent="0in"/>
    </style:style>
    <style:style style:name="P83" style:parent-style-name="CommentText" style:family="paragraph">
      <style:paragraph-properties fo:text-align="start" fo:text-indent="0in"/>
    </style:style>
    <style:style style:name="P84" style:parent-style-name="CommentText" style:family="paragraph">
      <style:paragraph-properties fo:text-align="start" fo:text-indent="0in"/>
    </style:style>
    <style:style style:name="T85" style:parent-style-name="DefaultParagraphFont" style:family="text">
      <style:text-properties style:font-name="Times New Roman" fo:font-size="12pt" style:font-size-asian="12pt" style:font-size-complex="12pt" fo:language="en" fo:country="US"/>
    </style:style>
    <style:style style:name="T86" style:parent-style-name="DefaultParagraphFont" style:family="text">
      <style:text-properties style:font-name="Times New Roman" fo:font-size="12pt" style:font-size-asian="12pt" style:font-size-complex="12pt" fo:background-color="#00FFFF" fo:language="en" fo:country="US"/>
    </style:style>
    <style:style style:name="T87" style:parent-style-name="DefaultParagraphFont" style:family="text">
      <style:text-properties style:font-name="Times New Roman" fo:font-size="12pt" style:font-size-asian="12pt" style:font-size-complex="12pt" fo:language="en" fo:country="US"/>
    </style:style>
    <style:style style:name="T88" style:parent-style-name="DefaultParagraphFont" style:family="text">
      <style:text-properties style:font-name="Times New Roman" fo:font-size="12pt" style:font-size-asian="12pt" style:font-size-complex="12pt" fo:language="en" fo:country="US"/>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P91" style:parent-style-name="CommentText" style:family="paragraph">
      <style:paragraph-properties fo:text-align="start" fo:text-indent="0in"/>
    </style:style>
    <style:style style:name="T92" style:parent-style-name="DefaultParagraphFont" style:family="text">
      <style:text-properties style:font-name="Times New Roman" fo:font-size="12pt" style:font-size-asian="12pt" style:font-size-complex="12pt" fo:language="en" fo:country="US"/>
    </style:style>
    <style:style style:name="P93" style:parent-style-name="Standard" style:family="paragraph">
      <style:paragraph-properties fo:text-align="start" fo:text-indent="0in"/>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size="12pt" style:font-size-asian="12pt" style:font-size-complex="12pt" fo:background-color="#FFFF00" fo:language="en" fo:country="US"/>
    </style:style>
    <style:style style:name="T96" style:parent-style-name="DefaultParagraphFont" style:family="text">
      <style:text-properties style:font-name="Times New Roman" fo:font-size="12pt" style:font-size-asian="12pt" style:font-size-complex="12pt" fo:language="en" fo:country="US"/>
    </style:style>
    <style:style style:name="T97" style:parent-style-name="DefaultParagraphFont" style:family="text">
      <style:text-properties style:font-name="Times New Roman" fo:font-size="12pt" style:font-size-asian="12pt" style:font-size-complex="12pt" fo:background-color="#00FFFF" fo:language="en" fo:country="US"/>
    </style:style>
    <style:style style:name="T98" style:parent-style-name="DefaultParagraphFont" style:family="text">
      <style:text-properties style:font-name="Times New Roman" fo:font-size="12pt" style:font-size-asian="12pt" style:font-size-complex="12pt" fo:language="en" fo:country="US"/>
    </style:style>
    <style:style style:name="T99" style:parent-style-name="DefaultParagraphFont" style:family="text">
      <style:text-properties style:font-name="Times New Roman" fo:font-size="12pt" style:font-size-asian="12pt" style:font-size-complex="12pt" fo:background-color="#FF00FF" fo:language="en" fo:country="US"/>
    </style:style>
    <style:style style:name="T100" style:parent-style-name="DefaultParagraphFont" style:family="text">
      <style:text-properties style:font-name="Times New Roman" fo:font-size="12pt" style:font-size-asian="12pt" style:font-size-complex="12pt" fo:language="en" fo:country="US"/>
    </style:style>
    <style:style style:name="T101" style:parent-style-name="DefaultParagraphFont" style:family="text">
      <style:text-properties style:font-name="Times New Roman" fo:font-size="12pt" style:font-size-asian="12pt" style:font-size-complex="12pt" fo:language="en" fo:country="US"/>
    </style:style>
    <style:style style:name="P102" style:parent-style-name="CommentText" style:family="paragraph">
      <style:paragraph-properties fo:text-align="start" fo:text-indent="0in"/>
    </style:style>
    <style:style style:name="P103" style:parent-style-name="CommentText" style:family="paragraph">
      <style:paragraph-properties fo:text-align="start" fo:text-indent="0in"/>
    </style:style>
    <style:style style:name="P104" style:parent-style-name="CommentText" style:family="paragraph">
      <style:paragraph-properties fo:text-align="start" fo:text-indent="0in"/>
    </style:style>
    <style:style style:name="T105" style:parent-style-name="DefaultParagraphFon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P109" style:parent-style-name="CommentText" style:family="paragraph">
      <style:paragraph-properties fo:text-align="start" fo:text-indent="0in"/>
    </style:style>
    <style:style style:name="P110" style:parent-style-name="CommentText" style:family="paragraph">
      <style:paragraph-properties fo:text-align="start" fo:text-indent="0in"/>
    </style:style>
    <style:style style:name="T111" style:parent-style-name="DefaultParagraphFont" style:family="text">
      <style:text-properties style:font-name="Times New Roman" fo:font-size="12pt" style:font-size-asian="12pt" style:font-size-complex="12pt" fo:language="en" fo:country="US"/>
    </style:style>
    <style:style style:name="T112" style:parent-style-name="DefaultParagraphFont" style:family="text">
      <style:text-properties style:font-name="Times New Roman" fo:font-size="12pt" style:font-size-asian="12pt" style:font-size-complex="12pt" fo:background-color="#FFFF00" fo:language="en" fo:country="US"/>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DefaultParagraphFont" style:family="text">
      <style:text-properties style:font-name="Times New Roman" fo:font-size="12pt" style:font-size-asian="12pt" style:font-size-complex="12pt" fo:language="en" fo:country="US"/>
    </style:style>
    <style:style style:name="P115" style:parent-style-name="CommentText" style:family="paragraph">
      <style:paragraph-properties fo:text-align="start" fo:text-indent="0in"/>
    </style:style>
    <style:style style:name="P116" style:parent-style-name="CommentText" style:family="paragraph">
      <style:paragraph-properties fo:text-align="start" fo:text-indent="0in"/>
    </style:style>
    <style:style style:name="P117" style:parent-style-name="CommentText" style:family="paragraph">
      <style:paragraph-properties fo:text-align="start" fo:text-indent="0in"/>
    </style:style>
    <style:style style:name="T118" style:parent-style-name="DefaultParagraphFont" style:family="text">
      <style:text-properties style:font-name="Times New Roman" fo:font-size="12pt" style:font-size-asian="12pt" style:font-size-complex="12pt" fo:language="en" fo:country="US"/>
    </style:style>
    <style:style style:name="T119" style:parent-style-name="DefaultParagraphFont" style:family="text">
      <style:text-properties style:font-name="Times New Roman" fo:font-size="12pt" style:font-size-asian="12pt" style:font-size-complex="12pt" fo:language="en" fo:country="US"/>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CommentText" style:family="paragraph">
      <style:paragraph-properties fo:text-align="start" fo:text-indent="0in"/>
    </style:style>
    <style:style style:name="T124" style:parent-style-name="DefaultParagraphFont" style:family="text">
      <style:text-properties style:font-name="Times New Roman" fo:font-size="12pt" style:font-size-asian="12pt" style:font-size-complex="12pt" fo:language="en" fo:country="US"/>
    </style:style>
    <style:style style:name="T125" style:parent-style-name="DefaultParagraphFont" style:family="text">
      <style:text-properties style:font-name="Times New Roman" fo:font-size="12pt" style:font-size-asian="12pt" style:font-size-complex="12pt" fo:language="en" fo:country="US"/>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P129" style:parent-style-name="CommentText" style:family="paragraph">
      <style:paragraph-properties fo:text-align="start" fo:text-indent="0in"/>
    </style:style>
    <style:style style:name="T130" style:parent-style-name="DefaultParagraphFont" style:family="text">
      <style:text-properties style:font-name="Times New Roman" fo:font-size="12pt" style:font-size-asian="12pt" style:font-size-complex="12pt" fo:language="en" fo:country="US"/>
    </style:style>
    <style:style style:name="T131" style:parent-style-name="DefaultParagraphFont" style:family="text">
      <style:text-properties style:font-name="Times New Roman" fo:font-size="12pt" style:font-size-asian="12pt" style:font-size-complex="12pt" fo:background-color="#00FFFF" fo:language="en" fo:country="US"/>
    </style:style>
    <style:style style:name="T132" style:parent-style-name="DefaultParagraphFont" style:family="text">
      <style:text-properties style:font-name="Times New Roman" fo:font-size="12pt" style:font-size-asian="12pt" style:font-size-complex="12pt" fo:language="en" fo:country="US"/>
    </style:style>
    <style:style style:name="T133" style:parent-style-name="DefaultParagraphFont" style:family="text">
      <style:text-properties style:font-name="Times New Roman" fo:font-size="12pt" style:font-size-asian="12pt" style:font-size-complex="12pt" fo:language="en" fo:country="US"/>
    </style:style>
    <style:style style:name="P134" style:parent-style-name="CommentText" style:family="paragraph">
      <style:paragraph-properties fo:text-align="start" fo:text-indent="0in"/>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P137" style:parent-style-name="CommentText" style:family="paragraph">
      <style:paragraph-properties fo:text-align="start" fo:text-indent="0in"/>
    </style:style>
    <style:style style:name="T138" style:parent-style-name="DefaultParagraphFont" style:family="text">
      <style:text-properties style:font-name="Times New Roman" fo:font-size="12pt" style:font-size-asian="12pt" style:font-size-complex="12pt" fo:language="en" fo:country="US"/>
    </style:style>
    <style:style style:name="T139" style:parent-style-name="DefaultParagraphFont" style:family="text">
      <style:text-properties style:font-name="Times New Roman" fo:font-size="12pt" style:font-size-asian="12pt" style:font-size-complex="12pt" fo:language="en" fo:country="US"/>
    </style:style>
    <style:style style:name="P140" style:parent-style-name="CommentText" style:family="paragraph">
      <style:paragraph-properties fo:text-align="start" fo:text-indent="0in"/>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CommentText" style:family="paragraph">
      <style:paragraph-properties fo:text-align="start" fo:text-indent="0in"/>
    </style:style>
    <style:style style:name="T144" style:parent-style-name="DefaultParagraphFont" style:family="text">
      <style:text-properties style:font-name="Times New Roman" fo:font-size="12pt" style:font-size-asian="12pt" style:font-size-complex="12pt" fo:language="en" fo:country="US"/>
    </style:style>
    <style:style style:name="T145" style:parent-style-name="DefaultParagraphFont" style:family="text">
      <style:text-properties style:font-name="Times New Roman" fo:font-size="12pt" style:font-size-asian="12pt" style:font-size-complex="12pt" fo:background-color="#00FF00" fo:language="en" fo:country="US"/>
    </style:style>
    <style:style style:name="T146" style:parent-style-name="DefaultParagraphFont" style:family="text">
      <style:text-properties style:font-name="Times New Roman" fo:font-size="12pt" style:font-size-asian="12pt" style:font-size-complex="12pt" fo:language="en" fo:country="US"/>
    </style:style>
    <style:style style:name="T147" style:parent-style-name="DefaultParagraphFont" style:family="text">
      <style:text-properties style:font-name="Times New Roman" fo:font-size="12pt" style:font-size-asian="12pt" style:font-size-complex="12pt" fo:background-color="#FF00FF" fo:language="en" fo:country="US"/>
    </style:style>
    <style:style style:name="T148" style:parent-style-name="DefaultParagraphFont" style:family="text">
      <style:text-properties style:font-name="Times New Roman" fo:font-size="12pt" style:font-size-asian="12pt" style:font-size-complex="12pt" fo:language="en" fo:country="US"/>
    </style:style>
    <style:style style:name="T149" style:parent-style-name="DefaultParagraphFont" style:family="text">
      <style:text-properties style:font-name="Times New Roman" fo:font-size="12pt" style:font-size-asian="12pt" style:font-size-complex="12pt" fo:language="en" fo:country="US"/>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T153" style:parent-style-name="DefaultParagraphFont" style:family="text">
      <style:text-properties style:font-name="Times New Roman" fo:font-size="12pt" style:font-size-asian="12pt" style:font-size-complex="12pt" fo:language="en" fo:country="US"/>
    </style:style>
    <style:style style:name="T154" style:parent-style-name="DefaultParagraphFont" style:family="text">
      <style:text-properties style:font-name="Times New Roman" fo:font-size="12pt" style:font-size-asian="12pt" style:font-size-complex="12pt" fo:language="en" fo:country="US"/>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CommentText" style:family="paragraph">
      <style:paragraph-properties fo:text-align="start" fo:text-indent="0in"/>
    </style:style>
    <style:style style:name="T159" style:parent-style-name="DefaultParagraphFont" style:family="text">
      <style:text-properties style:font-name="Times New Roman" fo:font-size="12pt" style:font-size-asian="12pt" style:font-size-complex="12pt" fo:language="en" fo:country="US"/>
    </style:style>
    <style:style style:name="T160" style:parent-style-name="DefaultParagraphFont" style:family="text">
      <style:text-properties style:font-name="Times New Roman" fo:font-size="12pt" style:font-size-asian="12pt" style:font-size-complex="12pt" fo:language="en" fo:country="US"/>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P163" style:parent-style-name="CommentText" style:family="paragraph">
      <style:paragraph-properties fo:text-align="start" fo:text-indent="0in"/>
    </style:style>
    <style:style style:name="T164" style:parent-style-name="DefaultParagraphFont" style:family="text">
      <style:text-properties style:font-name="Times New Roman" fo:font-size="12pt" style:font-size-asian="12pt" style:font-size-complex="12pt" fo:language="en" fo:country="US"/>
    </style:style>
    <style:style style:name="P1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6" style:parent-style-name="Standard" style:family="paragraph">
      <style:paragraph-properties fo:text-align="start" fo:text-indent="0in"/>
    </style:style>
    <style:style style:name="T167" style:parent-style-name="DefaultParagraphFont" style:family="text">
      <style:text-properties style:font-name="Times New Roman" fo:font-size="12pt" style:font-size-asian="12pt" style:font-size-complex="12pt" fo:language="en" fo:country="US"/>
    </style:style>
    <style:style style:name="T168" style:parent-style-name="DefaultParagraphFont" style:family="text">
      <style:text-properties style:font-name="Times New Roman" fo:font-size="12pt" style:font-size-asian="12pt" style:font-size-complex="12pt" fo:background-color="#00FFFF" fo:language="en" fo:country="US"/>
    </style:style>
    <style:style style:name="T169" style:parent-style-name="DefaultParagraphFont" style:family="text">
      <style:text-properties style:font-name="Times New Roman" fo:font-size="12pt" style:font-size-asian="12pt" style:font-size-complex="12pt" fo:language="en" fo:country="US"/>
    </style:style>
    <style:style style:name="T170" style:parent-style-name="DefaultParagraphFont" style:family="text">
      <style:text-properties style:font-name="Times New Roman" fo:font-size="12pt" style:font-size-asian="12pt" style:font-size-complex="12pt" fo:background-color="#00FFFF" fo:language="en" fo:country="US"/>
    </style:style>
    <style:style style:name="T171" style:parent-style-name="DefaultParagraphFont" style:family="text">
      <style:text-properties style:font-name="Times New Roman" fo:font-size="12pt" style:font-size-asian="12pt" style:font-size-complex="12pt" fo:language="en" fo:country="US"/>
    </style:style>
    <style:style style:name="T172" style:parent-style-name="DefaultParagraphFont" style:family="text">
      <style:text-properties style:font-name="Times New Roman" fo:font-size="12pt" style:font-size-asian="12pt" style:font-size-complex="12pt" fo:language="en" fo:country="US"/>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P175" style:parent-style-name="CommentText" style:family="paragraph">
      <style:paragraph-properties fo:text-align="start" fo:text-indent="0in"/>
    </style:style>
    <style:style style:name="T176" style:parent-style-name="DefaultParagraphFont" style:family="text">
      <style:text-properties style:font-name="Times New Roman" fo:font-size="12pt" style:font-size-asian="12pt" style:font-size-complex="12pt" fo:language="en" fo:country="US"/>
    </style:style>
    <style:style style:name="P177" style:parent-style-name="Standard" style:family="paragraph">
      <style:paragraph-properties fo:text-align="start" fo:text-indent="0in"/>
    </style:style>
    <style:style style:name="T178" style:parent-style-name="DefaultParagraphFont" style:family="text">
      <style:text-properties style:font-name="Times New Roman" fo:font-size="12pt" style:font-size-asian="12pt" style:font-size-complex="12pt" fo:language="en" fo:country="US"/>
    </style:style>
    <style:style style:name="T179" style:parent-style-name="DefaultParagraphFont" style:family="text">
      <style:text-properties style:font-name="Times New Roman" fo:font-size="12pt" style:font-size-asian="12pt" style:font-size-complex="12pt" fo:background-color="#00FFFF" fo:language="en" fo:country="US"/>
    </style:style>
    <style:style style:name="T180" style:parent-style-name="DefaultParagraphFont" style:family="text">
      <style:text-properties style:font-name="Times New Roman" fo:font-size="12pt" style:font-size-asian="12pt" style:font-size-complex="12pt" fo:language="en" fo:country="US"/>
    </style:style>
    <style:style style:name="T181" style:parent-style-name="DefaultParagraphFont" style:family="text">
      <style:text-properties style:font-name="Times New Roman" fo:font-size="12pt" style:font-size-asian="12pt" style:font-size-complex="12pt" fo:background-color="#00FFFF"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T183" style:parent-style-name="DefaultParagraphFont" style:family="text">
      <style:text-properties style:font-name="Times New Roman" fo:font-size="12pt" style:font-size-asian="12pt" style:font-size-complex="12pt" fo:language="en" fo:country="US"/>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T187" style:parent-style-name="DefaultParagraphFont" style:family="text">
      <style:text-properties style:font-name="Times New Roman" fo:font-size="12pt" style:font-size-asian="12pt" style:font-size-complex="12pt" fo:language="en" fo:country="US"/>
    </style:style>
    <style:style style:name="P188" style:parent-style-name="Normal" style:family="paragraph">
      <style:paragraph-properties fo:text-indent="0in"/>
      <style:text-properties fo:language="en" fo:country="US"/>
    </style:style>
    <style:style style:name="P189" style:parent-style-name="Standard" style:family="paragraph">
      <style:paragraph-properties fo:text-align="start" fo:text-indent="0in"/>
    </style:style>
    <style:style style:name="T19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91" style:parent-style-name="CommentText" style:family="paragraph">
      <style:paragraph-properties fo:text-align="start" fo:text-indent="0in"/>
    </style:style>
    <style:style style:name="T19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93" style:parent-style-name="CommentText" style:family="paragraph">
      <style:paragraph-properties fo:text-align="start" fo:text-indent="0in"/>
    </style:style>
    <style:style style:name="T19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95" style:parent-style-name="Standard" style:family="paragraph">
      <style:paragraph-properties fo:text-align="start" fo:text-indent="0in"/>
    </style:style>
    <style:style style:name="T196" style:parent-style-name="DefaultParagraphFont" style:family="text">
      <style:text-properties style:font-name="Times New Roman" fo:font-size="12pt" style:font-size-asian="12pt" style:font-size-complex="12pt" fo:language="en" fo:country="US"/>
    </style:style>
    <style:style style:name="T197" style:parent-style-name="DefaultParagraphFont" style:family="text">
      <style:text-properties style:font-name="Times New Roman" fo:font-size="12pt" style:font-size-asian="12pt" style:font-size-complex="12pt" fo:background-color="#00FFFF" fo:language="en" fo:country="US"/>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background-color="#FFFF00" fo:language="en" fo:country="US"/>
    </style:style>
    <style:style style:name="T200" style:parent-style-name="DefaultParagraphFont" style:family="text">
      <style:text-properties style:font-name="Times New Roman" fo:font-size="12pt" style:font-size-asian="12pt" style:font-size-complex="12pt" fo:language="en" fo:country="US"/>
    </style:style>
    <style:style style:name="T201" style:parent-style-name="DefaultParagraphFont" style:family="text">
      <style:text-properties style:font-name="Times New Roman" fo:font-size="12pt" style:font-size-asian="12pt" style:font-size-complex="12pt" fo:background-color="#00FF00"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T203" style:parent-style-name="DefaultParagraphFont" style:family="text">
      <style:text-properties style:font-name="Times New Roman" fo:font-size="12pt" style:font-size-asian="12pt" style:font-size-complex="12pt" fo:background-color="#00FF00" fo:language="en" fo:country="US"/>
    </style:style>
    <style:style style:name="T204" style:parent-style-name="DefaultParagraphFont" style:family="text">
      <style:text-properties style:font-name="Times New Roman" fo:font-size="12pt" style:font-size-asian="12pt" style:font-size-complex="12pt" fo:language="en" fo:country="US"/>
    </style:style>
    <style:style style:name="T205" style:parent-style-name="DefaultParagraphFont" style:family="text">
      <style:text-properties style:font-name="Times New Roman" fo:font-size="12pt" style:font-size-asian="12pt" style:font-size-complex="12pt" fo:background-color="#00FFFF" fo:language="en" fo:country="US"/>
    </style:style>
    <style:style style:name="T206" style:parent-style-name="DefaultParagraphFont" style:family="text">
      <style:text-properties style:font-name="Times New Roman" fo:font-size="12pt" style:font-size-asian="12pt" style:font-size-complex="12pt" fo:language="en" fo:country="US"/>
    </style:style>
    <style:style style:name="P207" style:parent-style-name="Standard" style:family="paragraph">
      <style:paragraph-properties fo:text-align="start" fo:text-indent="0in"/>
    </style:style>
    <style:style style:name="T208" style:parent-style-name="DefaultParagraphFont" style:family="text">
      <style:text-properties style:font-name="Times New Roman" fo:font-size="12pt" style:font-size-asian="12pt" style:font-size-complex="12pt" fo:language="en" fo:country="US"/>
    </style:style>
    <style:style style:name="T209" style:parent-style-name="DefaultParagraphFont" style:family="text">
      <style:text-properties style:font-name="Times New Roman" fo:font-size="12pt" style:font-size-asian="12pt" style:font-size-complex="12pt" fo:background-color="#00FFFF" fo:language="en" fo:country="US"/>
    </style:style>
    <style:style style:name="T210" style:parent-style-name="DefaultParagraphFon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style>
    <style:style style:name="T212" style:parent-style-name="DefaultParagraphFont" style:family="text">
      <style:text-properties style:font-name="Times New Roman" fo:font-size="12pt" style:font-size-asian="12pt" style:font-size-complex="12pt" fo:language="en" fo:country="US"/>
    </style:style>
    <style:style style:name="T213" style:parent-style-name="DefaultParagraphFont" style:family="text">
      <style:text-properties style:font-name="Times New Roman" fo:font-size="12pt" style:font-size-asian="12pt" style:font-size-complex="12pt" fo:background-color="#00FFFF" fo:language="en" fo:country="US"/>
    </style:style>
    <style:style style:name="T214" style:parent-style-name="DefaultParagraphFont" style:family="text">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style>
    <style:style style:name="T21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17" style:parent-style-name="CommentText" style:family="paragraph">
      <style:paragraph-properties fo:text-align="start" fo:text-indent="0in"/>
    </style:style>
    <style:style style:name="T21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1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20" style:parent-style-name="CommentText" style:family="paragraph">
      <style:paragraph-properties fo:text-align="start" fo:text-indent="0in"/>
    </style:style>
    <style:style style:name="P221" style:parent-style-name="Standard" style:family="paragraph">
      <style:paragraph-properties fo:text-align="start" fo:text-indent="0in"/>
    </style:style>
    <style:style style:name="T222" style:parent-style-name="DefaultParagraphFont" style:family="text">
      <style:text-properties style:font-name="Times New Roman" fo:font-size="12pt" style:font-size-asian="12pt" style:font-size-complex="12pt" fo:language="en" fo:country="US"/>
    </style:style>
    <style:style style:name="T223" style:parent-style-name="DefaultParagraphFont" style:family="text">
      <style:text-properties style:font-name="Times New Roman" fo:font-size="12pt" style:font-size-asian="12pt" style:font-size-complex="12pt" fo:background-color="#00FF00" fo:language="en" fo:country="US"/>
    </style:style>
    <style:style style:name="T224" style:parent-style-name="DefaultParagraphFont" style:family="text">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background-color="#00FF00" fo:language="en" fo:country="US"/>
    </style:style>
    <style:style style:name="T228" style:parent-style-name="DefaultParagraphFont" style:family="text">
      <style:text-properties style:font-name="Times New Roman" fo:font-size="12pt" style:font-size-asian="12pt" style:font-size-complex="12pt" fo:language="en" fo:country="US"/>
    </style:style>
    <style:style style:name="T229" style:parent-style-name="DefaultParagraphFont" style:family="text">
      <style:text-properties style:font-name="Times New Roman" fo:font-size="12pt" style:font-size-asian="12pt" style:font-size-complex="12pt" fo:language="en" fo:country="US"/>
    </style:style>
    <style:style style:name="P230" style:parent-style-name="CommentText" style:family="paragraph">
      <style:paragraph-properties fo:text-align="start" fo:text-indent="0in"/>
    </style:style>
    <style:style style:name="P231" style:parent-style-name="CommentText" style:family="paragraph">
      <style:paragraph-properties fo:text-align="start" fo:text-indent="0in"/>
    </style:style>
    <style:style style:name="P232" style:parent-style-name="CommentText" style:family="paragraph">
      <style:paragraph-properties fo:text-align="start" fo:text-indent="0in"/>
    </style:style>
    <style:style style:name="P233" style:parent-style-name="CommentText" style:family="paragraph">
      <style:paragraph-properties fo:text-align="start" fo:text-indent="0in"/>
    </style:style>
    <style:style style:name="P234" style:parent-style-name="CommentText" style:family="paragraph">
      <style:paragraph-properties fo:text-align="start" fo:text-indent="0in"/>
    </style:style>
    <style:style style:name="P235" style:parent-style-name="CommentText" style:family="paragraph">
      <style:paragraph-properties fo:text-align="start" fo:text-indent="0in"/>
    </style:style>
    <style:style style:name="P236" style:parent-style-name="CommentText" style:family="paragraph">
      <style:paragraph-properties fo:text-align="start" fo:text-indent="0in"/>
    </style:style>
    <style:style style:name="T237" style:parent-style-name="DefaultParagraphFont" style:family="text">
      <style:text-properties style:font-name="Times New Roman" fo:font-size="12pt" style:font-size-asian="12pt" style:font-size-complex="12pt" fo:language="en" fo:country="US"/>
    </style:style>
    <style:style style:name="T238" style:parent-style-name="DefaultParagraphFont" style:family="text">
      <style:text-properties style:font-name="Times New Roman" fo:font-size="12pt" style:font-size-asian="12pt" style:font-size-complex="12pt" fo:language="en" fo:country="US"/>
    </style:style>
    <style:style style:name="P239" style:parent-style-name="CommentText" style:family="paragraph">
      <style:paragraph-properties fo:text-align="start" fo:text-indent="0in"/>
    </style:style>
    <style:style style:name="P240" style:parent-style-name="CommentText" style:family="paragraph">
      <style:paragraph-properties fo:text-align="start" fo:text-indent="0in"/>
    </style:style>
    <style:style style:name="P241" style:parent-style-name="CommentText" style:family="paragraph">
      <style:paragraph-properties fo:text-align="start" fo:text-indent="0in"/>
    </style:style>
    <style:style style:name="T242" style:parent-style-name="DefaultParagraphFont" style:family="text">
      <style:text-properties style:font-name="Times New Roman" fo:font-size="12pt" style:font-size-asian="12pt" style:font-size-complex="12pt" fo:language="en" fo:country="US"/>
    </style:style>
    <style:style style:name="T243" style:parent-style-name="DefaultParagraphFont" style:family="text">
      <style:text-properties style:font-name="Times New Roman" fo:font-size="12pt" style:font-size-asian="12pt" style:font-size-complex="12pt" fo:background-color="#00FFFF" fo:language="en" fo:country="US"/>
    </style:style>
    <style:style style:name="T244" style:parent-style-name="DefaultParagraphFont" style:family="text">
      <style:text-properties style:font-name="Times New Roman" fo:font-size="12pt" style:font-size-asian="12pt" style:font-size-complex="12pt" fo:language="en" fo:country="US"/>
    </style:style>
    <style:style style:name="T245" style:parent-style-name="DefaultParagraphFont" style:family="text">
      <style:text-properties style:font-name="Times New Roman" fo:font-size="12pt" style:font-size-asian="12pt" style:font-size-complex="12pt" fo:background-color="#FF00FF" fo:language="en" fo:country="US"/>
    </style:style>
    <style:style style:name="T246" style:parent-style-name="DefaultParagraphFont" style:family="text">
      <style:text-properties style:font-name="Times New Roman" fo:font-size="12pt" style:font-size-asian="12pt" style:font-size-complex="12pt" fo:language="en" fo:country="US"/>
    </style:style>
    <style:style style:name="T247" style:parent-style-name="DefaultParagraphFont" style:family="text">
      <style:text-properties style:font-name="Times New Roman" fo:font-size="12pt" style:font-size-asian="12pt" style:font-size-complex="12pt" fo:language="en" fo:country="US"/>
    </style:style>
    <style:style style:name="P248" style:parent-style-name="CommentText" style:family="paragraph">
      <style:paragraph-properties fo:text-align="start" fo:text-indent="0in"/>
    </style:style>
    <style:style style:name="P249" style:parent-style-name="CommentText" style:family="paragraph">
      <style:paragraph-properties fo:text-align="start" fo:text-indent="0in"/>
    </style:style>
    <style:style style:name="P250" style:parent-style-name="CommentText" style:family="paragraph">
      <style:paragraph-properties fo:text-align="start" fo:text-indent="0in"/>
    </style:style>
    <style:style style:name="P251" style:parent-style-name="CommentText" style:family="paragraph">
      <style:paragraph-properties fo:text-align="start" fo:text-indent="0in"/>
    </style:style>
    <style:style style:name="P252" style:parent-style-name="CommentText" style:family="paragraph">
      <style:paragraph-properties fo:text-align="start" fo:text-indent="0in"/>
    </style:style>
    <style:style style:name="P253" style:parent-style-name="CommentText" style:family="paragraph">
      <style:paragraph-properties fo:text-align="start" fo:text-indent="0in"/>
    </style:style>
    <style:style style:name="P254" style:parent-style-name="CommentText" style:family="paragraph">
      <style:paragraph-properties fo:text-align="start" fo:text-indent="0in"/>
    </style:style>
    <style:style style:name="P255" style:parent-style-name="CommentText" style:family="paragraph">
      <style:paragraph-properties fo:text-align="start" fo:text-indent="0in"/>
    </style:style>
    <style:style style:name="T256" style:parent-style-name="DefaultParagraphFon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background-color="#00FF00" fo:language="en" fo:country="US"/>
    </style:style>
    <style:style style:name="T258" style:parent-style-name="DefaultParagraphFont" style:family="text">
      <style:text-properties style:font-name="Times New Roman" fo:font-size="12pt" style:font-size-asian="12pt" style:font-size-complex="12pt" fo:language="en" fo:country="US"/>
    </style:style>
    <style:style style:name="P2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0" style:parent-style-name="Standard" style:family="paragraph">
      <style:paragraph-properties fo:text-align="start" fo:text-indent="0in"/>
    </style:style>
    <style:style style:name="T261" style:parent-style-name="DefaultParagraphFont" style:family="text">
      <style:text-properties style:font-name="Times New Roman" fo:font-size="12pt" style:font-size-asian="12pt" style:font-size-complex="12pt" fo:language="en" fo:country="US"/>
    </style:style>
    <style:style style:name="T262" style:parent-style-name="DefaultParagraphFont" style:family="text">
      <style:text-properties style:font-name="Times New Roman" fo:font-size="12pt" style:font-size-asian="12pt" style:font-size-complex="12pt" fo:background-color="#00FF00" fo:language="en" fo:country="US"/>
    </style:style>
    <style:style style:name="T263" style:parent-style-name="DefaultParagraphFont" style:family="text">
      <style:text-properties style:font-name="Times New Roman" fo:font-size="12pt" style:font-size-asian="12pt" style:font-size-complex="12pt" fo:language="en" fo:country="US"/>
    </style:style>
    <style:style style:name="T264" style:parent-style-name="DefaultParagraphFont" style:family="text">
      <style:text-properties style:font-name="Times New Roman" fo:font-size="12pt" style:font-size-asian="12pt" style:font-size-complex="12pt" fo:language="en" fo:country="US"/>
    </style:style>
    <style:style style:name="P265" style:parent-style-name="CommentText" style:family="paragraph">
      <style:paragraph-properties fo:text-align="start" fo:text-indent="0in"/>
    </style:style>
    <style:style style:name="P266" style:parent-style-name="CommentText" style:family="paragraph">
      <style:paragraph-properties fo:text-align="start" fo:text-indent="0in"/>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P273" style:parent-style-name="CommentText" style:family="paragraph">
      <style:paragraph-properties fo:text-align="start" fo:text-indent="0in"/>
    </style:style>
    <style:style style:name="P274" style:parent-style-name="CommentText" style:family="paragraph">
      <style:paragraph-properties fo:text-align="start" fo:text-indent="0in"/>
    </style:style>
    <style:style style:name="T275" style:parent-style-name="DefaultParagraphFont" style:family="text">
      <style:text-properties style:font-name="Times New Roman" fo:font-size="12pt" style:font-size-asian="12pt" style:font-size-complex="12pt" fo:language="en" fo:country="US"/>
    </style:style>
    <style:style style:name="T276" style:parent-style-name="DefaultParagraphFont" style:family="text">
      <style:text-properties style:font-name="Times New Roman" fo:font-size="12pt" style:font-size-asian="12pt" style:font-size-complex="12pt" fo:language="en" fo:country="US"/>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T287" style:parent-style-name="DefaultParagraphFont" style:family="text">
      <style:text-properties style:font-name="Times New Roman" fo:font-size="12pt" style:font-size-asian="12pt" style:font-size-complex="12pt" fo:language="en" fo:country="US"/>
    </style:style>
    <style:style style:name="T288" style:parent-style-name="DefaultParagraphFont" style:family="text">
      <style:text-properties style:font-name="Times New Roman" fo:font-size="12pt" style:font-size-asian="12pt" style:font-size-complex="12pt" fo:language="en" fo:country="US"/>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T294" style:parent-style-name="DefaultParagraphFont" style:family="text">
      <style:text-properties style:font-name="Times New Roman" fo:font-size="12pt" style:font-size-asian="12pt" style:font-size-complex="12pt" fo:language="en" fo:country="US"/>
    </style:style>
    <style:style style:name="T295" style:parent-style-name="DefaultParagraphFont" style:family="text">
      <style:text-properties style:font-name="Times New Roman" fo:font-size="12pt" style:font-size-asian="12pt" style:font-size-complex="12pt" fo:language="en" fo:country="US"/>
    </style:style>
    <style:style style:name="P296" style:parent-style-name="CommentText" style:family="paragraph">
      <style:paragraph-properties fo:text-align="start" fo:text-indent="0in"/>
    </style:style>
    <style:style style:name="P297" style:parent-style-name="CommentText" style:family="paragraph">
      <style:paragraph-properties fo:text-align="start" fo:text-indent="0in"/>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P301" style:parent-style-name="CommentText" style:family="paragraph">
      <style:paragraph-properties fo:text-align="start" fo:text-indent="0in"/>
    </style:style>
    <style:style style:name="T302" style:parent-style-name="DefaultParagraphFont" style:family="text">
      <style:text-properties style:font-name="Times New Roman" fo:font-size="12pt" style:font-size-asian="12pt" style:font-size-complex="12pt" fo:language="en" fo:country="US"/>
    </style:style>
    <style:style style:name="P303" style:parent-style-name="Standard" style:family="paragraph">
      <style:paragraph-properties fo:text-align="start" fo:text-indent="0in"/>
    </style:style>
    <style:style style:name="T304" style:parent-style-name="DefaultParagraphFont" style:family="text">
      <style:text-properties style:font-name="Times New Roman" fo:font-size="12pt" style:font-size-asian="12pt" style:font-size-complex="12pt" fo:language="en" fo:country="US"/>
    </style:style>
    <style:style style:name="T305" style:parent-style-name="DefaultParagraphFont" style:family="text">
      <style:text-properties style:font-name="Times New Roman" fo:font-size="12pt" style:font-size-asian="12pt" style:font-size-complex="12pt" fo:language="en" fo:country="US"/>
    </style:style>
    <style:style style:name="P306" style:parent-style-name="CommentText" style:family="paragraph">
      <style:paragraph-properties fo:text-align="start" fo:text-indent="0in"/>
    </style:style>
    <style:style style:name="P307" style:parent-style-name="CommentText" style:family="paragraph">
      <style:paragraph-properties fo:text-align="start" fo:text-indent="0in"/>
    </style:style>
    <style:style style:name="P308" style:parent-style-name="CommentText" style:family="paragraph">
      <style:paragraph-properties fo:text-align="start" fo:text-indent="0in"/>
    </style:style>
    <style:style style:name="P309" style:parent-style-name="CommentText" style:family="paragraph">
      <style:paragraph-properties fo:text-align="start" fo:text-indent="0in"/>
    </style:style>
    <style:style style:name="P310" style:parent-style-name="CommentText" style:family="paragraph">
      <style:paragraph-properties fo:text-align="start" fo:text-indent="0in"/>
    </style:style>
    <style:style style:name="P311" style:parent-style-name="CommentText" style:family="paragraph">
      <style:paragraph-properties fo:text-align="start" fo:text-indent="0in"/>
    </style:style>
    <style:style style:name="P312" style:parent-style-name="CommentText" style:family="paragraph">
      <style:paragraph-properties fo:text-align="start" fo:text-indent="0in"/>
    </style:style>
    <style:style style:name="P313" style:parent-style-name="CommentText" style:family="paragraph">
      <style:paragraph-properties fo:text-align="start" fo:text-indent="0in"/>
    </style:style>
    <style:style style:name="P314" style:parent-style-name="CommentText" style:family="paragraph">
      <style:paragraph-properties fo:text-align="start" fo:text-indent="0in"/>
    </style:style>
    <style:style style:name="P315" style:parent-style-name="CommentText" style:family="paragraph">
      <style:paragraph-properties fo:text-align="start" fo:text-indent="0in"/>
    </style:style>
    <style:style style:name="T316" style:parent-style-name="DefaultParagraphFont" style:family="text">
      <style:text-properties style:font-name="Times New Roman" fo:font-size="12pt" style:font-size-asian="12pt" style:font-size-complex="12pt" fo:language="en" fo:country="US"/>
    </style:style>
    <style:style style:name="T317" style:parent-style-name="DefaultParagraphFont" style:family="text">
      <style:text-properties style:font-name="Times New Roman" fo:font-size="12pt" style:font-size-asian="12pt" style:font-size-complex="12pt" fo:background-color="#00FF00" fo:language="en" fo:country="US"/>
    </style:style>
    <style:style style:name="T318" style:parent-style-name="DefaultParagraphFont" style:family="text">
      <style:text-properties style:font-name="Times New Roman" fo:font-size="12pt" style:font-size-asian="12pt" style:font-size-complex="12pt" fo:language="en" fo:country="US"/>
    </style:style>
    <style:style style:name="T319" style:parent-style-name="DefaultParagraphFont" style:family="text">
      <style:text-properties style:font-name="Times New Roman" fo:font-size="12pt" style:font-size-asian="12pt" style:font-size-complex="12pt" fo:background-color="#00FF00" fo:language="en" fo:country="US"/>
    </style:style>
    <style:style style:name="T320" style:parent-style-name="DefaultParagraphFont" style:family="text">
      <style:text-properties style:font-name="Times New Roman" fo:font-size="12pt" style:font-size-asian="12pt" style:font-size-complex="12pt" fo:language="en" fo:country="US"/>
    </style:style>
    <style:style style:name="T321" style:parent-style-name="DefaultParagraphFont" style:family="text">
      <style:text-properties style:font-name="Times New Roman" fo:font-size="12pt" style:font-size-asian="12pt" style:font-size-complex="12pt" fo:language="en" fo:country="US"/>
    </style:style>
    <style:style style:name="P322" style:parent-style-name="CommentText" style:family="paragraph">
      <style:paragraph-properties fo:text-align="start" fo:text-indent="0in"/>
    </style:style>
    <style:style style:name="P323" style:parent-style-name="CommentText" style:family="paragraph">
      <style:paragraph-properties fo:text-align="start" fo:text-indent="0in"/>
    </style:style>
    <style:style style:name="P324" style:parent-style-name="CommentText" style:family="paragraph">
      <style:paragraph-properties fo:text-align="start" fo:text-indent="0in"/>
    </style:style>
    <style:style style:name="P325" style:parent-style-name="CommentText" style:family="paragraph">
      <style:paragraph-properties fo:text-align="start" fo:text-indent="0in"/>
    </style:style>
    <style:style style:name="P326" style:parent-style-name="CommentText" style:family="paragraph">
      <style:paragraph-properties fo:text-align="start" fo:text-indent="0in"/>
    </style:style>
    <style:style style:name="P327" style:parent-style-name="CommentText" style:family="paragraph">
      <style:paragraph-properties fo:text-align="start" fo:text-indent="0in"/>
    </style:style>
    <style:style style:name="P328" style:parent-style-name="CommentText" style:family="paragraph">
      <style:paragraph-properties fo:text-align="start" fo:text-indent="0in"/>
    </style:style>
    <style:style style:name="P329" style:parent-style-name="CommentText" style:family="paragraph">
      <style:paragraph-properties fo:text-align="start" fo:text-indent="0in"/>
    </style:style>
    <style:style style:name="P330" style:parent-style-name="CommentText" style:family="paragraph">
      <style:paragraph-properties fo:text-align="start" fo:text-indent="0in"/>
    </style:style>
    <style:style style:name="P331" style:parent-style-name="CommentText" style:family="paragraph">
      <style:paragraph-properties fo:text-align="start" fo:text-indent="0in"/>
    </style:style>
    <style:style style:name="P332" style:parent-style-name="CommentText" style:family="paragraph">
      <style:paragraph-properties fo:text-align="start" fo:text-indent="0in"/>
    </style:style>
    <style:style style:name="P333" style:parent-style-name="CommentText" style:family="paragraph">
      <style:paragraph-properties fo:text-align="start" fo:text-indent="0in"/>
    </style:style>
    <style:style style:name="P334" style:parent-style-name="CommentText" style:family="paragraph">
      <style:paragraph-properties fo:text-align="start" fo:text-indent="0in"/>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T339" style:parent-style-name="DefaultParagraphFont" style:family="text">
      <style:text-properties style:font-name="Times New Roman" fo:font-size="12pt" style:font-size-asian="12pt" style:font-size-complex="12pt" fo:language="en" fo:country="US"/>
    </style:style>
    <style:style style:name="T340" style:parent-style-name="DefaultParagraphFont" style:family="text">
      <style:text-properties style:font-name="Times New Roman" fo:font-size="12pt" style:font-size-asian="12pt" style:font-size-complex="12pt" fo:background-color="#00FF00" fo:language="en" fo:country="US"/>
    </style:style>
    <style:style style:name="T341" style:parent-style-name="DefaultParagraphFont" style:family="text">
      <style:text-properties style:font-name="Times New Roman" fo:font-size="12pt" style:font-size-asian="12pt" style:font-size-complex="12pt" fo:language="en" fo:country="US"/>
    </style:style>
    <style:style style:name="P342" style:parent-style-name="Normal" style:family="paragraph">
      <style:paragraph-properties fo:text-indent="0in"/>
      <style:text-properties fo:language="en" fo:country="US"/>
    </style:style>
    <style:style style:name="P343" style:parent-style-name="Standard" style:family="paragraph">
      <style:paragraph-properties fo:text-align="start" fo:text-indent="0in"/>
    </style:style>
    <style:style style:name="T34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345" style:parent-style-name="CommentText" style:family="paragraph">
      <style:paragraph-properties fo:text-align="start" fo:text-indent="0in"/>
    </style:style>
    <style:style style:name="T346"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347" style:parent-style-name="CommentText" style:family="paragraph">
      <style:paragraph-properties fo:text-align="start" fo:text-indent="0in"/>
    </style:style>
    <style:style style:name="T348"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349" style:parent-style-name="Standard" style:family="paragraph">
      <style:paragraph-properties fo:text-align="start" fo:text-indent="0in"/>
    </style:style>
    <style:style style:name="T350" style:parent-style-name="DefaultParagraphFont" style:family="text">
      <style:text-properties style:font-name="Times New Roman" fo:font-size="12pt" style:font-size-asian="12pt" style:font-size-complex="12pt" fo:language="en" fo:country="US"/>
    </style:style>
    <style:style style:name="T351" style:parent-style-name="DefaultParagraphFont" style:family="text">
      <style:text-properties style:font-name="Times New Roman" fo:font-size="12pt" style:font-size-asian="12pt" style:font-size-complex="12pt" fo:language="en" fo:country="US"/>
    </style:style>
    <style:style style:name="P352" style:parent-style-name="CommentText" style:family="paragraph">
      <style:paragraph-properties fo:text-align="start" fo:text-indent="0in"/>
    </style:style>
    <style:style style:name="P353" style:parent-style-name="CommentText" style:family="paragraph">
      <style:paragraph-properties fo:text-align="start" fo:text-indent="0in"/>
    </style:style>
    <style:style style:name="P354" style:parent-style-name="CommentText" style:family="paragraph">
      <style:paragraph-properties fo:text-align="start" fo:text-indent="0in"/>
    </style:style>
    <style:style style:name="P355" style:parent-style-name="CommentText" style:family="paragraph">
      <style:paragraph-properties fo:text-align="start" fo:text-indent="0in"/>
    </style:style>
    <style:style style:name="P356" style:parent-style-name="CommentText" style:family="paragraph">
      <style:paragraph-properties fo:text-align="start" fo:text-indent="0in"/>
    </style:style>
    <style:style style:name="P357" style:parent-style-name="CommentText" style:family="paragraph">
      <style:paragraph-properties fo:text-align="start" fo:text-indent="0in"/>
    </style:style>
    <style:style style:name="P358" style:parent-style-name="CommentText" style:family="paragraph">
      <style:paragraph-properties fo:text-align="start" fo:text-indent="0in"/>
    </style:style>
    <style:style style:name="P359" style:parent-style-name="CommentText" style:family="paragraph">
      <style:paragraph-properties fo:text-align="start" fo:text-indent="0in"/>
    </style:style>
    <style:style style:name="T360" style:parent-style-name="DefaultParagraphFont" style:family="text">
      <style:text-properties style:font-name="Times New Roman" fo:font-size="12pt" style:font-size-asian="12pt" style:font-size-complex="12pt" fo:language="en" fo:country="US"/>
    </style:style>
    <style:style style:name="T361" style:parent-style-name="DefaultParagraphFont" style:family="text">
      <style:text-properties style:font-name="Times New Roman" fo:font-size="12pt" style:font-size-asian="12pt" style:font-size-complex="12pt" fo:language="en" fo:country="US"/>
    </style:style>
    <style:style style:name="P362" style:parent-style-name="CommentText" style:family="paragraph">
      <style:paragraph-properties fo:text-align="start" fo:text-indent="0in"/>
    </style:style>
    <style:style style:name="P363" style:parent-style-name="CommentText" style:family="paragraph">
      <style:paragraph-properties fo:text-align="start" fo:text-indent="0in"/>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P366" style:parent-style-name="CommentText" style:family="paragraph">
      <style:paragraph-properties fo:text-align="start" fo:text-indent="0in"/>
    </style:style>
    <style:style style:name="P367" style:parent-style-name="CommentText" style:family="paragraph">
      <style:paragraph-properties fo:text-align="start" fo:text-indent="0in"/>
    </style:style>
    <style:style style:name="P368" style:parent-style-name="CommentText" style:family="paragraph">
      <style:paragraph-properties fo:text-align="start" fo:text-indent="0in"/>
    </style:style>
    <style:style style:name="T369" style:parent-style-name="DefaultParagraphFont" style:family="text">
      <style:text-properties style:font-name="Times New Roman" fo:font-size="12pt" style:font-size-asian="12pt" style:font-size-complex="12pt" fo:language="en" fo:country="US"/>
    </style:style>
    <style:style style:name="T370" style:parent-style-name="DefaultParagraphFont" style:family="text">
      <style:text-properties style:font-name="Times New Roman" fo:font-size="12pt" style:font-size-asian="12pt" style:font-size-complex="12pt" fo:language="en" fo:country="US"/>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T374" style:parent-style-name="DefaultParagraphFont" style:family="text">
      <style:text-properties style:font-name="Times New Roman" fo:font-size="12pt" style:font-size-asian="12pt" style:font-size-complex="12pt" fo:language="en" fo:country="US"/>
    </style:style>
    <style:style style:name="P375" style:parent-style-name="Standard" style:family="paragraph">
      <style:paragraph-properties fo:text-align="start" fo:text-indent="0in"/>
    </style:style>
    <style:style style:name="T376" style:parent-style-name="DefaultParagraphFont" style:family="text">
      <style:text-properties style:font-name="Times New Roman" fo:font-size="12pt" style:font-size-asian="12pt" style:font-size-complex="12pt" fo:language="en" fo:country="US"/>
    </style:style>
    <style:style style:name="T377" style:parent-style-name="DefaultParagraphFont" style:family="text">
      <style:text-properties style:font-name="Times New Roman" fo:font-size="12pt" style:font-size-asian="12pt" style:font-size-complex="12pt" fo:background-color="#FFFF00" fo:language="en" fo:country="US"/>
    </style:style>
    <style:style style:name="T378" style:parent-style-name="DefaultParagraphFont" style:family="text">
      <style:text-properties style:font-name="Times New Roman" fo:font-size="12pt" style:font-size-asian="12pt" style:font-size-complex="12pt" fo:language="en" fo:country="US"/>
    </style:style>
    <style:style style:name="T379" style:parent-style-name="DefaultParagraphFont" style:family="text">
      <style:text-properties style:font-name="Times New Roman" fo:font-size="12pt" style:font-size-asian="12pt" style:font-size-complex="12pt" fo:background-color="#00FFFF" fo:language="en" fo:country="US"/>
    </style:style>
    <style:style style:name="T380" style:parent-style-name="DefaultParagraphFont" style:family="text">
      <style:text-properties style:font-name="Times New Roman" fo:font-size="12pt" style:font-size-asian="12pt" style:font-size-complex="12pt" fo:language="en" fo:country="US"/>
    </style:style>
    <style:style style:name="T381" style:parent-style-name="DefaultParagraphFont" style:family="text">
      <style:text-properties style:font-name="Times New Roman" fo:font-size="12pt" style:font-size-asian="12pt" style:font-size-complex="12pt" fo:background-color="#00FF00" fo:language="en" fo:country="US"/>
    </style:style>
    <style:style style:name="T382" style:parent-style-name="DefaultParagraphFont" style:family="text">
      <style:text-properties style:font-name="Times New Roman" fo:font-size="12pt" style:font-size-asian="12pt" style:font-size-complex="12pt" fo:language="en" fo:country="US"/>
    </style:style>
    <style:style style:name="T383" style:parent-style-name="DefaultParagraphFont" style:family="text">
      <style:text-properties style:font-name="Times New Roman" fo:font-size="12pt" style:font-size-asian="12pt" style:font-size-complex="12pt" fo:background-color="#FF00FF" fo:language="en" fo:country="US"/>
    </style:style>
    <style:style style:name="T384" style:parent-style-name="DefaultParagraphFont" style:family="text">
      <style:text-properties style:font-name="Times New Roman" fo:font-size="12pt" style:font-size-asian="12pt" style:font-size-complex="12pt" fo:language="en" fo:country="US"/>
    </style:style>
    <style:style style:name="T385" style:parent-style-name="DefaultParagraphFont" style:family="text">
      <style:text-properties style:font-name="Times New Roman" fo:font-size="12pt" style:font-size-asian="12pt" style:font-size-complex="12pt" fo:language="en" fo:country="US"/>
    </style:style>
    <style:style style:name="P386" style:parent-style-name="CommentText" style:family="paragraph">
      <style:paragraph-properties fo:text-align="start" fo:text-indent="0in"/>
    </style:style>
    <style:style style:name="P387" style:parent-style-name="CommentText" style:family="paragraph">
      <style:paragraph-properties fo:text-align="start" fo:text-indent="0in"/>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P393" style:parent-style-name="CommentText" style:family="paragraph">
      <style:paragraph-properties fo:text-align="start" fo:text-indent="0in"/>
    </style:style>
    <style:style style:name="P394" style:parent-style-name="CommentText" style:family="paragraph">
      <style:paragraph-properties fo:text-align="start" fo:text-indent="0in"/>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P398" style:parent-style-name="CommentText" style:family="paragraph">
      <style:paragraph-properties fo:text-align="start" fo:text-indent="0in"/>
    </style:style>
    <style:style style:name="P399" style:parent-style-name="CommentText" style:family="paragraph">
      <style:paragraph-properties fo:text-align="start" fo:text-indent="0in"/>
    </style:style>
    <style:style style:name="P400" style:parent-style-name="CommentText" style:family="paragraph">
      <style:paragraph-properties fo:text-align="start" fo:text-indent="0in"/>
    </style:style>
    <style:style style:name="P401" style:parent-style-name="CommentText" style:family="paragraph">
      <style:paragraph-properties fo:text-align="start" fo:text-indent="0in"/>
    </style:style>
    <style:style style:name="P402" style:parent-style-name="CommentText" style:family="paragraph">
      <style:paragraph-properties fo:text-align="start" fo:text-indent="0in"/>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P405" style:parent-style-name="CommentText" style:family="paragraph">
      <style:paragraph-properties fo:text-align="start" fo:text-indent="0in"/>
    </style:style>
    <style:style style:name="P406" style:parent-style-name="CommentText" style:family="paragraph">
      <style:paragraph-properties fo:text-align="start" fo:text-indent="0in"/>
    </style:style>
    <style:style style:name="P407" style:parent-style-name="CommentText" style:family="paragraph">
      <style:paragraph-properties fo:text-align="start" fo:text-indent="0in"/>
    </style:style>
    <style:style style:name="P408" style:parent-style-name="CommentText" style:family="paragraph">
      <style:paragraph-properties fo:text-align="start" fo:text-indent="0in"/>
    </style:style>
    <style:style style:name="P409" style:parent-style-name="CommentText" style:family="paragraph">
      <style:paragraph-properties fo:text-align="start" fo:text-indent="0in"/>
    </style:style>
    <style:style style:name="T410" style:parent-style-name="DefaultParagraphFont" style:family="text">
      <style:text-properties style:font-name="Times New Roman" fo:font-size="12pt" style:font-size-asian="12pt" style:font-size-complex="12pt" fo:language="en" fo:country="US"/>
    </style:style>
    <style:style style:name="T411" style:parent-style-name="DefaultParagraphFont" style:family="text">
      <style:text-properties style:font-name="Times New Roman" fo:font-size="12pt" style:font-size-asian="12pt" style:font-size-complex="12pt" fo:background-color="#00FF00" fo:language="en" fo:country="US"/>
    </style:style>
    <style:style style:name="T412" style:parent-style-name="DefaultParagraphFont" style:family="text">
      <style:text-properties style:font-name="Times New Roman" fo:font-size="12pt" style:font-size-asian="12pt" style:font-size-complex="12pt" fo:language="en" fo:country="US"/>
    </style:style>
    <style:style style:name="P413" style:parent-style-name="Standard" style:family="paragraph">
      <style:paragraph-properties fo:text-align="start" fo:text-indent="0in"/>
    </style:style>
    <style:style style:name="T414" style:parent-style-name="DefaultParagraphFont" style:family="text">
      <style:text-properties style:font-name="Times New Roman" fo:font-size="12pt" style:font-size-asian="12pt" style:font-size-complex="12pt" fo:language="en" fo:country="US"/>
    </style:style>
    <style:style style:name="T415" style:parent-style-name="DefaultParagraphFont" style:family="text">
      <style:text-properties style:font-name="Times New Roman" fo:font-size="12pt" style:font-size-asian="12pt" style:font-size-complex="12pt" fo:background-color="#00FFFF" fo:language="en" fo:country="US"/>
    </style:style>
    <style:style style:name="T416" style:parent-style-name="DefaultParagraphFont" style:family="text">
      <style:text-properties style:font-name="Times New Roman" fo:font-size="12pt" style:font-size-asian="12pt" style:font-size-complex="12pt" fo:language="en" fo:country="US"/>
    </style:style>
    <style:style style:name="T417" style:parent-style-name="DefaultParagraphFont" style:family="text">
      <style:text-properties style:font-name="Times New Roman" fo:font-size="12pt" style:font-size-asian="12pt" style:font-size-complex="12pt" fo:language="en" fo:country="US"/>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P420" style:parent-style-name="CommentText" style:family="paragraph">
      <style:paragraph-properties fo:text-align="start" fo:text-indent="0in"/>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P423" style:parent-style-name="CommentText" style:family="paragraph">
      <style:paragraph-properties fo:text-align="start" fo:text-indent="0in"/>
    </style:style>
    <style:style style:name="T424" style:parent-style-name="DefaultParagraphFont" style:family="text">
      <style:text-properties style:font-name="Times New Roman" fo:font-size="12pt" style:font-size-asian="12pt" style:font-size-complex="12pt" fo:language="en" fo:country="US"/>
    </style:style>
    <style:style style:name="P4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7" style:parent-style-name="Normal" style:family="paragraph">
      <style:paragraph-properties fo:text-indent="0in"/>
      <style:text-properties fo:language="en" fo:country="US"/>
    </style:style>
    <style:style style:name="P428" style:parent-style-name="Standard" style:family="paragraph">
      <style:paragraph-properties fo:text-align="start" fo:text-indent="0in"/>
    </style:style>
    <style:style style:name="T42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30" style:parent-style-name="CommentText" style:family="paragraph">
      <style:paragraph-properties fo:text-align="start" fo:text-indent="0in"/>
    </style:style>
    <style:style style:name="T43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32" style:parent-style-name="CommentText" style:family="paragraph">
      <style:paragraph-properties fo:text-align="start" fo:text-indent="0in"/>
    </style:style>
    <style:style style:name="T433"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434" style:parent-style-name="Standard" style:family="paragraph">
      <style:paragraph-properties fo:text-align="start" fo:text-indent="0in"/>
    </style:style>
    <style:style style:name="T435" style:parent-style-name="DefaultParagraphFont" style:family="text">
      <style:text-properties style:font-name="Times New Roman" fo:font-size="12pt" style:font-size-asian="12pt" style:font-size-complex="12pt" fo:language="en" fo:country="US"/>
    </style:style>
    <style:style style:name="T436" style:parent-style-name="DefaultParagraphFont" style:family="text">
      <style:text-properties style:font-name="Times New Roman" fo:font-size="12pt" style:font-size-asian="12pt" style:font-size-complex="12pt" fo:background-color="#00FF00" fo:language="en" fo:country="US"/>
    </style:style>
    <style:style style:name="T437" style:parent-style-name="DefaultParagraphFont" style:family="text">
      <style:text-properties style:font-name="Times New Roman" fo:font-size="12pt" style:font-size-asian="12pt" style:font-size-complex="12pt" fo:language="en" fo:country="US"/>
    </style:style>
    <style:style style:name="T438" style:parent-style-name="DefaultParagraphFont" style:family="text">
      <style:text-properties style:font-name="Times New Roman" fo:font-size="12pt" style:font-size-asian="12pt" style:font-size-complex="12pt" fo:background-color="#00FFFF" fo:language="en" fo:country="US"/>
    </style:style>
    <style:style style:name="T439" style:parent-style-name="DefaultParagraphFont" style:family="text">
      <style:text-properties style:font-name="Times New Roman" fo:font-size="12pt" style:font-size-asian="12pt" style:font-size-complex="12pt" fo:language="en" fo:country="US"/>
    </style:style>
    <style:style style:name="T440" style:parent-style-name="DefaultParagraphFont" style:family="text">
      <style:text-properties style:font-name="Times New Roman" fo:font-size="12pt" style:font-size-asian="12pt" style:font-size-complex="12pt" fo:background-color="#00FFFF" fo:language="en" fo:country="US"/>
    </style:style>
    <style:style style:name="T441" style:parent-style-name="DefaultParagraphFont" style:family="text">
      <style:text-properties style:font-name="Times New Roman" fo:font-size="12pt" style:font-size-asian="12pt" style:font-size-complex="12pt" fo:language="en" fo:country="US"/>
    </style:style>
    <style:style style:name="T442" style:parent-style-name="DefaultParagraphFont" style:family="text">
      <style:text-properties style:font-name="Times New Roman" fo:font-size="12pt" style:font-size-asian="12pt" style:font-size-complex="12pt" fo:background-color="#00FFFF" fo:language="en" fo:country="US"/>
    </style:style>
    <style:style style:name="T443" style:parent-style-name="DefaultParagraphFont" style:family="text">
      <style:text-properties style:font-name="Times New Roman" fo:font-size="12pt" style:font-size-asian="12pt" style:font-size-complex="12pt" fo:language="en" fo:country="US"/>
    </style:style>
    <style:style style:name="T444" style:parent-style-name="DefaultParagraphFont" style:family="text">
      <style:text-properties style:font-name="Times New Roman" fo:font-size="12pt" style:font-size-asian="12pt" style:font-size-complex="12pt" fo:background-color="#00FF00" fo:language="en" fo:country="US"/>
    </style:style>
    <style:style style:name="T445" style:parent-style-name="DefaultParagraphFont" style:family="text">
      <style:text-properties style:font-name="Times New Roman" fo:font-size="12pt" style:font-size-asian="12pt" style:font-size-complex="12pt" fo:language="en" fo:country="US"/>
    </style:style>
    <style:style style:name="T446" style:parent-style-name="DefaultParagraphFont" style:family="text">
      <style:text-properties style:font-name="Times New Roman" fo:font-size="12pt" style:font-size-asian="12pt" style:font-size-complex="12pt" fo:background-color="#00FF00" fo:language="en" fo:country="US"/>
    </style:style>
    <style:style style:name="T447" style:parent-style-name="DefaultParagraphFont" style:family="text">
      <style:text-properties style:font-name="Times New Roman" fo:font-size="12pt" style:font-size-asian="12pt" style:font-size-complex="12pt" fo:language="en" fo:country="US"/>
    </style:style>
    <style:style style:name="P448" style:parent-style-name="Standard" style:family="paragraph">
      <style:paragraph-properties fo:text-align="start" fo:text-indent="0in"/>
    </style:style>
    <style:style style:name="T449" style:parent-style-name="DefaultParagraphFont" style:family="text">
      <style:text-properties style:font-name="Times New Roman" fo:font-size="12pt" style:font-size-asian="12pt" style:font-size-complex="12pt" fo:language="en" fo:country="US"/>
    </style:style>
    <style:style style:name="T450" style:parent-style-name="DefaultParagraphFont" style:family="text">
      <style:text-properties style:font-name="Times New Roman" fo:font-size="12pt" style:font-size-asian="12pt" style:font-size-complex="12pt" fo:background-color="#00FFFF" fo:language="en" fo:country="US"/>
    </style:style>
    <style:style style:name="T451" style:parent-style-name="DefaultParagraphFont" style:family="text">
      <style:text-properties style:font-name="Times New Roman" fo:font-size="12pt" style:font-size-asian="12pt" style:font-size-complex="12pt" fo:language="en" fo:country="US"/>
    </style:style>
    <style:style style:name="T452" style:parent-style-name="DefaultParagraphFont" style:family="text">
      <style:text-properties style:font-name="Times New Roman" fo:font-size="12pt" style:font-size-asian="12pt" style:font-size-complex="12pt" fo:background-color="#FFFF00" fo:language="en" fo:country="US"/>
    </style:style>
    <style:style style:name="T453" style:parent-style-name="DefaultParagraphFont" style:family="text">
      <style:text-properties style:font-name="Times New Roman" fo:font-size="12pt" style:font-size-asian="12pt" style:font-size-complex="12pt" fo:language="en" fo:country="US"/>
    </style:style>
    <style:style style:name="T454" style:parent-style-name="DefaultParagraphFont" style:family="text">
      <style:text-properties style:font-name="Times New Roman" fo:font-size="12pt" style:font-size-asian="12pt" style:font-size-complex="12pt" fo:background-color="#FF00FF" fo:language="en" fo:country="US"/>
    </style:style>
    <style:style style:name="T455" style:parent-style-name="DefaultParagraphFont" style:family="text">
      <style:text-properties style:font-name="Times New Roman" fo:font-size="12pt" style:font-size-asian="12pt" style:font-size-complex="12pt" fo:language="en" fo:country="US"/>
    </style:style>
    <style:style style:name="T456" style:parent-style-name="DefaultParagraphFont" style:family="text">
      <style:text-properties style:font-name="Times New Roman" fo:font-size="12pt" style:font-size-asian="12pt" style:font-size-complex="12pt" fo:background-color="#00FFFF" fo:language="en" fo:country="US"/>
    </style:style>
    <style:style style:name="T457" style:parent-style-name="DefaultParagraphFont" style:family="text">
      <style:text-properties style:font-name="Times New Roman" fo:font-size="12pt" style:font-size-asian="12pt" style:font-size-complex="12pt" fo:language="en" fo:country="US"/>
    </style:style>
    <style:style style:name="T458" style:parent-style-name="DefaultParagraphFont" style:family="text">
      <style:text-properties style:font-name="Times New Roman" fo:font-size="12pt" style:font-size-asian="12pt" style:font-size-complex="12pt" fo:background-color="#FF00FF" fo:language="en" fo:country="US"/>
    </style:style>
    <style:style style:name="T459" style:parent-style-name="DefaultParagraphFont" style:family="text">
      <style:text-properties style:font-name="Times New Roman" fo:font-size="12pt" style:font-size-asian="12pt" style:font-size-complex="12pt" fo:language="en" fo:country="US"/>
    </style:style>
    <style:style style:name="T460" style:parent-style-name="DefaultParagraphFont" style:family="text">
      <style:text-properties style:font-name="Times New Roman" fo:font-size="12pt" style:font-size-asian="12pt" style:font-size-complex="12pt" fo:background-color="#00FFFF" fo:language="en" fo:country="US"/>
    </style:style>
    <style:style style:name="T461" style:parent-style-name="DefaultParagraphFont" style:family="text">
      <style:text-properties style:font-name="Times New Roman" fo:font-size="12pt" style:font-size-asian="12pt" style:font-size-complex="12pt" fo:language="en" fo:country="US"/>
    </style:style>
    <style:style style:name="P462" style:parent-style-name="Standard" style:family="paragraph">
      <style:paragraph-properties fo:text-align="start" fo:text-indent="0in"/>
    </style:style>
    <style:style style:name="T463" style:parent-style-name="DefaultParagraphFont" style:family="text">
      <style:text-properties style:font-name="Times New Roman" fo:font-size="12pt" style:font-size-asian="12pt" style:font-size-complex="12pt" fo:language="en" fo:country="US"/>
    </style:style>
    <style:style style:name="T464" style:parent-style-name="DefaultParagraphFont" style:family="text">
      <style:text-properties style:font-name="Times New Roman" fo:font-size="12pt" style:font-size-asian="12pt" style:font-size-complex="12pt" fo:background-color="#FF00FF" fo:language="en" fo:country="US"/>
    </style:style>
    <style:style style:name="T465" style:parent-style-name="DefaultParagraphFont" style:family="text">
      <style:text-properties style:font-name="Times New Roman" fo:font-size="12pt" style:font-size-asian="12pt" style:font-size-complex="12pt" fo:language="en" fo:country="US"/>
    </style:style>
    <style:style style:name="P466" style:parent-style-name="Standard" style:family="paragraph">
      <style:paragraph-properties fo:text-align="start" fo:text-indent="0in"/>
    </style:style>
    <style:style style:name="T467" style:parent-style-name="DefaultParagraphFont" style:family="text">
      <style:text-properties style:font-name="Times New Roman" fo:font-size="12pt" style:font-size-asian="12pt" style:font-size-complex="12pt" fo:language="en" fo:country="US"/>
    </style:style>
    <style:style style:name="T468" style:parent-style-name="DefaultParagraphFont" style:family="text">
      <style:text-properties style:font-name="Times New Roman" fo:font-size="12pt" style:font-size-asian="12pt" style:font-size-complex="12pt" fo:background-color="#FFFF00" fo:language="en" fo:country="US"/>
    </style:style>
    <style:style style:name="T469" style:parent-style-name="DefaultParagraphFont" style:family="text">
      <style:text-properties style:font-name="Times New Roman" fo:font-size="12pt" style:font-size-asian="12pt" style:font-size-complex="12pt" fo:language="en" fo:country="US"/>
    </style:style>
    <style:style style:name="T470" style:parent-style-name="DefaultParagraphFont" style:family="text">
      <style:text-properties style:font-name="Times New Roman" fo:font-size="12pt" style:font-size-asian="12pt" style:font-size-complex="12pt" fo:background-color="#00FFFF" fo:language="en" fo:country="US"/>
    </style:style>
    <style:style style:name="T471" style:parent-style-name="DefaultParagraphFont" style:family="text">
      <style:text-properties style:font-name="Times New Roman" fo:font-size="12pt" style:font-size-asian="12pt" style:font-size-complex="12pt" fo:language="en" fo:country="US"/>
    </style:style>
    <style:style style:name="T472" style:parent-style-name="DefaultParagraphFont" style:family="text">
      <style:text-properties style:font-name="Times New Roman" fo:font-size="12pt" style:font-size-asian="12pt" style:font-size-complex="12pt" fo:background-color="#00FF00" fo:language="en" fo:country="US"/>
    </style:style>
    <style:style style:name="T473" style:parent-style-name="DefaultParagraphFont" style:family="text">
      <style:text-properties style:font-name="Times New Roman" fo:font-size="12pt" style:font-size-asian="12pt" style:font-size-complex="12pt" fo:language="en" fo:country="US"/>
    </style:style>
    <style:style style:name="T474" style:parent-style-name="DefaultParagraphFont" style:family="text">
      <style:text-properties style:font-name="Times New Roman" fo:font-size="12pt" style:font-size-asian="12pt" style:font-size-complex="12pt" fo:background-color="#FF00FF" fo:language="en" fo:country="US"/>
    </style:style>
    <style:style style:name="T475" style:parent-style-name="DefaultParagraphFont" style:family="text">
      <style:text-properties style:font-name="Times New Roman" fo:font-size="12pt" style:font-size-asian="12pt" style:font-size-complex="12pt" fo:language="en" fo:country="US"/>
    </style:style>
    <style:style style:name="T476" style:parent-style-name="DefaultParagraphFont" style:family="text">
      <style:text-properties style:font-name="Times New Roman" fo:font-size="12pt" style:font-size-asian="12pt" style:font-size-complex="12pt" fo:background-color="#00FFFF" fo:language="en" fo:country="US"/>
    </style:style>
    <style:style style:name="T477" style:parent-style-name="DefaultParagraphFont" style:family="text">
      <style:text-properties style:font-name="Times New Roman" fo:font-size="12pt" style:font-size-asian="12pt" style:font-size-complex="12pt" fo:language="en" fo:country="US"/>
    </style:style>
    <style:style style:name="T478" style:parent-style-name="DefaultParagraphFont" style:family="text">
      <style:text-properties style:font-name="Times New Roman" fo:font-size="12pt" style:font-size-asian="12pt" style:font-size-complex="12pt" fo:background-color="#00FFFF" fo:language="en" fo:country="US"/>
    </style:style>
    <style:style style:name="T479" style:parent-style-name="DefaultParagraphFont" style:family="text">
      <style:text-properties style:font-name="Times New Roman" fo:font-size="12pt" style:font-size-asian="12pt" style:font-size-complex="12pt" fo:language="en" fo:country="US"/>
    </style:style>
    <style:style style:name="T480" style:parent-style-name="DefaultParagraphFont" style:family="text">
      <style:text-properties style:font-name="Times New Roman" fo:font-size="12pt" style:font-size-asian="12pt" style:font-size-complex="12pt" fo:background-color="#00FFFF" fo:language="en" fo:country="US"/>
    </style:style>
    <style:style style:name="T481" style:parent-style-name="DefaultParagraphFont" style:family="text">
      <style:text-properties style:font-name="Times New Roman" fo:font-size="12pt" style:font-size-asian="12pt" style:font-size-complex="12pt" fo:language="en" fo:country="US"/>
    </style:style>
    <style:style style:name="T482" style:parent-style-name="DefaultParagraphFont" style:family="text">
      <style:text-properties style:font-name="Times New Roman" fo:font-size="12pt" style:font-size-asian="12pt" style:font-size-complex="12pt" fo:background-color="#00FFFF" fo:language="en" fo:country="US"/>
    </style:style>
    <style:style style:name="T483" style:parent-style-name="DefaultParagraphFont" style:family="text">
      <style:text-properties style:font-name="Times New Roman" fo:font-size="12pt" style:font-size-asian="12pt" style:font-size-complex="12pt" fo:language="en" fo:country="US"/>
    </style:style>
    <style:style style:name="T484" style:parent-style-name="DefaultParagraphFont" style:family="text">
      <style:text-properties style:font-name="Times New Roman" fo:font-size="12pt" style:font-size-asian="12pt" style:font-size-complex="12pt" fo:background-color="#FFFF00" fo:language="en" fo:country="US"/>
    </style:style>
    <style:style style:name="T485" style:parent-style-name="DefaultParagraphFont" style:family="text">
      <style:text-properties style:font-name="Times New Roman" fo:font-size="12pt" style:font-size-asian="12pt" style:font-size-complex="12pt" fo:language="en" fo:country="US"/>
    </style:style>
    <style:style style:name="T486" style:parent-style-name="DefaultParagraphFont" style:family="text">
      <style:text-properties style:font-name="Times New Roman" fo:font-size="12pt" style:font-size-asian="12pt" style:font-size-complex="12pt" fo:background-color="#FFFF00" fo:language="en" fo:country="US"/>
    </style:style>
    <style:style style:name="T487" style:parent-style-name="DefaultParagraphFont" style:family="text">
      <style:text-properties style:font-name="Times New Roman" fo:font-size="12pt" style:font-size-asian="12pt" style:font-size-complex="12pt" fo:language="en" fo:country="US"/>
    </style:style>
    <style:style style:name="T488" style:parent-style-name="DefaultParagraphFont" style:family="text">
      <style:text-properties style:font-name="Times New Roman" fo:font-size="12pt" style:font-size-asian="12pt" style:font-size-complex="12pt" fo:background-color="#00FF00" fo:language="en" fo:country="US"/>
    </style:style>
    <style:style style:name="T489" style:parent-style-name="DefaultParagraphFont" style:family="text">
      <style:text-properties style:font-name="Times New Roman" fo:font-size="12pt" style:font-size-asian="12pt" style:font-size-complex="12pt" fo:language="en" fo:country="US"/>
    </style:style>
    <style:style style:name="T490" style:parent-style-name="DefaultParagraphFont" style:family="text">
      <style:text-properties style:font-name="Times New Roman" fo:font-size="12pt" style:font-size-asian="12pt" style:font-size-complex="12pt" fo:background-color="#FF00FF" fo:language="en" fo:country="US"/>
    </style:style>
    <style:style style:name="T491" style:parent-style-name="DefaultParagraphFont" style:family="text">
      <style:text-properties style:font-name="Times New Roman" fo:font-size="12pt" style:font-size-asian="12pt" style:font-size-complex="12pt" fo:language="en" fo:country="US"/>
    </style:style>
    <style:style style:name="P492" style:parent-style-name="Normal" style:family="paragraph">
      <style:paragraph-properties fo:text-indent="0in"/>
      <style:text-properties fo:language="en" fo:country="US"/>
    </style:style>
    <style:style style:name="P493" style:parent-style-name="Standard" style:family="paragraph">
      <style:paragraph-properties fo:text-align="start" fo:text-indent="0in"/>
    </style:style>
    <style:style style:name="T494" style:parent-style-name="DefaultParagraphFont" style:family="text">
      <style:text-properties style:font-name="Times New Roman" fo:font-weight="bold" style:font-weight-asian="bold" style:font-weight-complex="bold" fo:font-size="12pt" style:font-size-asian="12pt" style:font-size-complex="12pt"/>
    </style:style>
    <style:style style:name="P495" style:parent-style-name="CommentText" style:family="paragraph">
      <style:paragraph-properties fo:text-align="start" fo:text-indent="0in"/>
    </style:style>
    <style:style style:name="P496" style:parent-style-name="CommentText" style:family="paragraph">
      <style:paragraph-properties fo:text-align="start" fo:text-indent="0in"/>
    </style:style>
    <style:style style:name="T497" style:parent-style-name="Hyperlink" style:family="text">
      <style:text-properties style:font-name="Times New Roman" fo:font-weight="bold" style:font-weight-asian="bold" style:font-weight-complex="bold" fo:font-size="12pt" style:font-size-asian="12pt" style:font-size-complex="12pt"/>
    </style:style>
    <style:style style:name="P4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99" style:parent-style-name="Standard" style:family="paragraph">
      <style:paragraph-properties fo:text-align="start" fo:text-indent="0in"/>
    </style:style>
    <style:style style:name="T500" style:parent-style-name="DefaultParagraphFont" style:family="text">
      <style:text-properties style:font-name="Times New Roman" fo:font-size="12pt" style:font-size-asian="12pt" style:font-size-complex="12pt" fo:background-color="#00FF00" fo:language="en" fo:country="US"/>
    </style:style>
    <style:style style:name="T501" style:parent-style-name="DefaultParagraphFont" style:family="text">
      <style:text-properties style:font-name="Times New Roman" fo:font-size="12pt" style:font-size-asian="12pt" style:font-size-complex="12pt" fo:language="en" fo:country="US"/>
    </style:style>
    <style:style style:name="T502" style:parent-style-name="DefaultParagraphFont" style:family="text">
      <style:text-properties style:font-name="Times New Roman" fo:font-size="12pt" style:font-size-asian="12pt" style:font-size-complex="12pt" fo:background-color="#FF00FF" fo:language="en" fo:country="US"/>
    </style:style>
    <style:style style:name="T503" style:parent-style-name="DefaultParagraphFont" style:family="text">
      <style:text-properties style:font-name="Times New Roman" fo:font-size="12pt" style:font-size-asian="12pt" style:font-size-complex="12pt" fo:language="en" fo:country="US"/>
    </style:style>
    <style:style style:name="T504" style:parent-style-name="DefaultParagraphFont" style:family="text">
      <style:text-properties style:font-name="Times New Roman" fo:font-size="12pt" style:font-size-asian="12pt" style:font-size-complex="12pt" fo:background-color="#FFFF00" fo:language="en" fo:country="US"/>
    </style:style>
    <style:style style:name="T505" style:parent-style-name="DefaultParagraphFont" style:family="text">
      <style:text-properties style:font-name="Times New Roman" fo:font-size="12pt" style:font-size-asian="12pt" style:font-size-complex="12pt" fo:language="en" fo:country="US"/>
    </style:style>
    <style:style style:name="T506" style:parent-style-name="DefaultParagraphFont" style:family="text">
      <style:text-properties style:font-name="Times New Roman" fo:font-size="12pt" style:font-size-asian="12pt" style:font-size-complex="12pt" fo:background-color="#00FFFF" fo:language="en" fo:country="US"/>
    </style:style>
    <style:style style:name="T507" style:parent-style-name="DefaultParagraphFont" style:family="text">
      <style:text-properties style:font-name="Times New Roman" fo:font-size="12pt" style:font-size-asian="12pt" style:font-size-complex="12pt" fo:language="en" fo:country="US"/>
    </style:style>
    <style:style style:name="P508" style:parent-style-name="Standard" style:family="paragraph">
      <style:paragraph-properties fo:text-align="start" fo:text-indent="0in"/>
    </style:style>
    <style:style style:name="T509" style:parent-style-name="DefaultParagraphFont" style:family="text">
      <style:text-properties style:font-name="Times New Roman" fo:font-size="12pt" style:font-size-asian="12pt" style:font-size-complex="12pt" fo:language="en" fo:country="US"/>
    </style:style>
    <style:style style:name="T510" style:parent-style-name="DefaultParagraphFont" style:family="text">
      <style:text-properties style:font-name="Times New Roman" fo:font-size="12pt" style:font-size-asian="12pt" style:font-size-complex="12pt" fo:background-color="#00FF00" fo:language="en" fo:country="US"/>
    </style:style>
    <style:style style:name="T511" style:parent-style-name="DefaultParagraphFont" style:family="text">
      <style:text-properties style:font-name="Times New Roman" fo:font-size="12pt" style:font-size-asian="12pt" style:font-size-complex="12pt" fo:language="en" fo:country="US"/>
    </style:style>
    <style:style style:name="T512" style:parent-style-name="DefaultParagraphFont" style:family="text">
      <style:text-properties style:font-name="Times New Roman" fo:font-size="12pt" style:font-size-asian="12pt" style:font-size-complex="12pt" fo:background-color="#FF00FF" fo:language="en" fo:country="US"/>
    </style:style>
    <style:style style:name="T513" style:parent-style-name="DefaultParagraphFont" style:family="text">
      <style:text-properties style:font-name="Times New Roman" fo:font-size="12pt" style:font-size-asian="12pt" style:font-size-complex="12pt" fo:language="en" fo:country="US"/>
    </style:style>
    <style:style style:name="T514" style:parent-style-name="DefaultParagraphFont" style:family="text">
      <style:text-properties style:font-name="Times New Roman" fo:font-size="12pt" style:font-size-asian="12pt" style:font-size-complex="12pt" fo:background-color="#FFFF00" fo:language="en" fo:country="US"/>
    </style:style>
    <style:style style:name="T515" style:parent-style-name="DefaultParagraphFont" style:family="text">
      <style:text-properties style:font-name="Times New Roman" fo:font-size="12pt" style:font-size-asian="12pt" style:font-size-complex="12pt" fo:language="en" fo:country="US"/>
    </style:style>
    <style:style style:name="T516" style:parent-style-name="DefaultParagraphFont" style:family="text">
      <style:text-properties style:font-name="Times New Roman" fo:font-size="12pt" style:font-size-asian="12pt" style:font-size-complex="12pt" fo:background-color="#00FFFF" fo:language="en" fo:country="US"/>
    </style:style>
    <style:style style:name="T517" style:parent-style-name="DefaultParagraphFont" style:family="text">
      <style:text-properties style:font-name="Times New Roman" fo:font-size="12pt" style:font-size-asian="12pt" style:font-size-complex="12pt" fo:language="en" fo:country="US"/>
    </style:style>
    <style:style style:name="T518" style:parent-style-name="DefaultParagraphFont" style:family="text">
      <style:text-properties style:font-name="Times New Roman" fo:font-size="12pt" style:font-size-asian="12pt" style:font-size-complex="12pt" fo:background-color="#00FF00" fo:language="en" fo:country="US"/>
    </style:style>
    <style:style style:name="T519" style:parent-style-name="DefaultParagraphFont" style:family="text">
      <style:text-properties style:font-name="Times New Roman" fo:font-size="12pt" style:font-size-asian="12pt" style:font-size-complex="12pt" fo:language="en" fo:country="US"/>
    </style:style>
    <style:style style:name="T520" style:parent-style-name="DefaultParagraphFont" style:family="text">
      <style:text-properties style:font-name="Times New Roman" fo:font-size="12pt" style:font-size-asian="12pt" style:font-size-complex="12pt" fo:background-color="#FF00FF" fo:language="en" fo:country="US"/>
    </style:style>
    <style:style style:name="T521" style:parent-style-name="DefaultParagraphFont" style:family="text">
      <style:text-properties style:font-name="Times New Roman" fo:font-size="12pt" style:font-size-asian="12pt" style:font-size-complex="12pt" fo:language="en" fo:country="US"/>
    </style:style>
    <style:style style:name="T522" style:parent-style-name="DefaultParagraphFont" style:family="text">
      <style:text-properties style:font-name="Times New Roman" fo:font-size="12pt" style:font-size-asian="12pt" style:font-size-complex="12pt" fo:background-color="#00FFFF" fo:language="en" fo:country="US"/>
    </style:style>
    <style:style style:name="T523" style:parent-style-name="DefaultParagraphFont" style:family="text">
      <style:text-properties style:font-name="Times New Roman" fo:font-size="12pt" style:font-size-asian="12pt" style:font-size-complex="12pt" fo:language="en" fo:country="US"/>
    </style:style>
    <style:style style:name="T524" style:parent-style-name="DefaultParagraphFont" style:family="text">
      <style:text-properties style:font-name="Times New Roman" fo:font-size="12pt" style:font-size-asian="12pt" style:font-size-complex="12pt" fo:background-color="#FFFF00" fo:language="en" fo:country="US"/>
    </style:style>
    <style:style style:name="T525" style:parent-style-name="DefaultParagraphFont" style:family="text">
      <style:text-properties style:font-name="Times New Roman" fo:font-size="12pt" style:font-size-asian="12pt" style:font-size-complex="12pt" fo:language="en" fo:country="US"/>
    </style:style>
    <style:style style:name="P526" style:parent-style-name="Normal" style:family="paragraph">
      <style:paragraph-properties fo:text-indent="0in"/>
      <style:text-properties fo:language="en" fo:country="US"/>
    </style:style>
    <style:style style:name="P527" style:parent-style-name="Standard" style:family="paragraph">
      <style:paragraph-properties fo:text-align="start" fo:text-indent="0in"/>
    </style:style>
    <style:style style:name="T528"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529" style:parent-style-name="CommentText" style:family="paragraph">
      <style:paragraph-properties fo:text-align="start" fo:text-indent="0in"/>
    </style:style>
    <style:style style:name="T530"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531" style:parent-style-name="CommentText" style:family="paragraph">
      <style:paragraph-properties fo:text-align="start" fo:text-indent="0in"/>
    </style:style>
    <style:style style:name="T532"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533" style:parent-style-name="Standard" style:family="paragraph">
      <style:paragraph-properties fo:text-align="start" fo:text-indent="0in"/>
    </style:style>
    <style:style style:name="T534" style:parent-style-name="DefaultParagraphFont" style:family="text">
      <style:text-properties style:font-name="Times New Roman" fo:font-size="12pt" style:font-size-asian="12pt" style:font-size-complex="12pt" fo:language="en" fo:country="US"/>
    </style:style>
    <style:style style:name="T535" style:parent-style-name="DefaultParagraphFont" style:family="text">
      <style:text-properties style:font-name="Times New Roman" fo:font-size="12pt" style:font-size-asian="12pt" style:font-size-complex="12pt" fo:background-color="#FFFF00" fo:language="en" fo:country="US"/>
    </style:style>
    <style:style style:name="T536" style:parent-style-name="DefaultParagraphFont" style:family="text">
      <style:text-properties style:font-name="Times New Roman" fo:font-size="12pt" style:font-size-asian="12pt" style:font-size-complex="12pt" fo:language="en" fo:country="US"/>
    </style:style>
    <style:style style:name="T537" style:parent-style-name="DefaultParagraphFont" style:family="text">
      <style:text-properties style:font-name="Times New Roman" fo:font-size="12pt" style:font-size-asian="12pt" style:font-size-complex="12pt" fo:background-color="#FF00FF" fo:language="en" fo:country="US"/>
    </style:style>
    <style:style style:name="T538" style:parent-style-name="DefaultParagraphFont" style:family="text">
      <style:text-properties style:font-name="Times New Roman" fo:font-size="12pt" style:font-size-asian="12pt" style:font-size-complex="12pt" fo:language="en" fo:country="US"/>
    </style:style>
    <style:style style:name="T539" style:parent-style-name="DefaultParagraphFont" style:family="text">
      <style:text-properties style:font-name="Times New Roman" fo:font-size="12pt" style:font-size-asian="12pt" style:font-size-complex="12pt" fo:background-color="#00FF00" fo:language="en" fo:country="US"/>
    </style:style>
    <style:style style:name="T540" style:parent-style-name="DefaultParagraphFont" style:family="text">
      <style:text-properties style:font-name="Times New Roman" fo:font-size="12pt" style:font-size-asian="12pt" style:font-size-complex="12pt" fo:language="en" fo:country="US"/>
    </style:style>
    <style:style style:name="T541" style:parent-style-name="DefaultParagraphFont" style:family="text">
      <style:text-properties style:font-name="Times New Roman" fo:font-size="12pt" style:font-size-asian="12pt" style:font-size-complex="12pt" fo:background-color="#FFFF00" fo:language="en" fo:country="US"/>
    </style:style>
    <style:style style:name="T542" style:parent-style-name="DefaultParagraphFont" style:family="text">
      <style:text-properties style:font-name="Times New Roman" fo:font-size="12pt" style:font-size-asian="12pt" style:font-size-complex="12pt" fo:language="en" fo:country="US"/>
    </style:style>
    <style:style style:name="T543" style:parent-style-name="DefaultParagraphFont" style:family="text">
      <style:text-properties style:font-name="Times New Roman" fo:font-size="12pt" style:font-size-asian="12pt" style:font-size-complex="12pt" fo:background-color="#00FFFF" fo:language="en" fo:country="US"/>
    </style:style>
    <style:style style:name="T544" style:parent-style-name="DefaultParagraphFont" style:family="text">
      <style:text-properties style:font-name="Times New Roman" fo:font-size="12pt" style:font-size-asian="12pt" style:font-size-complex="12pt" fo:language="en" fo:country="US"/>
    </style:style>
    <style:style style:name="T545" style:parent-style-name="DefaultParagraphFont" style:family="text">
      <style:text-properties style:font-name="Times New Roman" fo:font-size="12pt" style:font-size-asian="12pt" style:font-size-complex="12pt" fo:background-color="#00FF00" fo:language="en" fo:country="US"/>
    </style:style>
    <style:style style:name="T546" style:parent-style-name="DefaultParagraphFont" style:family="text">
      <style:text-properties style:font-name="Times New Roman" fo:font-size="12pt" style:font-size-asian="12pt" style:font-size-complex="12pt" fo:language="en" fo:country="US"/>
    </style:style>
    <style:style style:name="T547" style:parent-style-name="DefaultParagraphFont" style:family="text">
      <style:text-properties style:font-name="Times New Roman" fo:font-size="12pt" style:font-size-asian="12pt" style:font-size-complex="12pt" fo:background-color="#FF00FF" fo:language="en" fo:country="US"/>
    </style:style>
    <style:style style:name="T548" style:parent-style-name="DefaultParagraphFont" style:family="text">
      <style:text-properties style:font-name="Times New Roman" fo:font-size="12pt" style:font-size-asian="12pt" style:font-size-complex="12pt" fo:language="en" fo:country="US"/>
    </style:style>
    <style:style style:name="T549" style:parent-style-name="DefaultParagraphFont" style:family="text">
      <style:text-properties style:font-name="Times New Roman" fo:font-size="12pt" style:font-size-asian="12pt" style:font-size-complex="12pt" fo:background-color="#00FF00" fo:language="en" fo:country="US"/>
    </style:style>
    <style:style style:name="T550" style:parent-style-name="DefaultParagraphFont" style:family="text">
      <style:text-properties style:font-name="Times New Roman" fo:font-size="12pt" style:font-size-asian="12pt" style:font-size-complex="12pt" fo:language="en" fo:country="US"/>
    </style:style>
    <style:style style:name="T551" style:parent-style-name="DefaultParagraphFont" style:family="text">
      <style:text-properties style:font-name="Times New Roman" fo:font-size="12pt" style:font-size-asian="12pt" style:font-size-complex="12pt" fo:background-color="#FFFF00" fo:language="en" fo:country="US"/>
    </style:style>
    <style:style style:name="T552" style:parent-style-name="DefaultParagraphFont" style:family="text">
      <style:text-properties style:font-name="Times New Roman" fo:font-size="12pt" style:font-size-asian="12pt" style:font-size-complex="12pt" fo:language="en" fo:country="US"/>
    </style:style>
    <style:style style:name="T553" style:parent-style-name="DefaultParagraphFont" style:family="text">
      <style:text-properties style:font-name="Times New Roman" fo:font-size="12pt" style:font-size-asian="12pt" style:font-size-complex="12pt" fo:background-color="#00FFFF" fo:language="en" fo:country="US"/>
    </style:style>
    <style:style style:name="T554" style:parent-style-name="DefaultParagraphFont" style:family="text">
      <style:text-properties style:font-name="Times New Roman" fo:font-size="12pt" style:font-size-asian="12pt" style:font-size-complex="12pt" fo:language="en" fo:country="US"/>
    </style:style>
    <style:style style:name="T555" style:parent-style-name="DefaultParagraphFont" style:family="text">
      <style:text-properties style:font-name="Times New Roman" fo:font-size="12pt" style:font-size-asian="12pt" style:font-size-complex="12pt" fo:background-color="#FF00FF" fo:language="en" fo:country="US"/>
    </style:style>
    <style:style style:name="T556" style:parent-style-name="DefaultParagraphFont" style:family="text">
      <style:text-properties style:font-name="Times New Roman" fo:font-size="12pt" style:font-size-asian="12pt" style:font-size-complex="12pt" fo:language="en" fo:country="US"/>
    </style:style>
    <style:style style:name="P557"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558" style:parent-style-name="Normal" style:family="paragraph">
      <style:paragraph-properties fo:text-indent="0in"/>
      <style:text-properties fo:language="en" fo:country="US"/>
    </style:style>
    <style:style style:name="P559" style:parent-style-name="Standard" style:family="paragraph">
      <style:paragraph-properties fo:text-align="start" fo:text-indent="0in"/>
    </style:style>
    <style:style style:name="T56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61" style:parent-style-name="CommentText" style:family="paragraph">
      <style:paragraph-properties fo:text-align="start" fo:text-indent="0in"/>
    </style:style>
    <style:style style:name="T56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63" style:parent-style-name="CommentText" style:family="paragraph">
      <style:paragraph-properties fo:text-align="start" fo:text-indent="0in"/>
    </style:style>
    <style:style style:name="T56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65" style:parent-style-name="Standard" style:family="paragraph">
      <style:paragraph-properties fo:text-align="start" fo:text-indent="0in"/>
    </style:style>
    <style:style style:name="T566" style:parent-style-name="DefaultParagraphFont" style:family="text">
      <style:text-properties style:font-name="Times New Roman" fo:font-size="12pt" style:font-size-asian="12pt" style:font-size-complex="12pt" fo:language="en" fo:country="US"/>
    </style:style>
    <style:style style:name="T567" style:parent-style-name="DefaultParagraphFont" style:family="text">
      <style:text-properties style:font-name="Times New Roman" fo:font-size="12pt" style:font-size-asian="12pt" style:font-size-complex="12pt" fo:background-color="#00FF00" fo:language="en" fo:country="US"/>
    </style:style>
    <style:style style:name="T568" style:parent-style-name="DefaultParagraphFont" style:family="text">
      <style:text-properties style:font-name="Times New Roman" fo:font-size="12pt" style:font-size-asian="12pt" style:font-size-complex="12pt" fo:language="en" fo:country="US"/>
    </style:style>
    <style:style style:name="T569" style:parent-style-name="DefaultParagraphFont" style:family="text">
      <style:text-properties style:font-name="Times New Roman" fo:font-size="12pt" style:font-size-asian="12pt" style:font-size-complex="12pt" fo:background-color="#00FFFF" fo:language="en" fo:country="US"/>
    </style:style>
    <style:style style:name="T570" style:parent-style-name="DefaultParagraphFont" style:family="text">
      <style:text-properties style:font-name="Times New Roman" fo:font-size="12pt" style:font-size-asian="12pt" style:font-size-complex="12pt" fo:language="en" fo:country="US"/>
    </style:style>
    <style:style style:name="P5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2" style:parent-style-name="Standard" style:family="paragraph">
      <style:paragraph-properties fo:text-align="start" fo:text-indent="0in"/>
    </style:style>
    <style:style style:name="T573" style:parent-style-name="DefaultParagraphFont" style:family="text">
      <style:text-properties style:font-name="Times New Roman" fo:font-size="12pt" style:font-size-asian="12pt" style:font-size-complex="12pt" fo:language="en" fo:country="US"/>
    </style:style>
    <style:style style:name="T574" style:parent-style-name="DefaultParagraphFont" style:family="text">
      <style:text-properties style:font-name="Times New Roman" fo:font-size="12pt" style:font-size-asian="12pt" style:font-size-complex="12pt" fo:background-color="#00FF00" fo:language="en" fo:country="US"/>
    </style:style>
    <style:style style:name="T575" style:parent-style-name="DefaultParagraphFont" style:family="text">
      <style:text-properties style:font-name="Times New Roman" fo:font-size="12pt" style:font-size-asian="12pt" style:font-size-complex="12pt" fo:language="en" fo:country="US"/>
    </style:style>
    <style:style style:name="T576" style:parent-style-name="DefaultParagraphFont" style:family="text">
      <style:text-properties style:font-name="Times New Roman" fo:font-size="12pt" style:font-size-asian="12pt" style:font-size-complex="12pt" fo:background-color="#00FFFF" fo:language="en" fo:country="US"/>
    </style:style>
    <style:style style:name="T577" style:parent-style-name="DefaultParagraphFont" style:family="text">
      <style:text-properties style:font-name="Times New Roman" fo:font-size="12pt" style:font-size-asian="12pt" style:font-size-complex="12pt" fo:language="en" fo:country="US"/>
    </style:style>
    <style:style style:name="P578" style:parent-style-name="Normal" style:family="paragraph">
      <style:paragraph-properties fo:text-indent="0in"/>
      <style:text-properties fo:language="en" fo:country="US"/>
    </style:style>
    <style:style style:name="P579" style:parent-style-name="Standard" style:family="paragraph">
      <style:paragraph-properties fo:text-align="start" fo:text-indent="0in"/>
    </style:style>
    <style:style style:name="T58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T58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84" style:parent-style-name="Normal" style:family="paragraph">
      <style:paragraph-properties fo:text-indent="0in"/>
    </style:style>
    <style:style style:name="T585" style:parent-style-name="DefaultParagraphFont" style:family="text">
      <style:text-properties style:font-name="Times New Roman" fo:font-size="12pt" style:font-size-asian="12pt" style:font-size-complex="12pt" fo:language="en" fo:country="US"/>
    </style:style>
    <style:style style:name="T586" style:parent-style-name="DefaultParagraphFont" style:family="text">
      <style:text-properties style:font-name="Times New Roman" fo:font-size="12pt" style:font-size-asian="12pt" style:font-size-complex="12pt" fo:language="en" fo:country="US"/>
    </style:style>
    <style:style style:name="T587" style:parent-style-name="DefaultParagraphFont" style:family="text">
      <style:text-properties style:font-name="Times New Roman" fo:font-size="12pt" style:font-size-asian="12pt" style:font-size-complex="12pt" fo:background-color="#00FFFF" fo:language="en" fo:country="US"/>
    </style:style>
    <style:style style:name="T588" style:parent-style-name="DefaultParagraphFont" style:family="text">
      <style:text-properties style:font-name="Times New Roman" fo:font-size="12pt" style:font-size-asian="12pt" style:font-size-complex="12pt" fo:language="en" fo:country="US"/>
    </style:style>
    <style:style style:name="T589" style:parent-style-name="DefaultParagraphFont" style:family="text">
      <style:text-properties style:font-name="Times New Roman" fo:font-size="12pt" style:font-size-asian="12pt" style:font-size-complex="12pt" fo:background-color="#FF00FF" fo:language="en" fo:country="US"/>
    </style:style>
    <style:style style:name="T590" style:parent-style-name="DefaultParagraphFont" style:family="text">
      <style:text-properties style:font-name="Times New Roman" fo:font-size="12pt" style:font-size-asian="12pt" style:font-size-complex="12pt" fo:language="en" fo:country="US"/>
    </style:style>
    <style:style style:name="T591" style:parent-style-name="DefaultParagraphFont" style:family="text">
      <style:text-properties style:font-name="Times New Roman" fo:font-size="12pt" style:font-size-asian="12pt" style:font-size-complex="12pt" fo:background-color="#00FF00" fo:language="en" fo:country="US"/>
    </style:style>
    <style:style style:name="T592" style:parent-style-name="DefaultParagraphFont" style:family="text">
      <style:text-properties style:font-name="Times New Roman" fo:font-size="12pt" style:font-size-asian="12pt" style:font-size-complex="12pt" fo:language="en" fo:country="US"/>
    </style:style>
    <style:style style:name="T593" style:parent-style-name="DefaultParagraphFont" style:family="text">
      <style:text-properties style:font-name="Times New Roman" fo:font-size="12pt" style:font-size-asian="12pt" style:font-size-complex="12pt" fo:background-color="#FFFF00" fo:language="en" fo:country="US"/>
    </style:style>
    <style:style style:name="T594" style:parent-style-name="DefaultParagraphFont" style:family="text">
      <style:text-properties style:font-name="Times New Roman" fo:font-size="12pt" style:font-size-asian="12pt" style:font-size-complex="12pt" fo:language="en" fo:country="US"/>
    </style:style>
    <style:style style:name="P595" style:parent-style-name="Standard" style:family="paragraph">
      <style:paragraph-properties fo:text-align="start" fo:text-indent="0in"/>
    </style:style>
    <style:style style:name="T596" style:parent-style-name="DefaultParagraphFont" style:family="text">
      <style:text-properties style:font-name="Times New Roman" fo:font-size="12pt" style:font-size-asian="12pt" style:font-size-complex="12pt" fo:language="en" fo:country="US"/>
    </style:style>
    <style:style style:name="T597" style:parent-style-name="DefaultParagraphFont" style:family="text">
      <style:text-properties style:font-name="Times New Roman" fo:font-size="12pt" style:font-size-asian="12pt" style:font-size-complex="12pt" fo:background-color="#FFFF00" fo:language="en" fo:country="US"/>
    </style:style>
    <style:style style:name="T598" style:parent-style-name="DefaultParagraphFont" style:family="text">
      <style:text-properties style:font-name="Times New Roman" fo:font-size="12pt" style:font-size-asian="12pt" style:font-size-complex="12pt" fo:language="en" fo:country="US"/>
    </style:style>
    <style:style style:name="T599" style:parent-style-name="DefaultParagraphFont" style:family="text">
      <style:text-properties style:font-name="Times New Roman" fo:font-size="12pt" style:font-size-asian="12pt" style:font-size-complex="12pt" fo:background-color="#FFFF00" fo:language="en" fo:country="US"/>
    </style:style>
    <style:style style:name="T600" style:parent-style-name="DefaultParagraphFont" style:family="text">
      <style:text-properties style:font-name="Times New Roman" fo:font-size="12pt" style:font-size-asian="12pt" style:font-size-complex="12pt" fo:language="en" fo:country="US"/>
    </style:style>
    <style:style style:name="P601" style:parent-style-name="Standard" style:family="paragraph">
      <style:paragraph-properties fo:text-align="start" fo:text-indent="0in"/>
    </style:style>
    <style:style style:name="T602" style:parent-style-name="DefaultParagraphFont" style:family="text">
      <style:text-properties style:font-name="Times New Roman" fo:font-size="12pt" style:font-size-asian="12pt" style:font-size-complex="12pt" fo:language="en" fo:country="US"/>
    </style:style>
    <style:style style:name="T603" style:parent-style-name="DefaultParagraphFont" style:family="text">
      <style:text-properties style:font-name="Times New Roman" fo:font-size="12pt" style:font-size-asian="12pt" style:font-size-complex="12pt" fo:background-color="#00FFFF" fo:language="en" fo:country="US"/>
    </style:style>
    <style:style style:name="T604" style:parent-style-name="DefaultParagraphFont" style:family="text">
      <style:text-properties style:font-name="Times New Roman" fo:font-size="12pt" style:font-size-asian="12pt" style:font-size-complex="12pt" fo:language="en" fo:country="US"/>
    </style:style>
    <style:style style:name="T605" style:parent-style-name="DefaultParagraphFont" style:family="text">
      <style:text-properties style:font-name="Times New Roman" fo:font-size="12pt" style:font-size-asian="12pt" style:font-size-complex="12pt" fo:background-color="#FFFF00" fo:language="en" fo:country="US"/>
    </style:style>
    <style:style style:name="T606" style:parent-style-name="DefaultParagraphFont" style:family="text">
      <style:text-properties style:font-name="Times New Roman" fo:font-size="12pt" style:font-size-asian="12pt" style:font-size-complex="12pt" fo:language="en" fo:country="US"/>
    </style:style>
    <style:style style:name="T607" style:parent-style-name="DefaultParagraphFont" style:family="text">
      <style:text-properties style:font-name="Times New Roman" fo:font-size="12pt" style:font-size-asian="12pt" style:font-size-complex="12pt" fo:background-color="#00FFFF" fo:language="en" fo:country="US"/>
    </style:style>
    <style:style style:name="T608" style:parent-style-name="DefaultParagraphFont" style:family="text">
      <style:text-properties style:font-name="Times New Roman" fo:font-size="12pt" style:font-size-asian="12pt" style:font-size-complex="12pt" fo:language="en" fo:country="US"/>
    </style:style>
    <style:style style:name="T609" style:parent-style-name="DefaultParagraphFont" style:family="text">
      <style:text-properties style:font-name="Times New Roman" fo:font-size="12pt" style:font-size-asian="12pt" style:font-size-complex="12pt" fo:background-color="#00FF00" fo:language="en" fo:country="US"/>
    </style:style>
    <style:style style:name="T610" style:parent-style-name="DefaultParagraphFont" style:family="text">
      <style:text-properties style:font-name="Times New Roman" fo:font-size="12pt" style:font-size-asian="12pt" style:font-size-complex="12pt" fo:language="en" fo:country="US"/>
    </style:style>
    <style:style style:name="T611" style:parent-style-name="DefaultParagraphFont" style:family="text">
      <style:text-properties style:font-name="Times New Roman" fo:font-size="12pt" style:font-size-asian="12pt" style:font-size-complex="12pt" fo:background-color="#00FF00" fo:language="en" fo:country="US"/>
    </style:style>
    <style:style style:name="T612" style:parent-style-name="DefaultParagraphFont" style:family="text">
      <style:text-properties style:font-name="Times New Roman" fo:font-size="12pt" style:font-size-asian="12pt" style:font-size-complex="12pt" fo:language="en" fo:country="US"/>
    </style:style>
    <style:style style:name="T613" style:parent-style-name="DefaultParagraphFont" style:family="text">
      <style:text-properties style:font-name="Times New Roman" fo:font-size="12pt" style:font-size-asian="12pt" style:font-size-complex="12pt" fo:background-color="#00FF00" fo:language="en" fo:country="US"/>
    </style:style>
    <style:style style:name="T614" style:parent-style-name="DefaultParagraphFont" style:family="text">
      <style:text-properties style:font-name="Times New Roman" fo:font-size="12pt" style:font-size-asian="12pt" style:font-size-complex="12pt" fo:language="en" fo:country="US"/>
    </style:style>
    <style:style style:name="T615" style:parent-style-name="DefaultParagraphFont" style:family="text">
      <style:text-properties style:font-name="Times New Roman" fo:font-size="12pt" style:font-size-asian="12pt" style:font-size-complex="12pt" fo:background-color="#00FF00" fo:language="en" fo:country="US"/>
    </style:style>
    <style:style style:name="T616" style:parent-style-name="DefaultParagraphFont" style:family="text">
      <style:text-properties style:font-name="Times New Roman" fo:font-size="12pt" style:font-size-asian="12pt" style:font-size-complex="12pt" fo:language="en" fo:country="US"/>
    </style:style>
    <style:style style:name="T617" style:parent-style-name="DefaultParagraphFont" style:family="text">
      <style:text-properties style:font-name="Times New Roman" fo:font-size="12pt" style:font-size-asian="12pt" style:font-size-complex="12pt" fo:background-color="#FF00FF" fo:language="en" fo:country="US"/>
    </style:style>
    <style:style style:name="T618" style:parent-style-name="DefaultParagraphFont" style:family="text">
      <style:text-properties style:font-name="Times New Roman" fo:font-size="12pt" style:font-size-asian="12pt" style:font-size-complex="12pt" fo:language="en" fo:country="US"/>
    </style:style>
    <style:style style:name="T619" style:parent-style-name="DefaultParagraphFont" style:family="text">
      <style:text-properties style:font-name="Times New Roman" fo:font-size="12pt" style:font-size-asian="12pt" style:font-size-complex="12pt" fo:background-color="#FF00FF" fo:language="en" fo:country="US"/>
    </style:style>
    <style:style style:name="T620" style:parent-style-name="DefaultParagraphFont" style:family="text">
      <style:text-properties style:font-name="Times New Roman" fo:font-size="12pt" style:font-size-asian="12pt" style:font-size-complex="12pt" fo:language="en" fo:country="US"/>
    </style:style>
    <style:style style:name="P621" style:parent-style-name="Standard" style:family="paragraph">
      <style:paragraph-properties fo:text-align="start" fo:text-indent="0in"/>
    </style:style>
    <style:style style:name="T622" style:parent-style-name="DefaultParagraphFont" style:family="text">
      <style:text-properties style:font-name="Times New Roman" fo:font-size="12pt" style:font-size-asian="12pt" style:font-size-complex="12pt" fo:language="en" fo:country="US"/>
    </style:style>
    <style:style style:name="T623" style:parent-style-name="DefaultParagraphFont" style:family="text">
      <style:text-properties style:font-name="Times New Roman" fo:font-size="12pt" style:font-size-asian="12pt" style:font-size-complex="12pt" fo:background-color="#00FFFF" fo:language="en" fo:country="US"/>
    </style:style>
    <style:style style:name="T624" style:parent-style-name="DefaultParagraphFont" style:family="text">
      <style:text-properties style:font-name="Times New Roman" fo:font-size="12pt" style:font-size-asian="12pt" style:font-size-complex="12pt" fo:language="en" fo:country="US"/>
    </style:style>
    <style:style style:name="P625" style:parent-style-name="Standard" style:family="paragraph">
      <style:paragraph-properties fo:text-align="start" fo:text-indent="0in"/>
    </style:style>
    <style:style style:name="T626" style:parent-style-name="DefaultParagraphFont" style:family="text">
      <style:text-properties style:font-name="Times New Roman" fo:font-size="12pt" style:font-size-asian="12pt" style:font-size-complex="12pt" fo:language="en" fo:country="US"/>
    </style:style>
    <style:style style:name="T627" style:parent-style-name="DefaultParagraphFont" style:family="text">
      <style:text-properties style:font-name="Times New Roman" fo:font-size="12pt" style:font-size-asian="12pt" style:font-size-complex="12pt" fo:background-color="#00FF00" fo:language="en" fo:country="US"/>
    </style:style>
    <style:style style:name="T628" style:parent-style-name="DefaultParagraphFont" style:family="text">
      <style:text-properties style:font-name="Times New Roman" fo:font-size="12pt" style:font-size-asian="12pt" style:font-size-complex="12pt" fo:language="en" fo:country="US"/>
    </style:style>
    <style:style style:name="P629" style:parent-style-name="Standard" style:family="paragraph">
      <style:paragraph-properties fo:text-align="start" fo:text-indent="0in"/>
    </style:style>
    <style:style style:name="T630" style:parent-style-name="DefaultParagraphFont" style:family="text">
      <style:text-properties style:font-name="Times New Roman" fo:font-size="12pt" style:font-size-asian="12pt" style:font-size-complex="12pt" fo:language="en" fo:country="US"/>
    </style:style>
    <style:style style:name="T631" style:parent-style-name="DefaultParagraphFont" style:family="text">
      <style:text-properties style:font-name="Times New Roman" fo:font-size="12pt" style:font-size-asian="12pt" style:font-size-complex="12pt" fo:background-color="#00FF00" fo:language="en" fo:country="US"/>
    </style:style>
    <style:style style:name="T632" style:parent-style-name="DefaultParagraphFont" style:family="text">
      <style:text-properties style:font-name="Times New Roman" fo:font-size="12pt" style:font-size-asian="12pt" style:font-size-complex="12pt" fo:language="en" fo:country="US"/>
    </style:style>
    <style:style style:name="P633" style:parent-style-name="Standard" style:family="paragraph">
      <style:paragraph-properties fo:text-align="start" fo:text-indent="0in"/>
    </style:style>
    <style:style style:name="T634" style:parent-style-name="DefaultParagraphFont" style:family="text">
      <style:text-properties style:font-name="Times New Roman" fo:font-size="12pt" style:font-size-asian="12pt" style:font-size-complex="12pt" fo:language="en" fo:country="US"/>
    </style:style>
    <style:style style:name="T635" style:parent-style-name="DefaultParagraphFont" style:family="text">
      <style:text-properties style:font-name="Times New Roman" fo:font-size="12pt" style:font-size-asian="12pt" style:font-size-complex="12pt" fo:background-color="#FFFF00" fo:language="en" fo:country="US"/>
    </style:style>
    <style:style style:name="T636" style:parent-style-name="DefaultParagraphFont" style:family="text">
      <style:text-properties style:font-name="Times New Roman" fo:font-size="12pt" style:font-size-asian="12pt" style:font-size-complex="12pt" fo:language="en" fo:country="US"/>
    </style:style>
    <style:style style:name="T637" style:parent-style-name="DefaultParagraphFont" style:family="text">
      <style:text-properties style:font-name="Times New Roman" fo:font-size="12pt" style:font-size-asian="12pt" style:font-size-complex="12pt" fo:background-color="#FF00FF" fo:language="en" fo:country="US"/>
    </style:style>
    <style:style style:name="T638" style:parent-style-name="DefaultParagraphFont" style:family="text">
      <style:text-properties style:font-name="Times New Roman" fo:font-size="12pt" style:font-size-asian="12pt" style:font-size-complex="12pt" fo:language="en" fo:country="US"/>
    </style:style>
    <style:style style:name="T639" style:parent-style-name="DefaultParagraphFont" style:family="text">
      <style:text-properties style:font-name="Times New Roman" fo:font-size="12pt" style:font-size-asian="12pt" style:font-size-complex="12pt" fo:background-color="#FFFF00" fo:language="en" fo:country="US"/>
    </style:style>
    <style:style style:name="T640" style:parent-style-name="DefaultParagraphFont" style:family="text">
      <style:text-properties style:font-name="Times New Roman" fo:font-size="12pt" style:font-size-asian="12pt" style:font-size-complex="12pt" fo:language="en" fo:country="US"/>
    </style:style>
    <style:style style:name="T641" style:parent-style-name="DefaultParagraphFont" style:family="text">
      <style:text-properties style:font-name="Times New Roman" fo:font-size="12pt" style:font-size-asian="12pt" style:font-size-complex="12pt" fo:language="en" fo:country="US"/>
    </style:style>
    <style:style style:name="T642" style:parent-style-name="DefaultParagraphFont" style:family="text">
      <style:text-properties style:font-name="Times New Roman" fo:font-size="12pt" style:font-size-asian="12pt" style:font-size-complex="12pt" fo:background-color="#FF00FF" fo:language="en" fo:country="US"/>
    </style:style>
    <style:style style:name="T643" style:parent-style-name="DefaultParagraphFont" style:family="text">
      <style:text-properties style:font-name="Times New Roman" fo:font-size="12pt" style:font-size-asian="12pt" style:font-size-complex="12pt" fo:language="en" fo:country="US"/>
    </style:style>
    <style:style style:name="T644" style:parent-style-name="DefaultParagraphFont" style:family="text">
      <style:text-properties style:font-name="Times New Roman" fo:font-size="12pt" style:font-size-asian="12pt" style:font-size-complex="12pt" fo:background-color="#FF00FF" fo:language="en" fo:country="US"/>
    </style:style>
    <style:style style:name="T645" style:parent-style-name="DefaultParagraphFont" style:family="text">
      <style:text-properties style:font-name="Times New Roman" fo:font-size="12pt" style:font-size-asian="12pt" style:font-size-complex="12pt" fo:language="en" fo:country="US"/>
    </style:style>
    <style:style style:name="T646" style:parent-style-name="DefaultParagraphFont" style:family="text">
      <style:text-properties style:font-name="Times New Roman" fo:font-size="12pt" style:font-size-asian="12pt" style:font-size-complex="12pt" fo:background-color="#FF00FF" fo:language="en" fo:country="US"/>
    </style:style>
    <style:style style:name="T647" style:parent-style-name="DefaultParagraphFont" style:family="text">
      <style:text-properties style:font-name="Times New Roman" fo:font-size="12pt" style:font-size-asian="12pt" style:font-size-complex="12pt" fo:language="en" fo:country="US"/>
    </style:style>
    <style:style style:name="P648" style:parent-style-name="Standard" style:family="paragraph">
      <style:paragraph-properties fo:text-align="start" fo:text-indent="0in"/>
    </style:style>
    <style:style style:name="T649" style:parent-style-name="DefaultParagraphFont" style:family="text">
      <style:text-properties style:font-name="Times New Roman" fo:font-size="12pt" style:font-size-asian="12pt" style:font-size-complex="12pt" fo:language="en" fo:country="US"/>
    </style:style>
    <style:style style:name="T650" style:parent-style-name="DefaultParagraphFont" style:family="text">
      <style:text-properties style:font-name="Times New Roman" fo:font-size="12pt" style:font-size-asian="12pt" style:font-size-complex="12pt" fo:background-color="#FFFF00" fo:language="en" fo:country="US"/>
    </style:style>
    <style:style style:name="T651" style:parent-style-name="DefaultParagraphFont" style:family="text">
      <style:text-properties style:font-name="Times New Roman" fo:font-size="12pt" style:font-size-asian="12pt" style:font-size-complex="12pt" fo:language="en" fo:country="US"/>
    </style:style>
    <style:style style:name="T652" style:parent-style-name="DefaultParagraphFont" style:family="text">
      <style:text-properties style:font-name="Times New Roman" fo:font-size="12pt" style:font-size-asian="12pt" style:font-size-complex="12pt" fo:background-color="#00FFFF" fo:language="en" fo:country="US"/>
    </style:style>
    <style:style style:name="T653" style:parent-style-name="DefaultParagraphFont" style:family="text">
      <style:text-properties style:font-name="Times New Roman" fo:font-size="12pt" style:font-size-asian="12pt" style:font-size-complex="12pt" fo:language="en" fo:country="US"/>
    </style:style>
    <style:style style:name="T654" style:parent-style-name="DefaultParagraphFont" style:family="text">
      <style:text-properties style:font-name="Times New Roman" fo:font-size="12pt" style:font-size-asian="12pt" style:font-size-complex="12pt" fo:background-color="#00FF00" fo:language="en" fo:country="US"/>
    </style:style>
    <style:style style:name="T655" style:parent-style-name="DefaultParagraphFont" style:family="text">
      <style:text-properties style:font-name="Times New Roman" fo:font-size="12pt" style:font-size-asian="12pt" style:font-size-complex="12pt" fo:language="en" fo:country="US"/>
    </style:style>
    <style:style style:name="P656" style:parent-style-name="Standard" style:family="paragraph">
      <style:paragraph-properties fo:text-align="start" fo:text-indent="0in"/>
    </style:style>
    <style:style style:name="T657" style:parent-style-name="DefaultParagraphFont" style:family="text">
      <style:text-properties style:font-name="Times New Roman" fo:font-size="12pt" style:font-size-asian="12pt" style:font-size-complex="12pt" fo:language="en" fo:country="US"/>
    </style:style>
    <style:style style:name="T658" style:parent-style-name="DefaultParagraphFont" style:family="text">
      <style:text-properties style:font-name="Times New Roman" fo:font-size="12pt" style:font-size-asian="12pt" style:font-size-complex="12pt" fo:background-color="#00FF00" fo:language="en" fo:country="US"/>
    </style:style>
    <style:style style:name="T659" style:parent-style-name="DefaultParagraphFont" style:family="text">
      <style:text-properties style:font-name="Times New Roman" fo:font-size="12pt" style:font-size-asian="12pt" style:font-size-complex="12pt" fo:language="en" fo:country="US"/>
    </style:style>
    <style:style style:name="T660" style:parent-style-name="DefaultParagraphFont" style:family="text">
      <style:text-properties style:font-name="Times New Roman" fo:font-size="12pt" style:font-size-asian="12pt" style:font-size-complex="12pt" fo:background-color="#FF00FF" fo:language="en" fo:country="US"/>
    </style:style>
    <style:style style:name="T661" style:parent-style-name="DefaultParagraphFont" style:family="text">
      <style:text-properties style:font-name="Times New Roman" fo:font-size="12pt" style:font-size-asian="12pt" style:font-size-complex="12pt" fo:language="en" fo:country="US"/>
    </style:style>
    <style:style style:name="T662" style:parent-style-name="DefaultParagraphFont" style:family="text">
      <style:text-properties style:font-name="Times New Roman" fo:font-size="12pt" style:font-size-asian="12pt" style:font-size-complex="12pt" fo:background-color="#FF00FF" fo:language="en" fo:country="US"/>
    </style:style>
    <style:style style:name="T663" style:parent-style-name="DefaultParagraphFont" style:family="text">
      <style:text-properties style:font-name="Times New Roman" fo:font-size="12pt" style:font-size-asian="12pt" style:font-size-complex="12pt" fo:language="en" fo:country="US"/>
    </style:style>
    <style:style style:name="P6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5" style:parent-style-name="Normal" style:family="paragraph">
      <style:paragraph-properties fo:text-indent="0in"/>
      <style:text-properties fo:language="en" fo:country="US"/>
    </style:style>
    <style:style style:name="P666" style:parent-style-name="Standard" style:family="paragraph">
      <style:paragraph-properties fo:text-align="start" fo:text-indent="0in"/>
    </style:style>
    <style:style style:name="T66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68" style:parent-style-name="CommentText" style:family="paragraph">
      <style:paragraph-properties fo:text-align="start" fo:text-indent="0in"/>
    </style:style>
    <style:style style:name="T6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70" style:parent-style-name="CommentText" style:family="paragraph">
      <style:paragraph-properties fo:text-align="start" fo:text-indent="0in"/>
    </style:style>
    <style:style style:name="T67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72" style:parent-style-name="Standard" style:family="paragraph">
      <style:paragraph-properties fo:text-align="start" fo:text-indent="0in"/>
    </style:style>
    <style:style style:name="T673" style:parent-style-name="DefaultParagraphFont" style:family="text">
      <style:text-properties style:font-name="Times New Roman" fo:font-size="12pt" style:font-size-asian="12pt" style:font-size-complex="12pt" fo:language="en" fo:country="US"/>
    </style:style>
    <style:style style:name="T674" style:parent-style-name="DefaultParagraphFont" style:family="text">
      <style:text-properties style:font-name="Times New Roman" fo:font-size="12pt" style:font-size-asian="12pt" style:font-size-complex="12pt" fo:background-color="#FFFF00" fo:language="en" fo:country="US"/>
    </style:style>
    <style:style style:name="T675" style:parent-style-name="DefaultParagraphFont" style:family="text">
      <style:text-properties style:font-name="Times New Roman" fo:font-size="12pt" style:font-size-asian="12pt" style:font-size-complex="12pt" fo:language="en" fo:country="US"/>
    </style:style>
    <style:style style:name="T676" style:parent-style-name="DefaultParagraphFont" style:family="text">
      <style:text-properties style:font-name="Times New Roman" fo:font-size="12pt" style:font-size-asian="12pt" style:font-size-complex="12pt" fo:background-color="#00FFFF" fo:language="en" fo:country="US"/>
    </style:style>
    <style:style style:name="T677" style:parent-style-name="DefaultParagraphFont" style:family="text">
      <style:text-properties style:font-name="Times New Roman" fo:font-size="12pt" style:font-size-asian="12pt" style:font-size-complex="12pt" fo:language="en" fo:country="US"/>
    </style:style>
    <style:style style:name="T678" style:parent-style-name="DefaultParagraphFont" style:family="text">
      <style:text-properties style:font-name="Times New Roman" fo:font-size="12pt" style:font-size-asian="12pt" style:font-size-complex="12pt" fo:background-color="#00FF00" fo:language="en" fo:country="US"/>
    </style:style>
    <style:style style:name="T679" style:parent-style-name="DefaultParagraphFont" style:family="text">
      <style:text-properties style:font-name="Times New Roman" fo:font-size="12pt" style:font-size-asian="12pt" style:font-size-complex="12pt" fo:language="en" fo:country="US"/>
    </style:style>
    <style:style style:name="T680" style:parent-style-name="DefaultParagraphFont" style:family="text">
      <style:text-properties style:font-name="Times New Roman" fo:font-size="12pt" style:font-size-asian="12pt" style:font-size-complex="12pt" fo:background-color="#00FFFF" fo:language="en" fo:country="US"/>
    </style:style>
    <style:style style:name="T681" style:parent-style-name="DefaultParagraphFont" style:family="text">
      <style:text-properties style:font-name="Times New Roman" fo:font-size="12pt" style:font-size-asian="12pt" style:font-size-complex="12pt" fo:language="en" fo:country="US"/>
    </style:style>
    <style:style style:name="T682" style:parent-style-name="DefaultParagraphFont" style:family="text">
      <style:text-properties style:font-name="Times New Roman" fo:font-size="12pt" style:font-size-asian="12pt" style:font-size-complex="12pt" fo:background-color="#00FF00" fo:language="en" fo:country="US"/>
    </style:style>
    <style:style style:name="T683" style:parent-style-name="DefaultParagraphFont" style:family="text">
      <style:text-properties style:font-name="Times New Roman" fo:font-size="12pt" style:font-size-asian="12pt" style:font-size-complex="12pt" fo:language="en" fo:country="US"/>
    </style:style>
    <style:style style:name="T684" style:parent-style-name="DefaultParagraphFont" style:family="text">
      <style:text-properties style:font-name="Times New Roman" fo:font-size="12pt" style:font-size-asian="12pt" style:font-size-complex="12pt" fo:background-color="#FFFF00" fo:language="en" fo:country="US"/>
    </style:style>
    <style:style style:name="T685" style:parent-style-name="DefaultParagraphFont" style:family="text">
      <style:text-properties style:font-name="Times New Roman" fo:font-size="12pt" style:font-size-asian="12pt" style:font-size-complex="12pt" fo:language="en" fo:country="US"/>
    </style:style>
    <style:style style:name="T686" style:parent-style-name="DefaultParagraphFont" style:family="text">
      <style:text-properties style:font-name="Times New Roman" fo:font-size="12pt" style:font-size-asian="12pt" style:font-size-complex="12pt" fo:background-color="#FF00FF" fo:language="en" fo:country="US"/>
    </style:style>
    <style:style style:name="T687" style:parent-style-name="DefaultParagraphFont" style:family="text">
      <style:text-properties style:font-name="Times New Roman" fo:font-size="12pt" style:font-size-asian="12pt" style:font-size-complex="12pt" fo:language="en" fo:country="US"/>
    </style:style>
    <style:style style:name="T688" style:parent-style-name="DefaultParagraphFont" style:family="text">
      <style:text-properties style:font-name="Times New Roman" fo:font-size="12pt" style:font-size-asian="12pt" style:font-size-complex="12pt" fo:language="en" fo:country="US"/>
    </style:style>
    <style:style style:name="T689" style:parent-style-name="DefaultParagraphFont" style:family="text">
      <style:text-properties style:font-name="Times New Roman" fo:font-size="12pt" style:font-size-asian="12pt" style:font-size-complex="12pt" fo:background-color="#00FF00" fo:language="en" fo:country="US"/>
    </style:style>
    <style:style style:name="T690" style:parent-style-name="DefaultParagraphFont" style:family="text">
      <style:text-properties style:font-name="Times New Roman" fo:font-size="12pt" style:font-size-asian="12pt" style:font-size-complex="12pt" fo:language="en" fo:country="US"/>
    </style:style>
    <style:style style:name="P6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3" style:parent-style-name="Standard" style:family="paragraph">
      <style:paragraph-properties fo:text-align="start" fo:text-indent="0in"/>
    </style:style>
    <style:style style:name="T69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695" style:parent-style-name="CommentText" style:family="paragraph">
      <style:paragraph-properties fo:text-align="start" fo:text-indent="0in"/>
    </style:style>
    <style:style style:name="P696" style:parent-style-name="CommentText" style:family="paragraph">
      <style:paragraph-properties fo:text-align="start" fo:text-indent="0in"/>
    </style:style>
    <style:style style:name="T697"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698" style:parent-style-name="Standard" style:family="paragraph">
      <style:paragraph-properties fo:text-align="start" fo:text-indent="0in"/>
    </style:style>
    <style:style style:name="T699" style:parent-style-name="DefaultParagraphFont" style:family="text">
      <style:text-properties style:font-name="Times New Roman" fo:font-size="12pt" style:font-size-asian="12pt" style:font-size-complex="12pt" fo:language="en" fo:country="US"/>
    </style:style>
    <style:style style:name="T700" style:parent-style-name="DefaultParagraphFont" style:family="text">
      <style:text-properties style:font-name="Times New Roman" fo:font-size="12pt" style:font-size-asian="12pt" style:font-size-complex="12pt" fo:background-color="#00FFFF" fo:language="en" fo:country="US"/>
    </style:style>
    <style:style style:name="T701" style:parent-style-name="DefaultParagraphFont" style:family="text">
      <style:text-properties style:font-name="Times New Roman" fo:font-size="12pt" style:font-size-asian="12pt" style:font-size-complex="12pt" fo:language="en" fo:country="US"/>
    </style:style>
    <style:style style:name="T702" style:parent-style-name="DefaultParagraphFont" style:family="text">
      <style:text-properties style:font-name="Times New Roman" fo:font-size="12pt" style:font-size-asian="12pt" style:font-size-complex="12pt" fo:background-color="#FF00FF" fo:language="en" fo:country="US"/>
    </style:style>
    <style:style style:name="T703" style:parent-style-name="DefaultParagraphFont" style:family="text">
      <style:text-properties style:font-name="Times New Roman" fo:font-size="12pt" style:font-size-asian="12pt" style:font-size-complex="12pt" fo:language="en" fo:country="US"/>
    </style:style>
    <style:style style:name="T704" style:parent-style-name="DefaultParagraphFont" style:family="text">
      <style:text-properties style:font-name="Times New Roman" fo:font-size="12pt" style:font-size-asian="12pt" style:font-size-complex="12pt" fo:background-color="#00FF00" fo:language="en" fo:country="US"/>
    </style:style>
    <style:style style:name="T705" style:parent-style-name="DefaultParagraphFont" style:family="text">
      <style:text-properties style:font-name="Times New Roman" fo:font-size="12pt" style:font-size-asian="12pt" style:font-size-complex="12pt" fo:language="en" fo:country="US"/>
    </style:style>
    <style:style style:name="T706" style:parent-style-name="DefaultParagraphFont" style:family="text">
      <style:text-properties style:font-name="Times New Roman" fo:font-size="12pt" style:font-size-asian="12pt" style:font-size-complex="12pt" fo:language="en" fo:country="US"/>
    </style:style>
    <style:style style:name="P707" style:parent-style-name="CommentText" style:family="paragraph">
      <style:paragraph-properties fo:text-align="start" fo:text-indent="0in"/>
    </style:style>
    <style:style style:name="P708" style:parent-style-name="CommentText" style:family="paragraph">
      <style:paragraph-properties fo:text-align="start" fo:text-indent="0in"/>
    </style:style>
    <style:style style:name="P709" style:parent-style-name="CommentText" style:family="paragraph">
      <style:paragraph-properties fo:text-align="start" fo:text-indent="0in"/>
    </style:style>
    <style:style style:name="P710" style:parent-style-name="CommentText" style:family="paragraph">
      <style:paragraph-properties fo:text-align="start" fo:text-indent="0in"/>
    </style:style>
    <style:style style:name="P711" style:parent-style-name="CommentText" style:family="paragraph">
      <style:paragraph-properties fo:text-align="start" fo:text-indent="0in"/>
    </style:style>
    <style:style style:name="P712" style:parent-style-name="CommentText" style:family="paragraph">
      <style:paragraph-properties fo:text-align="start" fo:text-indent="0in"/>
    </style:style>
    <style:style style:name="P713" style:parent-style-name="CommentText" style:family="paragraph">
      <style:paragraph-properties fo:text-align="start" fo:text-indent="0in"/>
    </style:style>
    <style:style style:name="P714" style:parent-style-name="CommentText" style:family="paragraph">
      <style:paragraph-properties fo:text-align="start" fo:text-indent="0in"/>
    </style:style>
    <style:style style:name="P715" style:parent-style-name="CommentText" style:family="paragraph">
      <style:paragraph-properties fo:text-align="start" fo:text-indent="0in"/>
    </style:style>
    <style:style style:name="P716" style:parent-style-name="CommentText" style:family="paragraph">
      <style:paragraph-properties fo:text-align="start" fo:text-indent="0in"/>
    </style:style>
    <style:style style:name="P717" style:parent-style-name="CommentText" style:family="paragraph">
      <style:paragraph-properties fo:text-align="start" fo:text-indent="0in"/>
    </style:style>
    <style:style style:name="P718" style:parent-style-name="CommentText" style:family="paragraph">
      <style:paragraph-properties fo:text-align="start" fo:text-indent="0in"/>
    </style:style>
    <style:style style:name="P719" style:parent-style-name="CommentText" style:family="paragraph">
      <style:paragraph-properties fo:text-align="start" fo:text-indent="0in"/>
    </style:style>
    <style:style style:name="P720" style:parent-style-name="CommentText" style:family="paragraph">
      <style:paragraph-properties fo:text-align="start" fo:text-indent="0in"/>
    </style:style>
    <style:style style:name="P721" style:parent-style-name="CommentText" style:family="paragraph">
      <style:paragraph-properties fo:text-align="start" fo:text-indent="0in"/>
    </style:style>
    <style:style style:name="P722" style:parent-style-name="CommentText" style:family="paragraph">
      <style:paragraph-properties fo:text-align="start" fo:text-indent="0in"/>
    </style:style>
    <style:style style:name="P723" style:parent-style-name="CommentText" style:family="paragraph">
      <style:paragraph-properties fo:text-align="start" fo:text-indent="0in"/>
    </style:style>
    <style:style style:name="P724" style:parent-style-name="CommentText" style:family="paragraph">
      <style:paragraph-properties fo:text-align="start" fo:text-indent="0in"/>
    </style:style>
    <style:style style:name="P725" style:parent-style-name="CommentText" style:family="paragraph">
      <style:paragraph-properties fo:text-align="start" fo:text-indent="0in"/>
    </style:style>
    <style:style style:name="P726" style:parent-style-name="CommentText" style:family="paragraph">
      <style:paragraph-properties fo:text-align="start" fo:text-indent="0in"/>
    </style:style>
    <style:style style:name="P727" style:parent-style-name="CommentText" style:family="paragraph">
      <style:paragraph-properties fo:text-align="start" fo:text-indent="0in"/>
    </style:style>
    <style:style style:name="P728" style:parent-style-name="CommentText" style:family="paragraph">
      <style:paragraph-properties fo:text-align="start" fo:text-indent="0in"/>
    </style:style>
    <style:style style:name="P729" style:parent-style-name="CommentText" style:family="paragraph">
      <style:paragraph-properties fo:text-align="start" fo:text-indent="0in"/>
    </style:style>
    <style:style style:name="P730" style:parent-style-name="CommentText" style:family="paragraph">
      <style:paragraph-properties fo:text-align="start" fo:text-indent="0in"/>
    </style:style>
    <style:style style:name="P731" style:parent-style-name="CommentText" style:family="paragraph">
      <style:paragraph-properties fo:text-align="start" fo:text-indent="0in"/>
    </style:style>
    <style:style style:name="P732" style:parent-style-name="CommentText" style:family="paragraph">
      <style:paragraph-properties fo:text-align="start" fo:text-indent="0in"/>
    </style:style>
    <style:style style:name="P733" style:parent-style-name="CommentText" style:family="paragraph">
      <style:paragraph-properties fo:text-align="start" fo:text-indent="0in"/>
    </style:style>
    <style:style style:name="P734" style:parent-style-name="CommentText" style:family="paragraph">
      <style:paragraph-properties fo:text-align="start" fo:text-indent="0in"/>
    </style:style>
    <style:style style:name="P735" style:parent-style-name="CommentText" style:family="paragraph">
      <style:paragraph-properties fo:text-align="start" fo:text-indent="0in"/>
    </style:style>
    <style:style style:name="P736" style:parent-style-name="Standard" style:family="paragraph">
      <style:paragraph-properties fo:text-align="start" fo:text-indent="0in"/>
    </style:style>
    <style:style style:name="T737" style:parent-style-name="DefaultParagraphFont" style:family="text">
      <style:text-properties style:font-name="Times New Roman" fo:font-size="12pt" style:font-size-asian="12pt" style:font-size-complex="12pt" fo:language="en" fo:country="US"/>
    </style:style>
    <style:style style:name="T738" style:parent-style-name="DefaultParagraphFont" style:family="text">
      <style:text-properties style:font-name="Times New Roman" fo:font-size="12pt" style:font-size-asian="12pt" style:font-size-complex="12pt" fo:background-color="#00FF00" fo:language="en" fo:country="US"/>
    </style:style>
    <style:style style:name="T739" style:parent-style-name="DefaultParagraphFont" style:family="text">
      <style:text-properties style:font-name="Times New Roman" fo:font-size="12pt" style:font-size-asian="12pt" style:font-size-complex="12pt" fo:language="en" fo:country="US"/>
    </style:style>
    <style:style style:name="P740" style:parent-style-name="Standard" style:family="paragraph">
      <style:paragraph-properties fo:text-align="start" fo:text-indent="0in"/>
    </style:style>
    <style:style style:name="T741" style:parent-style-name="DefaultParagraphFont" style:family="text">
      <style:text-properties style:font-name="Times New Roman" fo:font-size="12pt" style:font-size-asian="12pt" style:font-size-complex="12pt" fo:language="en" fo:country="US"/>
    </style:style>
    <style:style style:name="T742" style:parent-style-name="DefaultParagraphFont" style:family="text">
      <style:text-properties style:font-name="Times New Roman" fo:font-size="12pt" style:font-size-asian="12pt" style:font-size-complex="12pt" fo:background-color="#00FF00" fo:language="en" fo:country="US"/>
    </style:style>
    <style:style style:name="T743" style:parent-style-name="DefaultParagraphFont" style:family="text">
      <style:text-properties style:font-name="Times New Roman" fo:font-size="12pt" style:font-size-asian="12pt" style:font-size-complex="12pt" fo:language="en" fo:country="US"/>
    </style:style>
    <style:style style:name="T744" style:parent-style-name="DefaultParagraphFont" style:family="text">
      <style:text-properties style:font-name="Times New Roman" fo:font-size="12pt" style:font-size-asian="12pt" style:font-size-complex="12pt" fo:background-color="#00FF00" fo:language="en" fo:country="US"/>
    </style:style>
    <style:style style:name="T745" style:parent-style-name="DefaultParagraphFont" style:family="text">
      <style:text-properties style:font-name="Times New Roman" fo:font-size="12pt" style:font-size-asian="12pt" style:font-size-complex="12pt" fo:language="en" fo:country="US"/>
    </style:style>
    <style:style style:name="T746" style:parent-style-name="DefaultParagraphFont" style:family="text">
      <style:text-properties style:font-name="Times New Roman" fo:font-size="12pt" style:font-size-asian="12pt" style:font-size-complex="12pt" fo:background-color="#FF00FF" fo:language="en" fo:country="US"/>
    </style:style>
    <style:style style:name="T747" style:parent-style-name="DefaultParagraphFont" style:family="text">
      <style:text-properties style:font-name="Times New Roman" fo:font-size="12pt" style:font-size-asian="12pt" style:font-size-complex="12pt" fo:language="en" fo:country="US"/>
    </style:style>
    <style:style style:name="T748" style:parent-style-name="DefaultParagraphFont" style:family="text">
      <style:text-properties style:font-name="Times New Roman" fo:font-size="12pt" style:font-size-asian="12pt" style:font-size-complex="12pt" fo:background-color="#FFFF00" fo:language="en" fo:country="US"/>
    </style:style>
    <style:style style:name="T749" style:parent-style-name="DefaultParagraphFont" style:family="text">
      <style:text-properties style:font-name="Times New Roman" fo:font-size="12pt" style:font-size-asian="12pt" style:font-size-complex="12pt" fo:language="en" fo:country="US"/>
    </style:style>
    <style:style style:name="T750" style:parent-style-name="DefaultParagraphFont" style:family="text">
      <style:text-properties style:font-name="Times New Roman" fo:font-size="12pt" style:font-size-asian="12pt" style:font-size-complex="12pt" fo:background-color="#00FFFF" fo:language="en" fo:country="US"/>
    </style:style>
    <style:style style:name="T751" style:parent-style-name="DefaultParagraphFont" style:family="text">
      <style:text-properties style:font-name="Times New Roman" fo:font-size="12pt" style:font-size-asian="12pt" style:font-size-complex="12pt" fo:language="en" fo:country="US"/>
    </style:style>
    <style:style style:name="P752" style:parent-style-name="Standard" style:family="paragraph">
      <style:paragraph-properties fo:text-align="start" fo:text-indent="0in"/>
    </style:style>
    <style:style style:name="T753" style:parent-style-name="DefaultParagraphFont" style:family="text">
      <style:text-properties style:font-name="Times New Roman" fo:font-size="12pt" style:font-size-asian="12pt" style:font-size-complex="12pt" fo:language="en" fo:country="US"/>
    </style:style>
    <style:style style:name="T754" style:parent-style-name="DefaultParagraphFont" style:family="text">
      <style:text-properties style:font-name="Times New Roman" fo:font-size="12pt" style:font-size-asian="12pt" style:font-size-complex="12pt" fo:background-color="#00FF00" fo:language="en" fo:country="US"/>
    </style:style>
    <style:style style:name="T755" style:parent-style-name="DefaultParagraphFont" style:family="text">
      <style:text-properties style:font-name="Times New Roman" fo:font-size="12pt" style:font-size-asian="12pt" style:font-size-complex="12pt" fo:language="en" fo:country="US"/>
    </style:style>
    <style:style style:name="T756" style:parent-style-name="DefaultParagraphFont" style:family="text">
      <style:text-properties style:font-name="Times New Roman" fo:font-size="12pt" style:font-size-asian="12pt" style:font-size-complex="12pt" fo:language="en" fo:country="US"/>
    </style:style>
    <style:style style:name="P757" style:parent-style-name="CommentText" style:family="paragraph">
      <style:paragraph-properties fo:text-align="start" fo:text-indent="0in"/>
    </style:style>
    <style:style style:name="P758" style:parent-style-name="CommentText" style:family="paragraph">
      <style:paragraph-properties fo:text-align="start" fo:text-indent="0in"/>
    </style:style>
    <style:style style:name="P759" style:parent-style-name="CommentText" style:family="paragraph">
      <style:paragraph-properties fo:text-align="start" fo:text-indent="0in"/>
    </style:style>
    <style:style style:name="P760" style:parent-style-name="CommentText" style:family="paragraph">
      <style:paragraph-properties fo:text-align="start" fo:text-indent="0in"/>
    </style:style>
    <style:style style:name="P761" style:parent-style-name="CommentText" style:family="paragraph">
      <style:paragraph-properties fo:text-align="start" fo:text-indent="0in"/>
    </style:style>
    <style:style style:name="P762" style:parent-style-name="CommentText" style:family="paragraph">
      <style:paragraph-properties fo:text-align="start" fo:text-indent="0in"/>
    </style:style>
    <style:style style:name="P763" style:parent-style-name="CommentText" style:family="paragraph">
      <style:paragraph-properties fo:text-align="start" fo:text-indent="0in"/>
    </style:style>
    <style:style style:name="P764" style:parent-style-name="CommentText" style:family="paragraph">
      <style:paragraph-properties fo:text-align="start" fo:text-indent="0in"/>
    </style:style>
    <style:style style:name="P765" style:parent-style-name="CommentText" style:family="paragraph">
      <style:paragraph-properties fo:text-align="start" fo:text-indent="0in"/>
    </style:style>
    <style:style style:name="P766" style:parent-style-name="CommentText" style:family="paragraph">
      <style:paragraph-properties fo:text-align="start" fo:text-indent="0in"/>
    </style:style>
    <style:style style:name="P767" style:parent-style-name="CommentText" style:family="paragraph">
      <style:paragraph-properties fo:text-align="start" fo:text-indent="0in"/>
    </style:style>
    <style:style style:name="P768" style:parent-style-name="CommentText" style:family="paragraph">
      <style:paragraph-properties fo:text-align="start" fo:text-indent="0in"/>
    </style:style>
    <style:style style:name="P769" style:parent-style-name="CommentText" style:family="paragraph">
      <style:paragraph-properties fo:text-align="start" fo:text-indent="0in"/>
    </style:style>
    <style:style style:name="P770" style:parent-style-name="CommentText" style:family="paragraph">
      <style:paragraph-properties fo:text-align="start" fo:text-indent="0in"/>
    </style:style>
    <style:style style:name="P771" style:parent-style-name="CommentText" style:family="paragraph">
      <style:paragraph-properties fo:text-align="start" fo:text-indent="0in"/>
    </style:style>
    <style:style style:name="P772" style:parent-style-name="CommentText" style:family="paragraph">
      <style:paragraph-properties fo:text-align="start" fo:text-indent="0in"/>
    </style:style>
    <style:style style:name="P773" style:parent-style-name="CommentText" style:family="paragraph">
      <style:paragraph-properties fo:text-align="start" fo:text-indent="0in"/>
    </style:style>
    <style:style style:name="P774" style:parent-style-name="CommentText" style:family="paragraph">
      <style:paragraph-properties fo:text-align="start" fo:text-indent="0in"/>
    </style:style>
    <style:style style:name="P775" style:parent-style-name="CommentText" style:family="paragraph">
      <style:paragraph-properties fo:text-align="start" fo:text-indent="0in"/>
    </style:style>
    <style:style style:name="P776" style:parent-style-name="CommentText" style:family="paragraph">
      <style:paragraph-properties fo:text-align="start" fo:text-indent="0in"/>
    </style:style>
    <style:style style:name="P777" style:parent-style-name="CommentText" style:family="paragraph">
      <style:paragraph-properties fo:text-align="start" fo:text-indent="0in"/>
    </style:style>
    <style:style style:name="P778" style:parent-style-name="CommentText" style:family="paragraph">
      <style:paragraph-properties fo:text-align="start" fo:text-indent="0in"/>
    </style:style>
    <style:style style:name="P779" style:parent-style-name="CommentText" style:family="paragraph">
      <style:paragraph-properties fo:text-align="start" fo:text-indent="0in"/>
    </style:style>
    <style:style style:name="P780" style:parent-style-name="CommentText" style:family="paragraph">
      <style:paragraph-properties fo:text-align="start" fo:text-indent="0in"/>
    </style:style>
    <style:style style:name="P781" style:parent-style-name="CommentText" style:family="paragraph">
      <style:paragraph-properties fo:text-align="start" fo:text-indent="0in"/>
    </style:style>
    <style:style style:name="T782" style:parent-style-name="DefaultParagraphFont" style:family="text">
      <style:text-properties style:font-name="Times New Roman" fo:font-size="12pt" style:font-size-asian="12pt" style:font-size-complex="12pt" fo:language="en" fo:country="US"/>
    </style:style>
    <style:style style:name="T783" style:parent-style-name="DefaultParagraphFont" style:family="text">
      <style:text-properties style:font-name="Times New Roman" fo:font-size="12pt" style:font-size-asian="12pt" style:font-size-complex="12pt" fo:background-color="#FFFF00" fo:language="en" fo:country="US"/>
    </style:style>
    <style:style style:name="T784" style:parent-style-name="DefaultParagraphFont" style:family="text">
      <style:text-properties style:font-name="Times New Roman" fo:font-size="12pt" style:font-size-asian="12pt" style:font-size-complex="12pt" fo:language="en" fo:country="US"/>
    </style:style>
    <style:style style:name="T785" style:parent-style-name="DefaultParagraphFont" style:family="text">
      <style:text-properties style:font-name="Times New Roman" fo:font-size="12pt" style:font-size-asian="12pt" style:font-size-complex="12pt" fo:background-color="#00FFFF" fo:language="en" fo:country="US"/>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P788" style:parent-style-name="CommentText" style:family="paragraph">
      <style:paragraph-properties fo:text-align="start" fo:text-indent="0in"/>
    </style:style>
    <style:style style:name="P789" style:parent-style-name="CommentText" style:family="paragraph">
      <style:paragraph-properties fo:text-align="start" fo:text-indent="0in"/>
    </style:style>
    <style:style style:name="P790" style:parent-style-name="CommentText" style:family="paragraph">
      <style:paragraph-properties fo:text-align="start" fo:text-indent="0in"/>
    </style:style>
    <style:style style:name="P791" style:parent-style-name="CommentText" style:family="paragraph">
      <style:paragraph-properties fo:text-align="start" fo:text-indent="0in"/>
    </style:style>
    <style:style style:name="P792" style:parent-style-name="CommentText" style:family="paragraph">
      <style:paragraph-properties fo:text-align="start" fo:text-indent="0in"/>
    </style:style>
    <style:style style:name="P793" style:parent-style-name="CommentText" style:family="paragraph">
      <style:paragraph-properties fo:text-align="start" fo:text-indent="0in"/>
    </style:style>
    <style:style style:name="P794" style:parent-style-name="CommentText" style:family="paragraph">
      <style:paragraph-properties fo:text-align="start" fo:text-indent="0in"/>
    </style:style>
    <style:style style:name="P795" style:parent-style-name="CommentText" style:family="paragraph">
      <style:paragraph-properties fo:text-align="start" fo:text-indent="0in"/>
    </style:style>
    <style:style style:name="P796" style:parent-style-name="CommentText" style:family="paragraph">
      <style:paragraph-properties fo:text-align="start" fo:text-indent="0in"/>
    </style:style>
    <style:style style:name="P797" style:parent-style-name="CommentText" style:family="paragraph">
      <style:paragraph-properties fo:text-align="start" fo:text-indent="0in"/>
    </style:style>
    <style:style style:name="P798" style:parent-style-name="CommentText" style:family="paragraph">
      <style:paragraph-properties fo:text-align="start" fo:text-indent="0in"/>
    </style:style>
    <style:style style:name="P799" style:parent-style-name="CommentText" style:family="paragraph">
      <style:paragraph-properties fo:text-align="start" fo:text-indent="0in"/>
    </style:style>
    <style:style style:name="P800" style:parent-style-name="CommentText" style:family="paragraph">
      <style:paragraph-properties fo:text-align="start" fo:text-indent="0in"/>
    </style:style>
    <style:style style:name="P801" style:parent-style-name="CommentText" style:family="paragraph">
      <style:paragraph-properties fo:text-align="start" fo:text-indent="0in"/>
    </style:style>
    <style:style style:name="P802" style:parent-style-name="CommentText" style:family="paragraph">
      <style:paragraph-properties fo:text-align="start" fo:text-indent="0in"/>
    </style:style>
    <style:style style:name="P803" style:parent-style-name="CommentText" style:family="paragraph">
      <style:paragraph-properties fo:text-align="start" fo:text-indent="0in"/>
    </style:style>
    <style:style style:name="P804" style:parent-style-name="CommentText" style:family="paragraph">
      <style:paragraph-properties fo:text-align="start" fo:text-indent="0in"/>
    </style:style>
    <style:style style:name="P805" style:parent-style-name="CommentText" style:family="paragraph">
      <style:paragraph-properties fo:text-align="start" fo:text-indent="0in"/>
    </style:style>
    <style:style style:name="T806" style:parent-style-name="DefaultParagraphFont" style:family="text">
      <style:text-properties style:font-name="Times New Roman" fo:font-size="12pt" style:font-size-asian="12pt" style:font-size-complex="12pt" fo:language="en" fo:country="US"/>
    </style:style>
    <style:style style:name="P807" style:parent-style-name="Standard" style:family="paragraph">
      <style:paragraph-properties fo:text-align="start" fo:text-indent="0in"/>
    </style:style>
    <style:style style:name="T808" style:parent-style-name="DefaultParagraphFont" style:family="text">
      <style:text-properties style:font-name="Times New Roman" fo:font-size="12pt" style:font-size-asian="12pt" style:font-size-complex="12pt" fo:background-color="#00FF00" fo:language="en" fo:country="US"/>
    </style:style>
    <style:style style:name="T809" style:parent-style-name="DefaultParagraphFont" style:family="text">
      <style:text-properties style:font-name="Times New Roman" fo:font-size="12pt" style:font-size-asian="12pt" style:font-size-complex="12pt" fo:language="en" fo:country="US"/>
    </style:style>
    <style:style style:name="T810" style:parent-style-name="DefaultParagraphFont" style:family="text">
      <style:text-properties style:font-name="Times New Roman" fo:font-size="12pt" style:font-size-asian="12pt" style:font-size-complex="12pt" fo:language="en" fo:country="US"/>
    </style:style>
    <style:style style:name="P811" style:parent-style-name="CommentText" style:family="paragraph">
      <style:paragraph-properties fo:text-align="start" fo:text-indent="0in"/>
    </style:style>
    <style:style style:name="P812" style:parent-style-name="CommentText" style:family="paragraph">
      <style:paragraph-properties fo:text-align="start" fo:text-indent="0in"/>
    </style:style>
    <style:style style:name="P813" style:parent-style-name="CommentText" style:family="paragraph">
      <style:paragraph-properties fo:text-align="start" fo:text-indent="0in"/>
    </style:style>
    <style:style style:name="P814" style:parent-style-name="CommentText" style:family="paragraph">
      <style:paragraph-properties fo:text-align="start" fo:text-indent="0in"/>
    </style:style>
    <style:style style:name="P815" style:parent-style-name="CommentText" style:family="paragraph">
      <style:paragraph-properties fo:text-align="start" fo:text-indent="0in"/>
    </style:style>
    <style:style style:name="T816" style:parent-style-name="DefaultParagraphFont" style:family="text">
      <style:text-properties style:font-name="Times New Roman" fo:font-size="12pt" style:font-size-asian="12pt" style:font-size-complex="12pt" fo:language="en" fo:country="US"/>
    </style:style>
    <style:style style:name="T817" style:parent-style-name="DefaultParagraphFont" style:family="text">
      <style:text-properties style:font-name="Times New Roman" fo:font-size="12pt" style:font-size-asian="12pt" style:font-size-complex="12pt" fo:background-color="#00FF00" fo:language="en" fo:country="US"/>
    </style:style>
    <style:style style:name="T818" style:parent-style-name="DefaultParagraphFont" style:family="text">
      <style:text-properties style:font-name="Times New Roman" fo:font-size="12pt" style:font-size-asian="12pt" style:font-size-complex="12pt" fo:language="en" fo:country="US"/>
    </style:style>
    <style:style style:name="T819" style:parent-style-name="DefaultParagraphFont" style:family="text">
      <style:text-properties style:font-name="Times New Roman" fo:font-size="12pt" style:font-size-asian="12pt" style:font-size-complex="12pt" fo:language="en" fo:country="US"/>
    </style:style>
    <style:style style:name="P820" style:parent-style-name="CommentText" style:family="paragraph">
      <style:paragraph-properties fo:text-align="start" fo:text-indent="0in"/>
    </style:style>
    <style:style style:name="P821" style:parent-style-name="CommentText" style:family="paragraph">
      <style:paragraph-properties fo:text-align="start" fo:text-indent="0in"/>
    </style:style>
    <style:style style:name="P822" style:parent-style-name="CommentText" style:family="paragraph">
      <style:paragraph-properties fo:text-align="start" fo:text-indent="0in"/>
    </style:style>
    <style:style style:name="P823" style:parent-style-name="CommentText" style:family="paragraph">
      <style:paragraph-properties fo:text-align="start" fo:text-indent="0in"/>
    </style:style>
    <style:style style:name="P824" style:parent-style-name="CommentText" style:family="paragraph">
      <style:paragraph-properties fo:text-align="start" fo:text-indent="0in"/>
    </style:style>
    <style:style style:name="T825" style:parent-style-name="DefaultParagraphFont" style:family="text">
      <style:text-properties style:font-name="Times New Roman" fo:font-size="12pt" style:font-size-asian="12pt" style:font-size-complex="12pt" fo:language="en" fo:country="US"/>
    </style:style>
    <style:style style:name="P826" style:parent-style-name="Standard" style:family="paragraph">
      <style:paragraph-properties fo:text-align="start" fo:text-indent="0in"/>
    </style:style>
    <style:style style:name="T827" style:parent-style-name="DefaultParagraphFont" style:family="text">
      <style:text-properties style:font-name="Times New Roman" fo:font-size="12pt" style:font-size-asian="12pt" style:font-size-complex="12pt" fo:language="en" fo:country="US"/>
    </style:style>
    <style:style style:name="T828" style:parent-style-name="DefaultParagraphFont" style:family="text">
      <style:text-properties style:font-name="Times New Roman" fo:font-size="12pt" style:font-size-asian="12pt" style:font-size-complex="12pt" fo:background-color="#00FFFF" fo:language="en" fo:country="US"/>
    </style:style>
    <style:style style:name="T829" style:parent-style-name="DefaultParagraphFont" style:family="text">
      <style:text-properties style:font-name="Times New Roman" fo:font-size="12pt" style:font-size-asian="12pt" style:font-size-complex="12pt" fo:language="en" fo:country="US"/>
    </style:style>
    <style:style style:name="T830" style:parent-style-name="DefaultParagraphFont" style:family="text">
      <style:text-properties style:font-name="Times New Roman" fo:font-size="12pt" style:font-size-asian="12pt" style:font-size-complex="12pt" fo:background-color="#00FF00" fo:language="en" fo:country="US"/>
    </style:style>
    <style:style style:name="T831" style:parent-style-name="DefaultParagraphFont" style:family="text">
      <style:text-properties style:font-name="Times New Roman" fo:font-size="12pt" style:font-size-asian="12pt" style:font-size-complex="12pt" fo:language="en" fo:country="US"/>
    </style:style>
    <style:style style:name="T832" style:parent-style-name="DefaultParagraphFont" style:family="text">
      <style:text-properties style:font-name="Times New Roman" fo:font-size="12pt" style:font-size-asian="12pt" style:font-size-complex="12pt" fo:background-color="#00FFFF" fo:language="en" fo:country="US"/>
    </style:style>
    <style:style style:name="T833" style:parent-style-name="DefaultParagraphFont" style:family="text">
      <style:text-properties style:font-name="Times New Roman" fo:font-size="12pt" style:font-size-asian="12pt" style:font-size-complex="12pt" fo:language="en" fo:country="US"/>
    </style:style>
    <style:style style:name="P834" style:parent-style-name="Standard" style:family="paragraph">
      <style:paragraph-properties fo:text-align="start" fo:text-indent="0in"/>
    </style:style>
    <style:style style:name="T835" style:parent-style-name="DefaultParagraphFont" style:family="text">
      <style:text-properties style:font-name="Times New Roman" fo:font-size="12pt" style:font-size-asian="12pt" style:font-size-complex="12pt" fo:language="en" fo:country="US"/>
    </style:style>
    <style:style style:name="T836" style:parent-style-name="DefaultParagraphFont" style:family="text">
      <style:text-properties style:font-name="Times New Roman" fo:font-size="12pt" style:font-size-asian="12pt" style:font-size-complex="12pt" fo:background-color="#FF00FF" fo:language="en" fo:country="US"/>
    </style:style>
    <style:style style:name="T837" style:parent-style-name="DefaultParagraphFont" style:family="text">
      <style:text-properties style:font-name="Times New Roman" fo:font-size="12pt" style:font-size-asian="12pt" style:font-size-complex="12pt" fo:language="en" fo:country="US"/>
    </style:style>
    <style:style style:name="T838" style:parent-style-name="DefaultParagraphFont" style:family="text">
      <style:text-properties style:font-name="Times New Roman" fo:font-size="12pt" style:font-size-asian="12pt" style:font-size-complex="12pt" fo:background-color="#00FFFF" fo:language="en" fo:country="US"/>
    </style:style>
    <style:style style:name="T839" style:parent-style-name="DefaultParagraphFont" style:family="text">
      <style:text-properties style:font-name="Times New Roman" fo:font-size="12pt" style:font-size-asian="12pt" style:font-size-complex="12pt" fo:language="en" fo:country="US"/>
    </style:style>
    <style:style style:name="T840" style:parent-style-name="DefaultParagraphFont" style:family="text">
      <style:text-properties style:font-name="Times New Roman" fo:font-size="12pt" style:font-size-asian="12pt" style:font-size-complex="12pt" fo:background-color="#FFFF00" fo:language="en" fo:country="US"/>
    </style:style>
    <style:style style:name="T841" style:parent-style-name="DefaultParagraphFont" style:family="text">
      <style:text-properties style:font-name="Times New Roman" fo:font-size="12pt" style:font-size-asian="12pt" style:font-size-complex="12pt" fo:language="en" fo:country="US"/>
    </style:style>
    <style:style style:name="P842" style:parent-style-name="Standard" style:family="paragraph">
      <style:paragraph-properties fo:text-align="start" fo:text-indent="0in"/>
    </style:style>
    <style:style style:name="T843" style:parent-style-name="DefaultParagraphFont" style:family="text">
      <style:text-properties style:font-name="Times New Roman" fo:font-size="12pt" style:font-size-asian="12pt" style:font-size-complex="12pt" fo:language="en" fo:country="US"/>
    </style:style>
    <style:style style:name="T844" style:parent-style-name="DefaultParagraphFont" style:family="text">
      <style:text-properties style:font-name="Times New Roman" fo:font-size="12pt" style:font-size-asian="12pt" style:font-size-complex="12pt" fo:background-color="#00FFFF" fo:language="en" fo:country="US"/>
    </style:style>
    <style:style style:name="T845" style:parent-style-name="DefaultParagraphFont" style:family="text">
      <style:text-properties style:font-name="Times New Roman" fo:font-size="12pt" style:font-size-asian="12pt" style:font-size-complex="12pt" fo:language="en" fo:country="US"/>
    </style:style>
    <style:style style:name="T846" style:parent-style-name="DefaultParagraphFont" style:family="text">
      <style:text-properties style:font-name="Times New Roman" fo:font-size="12pt" style:font-size-asian="12pt" style:font-size-complex="12pt" fo:background-color="#FFFF00" fo:language="en" fo:country="US"/>
    </style:style>
    <style:style style:name="T847" style:parent-style-name="DefaultParagraphFont" style:family="text">
      <style:text-properties style:font-name="Times New Roman" fo:font-size="12pt" style:font-size-asian="12pt" style:font-size-complex="12pt" fo:language="en" fo:country="US"/>
    </style:style>
    <style:style style:name="P848" style:parent-style-name="Standard" style:family="paragraph">
      <style:paragraph-properties fo:text-align="start" fo:text-indent="0in"/>
    </style:style>
    <style:style style:name="T849" style:parent-style-name="DefaultParagraphFont" style:family="text">
      <style:text-properties style:font-name="Times New Roman" fo:font-size="12pt" style:font-size-asian="12pt" style:font-size-complex="12pt" fo:language="en" fo:country="US"/>
    </style:style>
    <style:style style:name="T850" style:parent-style-name="DefaultParagraphFont" style:family="text">
      <style:text-properties style:font-name="Times New Roman" fo:font-size="12pt" style:font-size-asian="12pt" style:font-size-complex="12pt" fo:background-color="#00FFFF" fo:language="en" fo:country="US"/>
    </style:style>
    <style:style style:name="T851" style:parent-style-name="DefaultParagraphFont" style:family="text">
      <style:text-properties style:font-name="Times New Roman" fo:font-size="12pt" style:font-size-asian="12pt" style:font-size-complex="12pt" fo:language="en" fo:country="US"/>
    </style:style>
    <style:style style:name="T852" style:parent-style-name="DefaultParagraphFont" style:family="text">
      <style:text-properties style:font-name="Times New Roman" fo:font-size="12pt" style:font-size-asian="12pt" style:font-size-complex="12pt" fo:background-color="#FFFF00" fo:language="en" fo:country="US"/>
    </style:style>
    <style:style style:name="T853" style:parent-style-name="DefaultParagraphFont" style:family="text">
      <style:text-properties style:font-name="Times New Roman" fo:font-size="12pt" style:font-size-asian="12pt" style:font-size-complex="12pt" fo:language="en" fo:country="US"/>
    </style:style>
    <style:style style:name="T854" style:parent-style-name="DefaultParagraphFont" style:family="text">
      <style:text-properties style:font-name="Times New Roman" fo:font-size="12pt" style:font-size-asian="12pt" style:font-size-complex="12pt" fo:background-color="#00FFFF" fo:language="en" fo:country="US"/>
    </style:style>
    <style:style style:name="T855" style:parent-style-name="DefaultParagraphFont" style:family="text">
      <style:text-properties style:font-name="Times New Roman" fo:font-size="12pt" style:font-size-asian="12pt" style:font-size-complex="12pt" fo:language="en" fo:country="US"/>
    </style:style>
    <style:style style:name="T856" style:parent-style-name="DefaultParagraphFont" style:family="text">
      <style:text-properties style:font-name="Times New Roman" fo:font-size="12pt" style:font-size-asian="12pt" style:font-size-complex="12pt" fo:background-color="#FFFF00" fo:language="en" fo:country="US"/>
    </style:style>
    <style:style style:name="T857" style:parent-style-name="DefaultParagraphFont" style:family="text">
      <style:text-properties style:font-name="Times New Roman" fo:font-size="12pt" style:font-size-asian="12pt" style:font-size-complex="12pt" fo:language="en" fo:country="US"/>
    </style:style>
    <style:style style:name="T858" style:parent-style-name="DefaultParagraphFont" style:family="text">
      <style:text-properties style:font-name="Times New Roman" fo:font-size="12pt" style:font-size-asian="12pt" style:font-size-complex="12pt" fo:background-color="#00FFFF" fo:language="en" fo:country="US"/>
    </style:style>
    <style:style style:name="T859" style:parent-style-name="DefaultParagraphFont" style:family="text">
      <style:text-properties style:font-name="Times New Roman" fo:font-size="12pt" style:font-size-asian="12pt" style:font-size-complex="12pt" fo:language="en" fo:country="US"/>
    </style:style>
    <style:style style:name="T860" style:parent-style-name="DefaultParagraphFont" style:family="text">
      <style:text-properties style:font-name="Times New Roman" fo:font-size="12pt" style:font-size-asian="12pt" style:font-size-complex="12pt" fo:background-color="#FFFF00" fo:language="en" fo:country="US"/>
    </style:style>
    <style:style style:name="T861" style:parent-style-name="DefaultParagraphFont" style:family="text">
      <style:text-properties style:font-name="Times New Roman" fo:font-size="12pt" style:font-size-asian="12pt" style:font-size-complex="12pt" fo:language="en" fo:country="US"/>
    </style:style>
    <style:style style:name="T862" style:parent-style-name="DefaultParagraphFont" style:family="text">
      <style:text-properties style:font-name="Times New Roman" fo:font-size="12pt" style:font-size-asian="12pt" style:font-size-complex="12pt" fo:background-color="#FF00FF" fo:language="en" fo:country="US"/>
    </style:style>
    <style:style style:name="T863" style:parent-style-name="DefaultParagraphFont" style:family="text">
      <style:text-properties style:font-name="Times New Roman" fo:font-size="12pt" style:font-size-asian="12pt" style:font-size-complex="12pt" fo:language="en" fo:country="US"/>
    </style:style>
    <style:style style:name="T864" style:parent-style-name="DefaultParagraphFont" style:family="text">
      <style:text-properties style:font-name="Times New Roman" fo:font-size="12pt" style:font-size-asian="12pt" style:font-size-complex="12pt" fo:language="en" fo:country="US"/>
    </style:style>
    <style:style style:name="P865" style:parent-style-name="CommentText" style:family="paragraph">
      <style:paragraph-properties fo:text-align="start" fo:text-indent="0in"/>
    </style:style>
    <style:style style:name="P866" style:parent-style-name="CommentText" style:family="paragraph">
      <style:paragraph-properties fo:text-align="start" fo:text-indent="0in"/>
    </style:style>
    <style:style style:name="P867" style:parent-style-name="CommentText" style:family="paragraph">
      <style:paragraph-properties fo:text-align="start" fo:text-indent="0in"/>
    </style:style>
    <style:style style:name="P868" style:parent-style-name="CommentText" style:family="paragraph">
      <style:paragraph-properties fo:text-align="start" fo:text-indent="0in"/>
    </style:style>
    <style:style style:name="P869" style:parent-style-name="CommentText" style:family="paragraph">
      <style:paragraph-properties fo:text-align="start" fo:text-indent="0in"/>
    </style:style>
    <style:style style:name="P870" style:parent-style-name="CommentText" style:family="paragraph">
      <style:paragraph-properties fo:text-align="start" fo:text-indent="0in"/>
    </style:style>
    <style:style style:name="P871" style:parent-style-name="CommentText" style:family="paragraph">
      <style:paragraph-properties fo:text-align="start" fo:text-indent="0in"/>
    </style:style>
    <style:style style:name="P872" style:parent-style-name="CommentText" style:family="paragraph">
      <style:paragraph-properties fo:text-align="start" fo:text-indent="0in"/>
    </style:style>
    <style:style style:name="P873" style:parent-style-name="CommentText" style:family="paragraph">
      <style:paragraph-properties fo:text-align="start" fo:text-indent="0in"/>
    </style:style>
    <style:style style:name="P874" style:parent-style-name="CommentText" style:family="paragraph">
      <style:paragraph-properties fo:text-align="start" fo:text-indent="0in"/>
    </style:style>
    <style:style style:name="P875" style:parent-style-name="CommentText" style:family="paragraph">
      <style:paragraph-properties fo:text-align="start" fo:text-indent="0in"/>
    </style:style>
    <style:style style:name="P876" style:parent-style-name="CommentText" style:family="paragraph">
      <style:paragraph-properties fo:text-align="start" fo:text-indent="0in"/>
    </style:style>
    <style:style style:name="T877" style:parent-style-name="DefaultParagraphFont" style:family="text">
      <style:text-properties style:font-name="Times New Roman" fo:font-size="12pt" style:font-size-asian="12pt" style:font-size-complex="12pt" fo:language="en" fo:country="US"/>
    </style:style>
    <style:style style:name="P8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79" style:parent-style-name="Standard" style:family="paragraph">
      <style:paragraph-properties fo:text-align="start" fo:text-indent="0in"/>
    </style:style>
    <style:style style:name="T880" style:parent-style-name="DefaultParagraphFont" style:family="text">
      <style:text-properties style:font-name="Times New Roman" fo:font-size="12pt" style:font-size-asian="12pt" style:font-size-complex="12pt" fo:language="en" fo:country="US"/>
    </style:style>
    <style:style style:name="T881" style:parent-style-name="DefaultParagraphFont" style:family="text">
      <style:text-properties style:font-name="Times New Roman" fo:font-size="12pt" style:font-size-asian="12pt" style:font-size-complex="12pt" fo:background-color="#00FFFF" fo:language="en" fo:country="US"/>
    </style:style>
    <style:style style:name="T882" style:parent-style-name="DefaultParagraphFont" style:family="text">
      <style:text-properties style:font-name="Times New Roman" fo:font-size="12pt" style:font-size-asian="12pt" style:font-size-complex="12pt" fo:language="en" fo:country="US"/>
    </style:style>
    <style:style style:name="T883" style:parent-style-name="DefaultParagraphFont" style:family="text">
      <style:text-properties style:font-name="Times New Roman" fo:font-size="12pt" style:font-size-asian="12pt" style:font-size-complex="12pt" fo:background-color="#FF00FF" fo:language="en" fo:country="US"/>
    </style:style>
    <style:style style:name="T884" style:parent-style-name="DefaultParagraphFont" style:family="text">
      <style:text-properties style:font-name="Times New Roman" fo:font-size="12pt" style:font-size-asian="12pt" style:font-size-complex="12pt" fo:language="en" fo:country="US"/>
    </style:style>
    <style:style style:name="P885" style:parent-style-name="Standard" style:family="paragraph">
      <style:paragraph-properties fo:text-align="start" fo:text-indent="0in"/>
    </style:style>
    <style:style style:name="T886" style:parent-style-name="DefaultParagraphFont" style:family="text">
      <style:text-properties style:font-name="Times New Roman" fo:font-size="12pt" style:font-size-asian="12pt" style:font-size-complex="12pt" fo:language="en" fo:country="US"/>
    </style:style>
    <style:style style:name="T887" style:parent-style-name="DefaultParagraphFont" style:family="text">
      <style:text-properties style:font-name="Times New Roman" fo:font-size="12pt" style:font-size-asian="12pt" style:font-size-complex="12pt" fo:background-color="#00FF00" fo:language="en" fo:country="US"/>
    </style:style>
    <style:style style:name="T888" style:parent-style-name="DefaultParagraphFont" style:family="text">
      <style:text-properties style:font-name="Times New Roman" fo:font-size="12pt" style:font-size-asian="12pt" style:font-size-complex="12pt" fo:language="en" fo:country="US"/>
    </style:style>
    <style:style style:name="T889" style:parent-style-name="DefaultParagraphFont" style:family="text">
      <style:text-properties style:font-name="Times New Roman" fo:font-size="12pt" style:font-size-asian="12pt" style:font-size-complex="12pt" fo:background-color="#FF00FF" fo:language="en" fo:country="US"/>
    </style:style>
    <style:style style:name="T890" style:parent-style-name="DefaultParagraphFont" style:family="text">
      <style:text-properties style:font-name="Times New Roman" fo:font-size="12pt" style:font-size-asian="12pt" style:font-size-complex="12pt" fo:language="en" fo:country="US"/>
    </style:style>
    <style:style style:name="T891" style:parent-style-name="DefaultParagraphFont" style:family="text">
      <style:text-properties style:font-name="Times New Roman" fo:font-size="12pt" style:font-size-asian="12pt" style:font-size-complex="12pt" fo:background-color="#00FFFF" fo:language="en" fo:country="US"/>
    </style:style>
    <style:style style:name="T892" style:parent-style-name="DefaultParagraphFont" style:family="text">
      <style:text-properties style:font-name="Times New Roman" fo:font-size="12pt" style:font-size-asian="12pt" style:font-size-complex="12pt" fo:language="en" fo:country="US"/>
    </style:style>
    <style:style style:name="P8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4" style:parent-style-name="Standard" style:family="paragraph">
      <style:paragraph-properties fo:text-align="start" fo:text-indent="0in"/>
    </style:style>
    <style:style style:name="T89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96" style:parent-style-name="CommentText" style:family="paragraph">
      <style:paragraph-properties fo:text-align="start" fo:text-indent="0in"/>
    </style:style>
    <style:style style:name="P897" style:parent-style-name="CommentText" style:family="paragraph">
      <style:paragraph-properties fo:text-align="start" fo:text-indent="0in"/>
    </style:style>
    <style:style style:name="T89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899" style:parent-style-name="Standard" style:family="paragraph">
      <style:paragraph-properties fo:text-align="start" fo:text-indent="0in"/>
    </style:style>
    <style:style style:name="T900" style:parent-style-name="DefaultParagraphFont" style:family="text">
      <style:text-properties style:font-name="Times New Roman" fo:font-size="12pt" style:font-size-asian="12pt" style:font-size-complex="12pt" fo:language="en" fo:country="US"/>
    </style:style>
    <style:style style:name="T901" style:parent-style-name="DefaultParagraphFont" style:family="text">
      <style:text-properties style:font-name="Times New Roman" fo:font-size="12pt" style:font-size-asian="12pt" style:font-size-complex="12pt" fo:background-color="#00FFFF" fo:language="en" fo:country="US"/>
    </style:style>
    <style:style style:name="T902" style:parent-style-name="DefaultParagraphFont" style:family="text">
      <style:text-properties style:font-name="Times New Roman" fo:font-size="12pt" style:font-size-asian="12pt" style:font-size-complex="12pt" fo:language="en" fo:country="US"/>
    </style:style>
    <style:style style:name="T903" style:parent-style-name="DefaultParagraphFont" style:family="text">
      <style:text-properties style:font-name="Times New Roman" fo:font-size="12pt" style:font-size-asian="12pt" style:font-size-complex="12pt" fo:background-color="#FF00FF" fo:language="en" fo:country="US"/>
    </style:style>
    <style:style style:name="T904" style:parent-style-name="DefaultParagraphFont" style:family="text">
      <style:text-properties style:font-name="Times New Roman" fo:font-size="12pt" style:font-size-asian="12pt" style:font-size-complex="12pt" fo:language="en" fo:country="US"/>
    </style:style>
    <style:style style:name="P905" style:parent-style-name="Standard" style:family="paragraph">
      <style:paragraph-properties fo:text-align="start" fo:text-indent="0in"/>
    </style:style>
    <style:style style:name="T906" style:parent-style-name="DefaultParagraphFont" style:family="text">
      <style:text-properties style:font-name="Times New Roman" fo:font-size="12pt" style:font-size-asian="12pt" style:font-size-complex="12pt" fo:language="en" fo:country="US"/>
    </style:style>
    <style:style style:name="T907" style:parent-style-name="DefaultParagraphFont" style:family="text">
      <style:text-properties style:font-name="Times New Roman" fo:font-size="12pt" style:font-size-asian="12pt" style:font-size-complex="12pt" fo:background-color="#00FFFF" fo:language="en" fo:country="US"/>
    </style:style>
    <style:style style:name="T908" style:parent-style-name="DefaultParagraphFont" style:family="text">
      <style:text-properties style:font-name="Times New Roman" fo:font-size="12pt" style:font-size-asian="12pt" style:font-size-complex="12pt" fo:language="en" fo:country="US"/>
    </style:style>
    <style:style style:name="T909" style:parent-style-name="DefaultParagraphFont" style:family="text">
      <style:text-properties style:font-name="Times New Roman" fo:font-size="12pt" style:font-size-asian="12pt" style:font-size-complex="12pt" fo:background-color="#FF00FF" fo:language="en" fo:country="US"/>
    </style:style>
    <style:style style:name="T910" style:parent-style-name="DefaultParagraphFont" style:family="text">
      <style:text-properties style:font-name="Times New Roman" fo:font-size="12pt" style:font-size-asian="12pt" style:font-size-complex="12pt" fo:language="en" fo:country="US"/>
    </style:style>
    <style:style style:name="P9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912" style:parent-style-name="Standard" style:family="paragraph">
      <style:paragraph-properties fo:text-align="start" fo:text-indent="0in"/>
    </style:style>
    <style:style style:name="T91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914" style:parent-style-name="CommentText" style:family="paragraph">
      <style:paragraph-properties fo:text-align="start" fo:text-indent="0in"/>
    </style:style>
    <style:style style:name="P915" style:parent-style-name="CommentText" style:family="paragraph">
      <style:paragraph-properties fo:text-align="start" fo:text-indent="0in"/>
    </style:style>
    <style:style style:name="T91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T91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18" style:parent-style-name="DefaultParagraphFont" style:family="text">
      <style:text-properties style:font-name="Times New Roman" fo:font-size="12pt" style:font-size-asian="12pt" style:font-size-complex="12pt" fo:language="en" fo:country="US"/>
    </style:style>
    <style:style style:name="T919" style:parent-style-name="DefaultParagraphFont" style:family="text">
      <style:text-properties style:font-name="Times New Roman" fo:font-size="12pt" style:font-size-asian="12pt" style:font-size-complex="12pt" fo:background-color="#00FF00"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T921" style:parent-style-name="DefaultParagraphFont" style:family="text">
      <style:text-properties style:font-name="Times New Roman" fo:font-size="12pt" style:font-size-asian="12pt" style:font-size-complex="12pt" fo:background-color="#FF00FF" fo:language="en" fo:country="US"/>
    </style:style>
    <style:style style:name="T922" style:parent-style-name="DefaultParagraphFont" style:family="text">
      <style:text-properties style:font-name="Times New Roman" fo:font-size="12pt" style:font-size-asian="12pt" style:font-size-complex="12pt" fo:language="en" fo:country="US"/>
    </style:style>
    <style:style style:name="T923" style:parent-style-name="DefaultParagraphFont" style:family="text">
      <style:text-properties style:font-name="Times New Roman" fo:font-size="12pt" style:font-size-asian="12pt" style:font-size-complex="12pt" fo:background-color="#FFFF00" fo:language="en" fo:country="US"/>
    </style:style>
    <style:style style:name="T924" style:parent-style-name="DefaultParagraphFont" style:family="text">
      <style:text-properties style:font-name="Times New Roman" fo:font-size="12pt" style:font-size-asian="12pt" style:font-size-complex="12pt" fo:language="en" fo:country="US"/>
    </style:style>
    <style:style style:name="T925" style:parent-style-name="DefaultParagraphFont" style:family="text">
      <style:text-properties style:font-name="Times New Roman" fo:font-size="12pt" style:font-size-asian="12pt" style:font-size-complex="12pt" fo:background-color="#00FFFF" fo:language="en" fo:country="US"/>
    </style:style>
    <style:style style:name="T926" style:parent-style-name="DefaultParagraphFont" style:family="text">
      <style:text-properties style:font-name="Times New Roman" fo:font-size="12pt" style:font-size-asian="12pt" style:font-size-complex="12pt" fo:language="en" fo:country="US"/>
    </style:style>
    <style:style style:name="P927" style:parent-style-name="Standard" style:family="paragraph">
      <style:paragraph-properties fo:text-align="start" fo:text-indent="0in"/>
    </style:style>
    <style:style style:name="T928" style:parent-style-name="DefaultParagraphFont" style:family="text">
      <style:text-properties style:font-name="Times New Roman" fo:font-size="12pt" style:font-size-asian="12pt" style:font-size-complex="12pt" fo:language="en" fo:country="US"/>
    </style:style>
    <style:style style:name="T929" style:parent-style-name="DefaultParagraphFont" style:family="text">
      <style:text-properties style:font-name="Times New Roman" fo:font-size="12pt" style:font-size-asian="12pt" style:font-size-complex="12pt" fo:background-color="#00FF00" fo:language="en" fo:country="US"/>
    </style:style>
    <style:style style:name="T930" style:parent-style-name="DefaultParagraphFont" style:family="text">
      <style:text-properties style:font-name="Times New Roman" fo:font-size="12pt" style:font-size-asian="12pt" style:font-size-complex="12pt" fo:language="en" fo:country="US"/>
    </style:style>
    <style:style style:name="T931" style:parent-style-name="DefaultParagraphFont" style:family="text">
      <style:text-properties style:font-name="Times New Roman" fo:font-size="12pt" style:font-size-asian="12pt" style:font-size-complex="12pt" fo:background-color="#FF00FF" fo:language="en" fo:country="US"/>
    </style:style>
    <style:style style:name="T932" style:parent-style-name="DefaultParagraphFont" style:family="text">
      <style:text-properties style:font-name="Times New Roman" fo:font-size="12pt" style:font-size-asian="12pt" style:font-size-complex="12pt" fo:language="en" fo:country="US"/>
    </style:style>
    <style:style style:name="T933" style:parent-style-name="DefaultParagraphFont" style:family="text">
      <style:text-properties style:font-name="Times New Roman" fo:font-size="12pt" style:font-size-asian="12pt" style:font-size-complex="12pt" fo:background-color="#FF00FF" fo:language="en" fo:country="US"/>
    </style:style>
    <style:style style:name="T934" style:parent-style-name="DefaultParagraphFont" style:family="text">
      <style:text-properties style:font-name="Times New Roman" fo:font-size="12pt" style:font-size-asian="12pt" style:font-size-complex="12pt" fo:language="en" fo:country="US"/>
    </style:style>
    <style:style style:name="P935" style:parent-style-name="Standard" style:family="paragraph">
      <style:paragraph-properties fo:text-align="start" fo:text-indent="0in"/>
    </style:style>
    <style:style style:name="T936" style:parent-style-name="DefaultParagraphFont" style:family="text">
      <style:text-properties style:font-name="Times New Roman" fo:font-size="12pt" style:font-size-asian="12pt" style:font-size-complex="12pt" fo:language="en" fo:country="US"/>
    </style:style>
    <style:style style:name="T937" style:parent-style-name="DefaultParagraphFont" style:family="text">
      <style:text-properties style:font-name="Times New Roman" fo:font-size="12pt" style:font-size-asian="12pt" style:font-size-complex="12pt" fo:background-color="#00FF00" fo:language="en" fo:country="US"/>
    </style:style>
    <style:style style:name="T938" style:parent-style-name="DefaultParagraphFont" style:family="text">
      <style:text-properties style:font-name="Times New Roman" fo:font-size="12pt" style:font-size-asian="12pt" style:font-size-complex="12pt" fo:language="en" fo:country="US"/>
    </style:style>
    <style:style style:name="P939" style:parent-style-name="Standard" style:family="paragraph">
      <style:paragraph-properties fo:text-align="start" fo:text-indent="0in"/>
    </style:style>
    <style:style style:name="T940" style:parent-style-name="DefaultParagraphFont" style:family="text">
      <style:text-properties style:font-name="Times New Roman" fo:font-size="12pt" style:font-size-asian="12pt" style:font-size-complex="12pt" fo:language="en" fo:country="US"/>
    </style:style>
    <style:style style:name="T941" style:parent-style-name="DefaultParagraphFont" style:family="text">
      <style:text-properties style:font-name="Times New Roman" fo:font-size="12pt" style:font-size-asian="12pt" style:font-size-complex="12pt" fo:background-color="#FFFF00" fo:language="en" fo:country="US"/>
    </style:style>
    <style:style style:name="T942" style:parent-style-name="DefaultParagraphFont" style:family="text">
      <style:text-properties style:font-name="Times New Roman" fo:font-size="12pt" style:font-size-asian="12pt" style:font-size-complex="12pt" fo:language="en" fo:country="US"/>
    </style:style>
    <style:style style:name="P943" style:parent-style-name="Standard" style:family="paragraph">
      <style:paragraph-properties fo:text-align="start" fo:text-indent="0in"/>
    </style:style>
    <style:style style:name="T944" style:parent-style-name="DefaultParagraphFont" style:family="text">
      <style:text-properties style:font-name="Times New Roman" fo:font-size="12pt" style:font-size-asian="12pt" style:font-size-complex="12pt" fo:language="en" fo:country="US"/>
    </style:style>
    <style:style style:name="T945" style:parent-style-name="DefaultParagraphFont" style:family="text">
      <style:text-properties style:font-name="Times New Roman" fo:font-size="12pt" style:font-size-asian="12pt" style:font-size-complex="12pt" fo:background-color="#FFFF00" fo:language="en" fo:country="US"/>
    </style:style>
    <style:style style:name="T946" style:parent-style-name="DefaultParagraphFont" style:family="text">
      <style:text-properties style:font-name="Times New Roman" fo:font-size="12pt" style:font-size-asian="12pt" style:font-size-complex="12pt" fo:language="en" fo:country="US"/>
    </style:style>
    <style:style style:name="P9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8" style:parent-style-name="Standard" style:family="paragraph">
      <style:paragraph-properties fo:text-align="start" fo:text-indent="0in"/>
    </style:style>
    <style:style style:name="T949" style:parent-style-name="DefaultParagraphFont" style:family="text">
      <style:text-properties style:font-name="Times New Roman" fo:font-size="12pt" style:font-size-asian="12pt" style:font-size-complex="12pt" fo:language="en" fo:country="US"/>
    </style:style>
    <style:style style:name="T950" style:parent-style-name="DefaultParagraphFont" style:family="text">
      <style:text-properties style:font-name="Times New Roman" fo:font-size="12pt" style:font-size-asian="12pt" style:font-size-complex="12pt" fo:background-color="#00FF00" fo:language="en" fo:country="US"/>
    </style:style>
    <style:style style:name="T951" style:parent-style-name="DefaultParagraphFont" style:family="text">
      <style:text-properties style:font-name="Times New Roman" fo:font-size="12pt" style:font-size-asian="12pt" style:font-size-complex="12pt" fo:language="en" fo:country="US"/>
    </style:style>
    <style:style style:name="T952" style:parent-style-name="DefaultParagraphFont" style:family="text">
      <style:text-properties style:font-name="Times New Roman" fo:font-size="12pt" style:font-size-asian="12pt" style:font-size-complex="12pt" fo:background-color="#FF00FF" fo:language="en" fo:country="US"/>
    </style:style>
    <style:style style:name="T953" style:parent-style-name="DefaultParagraphFont" style:family="text">
      <style:text-properties style:font-name="Times New Roman" fo:font-size="12pt" style:font-size-asian="12pt" style:font-size-complex="12pt" fo:language="en" fo:country="US"/>
    </style:style>
    <style:style style:name="T954" style:parent-style-name="DefaultParagraphFont" style:family="text">
      <style:text-properties style:font-name="Times New Roman" fo:font-size="12pt" style:font-size-asian="12pt" style:font-size-complex="12pt" fo:background-color="#FFFF00" fo:language="en" fo:country="US"/>
    </style:style>
    <style:style style:name="T955" style:parent-style-name="DefaultParagraphFont" style:family="text">
      <style:text-properties style:font-name="Times New Roman" fo:font-size="12pt" style:font-size-asian="12pt" style:font-size-complex="12pt" fo:language="en" fo:country="US"/>
    </style:style>
    <style:style style:name="T956" style:parent-style-name="DefaultParagraphFont" style:family="text">
      <style:text-properties style:font-name="Times New Roman" fo:font-size="12pt" style:font-size-asian="12pt" style:font-size-complex="12pt" fo:background-color="#00FFFF" fo:language="en" fo:country="US"/>
    </style:style>
    <style:style style:name="T957" style:parent-style-name="DefaultParagraphFont" style:family="text">
      <style:text-properties style:font-name="Times New Roman" fo:font-size="12pt" style:font-size-asian="12pt" style:font-size-complex="12pt" fo:language="en" fo:country="US"/>
    </style:style>
    <style:style style:name="P9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9" style:parent-style-name="Standard" style:family="paragraph">
      <style:paragraph-properties fo:text-align="start" fo:text-indent="0in"/>
    </style:style>
    <style:style style:name="T960" style:parent-style-name="DefaultParagraphFont" style:family="text">
      <style:text-properties style:font-name="Times New Roman" fo:font-weight="bold" style:font-weight-asian="bold" style:font-weight-complex="bold" fo:font-size="12pt" style:font-size-asian="12pt" style:font-size-complex="12pt"/>
    </style:style>
    <style:style style:name="P961" style:parent-style-name="CommentText" style:family="paragraph">
      <style:paragraph-properties fo:text-align="start" fo:text-indent="0in"/>
    </style:style>
    <style:style style:name="T962" style:parent-style-name="DefaultParagraphFont" style:family="text">
      <style:text-properties style:font-name="Times New Roman" fo:font-weight="bold" style:font-weight-asian="bold" style:font-weight-complex="bold" fo:font-size="12pt" style:font-size-asian="12pt" style:font-size-complex="12pt"/>
    </style:style>
    <style:style style:name="P963" style:parent-style-name="CommentText" style:family="paragraph">
      <style:paragraph-properties fo:text-align="start" fo:text-indent="0in"/>
    </style:style>
    <style:style style:name="T964" style:parent-style-name="Hyperlink" style:family="text">
      <style:text-properties style:font-name="Times New Roman" fo:font-weight="bold" style:font-weight-asian="bold" style:font-weight-complex="bold" fo:font-size="12pt" style:font-size-asian="12pt" style:font-size-complex="12pt"/>
    </style:style>
    <style:style style:name="P965" style:parent-style-name="Standard" style:family="paragraph">
      <style:paragraph-properties fo:text-align="start" fo:text-indent="0in"/>
    </style:style>
    <style:style style:name="T966" style:parent-style-name="DefaultParagraphFont" style:family="text">
      <style:text-properties style:font-name="Times New Roman" fo:font-size="12pt" style:font-size-asian="12pt" style:font-size-complex="12pt" fo:language="en" fo:country="US"/>
    </style:style>
    <style:style style:name="T967" style:parent-style-name="DefaultParagraphFont" style:family="text">
      <style:text-properties style:font-name="Times New Roman" fo:font-size="12pt" style:font-size-asian="12pt" style:font-size-complex="12pt" fo:background-color="#FFFF00" fo:language="en" fo:country="US"/>
    </style:style>
    <style:style style:name="T968" style:parent-style-name="DefaultParagraphFont" style:family="text">
      <style:text-properties style:font-name="Times New Roman" fo:font-size="12pt" style:font-size-asian="12pt" style:font-size-complex="12pt" fo:language="en" fo:country="US"/>
    </style:style>
    <style:style style:name="T969" style:parent-style-name="DefaultParagraphFont" style:family="text">
      <style:text-properties style:font-name="Times New Roman" fo:font-size="12pt" style:font-size-asian="12pt" style:font-size-complex="12pt" fo:background-color="#00FF00" fo:language="en" fo:country="US"/>
    </style:style>
    <style:style style:name="T970" style:parent-style-name="DefaultParagraphFont" style:family="text">
      <style:text-properties style:font-name="Times New Roman" fo:font-size="12pt" style:font-size-asian="12pt" style:font-size-complex="12pt" fo:language="en" fo:country="US"/>
    </style:style>
    <style:style style:name="T971" style:parent-style-name="DefaultParagraphFont" style:family="text">
      <style:text-properties style:font-name="Times New Roman" fo:font-size="12pt" style:font-size-asian="12pt" style:font-size-complex="12pt" fo:background-color="#00FF00" fo:language="en" fo:country="US"/>
    </style:style>
    <style:style style:name="T972" style:parent-style-name="DefaultParagraphFont" style:family="text">
      <style:text-properties style:font-name="Times New Roman" fo:font-size="12pt" style:font-size-asian="12pt" style:font-size-complex="12pt" fo:language="en" fo:country="US"/>
    </style:style>
    <style:style style:name="T973" style:parent-style-name="DefaultParagraphFont" style:family="text">
      <style:text-properties style:font-name="Times New Roman" fo:font-size="12pt" style:font-size-asian="12pt" style:font-size-complex="12pt" fo:background-color="#00FFFF" fo:language="en" fo:country="US"/>
    </style:style>
    <style:style style:name="T974" style:parent-style-name="DefaultParagraphFont" style:family="text">
      <style:text-properties style:font-name="Times New Roman" fo:font-size="12pt" style:font-size-asian="12pt" style:font-size-complex="12pt" fo:language="en" fo:country="US"/>
    </style:style>
    <style:style style:name="T975" style:parent-style-name="DefaultParagraphFont" style:family="text">
      <style:text-properties style:font-name="Times New Roman" fo:font-size="12pt" style:font-size-asian="12pt" style:font-size-complex="12pt" fo:language="en" fo:country="US"/>
    </style:style>
    <style:style style:name="P976" style:parent-style-name="CommentText" style:family="paragraph">
      <style:paragraph-properties fo:text-align="start" fo:text-indent="0in"/>
    </style:style>
    <style:style style:name="T977" style:parent-style-name="DefaultParagraphFont" style:family="text">
      <style:text-properties style:font-name="Times New Roman" fo:font-size="12pt" style:font-size-asian="12pt" style:font-size-complex="12pt" fo:language="en" fo:country="US"/>
    </style:style>
    <style:style style:name="P978" style:parent-style-name="Standard" style:family="paragraph">
      <style:paragraph-properties fo:text-align="start" fo:text-indent="0in"/>
    </style:style>
    <style:style style:name="T979" style:parent-style-name="DefaultParagraphFont" style:family="text">
      <style:text-properties style:font-name="Times New Roman" fo:font-size="12pt" style:font-size-asian="12pt" style:font-size-complex="12pt" fo:language="en" fo:country="US"/>
    </style:style>
    <style:style style:name="T980" style:parent-style-name="DefaultParagraphFont" style:family="text">
      <style:text-properties style:font-name="Times New Roman" fo:font-size="12pt" style:font-size-asian="12pt" style:font-size-complex="12pt" fo:background-color="#FFFF00" fo:language="en" fo:country="US"/>
    </style:style>
    <style:style style:name="T981" style:parent-style-name="DefaultParagraphFont" style:family="text">
      <style:text-properties style:font-name="Times New Roman" fo:font-size="12pt" style:font-size-asian="12pt" style:font-size-complex="12pt" fo:language="en" fo:country="US"/>
    </style:style>
    <style:style style:name="T982" style:parent-style-name="DefaultParagraphFont" style:family="text">
      <style:text-properties style:font-name="Times New Roman" fo:font-size="12pt" style:font-size-asian="12pt" style:font-size-complex="12pt" fo:background-color="#FFFF00" fo:language="en" fo:country="US"/>
    </style:style>
    <style:style style:name="T983" style:parent-style-name="DefaultParagraphFont" style:family="text">
      <style:text-properties style:font-name="Times New Roman" fo:font-size="12pt" style:font-size-asian="12pt" style:font-size-complex="12pt" fo:language="en" fo:country="US"/>
    </style:style>
    <style:style style:name="T984" style:parent-style-name="DefaultParagraphFont" style:family="text">
      <style:text-properties style:font-name="Times New Roman" fo:font-size="12pt" style:font-size-asian="12pt" style:font-size-complex="12pt" fo:language="en" fo:country="US"/>
    </style:style>
    <style:style style:name="T985" style:parent-style-name="DefaultParagraphFont" style:family="text">
      <style:text-properties style:font-name="Times New Roman" fo:font-size="12pt" style:font-size-asian="12pt" style:font-size-complex="12pt" fo:background-color="#FFFF00" fo:language="en" fo:country="US"/>
    </style:style>
    <style:style style:name="T986" style:parent-style-name="DefaultParagraphFont" style:family="text">
      <style:text-properties style:font-name="Times New Roman" fo:font-size="12pt" style:font-size-asian="12pt" style:font-size-complex="12pt" fo:language="en" fo:country="US"/>
    </style:style>
    <style:style style:name="T987" style:parent-style-name="DefaultParagraphFont" style:family="text">
      <style:text-properties style:font-name="Times New Roman" fo:font-size="12pt" style:font-size-asian="12pt" style:font-size-complex="12pt" fo:background-color="#00FFFF" fo:language="en" fo:country="US"/>
    </style:style>
    <style:style style:name="T988" style:parent-style-name="DefaultParagraphFont" style:family="text">
      <style:text-properties style:font-name="Times New Roman" fo:font-size="12pt" style:font-size-asian="12pt" style:font-size-complex="12pt" fo:language="en" fo:country="US"/>
    </style:style>
    <style:style style:name="T989" style:parent-style-name="DefaultParagraphFont" style:family="text">
      <style:text-properties style:font-name="Times New Roman" fo:font-size="12pt" style:font-size-asian="12pt" style:font-size-complex="12pt" fo:background-color="#00FFFF" fo:language="en" fo:country="US"/>
    </style:style>
    <style:style style:name="T990" style:parent-style-name="DefaultParagraphFont" style:family="text">
      <style:text-properties style:font-name="Times New Roman" fo:font-size="12pt" style:font-size-asian="12pt" style:font-size-complex="12pt" fo:language="en" fo:country="US"/>
    </style:style>
    <style:style style:name="T991" style:parent-style-name="DefaultParagraphFont" style:family="text">
      <style:text-properties style:font-name="Times New Roman" fo:font-size="12pt" style:font-size-asian="12pt" style:font-size-complex="12pt" fo:background-color="#FFFF00" fo:language="en" fo:country="US"/>
    </style:style>
    <style:style style:name="T992" style:parent-style-name="DefaultParagraphFont" style:family="text">
      <style:text-properties style:font-name="Times New Roman" fo:font-size="12pt" style:font-size-asian="12pt" style:font-size-complex="12pt" fo:language="en" fo:country="US"/>
    </style:style>
    <style:style style:name="P993" style:parent-style-name="Standard" style:family="paragraph">
      <style:paragraph-properties fo:text-align="start" fo:text-indent="0in"/>
    </style:style>
    <style:style style:name="T994" style:parent-style-name="DefaultParagraphFont" style:family="text">
      <style:text-properties style:font-name="Times New Roman" fo:font-size="12pt" style:font-size-asian="12pt" style:font-size-complex="12pt" fo:language="en" fo:country="US"/>
    </style:style>
    <style:style style:name="T995" style:parent-style-name="DefaultParagraphFont" style:family="text">
      <style:text-properties style:font-name="Times New Roman" fo:font-size="12pt" style:font-size-asian="12pt" style:font-size-complex="12pt" fo:background-color="#FFFF00" fo:language="en" fo:country="US"/>
    </style:style>
    <style:style style:name="T996" style:parent-style-name="DefaultParagraphFont" style:family="text">
      <style:text-properties style:font-name="Times New Roman" fo:font-size="12pt" style:font-size-asian="12pt" style:font-size-complex="12pt" fo:language="en" fo:country="US"/>
    </style:style>
    <style:style style:name="P9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99" style:parent-style-name="Standard" style:family="paragraph">
      <style:paragraph-properties fo:text-align="start" fo:text-indent="0in"/>
    </style:style>
    <style:style style:name="T100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01" style:parent-style-name="CommentText" style:family="paragraph">
      <style:paragraph-properties fo:text-align="start" fo:text-indent="0in"/>
    </style:style>
    <style:style style:name="T100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03" style:parent-style-name="CommentText" style:family="paragraph">
      <style:paragraph-properties fo:text-align="start" fo:text-indent="0in"/>
    </style:style>
    <style:style style:name="T1004" style:parent-style-name="CommentReference" style:family="text">
      <style:text-properties style:font-name="Times New Roman" fo:font-size="12pt" style:font-size-asian="12pt" style:font-size-complex="12pt"/>
    </style:style>
    <style:style style:name="T100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06" style:parent-style-name="CommentText" style:family="paragraph">
      <style:paragraph-properties fo:text-align="start" fo:text-indent="0in"/>
    </style:style>
    <style:style style:name="T100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008" style:parent-style-name="Standard" style:family="paragraph">
      <style:paragraph-properties fo:text-align="start" fo:text-indent="0in"/>
    </style:style>
    <style:style style:name="T1009" style:parent-style-name="DefaultParagraphFont" style:family="text">
      <style:text-properties style:font-name="Times New Roman" fo:font-size="12pt" style:font-size-asian="12pt" style:font-size-complex="12pt" fo:language="en" fo:country="US"/>
    </style:style>
    <style:style style:name="T1010" style:parent-style-name="DefaultParagraphFont" style:family="text">
      <style:text-properties style:font-name="Times New Roman" fo:font-size="12pt" style:font-size-asian="12pt" style:font-size-complex="12pt" fo:background-color="#00FFFF" fo:language="en" fo:country="US"/>
    </style:style>
    <style:style style:name="T1011" style:parent-style-name="DefaultParagraphFont" style:family="text">
      <style:text-properties style:font-name="Times New Roman" fo:font-size="12pt" style:font-size-asian="12pt" style:font-size-complex="12pt" fo:language="en" fo:country="US"/>
    </style:style>
    <style:style style:name="T1012" style:parent-style-name="DefaultParagraphFont" style:family="text">
      <style:text-properties style:font-name="Times New Roman" fo:font-size="12pt" style:font-size-asian="12pt" style:font-size-complex="12pt" fo:background-color="#FFFF00" fo:language="en" fo:country="US"/>
    </style:style>
    <style:style style:name="T1013" style:parent-style-name="DefaultParagraphFont" style:family="text">
      <style:text-properties style:font-name="Times New Roman" fo:font-size="12pt" style:font-size-asian="12pt" style:font-size-complex="12pt" fo:language="en" fo:country="US"/>
    </style:style>
    <style:style style:name="T1014" style:parent-style-name="DefaultParagraphFont" style:family="text">
      <style:text-properties style:font-name="Times New Roman" fo:font-size="12pt" style:font-size-asian="12pt" style:font-size-complex="12pt" fo:background-color="#00FFFF" fo:language="en" fo:country="US"/>
    </style:style>
    <style:style style:name="T1015" style:parent-style-name="DefaultParagraphFont" style:family="text">
      <style:text-properties style:font-name="Times New Roman" fo:font-size="12pt" style:font-size-asian="12pt" style:font-size-complex="12pt" fo:language="en" fo:country="US"/>
    </style:style>
    <style:style style:name="T1016" style:parent-style-name="DefaultParagraphFont" style:family="text">
      <style:text-properties style:font-name="Times New Roman" fo:font-size="12pt" style:font-size-asian="12pt" style:font-size-complex="12pt" fo:background-color="#FF00FF" fo:language="en" fo:country="US"/>
    </style:style>
    <style:style style:name="T1017" style:parent-style-name="DefaultParagraphFont" style:family="text">
      <style:text-properties style:font-name="Times New Roman" fo:font-size="12pt" style:font-size-asian="12pt" style:font-size-complex="12pt" fo:language="en" fo:country="US"/>
    </style:style>
    <style:style style:name="P1018" style:parent-style-name="Standard" style:family="paragraph">
      <style:paragraph-properties fo:text-align="start" fo:text-indent="0in"/>
    </style:style>
    <style:style style:name="T1019" style:parent-style-name="DefaultParagraphFont" style:family="text">
      <style:text-properties style:font-name="Times New Roman" fo:font-size="12pt" style:font-size-asian="12pt" style:font-size-complex="12pt" fo:language="en" fo:country="US"/>
    </style:style>
    <style:style style:name="T1020" style:parent-style-name="DefaultParagraphFont" style:family="text">
      <style:text-properties style:font-name="Times New Roman" fo:font-size="12pt" style:font-size-asian="12pt" style:font-size-complex="12pt" fo:background-color="#00FFFF" fo:language="en" fo:country="US"/>
    </style:style>
    <style:style style:name="T1021" style:parent-style-name="DefaultParagraphFont" style:family="text">
      <style:text-properties style:font-name="Times New Roman" fo:font-size="12pt" style:font-size-asian="12pt" style:font-size-complex="12pt" fo:language="en" fo:country="US"/>
    </style:style>
    <style:style style:name="P1022" style:parent-style-name="Standard" style:family="paragraph">
      <style:paragraph-properties fo:text-align="start" fo:text-indent="0in"/>
    </style:style>
    <style:style style:name="T1023" style:parent-style-name="DefaultParagraphFont" style:family="text">
      <style:text-properties style:font-name="Times New Roman" fo:font-size="12pt" style:font-size-asian="12pt" style:font-size-complex="12pt" fo:language="en" fo:country="US"/>
    </style:style>
    <style:style style:name="T1024" style:parent-style-name="DefaultParagraphFont" style:family="text">
      <style:text-properties style:font-name="Times New Roman" fo:font-size="12pt" style:font-size-asian="12pt" style:font-size-complex="12pt" fo:language="en" fo:country="US"/>
    </style:style>
    <style:style style:name="P1025" style:parent-style-name="CommentText" style:family="paragraph">
      <style:paragraph-properties fo:text-align="start" fo:text-indent="0in"/>
    </style:style>
    <style:style style:name="P1026" style:parent-style-name="CommentText" style:family="paragraph">
      <style:paragraph-properties fo:text-align="start" fo:text-indent="0in"/>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P1029" style:parent-style-name="CommentText" style:family="paragraph">
      <style:paragraph-properties fo:text-align="start" fo:text-indent="0in"/>
    </style:style>
    <style:style style:name="P1030" style:parent-style-name="CommentText" style:family="paragraph">
      <style:paragraph-properties fo:text-align="start" fo:text-indent="0in"/>
    </style:style>
    <style:style style:name="P1031" style:parent-style-name="CommentText" style:family="paragraph">
      <style:paragraph-properties fo:text-align="start" fo:text-indent="0in"/>
    </style:style>
    <style:style style:name="T1032" style:parent-style-name="DefaultParagraphFont" style:family="text">
      <style:text-properties style:font-name="Times New Roman" fo:font-size="12pt" style:font-size-asian="12pt" style:font-size-complex="12pt" fo:language="en" fo:country="US"/>
    </style:style>
    <style:style style:name="T1033" style:parent-style-name="DefaultParagraphFont" style:family="text">
      <style:text-properties style:font-name="Times New Roman" fo:font-size="12pt" style:font-size-asian="12pt" style:font-size-complex="12pt" fo:background-color="#FFFF00" fo:language="en" fo:country="US"/>
    </style:style>
    <style:style style:name="T1034" style:parent-style-name="DefaultParagraphFont" style:family="text">
      <style:text-properties style:font-name="Times New Roman" fo:font-size="12pt" style:font-size-asian="12pt" style:font-size-complex="12pt" fo:language="en" fo:country="US"/>
    </style:style>
    <style:style style:name="T1035" style:parent-style-name="DefaultParagraphFont" style:family="text">
      <style:text-properties style:font-name="Times New Roman" fo:font-size="12pt" style:font-size-asian="12pt" style:font-size-complex="12pt" fo:background-color="#00FFFF" fo:language="en" fo:country="US"/>
    </style:style>
    <style:style style:name="T1036" style:parent-style-name="DefaultParagraphFont" style:family="text">
      <style:text-properties style:font-name="Times New Roman" fo:font-size="12pt" style:font-size-asian="12pt" style:font-size-complex="12pt" fo:language="en" fo:country="US"/>
    </style:style>
    <style:style style:name="T1037" style:parent-style-name="DefaultParagraphFont" style:family="text">
      <style:text-properties style:font-name="Times New Roman" fo:font-size="12pt" style:font-size-asian="12pt" style:font-size-complex="12pt" fo:language="en" fo:country="US"/>
    </style:style>
    <style:style style:name="P1038" style:parent-style-name="CommentText" style:family="paragraph">
      <style:paragraph-properties fo:text-align="start" fo:text-indent="0in"/>
    </style:style>
    <style:style style:name="P1039" style:parent-style-name="CommentText" style:family="paragraph">
      <style:paragraph-properties fo:text-align="start" fo:text-indent="0in"/>
    </style:style>
    <style:style style:name="P1040" style:parent-style-name="CommentText" style:family="paragraph">
      <style:paragraph-properties fo:text-align="start" fo:text-indent="0in"/>
    </style:style>
    <style:style style:name="P1041" style:parent-style-name="CommentText" style:family="paragraph">
      <style:paragraph-properties fo:text-align="start" fo:text-indent="0in"/>
    </style:style>
    <style:style style:name="P1042" style:parent-style-name="CommentText" style:family="paragraph">
      <style:paragraph-properties fo:text-align="start" fo:text-indent="0in"/>
    </style:style>
    <style:style style:name="P1043" style:parent-style-name="CommentText" style:family="paragraph">
      <style:paragraph-properties fo:text-align="start" fo:text-indent="0in"/>
    </style:style>
    <style:style style:name="P1044" style:parent-style-name="CommentText" style:family="paragraph">
      <style:paragraph-properties fo:text-align="start" fo:text-indent="0in"/>
    </style:style>
    <style:style style:name="P1045" style:parent-style-name="CommentText" style:family="paragraph">
      <style:paragraph-properties fo:text-align="start" fo:text-indent="0in"/>
    </style:style>
    <style:style style:name="P1046" style:parent-style-name="CommentText" style:family="paragraph">
      <style:paragraph-properties fo:text-align="start" fo:text-indent="0in"/>
    </style:style>
    <style:style style:name="T1047" style:parent-style-name="DefaultParagraphFont" style:family="text">
      <style:text-properties style:font-name="Times New Roman" fo:font-size="12pt" style:font-size-asian="12pt" style:font-size-complex="12pt" fo:language="en" fo:country="US"/>
    </style:style>
    <style:style style:name="P1048" style:parent-style-name="Standard" style:family="paragraph">
      <style:paragraph-properties fo:text-align="start" fo:text-indent="0in"/>
    </style:style>
    <style:style style:name="T1049" style:parent-style-name="DefaultParagraphFont" style:family="text">
      <style:text-properties style:font-name="Times New Roman" fo:font-size="12pt" style:font-size-asian="12pt" style:font-size-complex="12pt" fo:language="en" fo:country="US"/>
    </style:style>
    <style:style style:name="T1050" style:parent-style-name="DefaultParagraphFont" style:family="text">
      <style:text-properties style:font-name="Times New Roman" fo:font-size="12pt" style:font-size-asian="12pt" style:font-size-complex="12pt" fo:background-color="#00FFFF" fo:language="en" fo:country="US"/>
    </style:style>
    <style:style style:name="T1051" style:parent-style-name="DefaultParagraphFont" style:family="text">
      <style:text-properties style:font-name="Times New Roman" fo:font-size="12pt" style:font-size-asian="12pt" style:font-size-complex="12pt" fo:language="en" fo:country="US"/>
    </style:style>
    <style:style style:name="T1052" style:parent-style-name="DefaultParagraphFont" style:family="text">
      <style:text-properties style:font-name="Times New Roman" fo:font-size="12pt" style:font-size-asian="12pt" style:font-size-complex="12pt" fo:background-color="#FFFF00" fo:language="en" fo:country="US"/>
    </style:style>
    <style:style style:name="T1053" style:parent-style-name="DefaultParagraphFont" style:family="text">
      <style:text-properties style:font-name="Times New Roman" fo:font-size="12pt" style:font-size-asian="12pt" style:font-size-complex="12pt" fo:language="en" fo:country="US"/>
    </style:style>
    <style:style style:name="T1054" style:parent-style-name="DefaultParagraphFont" style:family="text">
      <style:text-properties style:font-name="Times New Roman" fo:font-size="12pt" style:font-size-asian="12pt" style:font-size-complex="12pt" fo:background-color="#00FFFF" fo:language="en" fo:country="US"/>
    </style:style>
    <style:style style:name="T1055" style:parent-style-name="DefaultParagraphFont" style:family="text">
      <style:text-properties style:font-name="Times New Roman" fo:font-size="12pt" style:font-size-asian="12pt" style:font-size-complex="12pt" fo:language="en" fo:country="US"/>
    </style:style>
    <style:style style:name="T1056" style:parent-style-name="DefaultParagraphFont" style:family="text">
      <style:text-properties style:font-name="Times New Roman" fo:font-size="12pt" style:font-size-asian="12pt" style:font-size-complex="12pt" fo:background-color="#FF00FF" fo:language="en" fo:country="US"/>
    </style:style>
    <style:style style:name="T1057" style:parent-style-name="DefaultParagraphFont" style:family="text">
      <style:text-properties style:font-name="Times New Roman" fo:font-size="12pt" style:font-size-asian="12pt" style:font-size-complex="12pt" fo:language="en" fo:country="US"/>
    </style:style>
    <style:style style:name="T1058" style:parent-style-name="DefaultParagraphFont" style:family="text">
      <style:text-properties style:font-name="Times New Roman" fo:font-size="12pt" style:font-size-asian="12pt" style:font-size-complex="12pt" fo:background-color="#FFFF00" fo:language="en" fo:country="US"/>
    </style:style>
    <style:style style:name="T1059" style:parent-style-name="DefaultParagraphFont" style:family="text">
      <style:text-properties style:font-name="Times New Roman" fo:font-size="12pt" style:font-size-asian="12pt" style:font-size-complex="12pt" fo:language="en" fo:country="US"/>
    </style:style>
    <style:style style:name="T1060" style:parent-style-name="DefaultParagraphFont" style:family="text">
      <style:text-properties style:font-name="Times New Roman" fo:font-size="12pt" style:font-size-asian="12pt" style:font-size-complex="12pt" fo:background-color="#00FF00" fo:language="en" fo:country="US"/>
    </style:style>
    <style:style style:name="T1061" style:parent-style-name="DefaultParagraphFont" style:family="text">
      <style:text-properties style:font-name="Times New Roman" fo:font-size="12pt" style:font-size-asian="12pt" style:font-size-complex="12pt" fo:language="en" fo:country="US"/>
    </style:style>
    <style:style style:name="T1062" style:parent-style-name="DefaultParagraphFont" style:family="text">
      <style:text-properties style:font-name="Times New Roman" fo:font-size="12pt" style:font-size-asian="12pt" style:font-size-complex="12pt" fo:language="en" fo:country="US"/>
    </style:style>
    <style:style style:name="P1063" style:parent-style-name="CommentText" style:family="paragraph">
      <style:paragraph-properties fo:text-align="start" fo:text-indent="0in"/>
    </style:style>
    <style:style style:name="P1064" style:parent-style-name="CommentText" style:family="paragraph">
      <style:paragraph-properties fo:text-align="start" fo:text-indent="0in"/>
    </style:style>
    <style:style style:name="P1065" style:parent-style-name="CommentText" style:family="paragraph">
      <style:paragraph-properties fo:text-align="start" fo:text-indent="0in"/>
    </style:style>
    <style:style style:name="P1066" style:parent-style-name="CommentText" style:family="paragraph">
      <style:paragraph-properties fo:text-align="start" fo:text-indent="0in"/>
    </style:style>
    <style:style style:name="P1067" style:parent-style-name="CommentText" style:family="paragraph">
      <style:paragraph-properties fo:text-align="start" fo:text-indent="0in"/>
    </style:style>
    <style:style style:name="P1068" style:parent-style-name="CommentText" style:family="paragraph">
      <style:paragraph-properties fo:text-align="start" fo:text-indent="0in"/>
    </style:style>
    <style:style style:name="P1069" style:parent-style-name="CommentText" style:family="paragraph">
      <style:paragraph-properties fo:text-align="start" fo:text-indent="0in"/>
    </style:style>
    <style:style style:name="P1070" style:parent-style-name="CommentText" style:family="paragraph">
      <style:paragraph-properties fo:text-align="start" fo:text-indent="0in"/>
    </style:style>
    <style:style style:name="P1071" style:parent-style-name="CommentText" style:family="paragraph">
      <style:paragraph-properties fo:text-align="start" fo:text-indent="0in"/>
    </style:style>
    <style:style style:name="T1072" style:parent-style-name="DefaultParagraphFont" style:family="text">
      <style:text-properties style:font-name="Times New Roman" fo:font-size="12pt" style:font-size-asian="12pt" style:font-size-complex="12pt" fo:language="en" fo:country="US"/>
    </style:style>
    <style:style style:name="T1073" style:parent-style-name="DefaultParagraphFont" style:family="text">
      <style:text-properties style:font-name="Times New Roman" fo:font-size="12pt" style:font-size-asian="12pt" style:font-size-complex="12pt" fo:background-color="#FFFF00" fo:language="en" fo:country="US"/>
    </style:style>
    <style:style style:name="T1074" style:parent-style-name="DefaultParagraphFont" style:family="text">
      <style:text-properties style:font-name="Times New Roman" fo:font-size="12pt" style:font-size-asian="12pt" style:font-size-complex="12pt" fo:language="en" fo:country="US"/>
    </style:style>
    <style:style style:name="P1075" style:parent-style-name="Standard" style:family="paragraph">
      <style:paragraph-properties fo:text-align="start" fo:text-indent="0in"/>
    </style:style>
    <style:style style:name="T1076" style:parent-style-name="DefaultParagraphFont" style:family="text">
      <style:text-properties style:font-name="Times New Roman" fo:font-size="12pt" style:font-size-asian="12pt" style:font-size-complex="12pt" fo:language="en" fo:country="US"/>
    </style:style>
    <style:style style:name="T1077" style:parent-style-name="DefaultParagraphFont" style:family="text">
      <style:text-properties style:font-name="Times New Roman" fo:font-size="12pt" style:font-size-asian="12pt" style:font-size-complex="12pt" fo:background-color="#FFFF00" fo:language="en" fo:country="US"/>
    </style:style>
    <style:style style:name="T1078" style:parent-style-name="DefaultParagraphFont" style:family="text">
      <style:text-properties style:font-name="Times New Roman" fo:font-size="12pt" style:font-size-asian="12pt" style:font-size-complex="12pt" fo:language="en" fo:country="US"/>
    </style:style>
    <style:style style:name="T1079" style:parent-style-name="DefaultParagraphFont" style:family="text">
      <style:text-properties style:font-name="Times New Roman" fo:font-size="12pt" style:font-size-asian="12pt" style:font-size-complex="12pt" fo:background-color="#00FFFF" fo:language="en" fo:country="US"/>
    </style:style>
    <style:style style:name="T1080" style:parent-style-name="DefaultParagraphFont" style:family="text">
      <style:text-properties style:font-name="Times New Roman" fo:font-size="12pt" style:font-size-asian="12pt" style:font-size-complex="12pt" fo:language="en" fo:country="US"/>
    </style:style>
    <style:style style:name="T1081" style:parent-style-name="DefaultParagraphFont" style:family="text">
      <style:text-properties style:font-name="Times New Roman" fo:font-size="12pt" style:font-size-asian="12pt" style:font-size-complex="12pt" fo:background-color="#FF00FF" fo:language="en" fo:country="US"/>
    </style:style>
    <style:style style:name="T1082" style:parent-style-name="DefaultParagraphFont" style:family="text">
      <style:text-properties style:font-name="Times New Roman" fo:font-size="12pt" style:font-size-asian="12pt" style:font-size-complex="12pt" fo:language="en" fo:country="US"/>
    </style:style>
    <style:style style:name="T1083" style:parent-style-name="DefaultParagraphFont" style:family="text">
      <style:text-properties style:font-name="Times New Roman" fo:font-size="12pt" style:font-size-asian="12pt" style:font-size-complex="12pt" fo:background-color="#FFFF00" fo:language="en" fo:country="US"/>
    </style:style>
    <style:style style:name="T1084" style:parent-style-name="DefaultParagraphFont" style:family="text">
      <style:text-properties style:font-name="Times New Roman" fo:font-size="12pt" style:font-size-asian="12pt" style:font-size-complex="12pt" fo:language="en" fo:country="US"/>
    </style:style>
    <style:style style:name="T1085" style:parent-style-name="DefaultParagraphFont" style:family="text">
      <style:text-properties style:font-name="Times New Roman" fo:font-size="12pt" style:font-size-asian="12pt" style:font-size-complex="12pt" fo:background-color="#FF00FF" fo:language="en" fo:country="US"/>
    </style:style>
    <style:style style:name="T1086" style:parent-style-name="DefaultParagraphFont" style:family="text">
      <style:text-properties style:font-name="Times New Roman" fo:font-size="12pt" style:font-size-asian="12pt" style:font-size-complex="12pt" fo:language="en" fo:country="US"/>
    </style:style>
    <style:style style:name="T1087" style:parent-style-name="DefaultParagraphFont" style:family="text">
      <style:text-properties style:font-name="Times New Roman" fo:font-size="12pt" style:font-size-asian="12pt" style:font-size-complex="12pt" fo:language="en" fo:country="US"/>
    </style:style>
    <style:style style:name="P1088" style:parent-style-name="CommentText" style:family="paragraph">
      <style:paragraph-properties fo:text-align="start" fo:text-indent="0in"/>
    </style:style>
    <style:style style:name="P1089" style:parent-style-name="CommentText" style:family="paragraph">
      <style:paragraph-properties fo:text-align="start" fo:text-indent="0in"/>
    </style:style>
    <style:style style:name="P1090" style:parent-style-name="CommentText" style:family="paragraph">
      <style:paragraph-properties fo:text-align="start" fo:text-indent="0in"/>
    </style:style>
    <style:style style:name="P1091" style:parent-style-name="CommentText" style:family="paragraph">
      <style:paragraph-properties fo:text-align="start" fo:text-indent="0in"/>
    </style:style>
    <style:style style:name="P1092" style:parent-style-name="CommentText" style:family="paragraph">
      <style:paragraph-properties fo:text-align="start" fo:text-indent="0in"/>
    </style:style>
    <style:style style:name="P1093" style:parent-style-name="CommentText" style:family="paragraph">
      <style:paragraph-properties fo:text-align="start" fo:text-indent="0in"/>
    </style:style>
    <style:style style:name="P1094" style:parent-style-name="CommentText" style:family="paragraph">
      <style:paragraph-properties fo:text-align="start" fo:text-indent="0in"/>
    </style:style>
    <style:style style:name="P1095" style:parent-style-name="CommentText" style:family="paragraph">
      <style:paragraph-properties fo:text-align="start" fo:text-indent="0in"/>
    </style:style>
    <style:style style:name="P1096" style:parent-style-name="CommentText" style:family="paragraph">
      <style:paragraph-properties fo:text-align="start" fo:text-indent="0in"/>
    </style:style>
    <style:style style:name="T1097" style:parent-style-name="DefaultParagraphFont" style:family="text">
      <style:text-properties style:font-name="Times New Roman" fo:font-size="12pt" style:font-size-asian="12pt" style:font-size-complex="12pt" fo:language="en" fo:country="US"/>
    </style:style>
    <style:style style:name="P10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0" style:parent-style-name="Standard" style:family="paragraph">
      <style:paragraph-properties fo:text-align="start" fo:text-indent="0in"/>
    </style:style>
    <style:style style:name="T1101" style:parent-style-name="DefaultParagraphFont" style:family="text">
      <style:text-properties style:font-name="Times New Roman" fo:font-weight="bold" style:font-weight-asian="bold" style:font-weight-complex="bold" fo:font-size="12pt" style:font-size-asian="12pt" style:font-size-complex="12pt"/>
    </style:style>
    <style:style style:name="P1102" style:parent-style-name="CommentText" style:family="paragraph">
      <style:paragraph-properties fo:text-align="start" fo:text-indent="0in"/>
    </style:style>
    <style:style style:name="P1103" style:parent-style-name="CommentText" style:family="paragraph">
      <style:paragraph-properties fo:text-align="start" fo:text-indent="0in"/>
    </style:style>
    <style:style style:name="T1104" style:parent-style-name="Hyperlink" style:family="text">
      <style:text-properties style:font-name="Times New Roman" fo:font-size="12pt" style:font-size-asian="12pt" style:font-size-complex="12pt"/>
    </style:style>
    <style:style style:name="P1105" style:parent-style-name="Standard" style:family="paragraph">
      <style:paragraph-properties fo:text-align="start" fo:text-indent="0in"/>
    </style:style>
    <style:style style:name="T1106" style:parent-style-name="DefaultParagraphFont" style:family="text">
      <style:text-properties style:font-name="Times New Roman" fo:font-size="12pt" style:font-size-asian="12pt" style:font-size-complex="12pt" fo:language="en" fo:country="US"/>
    </style:style>
    <style:style style:name="T1107" style:parent-style-name="DefaultParagraphFont" style:family="text">
      <style:text-properties style:font-name="Times New Roman" fo:font-size="12pt" style:font-size-asian="12pt" style:font-size-complex="12pt" fo:background-color="#00FF00" fo:language="en" fo:country="US"/>
    </style:style>
    <style:style style:name="T1108" style:parent-style-name="DefaultParagraphFont" style:family="text">
      <style:text-properties style:font-name="Times New Roman" fo:font-size="12pt" style:font-size-asian="12pt" style:font-size-complex="12pt" fo:language="en" fo:country="US"/>
    </style:style>
    <style:style style:name="T1109" style:parent-style-name="DefaultParagraphFont" style:family="text">
      <style:text-properties style:font-name="Times New Roman" fo:font-size="12pt" style:font-size-asian="12pt" style:font-size-complex="12pt" fo:background-color="#FF00FF" fo:language="en" fo:country="US"/>
    </style:style>
    <style:style style:name="T1110" style:parent-style-name="DefaultParagraphFont" style:family="text">
      <style:text-properties style:font-name="Times New Roman" fo:font-size="12pt" style:font-size-asian="12pt" style:font-size-complex="12pt" fo:language="en" fo:country="US"/>
    </style:style>
    <style:style style:name="P11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2" style:parent-style-name="Standard" style:family="paragraph">
      <style:paragraph-properties fo:text-align="start" fo:text-indent="0in"/>
    </style:style>
    <style:style style:name="T111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114" style:parent-style-name="CommentText" style:family="paragraph">
      <style:paragraph-properties fo:text-align="start" fo:text-indent="0in"/>
    </style:style>
    <style:style style:name="T111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116" style:parent-style-name="CommentText" style:family="paragraph">
      <style:paragraph-properties fo:text-align="start" fo:text-indent="0in"/>
    </style:style>
    <style:style style:name="T111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118" style:parent-style-name="Standard" style:family="paragraph">
      <style:paragraph-properties fo:text-align="start" fo:text-indent="0in"/>
    </style:style>
    <style:style style:name="T1119" style:parent-style-name="DefaultParagraphFont" style:family="text">
      <style:text-properties style:font-name="Times New Roman" fo:font-size="12pt" style:font-size-asian="12pt" style:font-size-complex="12pt" fo:language="en" fo:country="US"/>
    </style:style>
    <style:style style:name="T1120" style:parent-style-name="DefaultParagraphFont" style:family="text">
      <style:text-properties style:font-name="Times New Roman" fo:font-size="12pt" style:font-size-asian="12pt" style:font-size-complex="12pt" fo:background-color="#00FF00" fo:language="en" fo:country="US"/>
    </style:style>
    <style:style style:name="T1121" style:parent-style-name="DefaultParagraphFont" style:family="text">
      <style:text-properties style:font-name="Times New Roman" fo:font-size="12pt" style:font-size-asian="12pt" style:font-size-complex="12pt" fo:language="en" fo:country="US"/>
    </style:style>
    <style:style style:name="T1122" style:parent-style-name="DefaultParagraphFont" style:family="text">
      <style:text-properties style:font-name="Times New Roman" fo:font-size="12pt" style:font-size-asian="12pt" style:font-size-complex="12pt" fo:language="en" fo:country="US"/>
    </style:style>
    <style:style style:name="P1123" style:parent-style-name="CommentText" style:family="paragraph">
      <style:paragraph-properties fo:text-align="start" fo:text-indent="0in"/>
    </style:style>
    <style:style style:name="T1124" style:parent-style-name="DefaultParagraphFont" style:family="text">
      <style:text-properties style:font-name="Times New Roman" fo:font-size="12pt" style:font-size-asian="12pt" style:font-size-complex="12pt" fo:language="en" fo:country="US"/>
    </style:style>
    <style:style style:name="T1125" style:parent-style-name="DefaultParagraphFont" style:family="text">
      <style:text-properties style:font-name="Times New Roman" fo:font-size="12pt" style:font-size-asian="12pt" style:font-size-complex="12pt" fo:language="en" fo:country="US"/>
    </style:style>
    <style:style style:name="T1126" style:parent-style-name="DefaultParagraphFont" style:family="text">
      <style:text-properties style:font-name="Times New Roman" fo:font-size="12pt" style:font-size-asian="12pt" style:font-size-complex="12pt" fo:background-color="#00FF00" fo:language="en" fo:country="US"/>
    </style:style>
    <style:style style:name="T1127" style:parent-style-name="DefaultParagraphFont" style:family="text">
      <style:text-properties style:font-name="Times New Roman" fo:font-size="12pt" style:font-size-asian="12pt" style:font-size-complex="12pt" fo:language="en" fo:country="US"/>
    </style:style>
    <style:style style:name="P1128" style:parent-style-name="Standard" style:family="paragraph">
      <style:paragraph-properties fo:text-align="start" fo:text-indent="0in"/>
    </style:style>
    <style:style style:name="T1129" style:parent-style-name="DefaultParagraphFont" style:family="text">
      <style:text-properties style:font-name="Times New Roman" fo:font-size="12pt" style:font-size-asian="12pt" style:font-size-complex="12pt" fo:language="en" fo:country="US"/>
    </style:style>
    <style:style style:name="T1130" style:parent-style-name="DefaultParagraphFont" style:family="text">
      <style:text-properties style:font-name="Times New Roman" fo:font-size="12pt" style:font-size-asian="12pt" style:font-size-complex="12pt" fo:background-color="#00FF00" fo:language="en" fo:country="US"/>
    </style:style>
    <style:style style:name="T1131" style:parent-style-name="DefaultParagraphFont" style:family="text">
      <style:text-properties style:font-name="Times New Roman" fo:font-size="12pt" style:font-size-asian="12pt" style:font-size-complex="12pt" fo:language="en" fo:country="US"/>
    </style:style>
    <style:style style:name="P11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33" style:parent-style-name="Standard" style:family="paragraph">
      <style:paragraph-properties fo:text-align="start" fo:text-indent="0in"/>
    </style:style>
    <style:style style:name="T1134" style:parent-style-name="DefaultParagraphFont" style:family="text">
      <style:text-properties style:font-name="Times New Roman" fo:font-weight="bold" style:font-weight-asian="bold" style:font-weight-complex="bold" fo:font-size="12pt" style:font-size-asian="12pt" style:font-size-complex="12pt"/>
    </style:style>
    <style:style style:name="P1135" style:parent-style-name="CommentText" style:family="paragraph">
      <style:paragraph-properties fo:text-align="start" fo:text-indent="0in"/>
    </style:style>
    <style:style style:name="P1136" style:parent-style-name="CommentText" style:family="paragraph">
      <style:paragraph-properties fo:text-align="start" fo:text-indent="0in"/>
    </style:style>
    <style:style style:name="T1137" style:parent-style-name="Hyperlink" style:family="text">
      <style:text-properties style:font-name="Times New Roman" fo:font-weight="bold" style:font-weight-asian="bold" style:font-weight-complex="bold" fo:font-size="12pt" style:font-size-asian="12pt" style:font-size-complex="12pt"/>
    </style:style>
    <style:style style:name="P1138" style:parent-style-name="Standard" style:family="paragraph">
      <style:paragraph-properties fo:text-align="start" fo:text-indent="0in"/>
    </style:style>
    <style:style style:name="T1139" style:parent-style-name="DefaultParagraphFont" style:family="text">
      <style:text-properties style:font-name="Times New Roman" fo:font-size="12pt" style:font-size-asian="12pt" style:font-size-complex="12pt" fo:language="en" fo:country="US"/>
    </style:style>
    <style:style style:name="T1140" style:parent-style-name="DefaultParagraphFont" style:family="text">
      <style:text-properties style:font-name="Times New Roman" fo:font-size="12pt" style:font-size-asian="12pt" style:font-size-complex="12pt" fo:background-color="#FF00FF" fo:language="en" fo:country="US"/>
    </style:style>
    <style:style style:name="T1141" style:parent-style-name="DefaultParagraphFont" style:family="text">
      <style:text-properties style:font-name="Times New Roman" fo:font-size="12pt" style:font-size-asian="12pt" style:font-size-complex="12pt" fo:language="en" fo:country="US"/>
    </style:style>
    <style:style style:name="T1142" style:parent-style-name="DefaultParagraphFont" style:family="text">
      <style:text-properties style:font-name="Times New Roman" fo:font-size="12pt" style:font-size-asian="12pt" style:font-size-complex="12pt" fo:background-color="#00FF00" fo:language="en" fo:country="US"/>
    </style:style>
    <style:style style:name="T1143" style:parent-style-name="DefaultParagraphFont" style:family="text">
      <style:text-properties style:font-name="Times New Roman" fo:font-size="12pt" style:font-size-asian="12pt" style:font-size-complex="12pt" fo:language="en" fo:country="US"/>
    </style:style>
    <style:style style:name="T1144" style:parent-style-name="DefaultParagraphFont" style:family="text">
      <style:text-properties style:font-name="Times New Roman" fo:font-size="12pt" style:font-size-asian="12pt" style:font-size-complex="12pt" fo:background-color="#00FFFF" fo:language="en" fo:country="US"/>
    </style:style>
    <style:style style:name="T1145" style:parent-style-name="DefaultParagraphFont" style:family="text">
      <style:text-properties style:font-name="Times New Roman" fo:font-size="12pt" style:font-size-asian="12pt" style:font-size-complex="12pt" fo:language="en" fo:country="US"/>
    </style:style>
    <style:style style:name="T1146" style:parent-style-name="DefaultParagraphFont" style:family="text">
      <style:text-properties style:font-name="Times New Roman" fo:font-size="12pt" style:font-size-asian="12pt" style:font-size-complex="12pt" fo:background-color="#FFFF00" fo:language="en" fo:country="US"/>
    </style:style>
    <style:style style:name="T1147" style:parent-style-name="DefaultParagraphFont" style:family="text">
      <style:text-properties style:font-name="Times New Roman" fo:font-size="12pt" style:font-size-asian="12pt" style:font-size-complex="12pt" fo:language="en" fo:country="US"/>
    </style:style>
    <style:style style:name="T1148" style:parent-style-name="DefaultParagraphFont" style:family="text">
      <style:text-properties style:font-name="Times New Roman" fo:font-size="12pt" style:font-size-asian="12pt" style:font-size-complex="12pt" fo:language="en" fo:country="US"/>
    </style:style>
    <style:style style:name="P1149" style:parent-style-name="CommentText" style:family="paragraph">
      <style:paragraph-properties fo:text-align="start" fo:text-indent="0in"/>
    </style:style>
    <style:style style:name="P1150" style:parent-style-name="CommentText" style:family="paragraph">
      <style:paragraph-properties fo:text-align="start" fo:text-indent="0in"/>
    </style:style>
    <style:style style:name="P1151" style:parent-style-name="CommentText" style:family="paragraph">
      <style:paragraph-properties fo:text-align="start" fo:text-indent="0in"/>
    </style:style>
    <style:style style:name="P1152" style:parent-style-name="CommentText" style:family="paragraph">
      <style:paragraph-properties fo:text-align="start" fo:text-indent="0in"/>
    </style:style>
    <style:style style:name="P1153" style:parent-style-name="CommentText" style:family="paragraph">
      <style:paragraph-properties fo:text-align="start" fo:text-indent="0in"/>
    </style:style>
    <style:style style:name="P1154" style:parent-style-name="CommentText" style:family="paragraph">
      <style:paragraph-properties fo:text-align="start" fo:text-indent="0in"/>
    </style:style>
    <style:style style:name="P1155" style:parent-style-name="CommentText" style:family="paragraph">
      <style:paragraph-properties fo:text-align="start" fo:text-indent="0in"/>
    </style:style>
    <style:style style:name="P1156" style:parent-style-name="CommentText" style:family="paragraph">
      <style:paragraph-properties fo:text-align="start" fo:text-indent="0in"/>
    </style:style>
    <style:style style:name="P1157" style:parent-style-name="CommentText" style:family="paragraph">
      <style:paragraph-properties fo:text-align="start" fo:text-indent="0in"/>
    </style:style>
    <style:style style:name="P1158" style:parent-style-name="CommentText" style:family="paragraph">
      <style:paragraph-properties fo:text-align="start" fo:text-indent="0in"/>
    </style:style>
    <style:style style:name="T1159" style:parent-style-name="DefaultParagraphFont" style:family="text">
      <style:text-properties style:font-name="Times New Roman" fo:font-size="12pt" style:font-size-asian="12pt" style:font-size-complex="12pt" fo:language="en" fo:country="US"/>
    </style:style>
    <style:style style:name="P1160" style:parent-style-name="Standard" style:family="paragraph">
      <style:paragraph-properties fo:text-align="start" fo:text-indent="0in"/>
    </style:style>
    <style:style style:name="T1161" style:parent-style-name="DefaultParagraphFont" style:family="text">
      <style:text-properties style:font-name="Times New Roman" fo:font-size="12pt" style:font-size-asian="12pt" style:font-size-complex="12pt" fo:language="en" fo:country="US"/>
    </style:style>
    <style:style style:name="T1162" style:parent-style-name="DefaultParagraphFont" style:family="text">
      <style:text-properties style:font-name="Times New Roman" fo:font-size="12pt" style:font-size-asian="12pt" style:font-size-complex="12pt" fo:background-color="#00FF00" fo:language="en" fo:country="US"/>
    </style:style>
    <style:style style:name="T1163" style:parent-style-name="DefaultParagraphFont" style:family="text">
      <style:text-properties style:font-name="Times New Roman" fo:font-size="12pt" style:font-size-asian="12pt" style:font-size-complex="12pt" fo:language="en" fo:country="US"/>
    </style:style>
    <style:style style:name="T1164" style:parent-style-name="DefaultParagraphFont" style:family="text">
      <style:text-properties style:font-name="Times New Roman" fo:font-size="12pt" style:font-size-asian="12pt" style:font-size-complex="12pt" fo:background-color="#FFFF00" fo:language="en" fo:country="US"/>
    </style:style>
    <style:style style:name="T1165" style:parent-style-name="DefaultParagraphFont" style:family="text">
      <style:text-properties style:font-name="Times New Roman" fo:font-size="12pt" style:font-size-asian="12pt" style:font-size-complex="12pt" fo:language="en" fo:country="US"/>
    </style:style>
    <style:style style:name="T1166" style:parent-style-name="DefaultParagraphFont" style:family="text">
      <style:text-properties style:font-name="Times New Roman" fo:font-size="12pt" style:font-size-asian="12pt" style:font-size-complex="12pt" fo:language="en" fo:country="US"/>
    </style:style>
    <style:style style:name="P1167" style:parent-style-name="CommentText" style:family="paragraph">
      <style:paragraph-properties fo:text-align="start" fo:text-indent="0in"/>
    </style:style>
    <style:style style:name="P1168" style:parent-style-name="CommentText" style:family="paragraph">
      <style:paragraph-properties fo:text-align="start" fo:text-indent="0in"/>
    </style:style>
    <style:style style:name="P1169" style:parent-style-name="CommentText" style:family="paragraph">
      <style:paragraph-properties fo:text-align="start" fo:text-indent="0in"/>
    </style:style>
    <style:style style:name="T1170" style:parent-style-name="DefaultParagraphFont" style:family="text">
      <style:text-properties style:font-name="Times New Roman" fo:font-size="12pt" style:font-size-asian="12pt" style:font-size-complex="12pt" fo:language="en" fo:country="US"/>
    </style:style>
    <style:style style:name="T1171" style:parent-style-name="DefaultParagraphFont" style:family="text">
      <style:text-properties style:font-name="Times New Roman" fo:font-size="12pt" style:font-size-asian="12pt" style:font-size-complex="12pt" fo:language="en" fo:country="US"/>
    </style:style>
    <style:style style:name="P1172" style:parent-style-name="CommentText" style:family="paragraph">
      <style:paragraph-properties fo:text-align="start" fo:text-indent="0in"/>
    </style:style>
    <style:style style:name="P1173" style:parent-style-name="CommentText" style:family="paragraph">
      <style:paragraph-properties fo:text-align="start" fo:text-indent="0in"/>
    </style:style>
    <style:style style:name="P1174" style:parent-style-name="CommentText" style:family="paragraph">
      <style:paragraph-properties fo:text-align="start" fo:text-indent="0in"/>
    </style:style>
    <style:style style:name="T1175" style:parent-style-name="DefaultParagraphFont" style:family="text">
      <style:text-properties style:font-name="Times New Roman" fo:font-size="12pt" style:font-size-asian="12pt" style:font-size-complex="12pt" fo:language="en" fo:country="US"/>
    </style:style>
    <style:style style:name="P1176" style:parent-style-name="Standard" style:family="paragraph">
      <style:paragraph-properties fo:text-align="start" fo:text-indent="0in"/>
    </style:style>
    <style:style style:name="T1177" style:parent-style-name="DefaultParagraphFont" style:family="text">
      <style:text-properties style:font-name="Times New Roman" fo:font-size="12pt" style:font-size-asian="12pt" style:font-size-complex="12pt" fo:language="en" fo:country="US"/>
    </style:style>
    <style:style style:name="T1178" style:parent-style-name="DefaultParagraphFont" style:family="text">
      <style:text-properties style:font-name="Times New Roman" fo:font-size="12pt" style:font-size-asian="12pt" style:font-size-complex="12pt" fo:language="en" fo:country="US"/>
    </style:style>
    <style:style style:name="P1179" style:parent-style-name="CommentText" style:family="paragraph">
      <style:paragraph-properties fo:text-align="start" fo:text-indent="0in"/>
    </style:style>
    <style:style style:name="P1180" style:parent-style-name="CommentText" style:family="paragraph">
      <style:paragraph-properties fo:text-align="start" fo:text-indent="0in"/>
    </style:style>
    <style:style style:name="P1181" style:parent-style-name="CommentText" style:family="paragraph">
      <style:paragraph-properties fo:text-align="start" fo:text-indent="0in"/>
    </style:style>
    <style:style style:name="T1182" style:parent-style-name="DefaultParagraphFont" style:family="text">
      <style:text-properties style:font-name="Times New Roman" fo:font-size="12pt" style:font-size-asian="12pt" style:font-size-complex="12pt" fo:language="en" fo:country="US"/>
    </style:style>
    <style:style style:name="T1183" style:parent-style-name="DefaultParagraphFont" style:family="text">
      <style:text-properties style:font-name="Times New Roman" fo:font-size="12pt" style:font-size-asian="12pt" style:font-size-complex="12pt" fo:background-color="#00FF00" fo:language="en" fo:country="US"/>
    </style:style>
    <style:style style:name="T1184" style:parent-style-name="DefaultParagraphFont" style:family="text">
      <style:text-properties style:font-name="Times New Roman" fo:font-size="12pt" style:font-size-asian="12pt" style:font-size-complex="12pt" fo:language="en" fo:country="US"/>
    </style:style>
    <style:style style:name="P1185" style:parent-style-name="Standard" style:family="paragraph">
      <style:paragraph-properties fo:text-align="start" fo:text-indent="0in"/>
    </style:style>
    <style:style style:name="T1186" style:parent-style-name="DefaultParagraphFont" style:family="text">
      <style:text-properties style:font-name="Times New Roman" fo:font-size="12pt" style:font-size-asian="12pt" style:font-size-complex="12pt" fo:language="en" fo:country="US"/>
    </style:style>
    <style:style style:name="T1187" style:parent-style-name="DefaultParagraphFont" style:family="text">
      <style:text-properties style:font-name="Times New Roman" fo:font-size="12pt" style:font-size-asian="12pt" style:font-size-complex="12pt" fo:background-color="#00FFFF" fo:language="en" fo:country="US"/>
    </style:style>
    <style:style style:name="T1188" style:parent-style-name="DefaultParagraphFont" style:family="text">
      <style:text-properties style:font-name="Times New Roman" fo:font-size="12pt" style:font-size-asian="12pt" style:font-size-complex="12pt" fo:language="en" fo:country="US"/>
    </style:style>
    <style:style style:name="T1189" style:parent-style-name="DefaultParagraphFont" style:family="text">
      <style:text-properties style:font-name="Times New Roman" fo:font-size="12pt" style:font-size-asian="12pt" style:font-size-complex="12pt" fo:background-color="#FFFF00" fo:language="en" fo:country="US"/>
    </style:style>
    <style:style style:name="T1190" style:parent-style-name="DefaultParagraphFont" style:family="text">
      <style:text-properties style:font-name="Times New Roman" fo:font-size="12pt" style:font-size-asian="12pt" style:font-size-complex="12pt" fo:language="en" fo:country="US"/>
    </style:style>
    <style:style style:name="T1191" style:parent-style-name="DefaultParagraphFont" style:family="text">
      <style:text-properties style:font-name="Times New Roman" fo:font-size="12pt" style:font-size-asian="12pt" style:font-size-complex="12pt" fo:language="en" fo:country="US"/>
    </style:style>
    <style:style style:name="P1192" style:parent-style-name="CommentText" style:family="paragraph">
      <style:paragraph-properties fo:text-align="start" fo:text-indent="0in"/>
    </style:style>
    <style:style style:name="P1193" style:parent-style-name="CommentText" style:family="paragraph">
      <style:paragraph-properties fo:text-align="start" fo:text-indent="0in"/>
    </style:style>
    <style:style style:name="P1194" style:parent-style-name="CommentText" style:family="paragraph">
      <style:paragraph-properties fo:text-align="start" fo:text-indent="0in"/>
    </style:style>
    <style:style style:name="P1195" style:parent-style-name="CommentText" style:family="paragraph">
      <style:paragraph-properties fo:text-align="start" fo:text-indent="0in"/>
    </style:style>
    <style:style style:name="P1196" style:parent-style-name="CommentText" style:family="paragraph">
      <style:paragraph-properties fo:text-align="start" fo:text-indent="0in"/>
    </style:style>
    <style:style style:name="P1197" style:parent-style-name="CommentText" style:family="paragraph">
      <style:paragraph-properties fo:text-align="start" fo:text-indent="0in"/>
    </style:style>
    <style:style style:name="T1198" style:parent-style-name="DefaultParagraphFont" style:family="text">
      <style:text-properties style:font-name="Times New Roman" fo:font-size="12pt" style:font-size-asian="12pt" style:font-size-complex="12pt" fo:language="en" fo:country="US"/>
    </style:style>
    <style:style style:name="P11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00" style:parent-style-name="Standard" style:family="paragraph">
      <style:paragraph-properties fo:text-align="start" fo:text-indent="0in"/>
    </style:style>
    <style:style style:name="T120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02" style:parent-style-name="CommentText" style:family="paragraph">
      <style:paragraph-properties fo:text-align="start" fo:text-indent="0in"/>
    </style:style>
    <style:style style:name="T120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04" style:parent-style-name="CommentText" style:family="paragraph">
      <style:paragraph-properties fo:text-align="start" fo:text-indent="0in"/>
    </style:style>
    <style:style style:name="T1205"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206" style:parent-style-name="Standard" style:family="paragraph">
      <style:paragraph-properties fo:text-align="start" fo:text-indent="0in"/>
    </style:style>
    <style:style style:name="T1207" style:parent-style-name="DefaultParagraphFont" style:family="text">
      <style:text-properties style:font-name="Times New Roman" fo:font-size="12pt" style:font-size-asian="12pt" style:font-size-complex="12pt" fo:language="en" fo:country="US"/>
    </style:style>
    <style:style style:name="T1208" style:parent-style-name="DefaultParagraphFont" style:family="text">
      <style:text-properties style:font-name="Times New Roman" fo:font-size="12pt" style:font-size-asian="12pt" style:font-size-complex="12pt" fo:background-color="#00FF00" fo:language="en" fo:country="US"/>
    </style:style>
    <style:style style:name="T1209" style:parent-style-name="DefaultParagraphFont" style:family="text">
      <style:text-properties style:font-name="Times New Roman" fo:font-size="12pt" style:font-size-asian="12pt" style:font-size-complex="12pt" fo:language="en" fo:country="US"/>
    </style:style>
    <style:style style:name="T1210" style:parent-style-name="DefaultParagraphFont" style:family="text">
      <style:text-properties style:font-name="Times New Roman" fo:font-size="12pt" style:font-size-asian="12pt" style:font-size-complex="12pt" fo:language="en" fo:country="US"/>
    </style:style>
    <style:style style:name="P1211" style:parent-style-name="Standard" style:family="paragraph">
      <style:paragraph-properties fo:text-align="start" fo:text-indent="0in"/>
    </style:style>
    <style:style style:name="T1212" style:parent-style-name="DefaultParagraphFont" style:family="text">
      <style:text-properties style:font-name="Times New Roman" fo:font-size="12pt" style:font-size-asian="12pt" style:font-size-complex="12pt" fo:language="en" fo:country="US"/>
    </style:style>
    <style:style style:name="T1213" style:parent-style-name="DefaultParagraphFont" style:family="text">
      <style:text-properties style:font-name="Times New Roman" fo:font-size="12pt" style:font-size-asian="12pt" style:font-size-complex="12pt" fo:background-color="#00FF00" fo:language="en" fo:country="US"/>
    </style:style>
    <style:style style:name="T1214" style:parent-style-name="DefaultParagraphFont" style:family="text">
      <style:text-properties style:font-name="Times New Roman" fo:font-size="12pt" style:font-size-asian="12pt" style:font-size-complex="12pt" fo:language="en" fo:country="US"/>
    </style:style>
    <style:style style:name="P1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6" style:parent-style-name="Standard" style:family="paragraph">
      <style:paragraph-properties fo:text-align="start" fo:text-indent="0in"/>
    </style:style>
    <style:style style:name="T1217" style:parent-style-name="DefaultParagraphFont" style:family="text">
      <style:text-properties style:font-name="Times New Roman" fo:font-size="12pt" style:font-size-asian="12pt" style:font-size-complex="12pt" fo:language="en" fo:country="US"/>
    </style:style>
    <style:style style:name="T1218" style:parent-style-name="DefaultParagraphFont" style:family="text">
      <style:text-properties style:font-name="Times New Roman" fo:font-size="12pt" style:font-size-asian="12pt" style:font-size-complex="12pt" fo:background-color="#00FF00" fo:language="en" fo:country="US"/>
    </style:style>
    <style:style style:name="T1219" style:parent-style-name="DefaultParagraphFont" style:family="text">
      <style:text-properties style:font-name="Times New Roman" fo:font-size="12pt" style:font-size-asian="12pt" style:font-size-complex="12pt" fo:language="en" fo:country="US"/>
    </style:style>
    <style:style style:name="T1220" style:parent-style-name="DefaultParagraphFont" style:family="text">
      <style:text-properties style:font-name="Times New Roman" fo:font-size="12pt" style:font-size-asian="12pt" style:font-size-complex="12pt" fo:background-color="#FFFF00" fo:language="en" fo:country="US"/>
    </style:style>
    <style:style style:name="T1221" style:parent-style-name="DefaultParagraphFont" style:family="text">
      <style:text-properties style:font-name="Times New Roman" fo:font-size="12pt" style:font-size-asian="12pt" style:font-size-complex="12pt" fo:language="en" fo:country="US"/>
    </style:style>
    <style:style style:name="P1222" style:parent-style-name="Standard" style:family="paragraph">
      <style:paragraph-properties fo:text-align="start" fo:text-indent="0in"/>
    </style:style>
    <style:style style:name="T1223" style:parent-style-name="DefaultParagraphFont" style:family="text">
      <style:text-properties style:font-name="Times New Roman" fo:font-size="12pt" style:font-size-asian="12pt" style:font-size-complex="12pt" fo:language="da" fo:country="DK"/>
    </style:style>
    <style:style style:name="T1224" style:parent-style-name="DefaultParagraphFont" style:family="text">
      <style:text-properties style:font-name="Times New Roman" fo:font-size="12pt" style:font-size-asian="12pt" style:font-size-complex="12pt" fo:language="en" fo:country="US"/>
    </style:style>
    <style:style style:name="T1225" style:parent-style-name="DefaultParagraphFont" style:family="text">
      <style:text-properties style:font-name="Times New Roman" fo:font-size="12pt" style:font-size-asian="12pt" style:font-size-complex="12pt" fo:background-color="#FFFF00" fo:language="en" fo:country="US"/>
    </style:style>
    <style:style style:name="T1226" style:parent-style-name="DefaultParagraphFont" style:family="text">
      <style:text-properties style:font-name="Times New Roman" fo:font-size="12pt" style:font-size-asian="12pt" style:font-size-complex="12pt" fo:language="en" fo:country="US"/>
    </style:style>
    <style:style style:name="T1227" style:parent-style-name="DefaultParagraphFont" style:family="text">
      <style:text-properties style:font-name="Times New Roman" fo:font-size="12pt" style:font-size-asian="12pt" style:font-size-complex="12pt" fo:background-color="#FF00FF" fo:language="en" fo:country="US"/>
    </style:style>
    <style:style style:name="T1228" style:parent-style-name="DefaultParagraphFont" style:family="text">
      <style:text-properties style:font-name="Times New Roman" fo:font-size="12pt" style:font-size-asian="12pt" style:font-size-complex="12pt" fo:language="en" fo:country="US"/>
    </style:style>
    <style:style style:name="T1229" style:parent-style-name="DefaultParagraphFont" style:family="text">
      <style:text-properties style:font-name="Times New Roman" fo:font-size="12pt" style:font-size-asian="12pt" style:font-size-complex="12pt" fo:background-color="#FFFF00" fo:language="en" fo:country="US"/>
    </style:style>
    <style:style style:name="T1230" style:parent-style-name="DefaultParagraphFont" style:family="text">
      <style:text-properties style:font-name="Times New Roman" fo:font-size="12pt" style:font-size-asian="12pt" style:font-size-complex="12pt" fo:language="en" fo:country="US"/>
    </style:style>
    <style:style style:name="T1231" style:parent-style-name="DefaultParagraphFont" style:family="text">
      <style:text-properties style:font-name="Times New Roman" fo:font-size="12pt" style:font-size-asian="12pt" style:font-size-complex="12pt" fo:background-color="#FFFF00" fo:language="en" fo:country="US"/>
    </style:style>
    <style:style style:name="T1232" style:parent-style-name="DefaultParagraphFont" style:family="text">
      <style:text-properties style:font-name="Times New Roman" fo:font-size="12pt" style:font-size-asian="12pt" style:font-size-complex="12pt" fo:language="en" fo:country="US"/>
    </style:style>
    <style:style style:name="P1233" style:parent-style-name="Standard" style:family="paragraph">
      <style:paragraph-properties fo:text-align="start" fo:text-indent="0in"/>
    </style:style>
    <style:style style:name="T1234" style:parent-style-name="DefaultParagraphFont" style:family="text">
      <style:text-properties style:font-name="Times New Roman" fo:font-size="12pt" style:font-size-asian="12pt" style:font-size-complex="12pt" fo:language="en" fo:country="US"/>
    </style:style>
    <style:style style:name="T1235" style:parent-style-name="DefaultParagraphFont" style:family="text">
      <style:text-properties style:font-name="Times New Roman" fo:font-size="12pt" style:font-size-asian="12pt" style:font-size-complex="12pt" fo:background-color="#00FFFF" fo:language="en" fo:country="US"/>
    </style:style>
    <style:style style:name="T1236" style:parent-style-name="DefaultParagraphFont" style:family="text">
      <style:text-properties style:font-name="Times New Roman" fo:font-size="12pt" style:font-size-asian="12pt" style:font-size-complex="12pt" fo:language="en" fo:country="US"/>
    </style:style>
    <style:style style:name="T1237" style:parent-style-name="DefaultParagraphFont" style:family="text">
      <style:text-properties style:font-name="Times New Roman" fo:font-size="12pt" style:font-size-asian="12pt" style:font-size-complex="12pt" fo:background-color="#00FFFF" fo:language="en" fo:country="US"/>
    </style:style>
    <style:style style:name="T1238" style:parent-style-name="DefaultParagraphFont" style:family="text">
      <style:text-properties style:font-name="Times New Roman" fo:font-size="12pt" style:font-size-asian="12pt" style:font-size-complex="12pt" fo:language="en" fo:country="US"/>
    </style:style>
    <style:style style:name="P12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41" style:parent-style-name="Standard" style:family="paragraph">
      <style:paragraph-properties fo:text-align="start" fo:text-indent="0in"/>
    </style:style>
    <style:style style:name="T1242" style:parent-style-name="DefaultParagraphFont" style:family="text">
      <style:text-properties style:font-name="Times New Roman" fo:font-size="12pt" style:font-size-asian="12pt" style:font-size-complex="12pt" fo:language="en" fo:country="US"/>
    </style:style>
    <style:style style:name="T1243" style:parent-style-name="DefaultParagraphFont" style:family="text">
      <style:text-properties style:font-name="Times New Roman" fo:font-size="12pt" style:font-size-asian="12pt" style:font-size-complex="12pt" fo:background-color="#FFFF00" fo:language="en" fo:country="US"/>
    </style:style>
    <style:style style:name="T1244" style:parent-style-name="DefaultParagraphFont" style:family="text">
      <style:text-properties style:font-name="Times New Roman" fo:font-size="12pt" style:font-size-asian="12pt" style:font-size-complex="12pt" fo:language="en" fo:country="US"/>
    </style:style>
    <style:style style:name="T1245" style:parent-style-name="DefaultParagraphFont" style:family="text">
      <style:text-properties style:font-name="Times New Roman" fo:font-size="12pt" style:font-size-asian="12pt" style:font-size-complex="12pt" fo:background-color="#00FF00" fo:language="en" fo:country="US"/>
    </style:style>
    <style:style style:name="T1246" style:parent-style-name="DefaultParagraphFont" style:family="text">
      <style:text-properties style:font-name="Times New Roman" fo:font-size="12pt" style:font-size-asian="12pt" style:font-size-complex="12pt" fo:language="en" fo:country="US"/>
    </style:style>
    <style:style style:name="P12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49" style:parent-style-name="Standard" style:family="paragraph">
      <style:paragraph-properties fo:text-align="start" fo:text-indent="0in"/>
    </style:style>
    <style:style style:name="T125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251" style:parent-style-name="CommentText" style:family="paragraph">
      <style:paragraph-properties fo:text-align="start" fo:text-indent="0in"/>
    </style:style>
    <style:style style:name="T125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25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254" style:parent-style-name="CommentText" style:family="paragraph">
      <style:paragraph-properties fo:text-align="start" fo:text-indent="0in"/>
    </style:style>
    <style:style style:name="T1255" style:parent-style-name="CommentReference" style:family="text">
      <style:text-properties style:font-name="Times New Roman" fo:font-size="12pt" style:font-size-asian="12pt" style:font-size-complex="12pt"/>
    </style:style>
    <style:style style:name="P1256" style:parent-style-name="CommentText" style:family="paragraph">
      <style:paragraph-properties fo:text-align="start" fo:text-indent="0in"/>
    </style:style>
    <style:style style:name="T125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258" style:parent-style-name="Standard" style:family="paragraph">
      <style:paragraph-properties fo:text-align="start" fo:text-indent="0in"/>
    </style:style>
    <style:style style:name="T1259" style:parent-style-name="DefaultParagraphFont" style:family="text">
      <style:text-properties style:font-name="Times New Roman" fo:font-size="12pt" style:font-size-asian="12pt" style:font-size-complex="12pt" fo:language="en" fo:country="US"/>
    </style:style>
    <style:style style:name="T1260" style:parent-style-name="DefaultParagraphFont" style:family="text">
      <style:text-properties style:font-name="Times New Roman" fo:font-size="12pt" style:font-size-asian="12pt" style:font-size-complex="12pt" fo:language="en" fo:country="US"/>
    </style:style>
    <style:style style:name="T1261" style:parent-style-name="DefaultParagraphFont" style:family="text">
      <style:text-properties style:font-name="Times New Roman" fo:font-size="12pt" style:font-size-asian="12pt" style:font-size-complex="12pt" fo:background-color="#00FFFF" fo:language="en" fo:country="US"/>
    </style:style>
    <style:style style:name="T1262" style:parent-style-name="DefaultParagraphFont" style:family="text">
      <style:text-properties style:font-name="Times New Roman" fo:font-size="12pt" style:font-size-asian="12pt" style:font-size-complex="12pt" fo:language="en" fo:country="US"/>
    </style:style>
    <style:style style:name="T1263" style:parent-style-name="DefaultParagraphFont" style:family="text">
      <style:text-properties style:font-name="Times New Roman" fo:font-size="12pt" style:font-size-asian="12pt" style:font-size-complex="12pt" fo:background-color="#FFFF00" fo:language="en" fo:country="US"/>
    </style:style>
    <style:style style:name="T1264" style:parent-style-name="DefaultParagraphFont" style:family="text">
      <style:text-properties style:font-name="Times New Roman" fo:font-size="12pt" style:font-size-asian="12pt" style:font-size-complex="12pt" fo:language="en" fo:country="US"/>
    </style:style>
    <style:style style:name="T1265" style:parent-style-name="DefaultParagraphFont" style:family="text">
      <style:text-properties style:font-name="Times New Roman" fo:font-size="12pt" style:font-size-asian="12pt" style:font-size-complex="12pt" fo:background-color="#00FF00" fo:language="en" fo:country="US"/>
    </style:style>
    <style:style style:name="T1266" style:parent-style-name="DefaultParagraphFont" style:family="text">
      <style:text-properties style:font-name="Times New Roman" fo:font-size="12pt" style:font-size-asian="12pt" style:font-size-complex="12pt" fo:language="en" fo:country="US"/>
    </style:style>
    <style:style style:name="T1267" style:parent-style-name="DefaultParagraphFont" style:family="text">
      <style:text-properties style:font-name="Times New Roman" fo:font-size="12pt" style:font-size-asian="12pt" style:font-size-complex="12pt" fo:background-color="#FF00FF" fo:language="en" fo:country="US"/>
    </style:style>
    <style:style style:name="T1268" style:parent-style-name="DefaultParagraphFont" style:family="text">
      <style:text-properties style:font-name="Times New Roman" fo:font-size="12pt" style:font-size-asian="12pt" style:font-size-complex="12pt" fo:language="en" fo:country="US"/>
    </style:style>
    <style:style style:name="T1269" style:parent-style-name="DefaultParagraphFont" style:family="text">
      <style:text-properties style:font-name="Times New Roman" fo:font-size="12pt" style:font-size-asian="12pt" style:font-size-complex="12pt" fo:background-color="#00FF00" fo:language="en" fo:country="US"/>
    </style:style>
    <style:style style:name="T1270" style:parent-style-name="DefaultParagraphFont" style:family="text">
      <style:text-properties style:font-name="Times New Roman" fo:font-size="12pt" style:font-size-asian="12pt" style:font-size-complex="12pt" fo:language="en" fo:country="US"/>
    </style:style>
    <style:style style:name="T1271" style:parent-style-name="DefaultParagraphFont" style:family="text">
      <style:text-properties style:font-name="Times New Roman" fo:font-size="12pt" style:font-size-asian="12pt" style:font-size-complex="12pt" fo:background-color="#FF00FF" fo:language="en" fo:country="US"/>
    </style:style>
    <style:style style:name="T1272" style:parent-style-name="DefaultParagraphFont" style:family="text">
      <style:text-properties style:font-name="Times New Roman" fo:font-size="12pt" style:font-size-asian="12pt" style:font-size-complex="12pt" fo:language="en" fo:country="US"/>
    </style:style>
    <style:style style:name="P12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74" style:parent-style-name="Standard" style:family="paragraph">
      <style:paragraph-properties fo:text-align="start" fo:text-indent="0in"/>
      <style:text-properties style:font-name="Times New Roman" fo:font-size="12pt" style:font-size-asian="12pt" style:font-size-complex="12pt" fo:language="da" fo:country="DK"/>
    </style:style>
    <style:style style:name="P1275" style:parent-style-name="Standard" style:family="paragraph">
      <style:paragraph-properties fo:text-align="start" fo:text-indent="0in"/>
    </style:style>
    <style:style style:name="T1276" style:parent-style-name="DefaultParagraphFont" style:family="text">
      <style:text-properties style:font-name="Times New Roman" fo:font-size="12pt" style:font-size-asian="12pt" style:font-size-complex="12pt" fo:language="en" fo:country="US"/>
    </style:style>
    <style:style style:name="T1277" style:parent-style-name="DefaultParagraphFont" style:family="text">
      <style:text-properties style:font-name="Times New Roman" fo:font-size="12pt" style:font-size-asian="12pt" style:font-size-complex="12pt" fo:language="da" fo:country="DK"/>
    </style:style>
    <style:style style:name="P12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0" style:parent-style-name="Standard" style:family="paragraph">
      <style:paragraph-properties fo:text-align="start" fo:text-indent="0in"/>
    </style:style>
    <style:style style:name="T128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282" style:parent-style-name="CommentText" style:family="paragraph">
      <style:paragraph-properties fo:text-align="start" fo:text-indent="0in"/>
    </style:style>
    <style:style style:name="P1283" style:parent-style-name="CommentText" style:family="paragraph">
      <style:paragraph-properties fo:text-align="start" fo:text-indent="0in"/>
    </style:style>
    <style:style style:name="P1284" style:parent-style-name="CommentText" style:family="paragraph">
      <style:paragraph-properties fo:text-align="start" fo:text-indent="0in"/>
    </style:style>
    <style:style style:name="T128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286" style:parent-style-name="Standard" style:family="paragraph">
      <style:paragraph-properties fo:text-align="start" fo:text-indent="0in"/>
    </style:style>
    <style:style style:name="T1287" style:parent-style-name="DefaultParagraphFont" style:family="text">
      <style:text-properties style:font-name="Times New Roman" fo:font-size="12pt" style:font-size-asian="12pt" style:font-size-complex="12pt" fo:language="en" fo:country="US"/>
    </style:style>
    <style:style style:name="T1288" style:parent-style-name="DefaultParagraphFont" style:family="text">
      <style:text-properties style:font-name="Times New Roman" fo:font-size="12pt" style:font-size-asian="12pt" style:font-size-complex="12pt" fo:background-color="#00FF00" fo:language="en" fo:country="US"/>
    </style:style>
    <style:style style:name="T1289" style:parent-style-name="DefaultParagraphFont" style:family="text">
      <style:text-properties style:font-name="Times New Roman" fo:font-size="12pt" style:font-size-asian="12pt" style:font-size-complex="12pt" fo:language="en" fo:country="US"/>
    </style:style>
    <style:style style:name="T1290" style:parent-style-name="DefaultParagraphFont" style:family="text">
      <style:text-properties style:font-name="Times New Roman" fo:font-size="12pt" style:font-size-asian="12pt" style:font-size-complex="12pt" fo:background-color="#00FF00" fo:language="en" fo:country="US"/>
    </style:style>
    <style:style style:name="T1291" style:parent-style-name="DefaultParagraphFont" style:family="text">
      <style:text-properties style:font-name="Times New Roman" fo:font-size="12pt" style:font-size-asian="12pt" style:font-size-complex="12pt" fo:language="en" fo:country="US"/>
    </style:style>
    <style:style style:name="T1292" style:parent-style-name="DefaultParagraphFont" style:family="text">
      <style:text-properties style:font-name="Times New Roman" fo:font-size="12pt" style:font-size-asian="12pt" style:font-size-complex="12pt" fo:background-color="#FF00FF" fo:language="en" fo:country="US"/>
    </style:style>
    <style:style style:name="T1293" style:parent-style-name="DefaultParagraphFont" style:family="text">
      <style:text-properties style:font-name="Times New Roman" fo:font-size="12pt" style:font-size-asian="12pt" style:font-size-complex="12pt" fo:language="en" fo:country="US"/>
    </style:style>
    <style:style style:name="T1294" style:parent-style-name="DefaultParagraphFont" style:family="text">
      <style:text-properties style:font-name="Times New Roman" fo:font-size="12pt" style:font-size-asian="12pt" style:font-size-complex="12pt" fo:background-color="#FFFF00" fo:language="en" fo:country="US"/>
    </style:style>
    <style:style style:name="T1295" style:parent-style-name="DefaultParagraphFont" style:family="text">
      <style:text-properties style:font-name="Times New Roman" fo:font-size="12pt" style:font-size-asian="12pt" style:font-size-complex="12pt" fo:language="en" fo:country="US"/>
    </style:style>
    <style:style style:name="T1296" style:parent-style-name="DefaultParagraphFont" style:family="text">
      <style:text-properties style:font-name="Times New Roman" fo:font-size="12pt" style:font-size-asian="12pt" style:font-size-complex="12pt" fo:background-color="#00FFFF" fo:language="en" fo:country="US"/>
    </style:style>
    <style:style style:name="T1297" style:parent-style-name="DefaultParagraphFont" style:family="text">
      <style:text-properties style:font-name="Times New Roman" fo:font-size="12pt" style:font-size-asian="12pt" style:font-size-complex="12pt" fo:language="en" fo:country="US"/>
    </style:style>
    <style:style style:name="T1298" style:parent-style-name="DefaultParagraphFont" style:family="text">
      <style:text-properties style:font-name="Times New Roman" fo:font-size="12pt" style:font-size-asian="12pt" style:font-size-complex="12pt" fo:background-color="#00FF00" fo:language="en" fo:country="US"/>
    </style:style>
    <style:style style:name="T1299" style:parent-style-name="DefaultParagraphFont" style:family="text">
      <style:text-properties style:font-name="Times New Roman" fo:font-size="12pt" style:font-size-asian="12pt" style:font-size-complex="12pt" fo:language="en" fo:country="US"/>
    </style:style>
    <style:style style:name="T1300" style:parent-style-name="DefaultParagraphFont" style:family="text">
      <style:text-properties style:font-name="Times New Roman" fo:font-size="12pt" style:font-size-asian="12pt" style:font-size-complex="12pt" fo:background-color="#FF00FF" fo:language="en" fo:country="US"/>
    </style:style>
    <style:style style:name="T1301" style:parent-style-name="DefaultParagraphFont" style:family="text">
      <style:text-properties style:font-name="Times New Roman" fo:font-size="12pt" style:font-size-asian="12pt" style:font-size-complex="12pt" fo:language="en" fo:country="US"/>
    </style:style>
    <style:style style:name="T1302" style:parent-style-name="DefaultParagraphFont" style:family="text">
      <style:text-properties style:font-name="Times New Roman" fo:font-size="12pt" style:font-size-asian="12pt" style:font-size-complex="12pt" fo:background-color="#00FF00" fo:language="en" fo:country="US"/>
    </style:style>
    <style:style style:name="T1303" style:parent-style-name="DefaultParagraphFont" style:family="text">
      <style:text-properties style:font-name="Times New Roman" fo:font-size="12pt" style:font-size-asian="12pt" style:font-size-complex="12pt" fo:language="en" fo:country="US"/>
    </style:style>
    <style:style style:name="P1304" style:parent-style-name="Standard" style:family="paragraph">
      <style:paragraph-properties fo:text-align="start" fo:text-indent="0in"/>
    </style:style>
    <style:style style:name="T1305" style:parent-style-name="DefaultParagraphFont" style:family="text">
      <style:text-properties style:font-name="Times New Roman" fo:font-size="12pt" style:font-size-asian="12pt" style:font-size-complex="12pt" fo:language="en" fo:country="US"/>
    </style:style>
    <style:style style:name="T1306" style:parent-style-name="DefaultParagraphFont" style:family="text">
      <style:text-properties style:font-name="Times New Roman" fo:font-size="12pt" style:font-size-asian="12pt" style:font-size-complex="12pt" fo:background-color="#00FFFF" fo:language="en" fo:country="US"/>
    </style:style>
    <style:style style:name="T1307" style:parent-style-name="DefaultParagraphFont" style:family="text">
      <style:text-properties style:font-name="Times New Roman" fo:font-size="12pt" style:font-size-asian="12pt" style:font-size-complex="12pt" fo:language="en" fo:country="US"/>
    </style:style>
    <style:style style:name="T1308" style:parent-style-name="DefaultParagraphFont" style:family="text">
      <style:text-properties style:font-name="Times New Roman" fo:font-size="12pt" style:font-size-asian="12pt" style:font-size-complex="12pt" fo:background-color="#FFFF00" fo:language="en" fo:country="US"/>
    </style:style>
    <style:style style:name="T1309" style:parent-style-name="DefaultParagraphFont" style:family="text">
      <style:text-properties style:font-name="Times New Roman" fo:font-size="12pt" style:font-size-asian="12pt" style:font-size-complex="12pt" fo:language="en" fo:country="US"/>
    </style:style>
    <style:style style:name="T1310" style:parent-style-name="DefaultParagraphFont" style:family="text">
      <style:text-properties style:font-name="Times New Roman" fo:font-size="12pt" style:font-size-asian="12pt" style:font-size-complex="12pt" fo:background-color="#FF00FF" fo:language="en" fo:country="US"/>
    </style:style>
    <style:style style:name="T1311" style:parent-style-name="DefaultParagraphFont" style:family="text">
      <style:text-properties style:font-name="Times New Roman" fo:font-size="12pt" style:font-size-asian="12pt" style:font-size-complex="12pt" fo:language="en" fo:country="US"/>
    </style:style>
    <style:style style:name="P1312" style:parent-style-name="Standard" style:family="paragraph">
      <style:paragraph-properties fo:text-align="start" fo:text-indent="0in"/>
    </style:style>
    <style:style style:name="T1313" style:parent-style-name="DefaultParagraphFont" style:family="text">
      <style:text-properties style:font-name="Times New Roman" fo:font-size="12pt" style:font-size-asian="12pt" style:font-size-complex="12pt" fo:language="en" fo:country="US"/>
    </style:style>
    <style:style style:name="T1314" style:parent-style-name="DefaultParagraphFont" style:family="text">
      <style:text-properties style:font-name="Times New Roman" fo:font-size="12pt" style:font-size-asian="12pt" style:font-size-complex="12pt" fo:background-color="#FFFF00" fo:language="en" fo:country="US"/>
    </style:style>
    <style:style style:name="T1315" style:parent-style-name="DefaultParagraphFont" style:family="text">
      <style:text-properties style:font-name="Times New Roman" fo:font-size="12pt" style:font-size-asian="12pt" style:font-size-complex="12pt" fo:language="en" fo:country="US"/>
    </style:style>
    <style:style style:name="T1316" style:parent-style-name="DefaultParagraphFont" style:family="text">
      <style:text-properties style:font-name="Times New Roman" fo:font-size="12pt" style:font-size-asian="12pt" style:font-size-complex="12pt" fo:background-color="#00FFFF" fo:language="en" fo:country="US"/>
    </style:style>
    <style:style style:name="T1317" style:parent-style-name="DefaultParagraphFont" style:family="text">
      <style:text-properties style:font-name="Times New Roman" fo:font-size="12pt" style:font-size-asian="12pt" style:font-size-complex="12pt" fo:language="en" fo:country="US"/>
    </style:style>
    <style:style style:name="P1318" style:parent-style-name="Standard" style:family="paragraph">
      <style:paragraph-properties fo:text-align="start" fo:text-indent="0in"/>
    </style:style>
    <style:style style:name="T1319" style:parent-style-name="DefaultParagraphFont" style:family="text">
      <style:text-properties style:font-name="Times New Roman" fo:font-size="12pt" style:font-size-asian="12pt" style:font-size-complex="12pt" fo:language="en" fo:country="US"/>
    </style:style>
    <style:style style:name="T1320" style:parent-style-name="DefaultParagraphFont" style:family="text">
      <style:text-properties style:font-name="Times New Roman" fo:font-size="12pt" style:font-size-asian="12pt" style:font-size-complex="12pt" fo:background-color="#00FF00" fo:language="en" fo:country="US"/>
    </style:style>
    <style:style style:name="T1321" style:parent-style-name="DefaultParagraphFont" style:family="text">
      <style:text-properties style:font-name="Times New Roman" fo:font-size="12pt" style:font-size-asian="12pt" style:font-size-complex="12pt" fo:language="en" fo:country="US"/>
    </style:style>
    <style:style style:name="P1322" style:parent-style-name="Standard" style:family="paragraph">
      <style:paragraph-properties fo:text-align="start" fo:text-indent="0in"/>
    </style:style>
    <style:style style:name="T1323" style:parent-style-name="DefaultParagraphFont" style:family="text">
      <style:text-properties style:font-name="Times New Roman" fo:font-size="12pt" style:font-size-asian="12pt" style:font-size-complex="12pt" fo:language="en" fo:country="US"/>
    </style:style>
    <style:style style:name="T1324" style:parent-style-name="DefaultParagraphFont" style:family="text">
      <style:text-properties style:font-name="Times New Roman" fo:font-size="12pt" style:font-size-asian="12pt" style:font-size-complex="12pt" fo:background-color="#FFFF00" fo:language="en" fo:country="US"/>
    </style:style>
    <style:style style:name="T1325" style:parent-style-name="DefaultParagraphFont" style:family="text">
      <style:text-properties style:font-name="Times New Roman" fo:font-size="12pt" style:font-size-asian="12pt" style:font-size-complex="12pt" fo:language="en" fo:country="US"/>
    </style:style>
    <style:style style:name="T1326" style:parent-style-name="DefaultParagraphFont" style:family="text">
      <style:text-properties style:font-name="Times New Roman" fo:font-size="12pt" style:font-size-asian="12pt" style:font-size-complex="12pt" fo:background-color="#00FF00" fo:language="en" fo:country="US"/>
    </style:style>
    <style:style style:name="T1327" style:parent-style-name="DefaultParagraphFont" style:family="text">
      <style:text-properties style:font-name="Times New Roman" fo:font-size="12pt" style:font-size-asian="12pt" style:font-size-complex="12pt" fo:language="en" fo:country="US"/>
    </style:style>
    <style:style style:name="T1328" style:parent-style-name="DefaultParagraphFont" style:family="text">
      <style:text-properties style:font-name="Times New Roman" fo:font-size="12pt" style:font-size-asian="12pt" style:font-size-complex="12pt" fo:background-color="#FFFF00" fo:language="en" fo:country="US"/>
    </style:style>
    <style:style style:name="T1329" style:parent-style-name="DefaultParagraphFont" style:family="text">
      <style:text-properties style:font-name="Times New Roman" fo:font-size="12pt" style:font-size-asian="12pt" style:font-size-complex="12pt" fo:language="en" fo:country="US"/>
    </style:style>
    <style:style style:name="T1330" style:parent-style-name="DefaultParagraphFont" style:family="text">
      <style:text-properties style:font-name="Times New Roman" fo:font-size="12pt" style:font-size-asian="12pt" style:font-size-complex="12pt" fo:background-color="#00FF00" fo:language="en" fo:country="US"/>
    </style:style>
    <style:style style:name="T1331" style:parent-style-name="DefaultParagraphFont" style:family="text">
      <style:text-properties style:font-name="Times New Roman" fo:font-size="12pt" style:font-size-asian="12pt" style:font-size-complex="12pt" fo:language="en" fo:country="US"/>
    </style:style>
    <style:style style:name="P1332" style:parent-style-name="Standard" style:family="paragraph">
      <style:paragraph-properties fo:text-align="start" fo:text-indent="0in"/>
    </style:style>
    <style:style style:name="T1333" style:parent-style-name="DefaultParagraphFont" style:family="text">
      <style:text-properties style:font-name="Times New Roman" fo:font-size="12pt" style:font-size-asian="12pt" style:font-size-complex="12pt" fo:language="en" fo:country="US"/>
    </style:style>
    <style:style style:name="T1334" style:parent-style-name="DefaultParagraphFont" style:family="text">
      <style:text-properties style:font-name="Times New Roman" fo:font-size="12pt" style:font-size-asian="12pt" style:font-size-complex="12pt" fo:background-color="#00FF00" fo:language="en" fo:country="US"/>
    </style:style>
    <style:style style:name="T1335" style:parent-style-name="DefaultParagraphFont" style:family="text">
      <style:text-properties style:font-name="Times New Roman" fo:font-size="12pt" style:font-size-asian="12pt" style:font-size-complex="12pt" fo:language="en" fo:country="US"/>
    </style:style>
    <style:style style:name="T1336" style:parent-style-name="DefaultParagraphFont" style:family="text">
      <style:text-properties style:font-name="Times New Roman" fo:font-size="12pt" style:font-size-asian="12pt" style:font-size-complex="12pt" fo:background-color="#00FF00" fo:language="en" fo:country="US"/>
    </style:style>
    <style:style style:name="T1337" style:parent-style-name="DefaultParagraphFont" style:family="text">
      <style:text-properties style:font-name="Times New Roman" fo:font-size="12pt" style:font-size-asian="12pt" style:font-size-complex="12pt" fo:language="en" fo:country="US"/>
    </style:style>
    <style:style style:name="T1338" style:parent-style-name="DefaultParagraphFont" style:family="text">
      <style:text-properties style:font-name="Times New Roman" fo:font-size="12pt" style:font-size-asian="12pt" style:font-size-complex="12pt" fo:background-color="#FFFF00" fo:language="en" fo:country="US"/>
    </style:style>
    <style:style style:name="T1339" style:parent-style-name="DefaultParagraphFont" style:family="text">
      <style:text-properties style:font-name="Times New Roman" fo:font-size="12pt" style:font-size-asian="12pt" style:font-size-complex="12pt" fo:language="en" fo:country="US"/>
    </style:style>
    <style:style style:name="T1340" style:parent-style-name="DefaultParagraphFont" style:family="text">
      <style:text-properties style:font-name="Times New Roman" fo:font-size="12pt" style:font-size-asian="12pt" style:font-size-complex="12pt" fo:background-color="#00FF00" fo:language="en" fo:country="US"/>
    </style:style>
    <style:style style:name="T1341" style:parent-style-name="DefaultParagraphFont" style:family="text">
      <style:text-properties style:font-name="Times New Roman" fo:font-size="12pt" style:font-size-asian="12pt" style:font-size-complex="12pt" fo:language="en" fo:country="US"/>
    </style:style>
    <style:style style:name="T1342" style:parent-style-name="DefaultParagraphFont" style:family="text">
      <style:text-properties style:font-name="Times New Roman" fo:font-size="12pt" style:font-size-asian="12pt" style:font-size-complex="12pt" fo:language="en" fo:country="US"/>
    </style:style>
    <style:style style:name="T1343" style:parent-style-name="DefaultParagraphFont" style:family="text">
      <style:text-properties style:font-name="Times New Roman" fo:font-size="12pt" style:font-size-asian="12pt" style:font-size-complex="12pt" fo:background-color="#00FF00" fo:language="en" fo:country="US"/>
    </style:style>
    <style:style style:name="T1344" style:parent-style-name="DefaultParagraphFont" style:family="text">
      <style:text-properties style:font-name="Times New Roman" fo:font-size="12pt" style:font-size-asian="12pt" style:font-size-complex="12pt" fo:language="en" fo:country="US"/>
    </style:style>
    <style:style style:name="T1345" style:parent-style-name="DefaultParagraphFont" style:family="text">
      <style:text-properties style:font-name="Times New Roman" fo:font-size="12pt" style:font-size-asian="12pt" style:font-size-complex="12pt" fo:background-color="#FFFF00" fo:language="en" fo:country="US"/>
    </style:style>
    <style:style style:name="T1346" style:parent-style-name="DefaultParagraphFont" style:family="text">
      <style:text-properties style:font-name="Times New Roman" fo:font-size="12pt" style:font-size-asian="12pt" style:font-size-complex="12pt" fo:language="en" fo:country="US"/>
    </style:style>
    <style:style style:name="P1347" style:parent-style-name="Standard" style:family="paragraph">
      <style:paragraph-properties fo:text-align="start" fo:text-indent="0in"/>
    </style:style>
    <style:style style:name="T1348" style:parent-style-name="DefaultParagraphFont" style:family="text">
      <style:text-properties style:font-name="Times New Roman" fo:font-size="12pt" style:font-size-asian="12pt" style:font-size-complex="12pt" fo:language="en" fo:country="US"/>
    </style:style>
    <style:style style:name="T1349" style:parent-style-name="DefaultParagraphFont" style:family="text">
      <style:text-properties style:font-name="Times New Roman" fo:font-size="12pt" style:font-size-asian="12pt" style:font-size-complex="12pt" fo:background-color="#00FFFF" fo:language="en" fo:country="US"/>
    </style:style>
    <style:style style:name="T1350" style:parent-style-name="DefaultParagraphFont" style:family="text">
      <style:text-properties style:font-name="Times New Roman" fo:font-size="12pt" style:font-size-asian="12pt" style:font-size-complex="12pt" fo:language="en" fo:country="US"/>
    </style:style>
    <style:style style:name="T1351" style:parent-style-name="DefaultParagraphFont" style:family="text">
      <style:text-properties style:font-name="Times New Roman" fo:font-size="12pt" style:font-size-asian="12pt" style:font-size-complex="12pt" fo:background-color="#FFFF00" fo:language="en" fo:country="US"/>
    </style:style>
    <style:style style:name="T1352" style:parent-style-name="DefaultParagraphFont" style:family="text">
      <style:text-properties style:font-name="Times New Roman" fo:font-size="12pt" style:font-size-asian="12pt" style:font-size-complex="12pt" fo:language="en" fo:country="US"/>
    </style:style>
    <style:style style:name="T1353" style:parent-style-name="DefaultParagraphFont" style:family="text">
      <style:text-properties style:font-name="Times New Roman" fo:font-size="12pt" style:font-size-asian="12pt" style:font-size-complex="12pt" fo:background-color="#FF00FF" fo:language="en" fo:country="US"/>
    </style:style>
    <style:style style:name="T1354" style:parent-style-name="DefaultParagraphFont" style:family="text">
      <style:text-properties style:font-name="Times New Roman" fo:font-size="12pt" style:font-size-asian="12pt" style:font-size-complex="12pt" fo:language="en" fo:country="US"/>
    </style:style>
    <style:style style:name="P1355" style:parent-style-name="Standard" style:family="paragraph">
      <style:paragraph-properties fo:text-align="start" fo:text-indent="0in"/>
    </style:style>
    <style:style style:name="T1356" style:parent-style-name="DefaultParagraphFont" style:family="text">
      <style:text-properties style:font-name="Times New Roman" fo:font-size="12pt" style:font-size-asian="12pt" style:font-size-complex="12pt" fo:language="en" fo:country="US"/>
    </style:style>
    <style:style style:name="T1357" style:parent-style-name="DefaultParagraphFont" style:family="text">
      <style:text-properties style:font-name="Times New Roman" fo:font-size="12pt" style:font-size-asian="12pt" style:font-size-complex="12pt" fo:background-color="#00FFFF" fo:language="en" fo:country="US"/>
    </style:style>
    <style:style style:name="T1358" style:parent-style-name="DefaultParagraphFont" style:family="text">
      <style:text-properties style:font-name="Times New Roman" fo:font-size="12pt" style:font-size-asian="12pt" style:font-size-complex="12pt" fo:language="en" fo:country="US"/>
    </style:style>
    <style:style style:name="T1359" style:parent-style-name="DefaultParagraphFont" style:family="text">
      <style:text-properties style:font-name="Times New Roman" fo:font-size="12pt" style:font-size-asian="12pt" style:font-size-complex="12pt" fo:background-color="#FFFF00" fo:language="en" fo:country="US"/>
    </style:style>
    <style:style style:name="T1360" style:parent-style-name="DefaultParagraphFont" style:family="text">
      <style:text-properties style:font-name="Times New Roman" fo:font-size="12pt" style:font-size-asian="12pt" style:font-size-complex="12pt" fo:language="en" fo:country="US"/>
    </style:style>
    <style:style style:name="T1361" style:parent-style-name="DefaultParagraphFont" style:family="text">
      <style:text-properties style:font-name="Times New Roman" fo:font-size="12pt" style:font-size-asian="12pt" style:font-size-complex="12pt" fo:background-color="#00FF00" fo:language="en" fo:country="US"/>
    </style:style>
    <style:style style:name="T1362" style:parent-style-name="DefaultParagraphFont" style:family="text">
      <style:text-properties style:font-name="Times New Roman" fo:font-size="12pt" style:font-size-asian="12pt" style:font-size-complex="12pt" fo:language="en" fo:country="US"/>
    </style:style>
    <style:style style:name="T1363" style:parent-style-name="DefaultParagraphFont" style:family="text">
      <style:text-properties style:font-name="Times New Roman" fo:font-size="12pt" style:font-size-asian="12pt" style:font-size-complex="12pt" fo:background-color="#FF00FF" fo:language="en" fo:country="US"/>
    </style:style>
    <style:style style:name="T1364" style:parent-style-name="DefaultParagraphFont" style:family="text">
      <style:text-properties style:font-name="Times New Roman" fo:font-size="12pt" style:font-size-asian="12pt" style:font-size-complex="12pt" fo:language="en" fo:country="US"/>
    </style:style>
    <style:style style:name="T1365" style:parent-style-name="DefaultParagraphFont" style:family="text">
      <style:text-properties style:font-name="Times New Roman" fo:font-size="12pt" style:font-size-asian="12pt" style:font-size-complex="12pt" fo:background-color="#00FFFF" fo:language="en" fo:country="US"/>
    </style:style>
    <style:style style:name="T1366" style:parent-style-name="DefaultParagraphFont" style:family="text">
      <style:text-properties style:font-name="Times New Roman" fo:font-size="12pt" style:font-size-asian="12pt" style:font-size-complex="12pt" fo:language="en" fo:country="US"/>
    </style:style>
    <style:style style:name="T1367" style:parent-style-name="DefaultParagraphFont" style:family="text">
      <style:text-properties style:font-name="Times New Roman" fo:font-size="12pt" style:font-size-asian="12pt" style:font-size-complex="12pt" fo:background-color="#FFFF00" fo:language="en" fo:country="US"/>
    </style:style>
    <style:style style:name="T1368" style:parent-style-name="DefaultParagraphFont" style:family="text">
      <style:text-properties style:font-name="Times New Roman" fo:font-size="12pt" style:font-size-asian="12pt" style:font-size-complex="12pt" fo:language="en" fo:country="US"/>
    </style:style>
    <style:style style:name="P1369" style:parent-style-name="Normal" style:family="paragraph">
      <style:paragraph-properties fo:text-indent="0in"/>
      <style:text-properties fo:language="en" fo:country="US"/>
    </style:style>
    <style:style style:name="P1370" style:parent-style-name="Normal" style:family="paragraph">
      <style:paragraph-properties fo:text-indent="0in"/>
      <style:text-properties fo:language="en" fo:country="US"/>
    </style:style>
    <style:style style:name="T1371" style:parent-style-name="Strong" style:family="text">
      <style:text-properties style:font-name-asian="Times New Roman" fo:language="en" fo:country="US"/>
    </style:style>
    <style:style style:name="T1372" style:parent-style-name="Strong" style:family="text">
      <style:text-properties fo:font-weight="normal" style:font-weight-asian="normal" style:font-weight-complex="normal" fo:language="en" fo:country="US"/>
    </style:style>
    <style:style style:name="T1373" style:parent-style-name="Strong" style:family="text">
      <style:text-properties fo:font-weight="normal" style:font-weight-asian="normal" style:font-weight-complex="normal" fo:language="en" fo:country="US"/>
    </style:style>
    <style:style style:name="P1374" style:parent-style-name="Normal" style:list-style-name="LFO2" style:family="paragraph">
      <style:paragraph-properties fo:text-align="start" fo:margin-top="0.0694in" fo:margin-bottom="0.0694in" fo:line-height="100%"/>
      <style:text-properties fo:hyphenate="false"/>
    </style:style>
    <style:style style:name="T1375" style:parent-style-name="Strong" style:family="text">
      <style:text-properties fo:language="en" fo:country="US"/>
    </style:style>
    <style:style style:name="T1376" style:parent-style-name="DefaultParagraphFont" style:family="text">
      <style:text-properties fo:language="en" fo:country="US"/>
    </style:style>
    <style:style style:name="P1377" style:parent-style-name="Normal" style:list-style-name="LFO2" style:family="paragraph">
      <style:paragraph-properties fo:text-align="start" fo:margin-top="0.0694in" fo:margin-bottom="0.0694in" fo:line-height="100%"/>
      <style:text-properties fo:hyphenate="false"/>
    </style:style>
    <style:style style:name="T1378" style:parent-style-name="Strong" style:family="text">
      <style:text-properties fo:language="en" fo:country="US"/>
    </style:style>
    <style:style style:name="T1379" style:parent-style-name="DefaultParagraphFont" style:family="text">
      <style:text-properties fo:language="en" fo:country="US"/>
    </style:style>
    <style:style style:name="P1380" style:parent-style-name="Normal" style:list-style-name="LFO2" style:family="paragraph">
      <style:paragraph-properties fo:text-align="start" fo:margin-top="0.0694in" fo:margin-bottom="0.0694in" fo:line-height="100%"/>
      <style:text-properties fo:hyphenate="false"/>
    </style:style>
    <style:style style:name="T1381" style:parent-style-name="Strong" style:family="text">
      <style:text-properties fo:language="en" fo:country="US"/>
    </style:style>
    <style:style style:name="T1382" style:parent-style-name="DefaultParagraphFont" style:family="text">
      <style:text-properties fo:language="en" fo:country="US"/>
    </style:style>
    <style:style style:name="T1383" style:parent-style-name="Strong" style:family="text">
      <style:text-properties style:font-name-asian="Times New Roman"/>
    </style:style>
    <style:style style:name="P1384" style:parent-style-name="Normal" style:list-style-name="LFO3" style:family="paragraph">
      <style:paragraph-properties fo:text-align="start" fo:margin-top="0.0694in" fo:margin-bottom="0.0694in" fo:line-height="100%"/>
      <style:text-properties fo:hyphenate="false"/>
    </style:style>
    <style:style style:name="T1385" style:parent-style-name="Strong" style:family="text">
      <style:text-properties fo:language="da" fo:country="DK"/>
    </style:style>
    <style:style style:name="P1386" style:parent-style-name="Normal" style:family="paragraph">
      <style:paragraph-properties fo:text-indent="0in"/>
    </style:style>
    <style:style style:name="T1387" style:parent-style-name="Strong" style:family="text">
      <style:text-properties fo:font-weight="normal" style:font-weight-asian="normal" style:font-weight-complex="normal"/>
    </style:style>
    <style:style style:name="P1388" style:parent-style-name="Normal" style:list-style-name="LFO4" style:family="paragraph">
      <style:paragraph-properties fo:text-align="start" fo:margin-top="0.0694in" fo:margin-bottom="0.0694in" fo:line-height="100%"/>
      <style:text-properties fo:hyphenate="false"/>
    </style:style>
    <style:style style:name="T1389" style:parent-style-name="Strong" style:family="text">
      <style:text-properties fo:language="en" fo:country="US"/>
    </style:style>
    <style:style style:name="T1390" style:parent-style-name="DefaultParagraphFont" style:family="text">
      <style:text-properties fo:language="en" fo:country="US"/>
    </style:style>
    <style:style style:name="P1391" style:parent-style-name="Normal" style:list-style-name="LFO4" style:family="paragraph">
      <style:paragraph-properties fo:text-align="start" fo:margin-top="0.0694in" fo:margin-bottom="0.0694in" fo:line-height="100%"/>
      <style:text-properties fo:hyphenate="false"/>
    </style:style>
    <style:style style:name="T1392" style:parent-style-name="Strong" style:family="text">
      <style:text-properties fo:language="en" fo:country="US"/>
    </style:style>
    <style:style style:name="T1393" style:parent-style-name="DefaultParagraphFont" style:family="text">
      <style:text-properties fo:language="en" fo:country="US"/>
    </style:style>
    <style:style style:name="P1394" style:parent-style-name="Normal" style:list-style-name="LFO4" style:family="paragraph">
      <style:paragraph-properties fo:text-align="start" fo:margin-top="0.0694in" fo:margin-bottom="0.0694in" fo:line-height="100%"/>
      <style:text-properties fo:hyphenate="false"/>
    </style:style>
    <style:style style:name="T1395" style:parent-style-name="Strong" style:family="text">
      <style:text-properties fo:language="en" fo:country="US"/>
    </style:style>
    <style:style style:name="T1396" style:parent-style-name="DefaultParagraphFont" style:family="text">
      <style:text-properties fo:language="en" fo:country="US"/>
    </style:style>
    <style:style style:name="T1397" style:parent-style-name="Strong" style:family="text">
      <style:text-properties style:font-name-asian="Times New Roman"/>
    </style:style>
    <style:style style:name="P1398" style:parent-style-name="Normal" style:list-style-name="LFO5" style:family="paragraph">
      <style:paragraph-properties fo:text-align="start" fo:margin-top="0.0694in" fo:margin-bottom="0.0694in" fo:line-height="100%"/>
      <style:text-properties fo:hyphenate="false"/>
    </style:style>
    <style:style style:name="T1399" style:parent-style-name="Strong" style:family="text">
      <style:text-properties fo:language="da" fo:country="DK"/>
    </style:style>
    <style:style style:name="P1400" style:parent-style-name="Normal" style:family="paragraph">
      <style:paragraph-properties fo:text-indent="0in"/>
    </style:style>
    <style:style style:name="T1401" style:parent-style-name="Strong" style:family="text">
      <style:text-properties fo:font-weight="normal" style:font-weight-asian="normal" style:font-weight-complex="normal"/>
    </style:style>
    <style:style style:name="P1402" style:parent-style-name="Normal" style:list-style-name="LFO6" style:family="paragraph">
      <style:paragraph-properties fo:text-align="start" fo:margin-top="0.0694in" fo:margin-bottom="0.0694in" fo:line-height="100%"/>
      <style:text-properties fo:hyphenate="false"/>
    </style:style>
    <style:style style:name="T1403" style:parent-style-name="Strong" style:family="text">
      <style:text-properties fo:language="en" fo:country="US"/>
    </style:style>
    <style:style style:name="T1404" style:parent-style-name="DefaultParagraphFont" style:family="text">
      <style:text-properties fo:language="en" fo:country="US"/>
    </style:style>
    <style:style style:name="P1405" style:parent-style-name="Normal" style:list-style-name="LFO6" style:family="paragraph">
      <style:paragraph-properties fo:text-align="start" fo:margin-top="0.0694in" fo:margin-bottom="0.0694in" fo:line-height="100%"/>
      <style:text-properties fo:hyphenate="false"/>
    </style:style>
    <style:style style:name="T1406" style:parent-style-name="Strong" style:family="text">
      <style:text-properties fo:language="en" fo:country="US"/>
    </style:style>
    <style:style style:name="T1407" style:parent-style-name="DefaultParagraphFont" style:family="text">
      <style:text-properties fo:language="en" fo:country="US"/>
    </style:style>
    <style:style style:name="P1408" style:parent-style-name="Normal" style:list-style-name="LFO6" style:family="paragraph">
      <style:paragraph-properties fo:text-align="start" fo:margin-top="0.0694in" fo:margin-bottom="0.0694in" fo:line-height="100%"/>
      <style:text-properties fo:hyphenate="false"/>
    </style:style>
    <style:style style:name="T1409" style:parent-style-name="Strong" style:family="text">
      <style:text-properties fo:language="en" fo:country="US"/>
    </style:style>
    <style:style style:name="T1410" style:parent-style-name="DefaultParagraphFont" style:family="text">
      <style:text-properties fo:language="en" fo:country="US"/>
    </style:style>
    <style:style style:name="T1411" style:parent-style-name="Strong" style:family="text">
      <style:text-properties style:font-name-asian="Times New Roman"/>
    </style:style>
    <style:style style:name="P1412" style:parent-style-name="Normal" style:list-style-name="LFO7" style:family="paragraph">
      <style:paragraph-properties fo:text-align="start" fo:margin-top="0.0694in" fo:margin-bottom="0.0694in" fo:line-height="100%"/>
      <style:text-properties fo:hyphenate="false"/>
    </style:style>
    <style:style style:name="T1413" style:parent-style-name="Strong" style:family="text">
      <style:text-properties fo:language="da" fo:country="DK"/>
    </style:style>
    <style:style style:name="P1414" style:parent-style-name="Normal" style:family="paragraph">
      <style:paragraph-properties fo:text-indent="0in"/>
    </style:style>
    <style:style style:name="T1415" style:parent-style-name="Strong" style:family="text">
      <style:text-properties fo:font-weight="normal" style:font-weight-asian="normal" style:font-weight-complex="normal"/>
    </style:style>
    <style:style style:name="P1416" style:parent-style-name="Normal" style:list-style-name="LFO8" style:family="paragraph">
      <style:paragraph-properties fo:text-align="start" fo:margin-top="0.0694in" fo:margin-bottom="0.0694in" fo:line-height="100%"/>
      <style:text-properties fo:hyphenate="false"/>
    </style:style>
    <style:style style:name="T1417" style:parent-style-name="Strong" style:family="text">
      <style:text-properties fo:language="en" fo:country="US"/>
    </style:style>
    <style:style style:name="T1418" style:parent-style-name="DefaultParagraphFont" style:family="text">
      <style:text-properties fo:language="en" fo:country="US"/>
    </style:style>
    <style:style style:name="P1419" style:parent-style-name="Normal" style:list-style-name="LFO8" style:family="paragraph">
      <style:paragraph-properties fo:text-align="start" fo:margin-top="0.0694in" fo:margin-bottom="0.0694in" fo:line-height="100%"/>
      <style:text-properties fo:hyphenate="false"/>
    </style:style>
    <style:style style:name="T1420" style:parent-style-name="Strong" style:family="text">
      <style:text-properties fo:language="en" fo:country="US"/>
    </style:style>
    <style:style style:name="T1421" style:parent-style-name="DefaultParagraphFont" style:family="text">
      <style:text-properties fo:language="en" fo:country="US"/>
    </style:style>
    <style:style style:name="P1422" style:parent-style-name="Normal" style:list-style-name="LFO8" style:family="paragraph">
      <style:paragraph-properties fo:text-align="start" fo:margin-top="0.0694in" fo:margin-bottom="0.0694in" fo:line-height="100%"/>
      <style:text-properties fo:hyphenate="false"/>
    </style:style>
    <style:style style:name="T1423" style:parent-style-name="Strong" style:family="text">
      <style:text-properties fo:language="en" fo:country="US"/>
    </style:style>
    <style:style style:name="T1424" style:parent-style-name="DefaultParagraphFont" style:family="text">
      <style:text-properties fo:language="en" fo:country="US"/>
    </style:style>
    <style:style style:name="T1425" style:parent-style-name="Strong" style:family="text">
      <style:text-properties style:font-name-asian="Times New Roman"/>
    </style:style>
    <style:style style:name="P1426" style:parent-style-name="Normal" style:list-style-name="LFO9" style:family="paragraph">
      <style:paragraph-properties fo:text-align="start" fo:margin-top="0.0694in" fo:margin-bottom="0.0694in" fo:line-height="100%"/>
      <style:text-properties fo:hyphenate="false"/>
    </style:style>
    <style:style style:name="T1427" style:parent-style-name="Strong" style:family="text">
      <style:text-properties fo:language="da" fo:country="DK"/>
    </style:style>
    <style:style style:name="P1428" style:parent-style-name="Normal" style:family="paragraph">
      <style:paragraph-properties fo:text-indent="0in"/>
    </style:style>
    <style:style style:name="T1429" style:parent-style-name="Strong" style:family="text">
      <style:text-properties fo:font-weight="normal" style:font-weight-asian="normal" style:font-weight-complex="normal" fo:language="en" fo:country="US"/>
    </style:style>
    <style:style style:name="T1430" style:parent-style-name="Strong" style:family="text">
      <style:text-properties fo:font-weight="normal" style:font-weight-asian="normal" style:font-weight-complex="normal" fo:language="en" fo:country="US"/>
    </style:style>
    <style:style style:name="P1431" style:parent-style-name="Normal" style:list-style-name="LFO10" style:family="paragraph">
      <style:paragraph-properties fo:text-align="start" fo:margin-top="0.0694in" fo:margin-bottom="0.0694in" fo:line-height="100%"/>
      <style:text-properties fo:hyphenate="false"/>
    </style:style>
    <style:style style:name="T1432" style:parent-style-name="Strong" style:family="text">
      <style:text-properties fo:language="en" fo:country="US"/>
    </style:style>
    <style:style style:name="T1433" style:parent-style-name="DefaultParagraphFont" style:family="text">
      <style:text-properties fo:language="en" fo:country="US"/>
    </style:style>
    <style:style style:name="P1434" style:parent-style-name="Normal" style:list-style-name="LFO10" style:family="paragraph">
      <style:paragraph-properties fo:text-align="start" fo:margin-top="0.0694in" fo:margin-bottom="0.0694in" fo:line-height="100%"/>
      <style:text-properties fo:hyphenate="false"/>
    </style:style>
    <style:style style:name="T1435" style:parent-style-name="Strong" style:family="text">
      <style:text-properties fo:language="en" fo:country="US"/>
    </style:style>
    <style:style style:name="T1436" style:parent-style-name="DefaultParagraphFont" style:family="text">
      <style:text-properties fo:language="en" fo:country="US"/>
    </style:style>
    <style:style style:name="P1437" style:parent-style-name="Normal" style:list-style-name="LFO10" style:family="paragraph">
      <style:paragraph-properties fo:text-align="start" fo:margin-top="0.0694in" fo:margin-bottom="0.0694in" fo:line-height="100%"/>
      <style:text-properties fo:hyphenate="false"/>
    </style:style>
    <style:style style:name="T1438" style:parent-style-name="Strong" style:family="text">
      <style:text-properties fo:language="en" fo:country="US"/>
    </style:style>
    <style:style style:name="T1439" style:parent-style-name="DefaultParagraphFont" style:family="text">
      <style:text-properties fo:language="en" fo:country="US"/>
    </style:style>
    <style:style style:name="T1440" style:parent-style-name="Strong" style:family="text">
      <style:text-properties style:font-name-asian="Times New Roman"/>
    </style:style>
    <style:style style:name="P1441" style:parent-style-name="Normal" style:list-style-name="LFO11" style:family="paragraph">
      <style:paragraph-properties fo:text-align="start" fo:margin-top="0.0694in" fo:margin-bottom="0.0694in" fo:line-height="100%"/>
      <style:text-properties fo:hyphenate="false"/>
    </style:style>
    <style:style style:name="T1442" style:parent-style-name="Strong" style:family="text">
      <style:text-properties fo:language="da" fo:country="DK"/>
    </style:style>
    <style:style style:name="P1443" style:parent-style-name="Normal" style:family="paragraph">
      <style:paragraph-properties fo:text-indent="0in"/>
    </style:style>
    <style:style style:name="T1444" style:parent-style-name="Strong" style:family="text">
      <style:text-properties fo:font-weight="normal" style:font-weight-asian="normal" style:font-weight-complex="normal"/>
    </style:style>
    <style:style style:name="P1445" style:parent-style-name="Normal" style:list-style-name="LFO12" style:family="paragraph">
      <style:paragraph-properties fo:text-align="start" fo:margin-top="0.0694in" fo:margin-bottom="0.0694in" fo:line-height="100%"/>
      <style:text-properties fo:hyphenate="false"/>
    </style:style>
    <style:style style:name="T1446" style:parent-style-name="Strong" style:family="text">
      <style:text-properties fo:language="en" fo:country="US"/>
    </style:style>
    <style:style style:name="T1447" style:parent-style-name="DefaultParagraphFont" style:family="text">
      <style:text-properties fo:language="en" fo:country="US"/>
    </style:style>
    <style:style style:name="P1448" style:parent-style-name="Normal" style:list-style-name="LFO12" style:family="paragraph">
      <style:paragraph-properties fo:text-align="start" fo:margin-top="0.0694in" fo:margin-bottom="0.0694in" fo:line-height="100%"/>
      <style:text-properties fo:hyphenate="false"/>
    </style:style>
    <style:style style:name="T1449" style:parent-style-name="Strong" style:family="text">
      <style:text-properties fo:language="en" fo:country="US"/>
    </style:style>
    <style:style style:name="T1450" style:parent-style-name="DefaultParagraphFont" style:family="text">
      <style:text-properties fo:language="en" fo:country="US"/>
    </style:style>
    <style:style style:name="P1451" style:parent-style-name="Normal" style:list-style-name="LFO12" style:family="paragraph">
      <style:paragraph-properties fo:text-align="start" fo:margin-top="0.0694in" fo:margin-bottom="0.0694in" fo:line-height="100%"/>
      <style:text-properties fo:hyphenate="false"/>
    </style:style>
    <style:style style:name="T1452" style:parent-style-name="Strong" style:family="text">
      <style:text-properties fo:language="en" fo:country="US"/>
    </style:style>
    <style:style style:name="T1453" style:parent-style-name="DefaultParagraphFont" style:family="text">
      <style:text-properties fo:language="en" fo:country="US"/>
    </style:style>
    <style:style style:name="T1454" style:parent-style-name="Strong" style:family="text">
      <style:text-properties style:font-name-asian="Times New Roman"/>
    </style:style>
    <style:style style:name="P1455" style:parent-style-name="Normal" style:list-style-name="LFO13" style:family="paragraph">
      <style:paragraph-properties fo:text-align="start" fo:margin-top="0.0694in" fo:margin-bottom="0.0694in" fo:line-height="100%"/>
      <style:text-properties fo:hyphenate="false"/>
    </style:style>
    <style:style style:name="T1456" style:parent-style-name="Strong" style:family="text">
      <style:text-properties fo:language="da" fo:country="DK"/>
    </style:style>
    <style:style style:name="P1457" style:parent-style-name="Normal" style:family="paragraph">
      <style:paragraph-properties fo:text-indent="0in"/>
    </style:style>
    <style:style style:name="T1458" style:parent-style-name="Strong" style:family="text">
      <style:text-properties fo:font-weight="normal" style:font-weight-asian="normal" style:font-weight-complex="normal"/>
    </style:style>
    <style:style style:name="P1459" style:parent-style-name="Normal" style:list-style-name="LFO14" style:family="paragraph">
      <style:paragraph-properties fo:text-align="start" fo:margin-top="0.0694in" fo:margin-bottom="0.0694in" fo:line-height="100%"/>
      <style:text-properties fo:hyphenate="false"/>
    </style:style>
    <style:style style:name="T1460" style:parent-style-name="Strong" style:family="text">
      <style:text-properties fo:language="en" fo:country="US"/>
    </style:style>
    <style:style style:name="T1461" style:parent-style-name="DefaultParagraphFont" style:family="text">
      <style:text-properties fo:language="en" fo:country="US"/>
    </style:style>
    <style:style style:name="P1462" style:parent-style-name="Normal" style:list-style-name="LFO14" style:family="paragraph">
      <style:paragraph-properties fo:text-align="start" fo:margin-top="0.0694in" fo:margin-bottom="0.0694in" fo:line-height="100%"/>
      <style:text-properties fo:hyphenate="false"/>
    </style:style>
    <style:style style:name="T1463" style:parent-style-name="Strong" style:family="text">
      <style:text-properties fo:language="en" fo:country="US"/>
    </style:style>
    <style:style style:name="T1464" style:parent-style-name="DefaultParagraphFont" style:family="text">
      <style:text-properties fo:language="en" fo:country="US"/>
    </style:style>
    <style:style style:name="P1465" style:parent-style-name="Normal" style:list-style-name="LFO14" style:family="paragraph">
      <style:paragraph-properties fo:text-align="start" fo:margin-top="0.0694in" fo:margin-bottom="0.0694in" fo:line-height="100%"/>
      <style:text-properties fo:hyphenate="false"/>
    </style:style>
    <style:style style:name="T1466" style:parent-style-name="Strong" style:family="text">
      <style:text-properties fo:language="en" fo:country="US"/>
    </style:style>
    <style:style style:name="T1467" style:parent-style-name="DefaultParagraphFont" style:family="text">
      <style:text-properties fo:language="en" fo:country="US"/>
    </style:style>
    <style:style style:name="T1468" style:parent-style-name="Strong" style:family="text">
      <style:text-properties style:font-name-asian="Times New Roman"/>
    </style:style>
    <style:style style:name="P1469" style:parent-style-name="Normal" style:list-style-name="LFO15" style:family="paragraph">
      <style:paragraph-properties fo:text-align="start" fo:margin-top="0.0694in" fo:margin-bottom="0.0694in" fo:line-height="100%"/>
      <style:text-properties fo:hyphenate="false"/>
    </style:style>
    <style:style style:name="T1470" style:parent-style-name="Strong" style:family="text">
      <style:text-properties fo:language="da" fo:country="DK"/>
    </style:style>
    <style:style style:name="P1471" style:parent-style-name="Normal" style:family="paragraph">
      <style:paragraph-properties fo:text-indent="0in"/>
    </style:style>
    <style:style style:name="T1472" style:parent-style-name="Strong" style:family="text">
      <style:text-properties fo:font-weight="normal" style:font-weight-asian="normal" style:font-weight-complex="normal"/>
    </style:style>
    <style:style style:name="P1473" style:parent-style-name="Normal" style:list-style-name="LFO16" style:family="paragraph">
      <style:paragraph-properties fo:text-align="start" fo:margin-top="0.0694in" fo:margin-bottom="0.0694in" fo:line-height="100%"/>
      <style:text-properties fo:hyphenate="false"/>
    </style:style>
    <style:style style:name="T1474" style:parent-style-name="Strong" style:family="text">
      <style:text-properties fo:language="en" fo:country="US"/>
    </style:style>
    <style:style style:name="T1475" style:parent-style-name="DefaultParagraphFont" style:family="text">
      <style:text-properties fo:language="en" fo:country="US"/>
    </style:style>
    <style:style style:name="P1476" style:parent-style-name="Normal" style:list-style-name="LFO16" style:family="paragraph">
      <style:paragraph-properties fo:text-align="start" fo:margin-top="0.0694in" fo:margin-bottom="0.0694in" fo:line-height="100%"/>
      <style:text-properties fo:hyphenate="false"/>
    </style:style>
    <style:style style:name="T1477" style:parent-style-name="Strong" style:family="text">
      <style:text-properties fo:language="en" fo:country="US"/>
    </style:style>
    <style:style style:name="T1478" style:parent-style-name="DefaultParagraphFont" style:family="text">
      <style:text-properties fo:language="en" fo:country="US"/>
    </style:style>
    <style:style style:name="P1479" style:parent-style-name="Normal" style:list-style-name="LFO16" style:family="paragraph">
      <style:paragraph-properties fo:text-align="start" fo:margin-top="0.0694in" fo:margin-bottom="0.0694in" fo:line-height="100%"/>
      <style:text-properties fo:hyphenate="false"/>
    </style:style>
    <style:style style:name="T1480" style:parent-style-name="Strong" style:family="text">
      <style:text-properties fo:language="en" fo:country="US"/>
    </style:style>
    <style:style style:name="T1481" style:parent-style-name="DefaultParagraphFont" style:family="text">
      <style:text-properties fo:language="en" fo:country="US"/>
    </style:style>
    <style:style style:name="T1482" style:parent-style-name="Strong" style:family="text">
      <style:text-properties style:font-name-asian="Times New Roman"/>
    </style:style>
    <style:style style:name="P1483" style:parent-style-name="Normal" style:list-style-name="LFO17" style:family="paragraph">
      <style:paragraph-properties fo:text-align="start" fo:margin-top="0.0694in" fo:margin-bottom="0.0694in" fo:line-height="100%"/>
      <style:text-properties fo:hyphenate="false"/>
    </style:style>
    <style:style style:name="T1484" style:parent-style-name="Strong" style:family="text">
      <style:text-properties fo:language="da" fo:country="DK"/>
    </style:style>
    <style:style style:name="P1485" style:parent-style-name="Normal" style:family="paragraph">
      <style:paragraph-properties fo:text-indent="0in"/>
    </style:style>
    <style:style style:name="T1486" style:parent-style-name="Strong" style:family="text">
      <style:text-properties fo:font-weight="normal" style:font-weight-asian="normal" style:font-weight-complex="normal"/>
    </style:style>
    <style:style style:name="P1487" style:parent-style-name="Normal" style:list-style-name="LFO18" style:family="paragraph">
      <style:paragraph-properties fo:text-align="start" fo:margin-top="0.0694in" fo:margin-bottom="0.0694in" fo:line-height="100%"/>
      <style:text-properties fo:hyphenate="false"/>
    </style:style>
    <style:style style:name="T1488" style:parent-style-name="Strong" style:family="text">
      <style:text-properties fo:language="en" fo:country="US"/>
    </style:style>
    <style:style style:name="T1489" style:parent-style-name="DefaultParagraphFont" style:family="text">
      <style:text-properties fo:language="en" fo:country="US"/>
    </style:style>
    <style:style style:name="P1490" style:parent-style-name="Normal" style:list-style-name="LFO18" style:family="paragraph">
      <style:paragraph-properties fo:text-align="start" fo:margin-top="0.0694in" fo:margin-bottom="0.0694in" fo:line-height="100%"/>
      <style:text-properties fo:hyphenate="false"/>
    </style:style>
    <style:style style:name="T1491" style:parent-style-name="Strong" style:family="text">
      <style:text-properties fo:language="en" fo:country="US"/>
    </style:style>
    <style:style style:name="T1492" style:parent-style-name="DefaultParagraphFont" style:family="text">
      <style:text-properties fo:language="en" fo:country="US"/>
    </style:style>
    <style:style style:name="P1493" style:parent-style-name="Normal" style:list-style-name="LFO18" style:family="paragraph">
      <style:paragraph-properties fo:text-align="start" fo:margin-top="0.0694in" fo:margin-bottom="0.0694in" fo:line-height="100%"/>
      <style:text-properties fo:hyphenate="false"/>
    </style:style>
    <style:style style:name="T1494" style:parent-style-name="Strong" style:family="text">
      <style:text-properties fo:language="en" fo:country="US"/>
    </style:style>
    <style:style style:name="T1495" style:parent-style-name="DefaultParagraphFont" style:family="text">
      <style:text-properties fo:language="en" fo:country="US"/>
    </style:style>
    <style:style style:name="P1496" style:parent-style-name="Normal" style:list-style-name="LFO18" style:family="paragraph">
      <style:paragraph-properties fo:text-align="start" fo:margin-top="0.0694in" fo:margin-bottom="0.0694in" fo:line-height="100%"/>
      <style:text-properties fo:hyphenate="false"/>
    </style:style>
    <style:style style:name="T1497" style:parent-style-name="Strong" style:family="text">
      <style:text-properties fo:language="en" fo:country="US"/>
    </style:style>
    <style:style style:name="T1498" style:parent-style-name="DefaultParagraphFont" style:family="text">
      <style:text-properties fo:language="en" fo:country="US"/>
    </style:style>
    <style:style style:name="P1499" style:parent-style-name="Normal" style:family="paragraph">
      <style:paragraph-properties fo:text-indent="0in"/>
      <style:text-properties fo:language="en" fo:country="US"/>
    </style:style>
    <style:style style:name="P1500" style:parent-style-name="Normal" style:family="paragraph">
      <style:paragraph-properties fo:text-indent="0in"/>
      <style:text-properties fo:language="en" fo:country="US"/>
    </style:style>
    <style:style style:name="T1501" style:parent-style-name="Strong" style:family="text">
      <style:text-properties style:font-name-asian="Times New Roman" fo:language="en" fo:country="US"/>
    </style:style>
    <style:style style:name="T1502" style:parent-style-name="Strong" style:family="text">
      <style:text-properties fo:font-weight="normal" style:font-weight-asian="normal" style:font-weight-complex="normal"/>
    </style:style>
    <style:style style:name="P1503" style:parent-style-name="Normal" style:list-style-name="LFO19" style:family="paragraph">
      <style:paragraph-properties fo:text-align="start" fo:margin-top="0.0694in" fo:margin-bottom="0.0694in" fo:line-height="100%"/>
      <style:text-properties fo:hyphenate="false"/>
    </style:style>
    <style:style style:name="T1504" style:parent-style-name="Strong" style:family="text">
      <style:text-properties fo:language="en" fo:country="US"/>
    </style:style>
    <style:style style:name="T1505" style:parent-style-name="DefaultParagraphFont" style:family="text">
      <style:text-properties fo:language="en" fo:country="US"/>
    </style:style>
    <style:style style:name="P1506" style:parent-style-name="Normal" style:list-style-name="LFO19" style:family="paragraph">
      <style:paragraph-properties fo:text-align="start" fo:margin-top="0.0694in" fo:margin-bottom="0.0694in" fo:line-height="100%"/>
      <style:text-properties fo:hyphenate="false"/>
    </style:style>
    <style:style style:name="T1507" style:parent-style-name="Strong" style:family="text">
      <style:text-properties fo:language="en" fo:country="US"/>
    </style:style>
    <style:style style:name="T1508" style:parent-style-name="DefaultParagraphFont" style:family="text">
      <style:text-properties fo:language="en" fo:country="US"/>
    </style:style>
    <style:style style:name="P1509" style:parent-style-name="Normal" style:list-style-name="LFO19" style:family="paragraph">
      <style:paragraph-properties fo:text-align="start" fo:margin-top="0.0694in" fo:margin-bottom="0.0694in" fo:line-height="100%"/>
      <style:text-properties fo:hyphenate="false"/>
    </style:style>
    <style:style style:name="T1510" style:parent-style-name="Strong" style:family="text">
      <style:text-properties fo:language="en" fo:country="US"/>
    </style:style>
    <style:style style:name="T1511" style:parent-style-name="DefaultParagraphFont" style:family="text">
      <style:text-properties fo:language="en" fo:country="US"/>
    </style:style>
    <style:style style:name="P1512" style:parent-style-name="Normal" style:list-style-name="LFO19" style:family="paragraph">
      <style:paragraph-properties fo:text-align="start" fo:margin-top="0.0694in" fo:margin-bottom="0.0694in" fo:line-height="100%"/>
      <style:text-properties fo:hyphenate="false"/>
    </style:style>
    <style:style style:name="T1513" style:parent-style-name="Strong" style:family="text">
      <style:text-properties fo:language="en" fo:country="US"/>
    </style:style>
    <style:style style:name="T1514" style:parent-style-name="DefaultParagraphFont" style:family="text">
      <style:text-properties fo:language="en" fo:country="US"/>
    </style:style>
    <style:style style:name="P1515" style:parent-style-name="Normal" style:list-style-name="LFO19" style:family="paragraph">
      <style:paragraph-properties fo:text-align="start" fo:margin-top="0.0694in" fo:margin-bottom="0.0694in" fo:line-height="100%"/>
      <style:text-properties fo:hyphenate="false"/>
    </style:style>
    <style:style style:name="T1516" style:parent-style-name="Strong" style:family="text">
      <style:text-properties fo:language="en" fo:country="US"/>
    </style:style>
    <style:style style:name="T1517" style:parent-style-name="DefaultParagraphFont" style:family="text">
      <style:text-properties fo:language="en" fo:country="US"/>
    </style:style>
    <style:style style:name="T1518" style:parent-style-name="Strong" style:family="text">
      <style:text-properties style:font-name-asian="Times New Roman"/>
    </style:style>
    <style:style style:name="P1519" style:parent-style-name="Normal" style:list-style-name="LFO20" style:family="paragraph">
      <style:paragraph-properties fo:text-align="start" fo:margin-top="0.0694in" fo:margin-bottom="0.0694in" fo:line-height="100%"/>
      <style:text-properties fo:hyphenate="false"/>
    </style:style>
    <style:style style:name="T1520" style:parent-style-name="Strong" style:family="text">
      <style:text-properties fo:language="da" fo:country="DK"/>
    </style:style>
    <style:style style:name="P1521" style:parent-style-name="Normal" style:family="paragraph">
      <style:paragraph-properties fo:text-indent="0in"/>
    </style:style>
    <style:style style:name="T1522" style:parent-style-name="Strong" style:family="text">
      <style:text-properties fo:font-weight="normal" style:font-weight-asian="normal" style:font-weight-complex="normal"/>
    </style:style>
    <style:style style:name="P1523" style:parent-style-name="Normal" style:list-style-name="LFO21" style:family="paragraph">
      <style:paragraph-properties fo:text-align="start" fo:margin-top="0.0694in" fo:margin-bottom="0.0694in" fo:line-height="100%"/>
      <style:text-properties fo:hyphenate="false"/>
    </style:style>
    <style:style style:name="T1524" style:parent-style-name="Strong" style:family="text">
      <style:text-properties fo:language="en" fo:country="US"/>
    </style:style>
    <style:style style:name="T1525" style:parent-style-name="DefaultParagraphFont" style:family="text">
      <style:text-properties fo:language="en" fo:country="US"/>
    </style:style>
    <style:style style:name="P1526" style:parent-style-name="Normal" style:list-style-name="LFO21" style:family="paragraph">
      <style:paragraph-properties fo:text-align="start" fo:margin-top="0.0694in" fo:margin-bottom="0.0694in" fo:line-height="100%"/>
      <style:text-properties fo:hyphenate="false"/>
    </style:style>
    <style:style style:name="T1527" style:parent-style-name="Strong" style:family="text">
      <style:text-properties fo:language="en" fo:country="US"/>
    </style:style>
    <style:style style:name="T1528" style:parent-style-name="DefaultParagraphFont" style:family="text">
      <style:text-properties fo:language="en" fo:country="US"/>
    </style:style>
    <style:style style:name="P1529" style:parent-style-name="Normal" style:list-style-name="LFO21" style:family="paragraph">
      <style:paragraph-properties fo:text-align="start" fo:margin-top="0.0694in" fo:margin-bottom="0.0694in" fo:line-height="100%"/>
      <style:text-properties fo:hyphenate="false"/>
    </style:style>
    <style:style style:name="T1530" style:parent-style-name="Strong" style:family="text">
      <style:text-properties fo:language="en" fo:country="US"/>
    </style:style>
    <style:style style:name="T1531" style:parent-style-name="DefaultParagraphFont" style:family="text">
      <style:text-properties fo:language="en" fo:country="US"/>
    </style:style>
    <style:style style:name="P1532" style:parent-style-name="Normal" style:list-style-name="LFO21" style:family="paragraph">
      <style:paragraph-properties fo:text-align="start" fo:margin-top="0.0694in" fo:margin-bottom="0.0694in" fo:line-height="100%"/>
      <style:text-properties fo:hyphenate="false"/>
    </style:style>
    <style:style style:name="T1533" style:parent-style-name="Strong" style:family="text">
      <style:text-properties fo:language="en" fo:country="US"/>
    </style:style>
    <style:style style:name="T1534" style:parent-style-name="DefaultParagraphFont" style:family="text">
      <style:text-properties fo:language="en" fo:country="US"/>
    </style:style>
    <style:style style:name="T1535" style:parent-style-name="Strong" style:family="text">
      <style:text-properties style:font-name-asian="Times New Roman"/>
    </style:style>
    <style:style style:name="P1536" style:parent-style-name="Normal" style:list-style-name="LFO22" style:family="paragraph">
      <style:paragraph-properties fo:text-align="start" fo:margin-top="0.0694in" fo:margin-bottom="0.0694in" fo:line-height="100%"/>
      <style:text-properties fo:hyphenate="false"/>
    </style:style>
    <style:style style:name="T1537" style:parent-style-name="Strong" style:family="text">
      <style:text-properties fo:language="da" fo:country="DK"/>
    </style:style>
    <style:style style:name="P1538" style:parent-style-name="Normal" style:family="paragraph">
      <style:paragraph-properties fo:text-indent="0in"/>
    </style:style>
    <style:style style:name="T1539" style:parent-style-name="Strong" style:family="text">
      <style:text-properties fo:font-weight="normal" style:font-weight-asian="normal" style:font-weight-complex="normal"/>
    </style:style>
    <style:style style:name="P1540" style:parent-style-name="Normal" style:list-style-name="LFO23" style:family="paragraph">
      <style:paragraph-properties fo:text-align="start" fo:margin-top="0.0694in" fo:margin-bottom="0.0694in" fo:line-height="100%"/>
      <style:text-properties fo:hyphenate="false"/>
    </style:style>
    <style:style style:name="T1541" style:parent-style-name="Strong" style:family="text">
      <style:text-properties fo:language="en" fo:country="US"/>
    </style:style>
    <style:style style:name="T1542" style:parent-style-name="DefaultParagraphFont" style:family="text">
      <style:text-properties fo:language="en" fo:country="US"/>
    </style:style>
    <style:style style:name="P1543" style:parent-style-name="Normal" style:list-style-name="LFO23" style:family="paragraph">
      <style:paragraph-properties fo:text-align="start" fo:margin-top="0.0694in" fo:margin-bottom="0.0694in" fo:line-height="100%"/>
      <style:text-properties fo:hyphenate="false"/>
    </style:style>
    <style:style style:name="T1544" style:parent-style-name="Strong" style:family="text">
      <style:text-properties fo:language="en" fo:country="US"/>
    </style:style>
    <style:style style:name="T1545" style:parent-style-name="DefaultParagraphFont" style:family="text">
      <style:text-properties fo:language="en" fo:country="US"/>
    </style:style>
    <style:style style:name="P1546" style:parent-style-name="Normal" style:list-style-name="LFO23" style:family="paragraph">
      <style:paragraph-properties fo:text-align="start" fo:margin-top="0.0694in" fo:margin-bottom="0.0694in" fo:line-height="100%"/>
      <style:text-properties fo:hyphenate="false"/>
    </style:style>
    <style:style style:name="T1547" style:parent-style-name="Strong" style:family="text">
      <style:text-properties fo:language="en" fo:country="US"/>
    </style:style>
    <style:style style:name="T1548" style:parent-style-name="DefaultParagraphFont" style:family="text">
      <style:text-properties fo:language="en" fo:country="US"/>
    </style:style>
    <style:style style:name="P1549" style:parent-style-name="Normal" style:list-style-name="LFO23" style:family="paragraph">
      <style:paragraph-properties fo:text-align="start" fo:margin-top="0.0694in" fo:margin-bottom="0.0694in" fo:line-height="100%"/>
      <style:text-properties fo:hyphenate="false"/>
    </style:style>
    <style:style style:name="T1550" style:parent-style-name="Strong" style:family="text">
      <style:text-properties fo:language="en" fo:country="US"/>
    </style:style>
    <style:style style:name="T1551" style:parent-style-name="DefaultParagraphFont" style:family="text">
      <style:text-properties fo:language="en" fo:country="US"/>
    </style:style>
    <style:style style:name="P1552" style:parent-style-name="Normal" style:list-style-name="LFO23" style:family="paragraph">
      <style:paragraph-properties fo:text-align="start" fo:margin-top="0.0694in" fo:margin-bottom="0.0694in" fo:line-height="100%"/>
      <style:text-properties fo:hyphenate="false"/>
    </style:style>
    <style:style style:name="T1553" style:parent-style-name="Strong" style:family="text">
      <style:text-properties fo:language="en" fo:country="US"/>
    </style:style>
    <style:style style:name="T1554" style:parent-style-name="DefaultParagraphFont" style:family="text">
      <style:text-properties fo:language="en" fo:country="US"/>
    </style:style>
    <style:style style:name="T1555" style:parent-style-name="Strong" style:family="text">
      <style:text-properties style:font-name-asian="Times New Roman"/>
    </style:style>
    <style:style style:name="P1556" style:parent-style-name="Normal" style:list-style-name="LFO24" style:family="paragraph">
      <style:paragraph-properties fo:text-align="start" fo:margin-top="0.0694in" fo:margin-bottom="0.0694in" fo:line-height="100%"/>
      <style:text-properties fo:hyphenate="false"/>
    </style:style>
    <style:style style:name="T1557" style:parent-style-name="Strong" style:family="text">
      <style:text-properties fo:language="da" fo:country="DK"/>
    </style:style>
    <style:style style:name="P1558" style:parent-style-name="Normal" style:family="paragraph">
      <style:paragraph-properties fo:text-indent="0in"/>
    </style:style>
    <style:style style:name="T1559" style:parent-style-name="Strong" style:family="text">
      <style:text-properties fo:font-weight="normal" style:font-weight-asian="normal" style:font-weight-complex="normal"/>
    </style:style>
    <style:style style:name="P1560" style:parent-style-name="Normal" style:list-style-name="LFO25" style:family="paragraph">
      <style:paragraph-properties fo:text-align="start" fo:margin-top="0.0694in" fo:margin-bottom="0.0694in" fo:line-height="100%"/>
      <style:text-properties fo:hyphenate="false"/>
    </style:style>
    <style:style style:name="T1561" style:parent-style-name="Strong" style:family="text">
      <style:text-properties fo:language="en" fo:country="US"/>
    </style:style>
    <style:style style:name="T1562" style:parent-style-name="DefaultParagraphFont" style:family="text">
      <style:text-properties fo:language="en" fo:country="US"/>
    </style:style>
    <style:style style:name="P1563" style:parent-style-name="Normal" style:list-style-name="LFO25" style:family="paragraph">
      <style:paragraph-properties fo:text-align="start" fo:margin-top="0.0694in" fo:margin-bottom="0.0694in" fo:line-height="100%"/>
      <style:text-properties fo:hyphenate="false"/>
    </style:style>
    <style:style style:name="T1564" style:parent-style-name="Strong" style:family="text">
      <style:text-properties fo:language="en" fo:country="US"/>
    </style:style>
    <style:style style:name="T1565" style:parent-style-name="DefaultParagraphFont" style:family="text">
      <style:text-properties fo:language="en" fo:country="US"/>
    </style:style>
    <style:style style:name="P1566" style:parent-style-name="Normal" style:list-style-name="LFO25" style:family="paragraph">
      <style:paragraph-properties fo:text-align="start" fo:margin-top="0.0694in" fo:margin-bottom="0.0694in" fo:line-height="100%"/>
      <style:text-properties fo:hyphenate="false"/>
    </style:style>
    <style:style style:name="T1567" style:parent-style-name="Strong" style:family="text">
      <style:text-properties fo:language="en" fo:country="US"/>
    </style:style>
    <style:style style:name="T1568" style:parent-style-name="DefaultParagraphFont" style:family="text">
      <style:text-properties fo:language="en" fo:country="US"/>
    </style:style>
    <style:style style:name="P1569" style:parent-style-name="Normal" style:list-style-name="LFO25" style:family="paragraph">
      <style:paragraph-properties fo:text-align="start" fo:margin-top="0.0694in" fo:margin-bottom="0.0694in" fo:line-height="100%"/>
      <style:text-properties fo:hyphenate="false"/>
    </style:style>
    <style:style style:name="T1570" style:parent-style-name="Strong" style:family="text">
      <style:text-properties fo:language="en" fo:country="US"/>
    </style:style>
    <style:style style:name="T1571" style:parent-style-name="DefaultParagraphFont" style:family="text">
      <style:text-properties fo:language="en" fo:country="US"/>
    </style:style>
    <style:style style:name="P1572" style:parent-style-name="Normal" style:list-style-name="LFO25" style:family="paragraph">
      <style:paragraph-properties fo:text-align="start" fo:margin-top="0.0694in" fo:margin-bottom="0.0694in" fo:line-height="100%"/>
      <style:text-properties fo:hyphenate="false"/>
    </style:style>
    <style:style style:name="T1573" style:parent-style-name="Strong" style:family="text">
      <style:text-properties fo:language="en" fo:country="US"/>
    </style:style>
    <style:style style:name="T1574" style:parent-style-name="DefaultParagraphFont" style:family="text">
      <style:text-properties fo:language="en" fo:country="US"/>
    </style:style>
    <style:style style:name="T1575" style:parent-style-name="Strong" style:family="text">
      <style:text-properties style:font-name-asian="Times New Roman"/>
    </style:style>
    <style:style style:name="P1576" style:parent-style-name="Normal" style:list-style-name="LFO26" style:family="paragraph">
      <style:paragraph-properties fo:text-align="start" fo:margin-top="0.0694in" fo:margin-bottom="0.0694in" fo:line-height="100%"/>
      <style:text-properties fo:hyphenate="false"/>
    </style:style>
    <style:style style:name="T1577" style:parent-style-name="Strong" style:family="text">
      <style:text-properties fo:language="da" fo:country="DK"/>
    </style:style>
    <style:style style:name="P1578" style:parent-style-name="Normal" style:family="paragraph">
      <style:paragraph-properties fo:text-indent="0in"/>
    </style:style>
    <style:style style:name="T1579" style:parent-style-name="Strong" style:family="text">
      <style:text-properties fo:font-weight="normal" style:font-weight-asian="normal" style:font-weight-complex="normal"/>
    </style:style>
    <style:style style:name="P1580" style:parent-style-name="Normal" style:list-style-name="LFO27" style:family="paragraph">
      <style:paragraph-properties fo:text-align="start" fo:margin-top="0.0694in" fo:margin-bottom="0.0694in" fo:line-height="100%"/>
      <style:text-properties fo:hyphenate="false"/>
    </style:style>
    <style:style style:name="T1581" style:parent-style-name="Strong" style:family="text">
      <style:text-properties fo:language="en" fo:country="US"/>
    </style:style>
    <style:style style:name="T1582" style:parent-style-name="DefaultParagraphFont" style:family="text">
      <style:text-properties fo:language="en" fo:country="US"/>
    </style:style>
    <style:style style:name="P1583" style:parent-style-name="Normal" style:list-style-name="LFO27" style:family="paragraph">
      <style:paragraph-properties fo:text-align="start" fo:margin-top="0.0694in" fo:margin-bottom="0.0694in" fo:line-height="100%"/>
      <style:text-properties fo:hyphenate="false"/>
    </style:style>
    <style:style style:name="T1584" style:parent-style-name="Strong" style:family="text">
      <style:text-properties fo:language="en" fo:country="US"/>
    </style:style>
    <style:style style:name="T1585" style:parent-style-name="DefaultParagraphFont" style:family="text">
      <style:text-properties fo:language="en" fo:country="US"/>
    </style:style>
    <style:style style:name="P1586" style:parent-style-name="Normal" style:list-style-name="LFO27" style:family="paragraph">
      <style:paragraph-properties fo:text-align="start" fo:margin-top="0.0694in" fo:margin-bottom="0.0694in" fo:line-height="100%"/>
      <style:text-properties fo:hyphenate="false"/>
    </style:style>
    <style:style style:name="T1587" style:parent-style-name="Strong" style:family="text">
      <style:text-properties fo:language="en" fo:country="US"/>
    </style:style>
    <style:style style:name="T1588" style:parent-style-name="DefaultParagraphFont" style:family="text">
      <style:text-properties fo:language="en" fo:country="US"/>
    </style:style>
    <style:style style:name="P1589" style:parent-style-name="Normal" style:list-style-name="LFO27" style:family="paragraph">
      <style:paragraph-properties fo:text-align="start" fo:margin-top="0.0694in" fo:margin-bottom="0.0694in" fo:line-height="100%"/>
      <style:text-properties fo:hyphenate="false"/>
    </style:style>
    <style:style style:name="T1590" style:parent-style-name="Strong" style:family="text">
      <style:text-properties fo:language="en" fo:country="US"/>
    </style:style>
    <style:style style:name="T1591" style:parent-style-name="DefaultParagraphFont" style:family="text">
      <style:text-properties fo:language="en" fo:country="US"/>
    </style:style>
    <style:style style:name="P1592" style:parent-style-name="NormalWeb" style:family="paragraph">
      <style:text-properties fo:language="en" fo:country="US"/>
    </style:style>
    <style:style style:name="P1593" style:parent-style-name="Normal" style:family="paragraph">
      <style:paragraph-properties fo:text-indent="0in"/>
      <style:text-properties fo:language="en" fo:country="US"/>
    </style:style>
    <style:style style:name="P1594" style:parent-style-name="Normal" style:family="paragraph">
      <style:paragraph-properties fo:text-indent="0in"/>
      <style:text-properties fo:language="en" fo:country="US"/>
    </style:style>
    <style:style style:name="T1595" style:parent-style-name="Strong" style:family="text">
      <style:text-properties fo:font-weight="normal" style:font-weight-asian="normal" style:font-weight-complex="normal" fo:language="en" fo:country="US"/>
    </style:style>
    <style:style style:name="P1596" style:parent-style-name="NormalWeb" style:family="paragraph">
      <style:text-properties fo:language="en" fo:country="US"/>
    </style:style>
    <style:style style:name="T1597" style:parent-style-name="Strong" style:family="text">
      <style:text-properties fo:font-weight="normal" style:font-weight-asian="normal" style:font-weight-complex="normal" fo:language="en" fo:country="US"/>
    </style:style>
    <style:style style:name="P1598" style:parent-style-name="NormalWeb" style:family="paragraph">
      <style:text-properties fo:language="en" fo:country="US"/>
    </style:style>
    <style:style style:name="T1599" style:parent-style-name="Strong" style:family="text">
      <style:text-properties fo:font-weight="normal" style:font-weight-asian="normal" style:font-weight-complex="normal" fo:language="en" fo:country="US"/>
    </style:style>
    <style:style style:name="P1600" style:parent-style-name="NormalWeb" style:family="paragraph">
      <style:text-properties fo:language="en" fo:country="US"/>
    </style:style>
    <style:style style:name="T1601" style:parent-style-name="Strong" style:family="text">
      <style:text-properties fo:font-weight="normal" style:font-weight-asian="normal" style:font-weight-complex="normal" fo:language="en" fo:country="US"/>
    </style:style>
    <style:style style:name="P1602" style:parent-style-name="NormalWeb" style:family="paragraph">
      <style:text-properties fo:language="en" fo:country="US"/>
    </style:style>
    <style:style style:name="T1603" style:parent-style-name="Strong" style:family="text">
      <style:text-properties fo:font-weight="normal" style:font-weight-asian="normal" style:font-weight-complex="normal" fo:language="en" fo:country="US"/>
    </style:style>
    <style:style style:name="P1604" style:parent-style-name="NormalWeb" style:family="paragraph">
      <style:text-properties fo:language="en" fo:country="US"/>
    </style:style>
    <style:style style:name="T1605" style:parent-style-name="Strong" style:family="text">
      <style:text-properties fo:font-weight="normal" style:font-weight-asian="normal" style:font-weight-complex="normal" fo:language="en" fo:country="US"/>
    </style:style>
    <style:style style:name="P1606" style:parent-style-name="NormalWeb" style:family="paragraph">
      <style:text-properties fo:language="en" fo:country="US"/>
    </style:style>
    <style:style style:name="T1607" style:parent-style-name="Strong" style:family="text">
      <style:text-properties style:font-name-asian="Times New Roman"/>
    </style:style>
    <style:style style:name="P1608" style:parent-style-name="Normal" style:list-style-name="LFO28" style:family="paragraph">
      <style:paragraph-properties fo:text-align="start" fo:margin-top="0.0694in" fo:margin-bottom="0.0694in" fo:line-height="100%"/>
      <style:text-properties fo:hyphenate="false"/>
    </style:style>
    <style:style style:name="T1609" style:parent-style-name="Strong" style:family="text">
      <style:text-properties fo:language="da" fo:country="DK"/>
    </style:style>
    <style:style style:name="P1610" style:parent-style-name="Normal" style:family="paragraph">
      <style:paragraph-properties fo:text-indent="0in"/>
      <style:text-properties fo:language="en" fo:country="US"/>
    </style:style>
    <style:style style:name="T1611" style:parent-style-name="Strong" style:family="text">
      <style:text-properties fo:font-weight="normal" style:font-weight-asian="normal" style:font-weight-complex="normal" fo:language="en" fo:country="US"/>
    </style:style>
    <style:style style:name="T1612" style:parent-style-name="DefaultParagraphFont" style:family="text">
      <style:text-properties fo:language="en" fo:country="US"/>
    </style:style>
    <style:style style:name="T1613" style:parent-style-name="Strong" style:family="text">
      <style:text-properties style:font-name-asian="Times New Roman" fo:language="en" fo:country="US"/>
    </style:style>
    <style:style style:name="T1614" style:parent-style-name="DefaultParagraphFont" style:family="text">
      <style:text-properties fo:language="en" fo:country="US"/>
    </style:style>
    <style:style style:name="T1615" style:parent-style-name="Strong" style:family="text">
      <style:text-properties fo:font-weight="normal" style:font-weight-asian="normal" style:font-weight-complex="normal" fo:language="en" fo:country="US"/>
    </style:style>
    <style:style style:name="T1616" style:parent-style-name="Strong" style:family="text">
      <style:text-properties fo:font-weight="normal" style:font-weight-asian="normal" style:font-weight-complex="normal" fo:language="en" fo:country="US"/>
    </style:style>
    <style:style style:name="T1617" style:parent-style-name="DefaultParagraphFont" style:family="text">
      <style:text-properties fo:language="en" fo:country="US"/>
    </style:style>
    <style:style style:name="T1618" style:parent-style-name="Strong" style:family="text">
      <style:text-properties style:font-name-asian="Times New Roman" fo:language="en" fo:country="US"/>
    </style:style>
    <style:style style:name="T1619" style:parent-style-name="DefaultParagraphFont" style:family="text">
      <style:text-properties fo:language="en" fo:country="US"/>
    </style:style>
    <style:style style:name="T1620" style:parent-style-name="Strong" style:family="text">
      <style:text-properties style:font-name-asian="Times New Roman" fo:language="en" fo:country="US"/>
    </style:style>
    <style:style style:name="T1621" style:parent-style-name="DefaultParagraphFont" style:family="text">
      <style:text-properties fo:language="en" fo:country="US"/>
    </style:style>
    <style:style style:name="T1622" style:parent-style-name="Strong" style:family="text">
      <style:text-properties style:font-name-asian="Times New Roman" fo:language="en" fo:country="US"/>
    </style:style>
    <style:style style:name="T1623" style:parent-style-name="DefaultParagraphFont" style:family="text">
      <style:text-properties fo:language="en" fo:country="US"/>
    </style:style>
    <style:style style:name="T1624" style:parent-style-name="Strong" style:family="text">
      <style:text-properties style:font-name-asian="Times New Roman" fo:language="en" fo:country="US"/>
    </style:style>
    <style:style style:name="T1625" style:parent-style-name="DefaultParagraphFont" style:family="text">
      <style:text-properties fo:language="en" fo:country="US"/>
    </style:style>
    <style:style style:name="T1626" style:parent-style-name="Strong" style:family="text">
      <style:text-properties fo:font-weight="normal" style:font-weight-asian="normal" style:font-weight-complex="normal" fo:language="en" fo:country="US"/>
    </style:style>
    <style:style style:name="T1627" style:parent-style-name="DefaultParagraphFont" style:family="text">
      <style:text-properties fo:language="en" fo:country="US"/>
    </style:style>
    <style:style style:name="T1628" style:parent-style-name="Strong" style:family="text">
      <style:text-properties style:font-name-asian="Times New Roman" fo:language="en" fo:country="US"/>
    </style:style>
    <style:style style:name="T1629" style:parent-style-name="DefaultParagraphFont" style:family="text">
      <style:text-properties fo:language="en" fo:country="US"/>
    </style:style>
    <style:style style:name="T1630" style:parent-style-name="Strong" style:family="text">
      <style:text-properties style:font-name-asian="Times New Roman" fo:language="en" fo:country="US"/>
    </style:style>
    <style:style style:name="T1631" style:parent-style-name="DefaultParagraphFont" style:family="text">
      <style:text-properties fo:language="en" fo:country="US"/>
    </style:style>
    <style:style style:name="T1632" style:parent-style-name="Strong" style:family="text">
      <style:text-properties style:font-name-asian="Times New Roman" fo:language="en" fo:country="US"/>
    </style:style>
    <style:style style:name="T1633" style:parent-style-name="DefaultParagraphFont" style:family="text">
      <style:text-properties fo:language="en" fo:country="US"/>
    </style:style>
    <style:style style:name="T1634" style:parent-style-name="Strong" style:family="text">
      <style:text-properties style:font-name-asian="Times New Roman" fo:language="en" fo:country="US"/>
    </style:style>
    <style:style style:name="T1635" style:parent-style-name="DefaultParagraphFont" style:family="text">
      <style:text-properties fo:language="en" fo:country="US"/>
    </style:style>
    <style:style style:name="T1636" style:parent-style-name="Strong" style:family="text">
      <style:text-properties style:font-name-asian="Times New Roman" fo:language="en" fo:country="US"/>
    </style:style>
    <style:style style:name="T1637" style:parent-style-name="DefaultParagraphFont" style:family="text">
      <style:text-properties fo:language="en" fo:country="US"/>
    </style:style>
    <style:style style:name="T1638" style:parent-style-name="Strong" style:family="text">
      <style:text-properties style:font-name-asian="Times New Roman" fo:language="en" fo:country="US"/>
    </style:style>
    <style:style style:name="T1639" style:parent-style-name="DefaultParagraphFont" style:family="text">
      <style:text-properties fo:language="en" fo:country="US"/>
    </style:style>
    <style:style style:name="T1640" style:parent-style-name="Strong" style:family="text">
      <style:text-properties fo:font-weight="normal" style:font-weight-asian="normal" style:font-weight-complex="normal" fo:language="en" fo:country="US"/>
    </style:style>
    <style:style style:name="T1641" style:parent-style-name="Strong" style:family="text">
      <style:text-properties fo:font-weight="normal" style:font-weight-asian="normal" style:font-weight-complex="normal" fo:language="en" fo:country="US"/>
    </style:style>
    <style:style style:name="T1642" style:parent-style-name="DefaultParagraphFont" style:family="text">
      <style:text-properties fo:language="en" fo:country="US"/>
    </style:style>
    <style:style style:name="T1643" style:parent-style-name="Strong" style:family="text">
      <style:text-properties style:font-name-asian="Times New Roman" fo:language="en" fo:country="US"/>
    </style:style>
    <style:style style:name="T1644" style:parent-style-name="DefaultParagraphFont" style:family="text">
      <style:text-properties fo:language="en" fo:country="US"/>
    </style:style>
    <style:style style:name="T1645" style:parent-style-name="Strong" style:family="text">
      <style:text-properties style:font-name-asian="Times New Roman" fo:language="en" fo:country="US"/>
    </style:style>
    <style:style style:name="T1646" style:parent-style-name="DefaultParagraphFont" style:family="text">
      <style:text-properties fo:language="en" fo:country="US"/>
    </style:style>
    <style:style style:name="T1647" style:parent-style-name="Strong" style:family="text">
      <style:text-properties style:font-name-asian="Times New Roman" fo:language="en" fo:country="US"/>
    </style:style>
    <style:style style:name="T1648" style:parent-style-name="DefaultParagraphFont" style:family="text">
      <style:text-properties fo:language="en" fo:country="US"/>
    </style:style>
    <style:style style:name="T1649" style:parent-style-name="Strong" style:family="text">
      <style:text-properties style:font-name-asian="Times New Roman" fo:language="en" fo:country="US"/>
    </style:style>
    <style:style style:name="T1650" style:parent-style-name="DefaultParagraphFont" style:family="text">
      <style:text-properties fo:language="en" fo:country="US"/>
    </style:style>
    <style:style style:name="T1651" style:parent-style-name="Strong" style:family="text">
      <style:text-properties style:font-name-asian="Times New Roman" fo:language="en" fo:country="US"/>
    </style:style>
    <style:style style:name="T1652" style:parent-style-name="DefaultParagraphFont" style:family="text">
      <style:text-properties fo:language="en" fo:country="US"/>
    </style:style>
    <style:style style:name="T1653" style:parent-style-name="DefaultParagraphFont" style:family="text">
      <style:text-properties fo:language="en" fo:country="US"/>
    </style:style>
    <style:style style:name="T1654" style:parent-style-name="Strong" style:family="text">
      <style:text-properties style:font-name-asian="Times New Roman" fo:language="en" fo:country="US"/>
    </style:style>
    <style:style style:name="T1655" style:parent-style-name="DefaultParagraphFont" style:family="text">
      <style:text-properties fo:language="en" fo:country="US"/>
    </style:style>
    <style:style style:name="T1656" style:parent-style-name="Strong" style:family="text">
      <style:text-properties fo:font-weight="normal" style:font-weight-asian="normal" style:font-weight-complex="normal" fo:language="en" fo:country="US"/>
    </style:style>
    <style:style style:name="T1657" style:parent-style-name="DefaultParagraphFont" style:family="text">
      <style:text-properties fo:language="en" fo:country="US"/>
    </style:style>
    <style:style style:name="T1658" style:parent-style-name="Strong" style:family="text">
      <style:text-properties style:font-name-asian="Times New Roman" fo:language="en" fo:country="US"/>
    </style:style>
    <style:style style:name="T1659" style:parent-style-name="DefaultParagraphFont" style:family="text">
      <style:text-properties fo:language="en" fo:country="US"/>
    </style:style>
    <style:style style:name="T1660" style:parent-style-name="Strong" style:family="text">
      <style:text-properties style:font-name-asian="Times New Roman" fo:language="en" fo:country="US"/>
    </style:style>
    <style:style style:name="T1661" style:parent-style-name="DefaultParagraphFont" style:family="text">
      <style:text-properties fo:language="en" fo:country="US"/>
    </style:style>
    <style:style style:name="T1662" style:parent-style-name="Strong" style:family="text">
      <style:text-properties style:font-name-asian="Times New Roman" fo:language="en" fo:country="US"/>
    </style:style>
    <style:style style:name="T1663" style:parent-style-name="DefaultParagraphFont" style:family="text">
      <style:text-properties fo:language="en" fo:country="US"/>
    </style:style>
    <style:style style:name="T1664" style:parent-style-name="Strong" style:family="text">
      <style:text-properties style:font-name-asian="Times New Roman" fo:language="en" fo:country="US"/>
    </style:style>
    <style:style style:name="T1665" style:parent-style-name="DefaultParagraphFont" style:family="text">
      <style:text-properties fo:language="en" fo:country="US"/>
    </style:style>
    <style:style style:name="T1666" style:parent-style-name="Strong" style:family="text">
      <style:text-properties style:font-name-asian="Times New Roman" fo:language="en" fo:country="US"/>
    </style:style>
    <style:style style:name="T1667" style:parent-style-name="DefaultParagraphFont" style:family="text">
      <style:text-properties fo:language="en" fo:country="US"/>
    </style:style>
    <style:style style:name="T1668" style:parent-style-name="Strong" style:family="text">
      <style:text-properties style:font-name-asian="Times New Roman" fo:language="en" fo:country="US"/>
    </style:style>
    <style:style style:name="T1669" style:parent-style-name="DefaultParagraphFont" style:family="text">
      <style:text-properties fo:language="en" fo:country="US"/>
    </style:style>
    <style:style style:name="T1670" style:parent-style-name="Strong" style:family="text">
      <style:text-properties style:font-name-asian="Times New Roman" fo:language="en" fo:country="US"/>
    </style:style>
    <style:style style:name="T1671" style:parent-style-name="DefaultParagraphFont" style:family="text">
      <style:text-properties fo:language="en" fo:country="US"/>
    </style:style>
    <style:style style:name="T1672" style:parent-style-name="Strong" style:family="text">
      <style:text-properties style:font-name-asian="Times New Roman" fo:language="en" fo:country="US"/>
    </style:style>
    <style:style style:name="T1673" style:parent-style-name="DefaultParagraphFont" style:family="text">
      <style:text-properties fo:language="en" fo:country="US"/>
    </style:style>
    <style:style style:name="T1674" style:parent-style-name="Strong" style:family="text">
      <style:text-properties fo:font-weight="normal" style:font-weight-asian="normal" style:font-weight-complex="normal" fo:language="en" fo:country="US"/>
    </style:style>
    <style:style style:name="T1675" style:parent-style-name="Strong" style:family="text">
      <style:text-properties fo:font-weight="normal" style:font-weight-asian="normal" style:font-weight-complex="normal" fo:language="en" fo:country="US"/>
    </style:style>
    <style:style style:name="T1676" style:parent-style-name="DefaultParagraphFont" style:family="text">
      <style:text-properties fo:language="en" fo:country="US"/>
    </style:style>
    <style:style style:name="T1677" style:parent-style-name="Strong" style:family="text">
      <style:text-properties style:font-name-asian="Times New Roman" fo:language="en" fo:country="US"/>
    </style:style>
    <style:style style:name="T1678" style:parent-style-name="DefaultParagraphFont" style:family="text">
      <style:text-properties fo:language="en" fo:country="US"/>
    </style:style>
    <style:style style:name="T1679" style:parent-style-name="Strong" style:family="text">
      <style:text-properties style:font-name-asian="Times New Roman" fo:language="en" fo:country="US"/>
    </style:style>
    <style:style style:name="T1680" style:parent-style-name="DefaultParagraphFont" style:family="text">
      <style:text-properties fo:language="en" fo:country="US"/>
    </style:style>
    <style:style style:name="T1681" style:parent-style-name="Strong" style:family="text">
      <style:text-properties style:font-name-asian="Times New Roman" fo:language="en" fo:country="US"/>
    </style:style>
    <style:style style:name="T1682" style:parent-style-name="DefaultParagraphFont" style:family="text">
      <style:text-properties fo:language="en" fo:country="US"/>
    </style:style>
    <style:style style:name="T1683" style:parent-style-name="Strong" style:family="text">
      <style:text-properties style:font-name-asian="Times New Roman" fo:language="en" fo:country="US"/>
    </style:style>
    <style:style style:name="T1684" style:parent-style-name="DefaultParagraphFont" style:family="text">
      <style:text-properties fo:language="en" fo:country="US"/>
    </style:style>
    <style:style style:name="T1685" style:parent-style-name="Strong" style:family="text">
      <style:text-properties style:font-name-asian="Times New Roman" fo:language="en" fo:country="US"/>
    </style:style>
    <style:style style:name="T1686" style:parent-style-name="DefaultParagraphFont" style:family="text">
      <style:text-properties fo:language="en" fo:country="US"/>
    </style:style>
    <style:style style:name="T1687" style:parent-style-name="Strong" style:family="text">
      <style:text-properties style:font-name-asian="Times New Roman" fo:language="en" fo:country="US"/>
    </style:style>
    <style:style style:name="T1688" style:parent-style-name="DefaultParagraphFont" style:family="text">
      <style:text-properties fo:language="en" fo:country="US"/>
    </style:style>
    <style:style style:name="T1689" style:parent-style-name="Strong" style:family="text">
      <style:text-properties style:font-name-asian="Times New Roman" fo:language="en" fo:country="US"/>
    </style:style>
    <style:style style:name="T1690" style:parent-style-name="DefaultParagraphFont" style:family="text">
      <style:text-properties fo:language="en" fo:country="US"/>
    </style:style>
    <style:style style:name="T1691" style:parent-style-name="Strong" style:family="text">
      <style:text-properties style:font-name-asian="Times New Roman" fo:language="en" fo:country="US"/>
    </style:style>
    <style:style style:name="T1692" style:parent-style-name="DefaultParagraphFont" style:family="text">
      <style:text-properties fo:language="en" fo:country="US"/>
    </style:style>
    <style:style style:name="T1693" style:parent-style-name="Strong" style:family="text">
      <style:text-properties fo:font-weight="normal" style:font-weight-asian="normal" style:font-weight-complex="normal" fo:language="en" fo:country="US"/>
    </style:style>
    <style:style style:name="T1694" style:parent-style-name="DefaultParagraphFont" style:family="text">
      <style:text-properties fo:language="en" fo:country="US"/>
    </style:style>
    <style:style style:name="T1695" style:parent-style-name="Strong" style:family="text">
      <style:text-properties style:font-name-asian="Times New Roman" fo:language="en" fo:country="US"/>
    </style:style>
    <style:style style:name="T1696" style:parent-style-name="DefaultParagraphFont" style:family="text">
      <style:text-properties fo:language="en" fo:country="US"/>
    </style:style>
    <style:style style:name="T1697" style:parent-style-name="Strong" style:family="text">
      <style:text-properties style:font-name-asian="Times New Roman" fo:language="en" fo:country="US"/>
    </style:style>
    <style:style style:name="T1698" style:parent-style-name="DefaultParagraphFont" style:family="text">
      <style:text-properties fo:language="en" fo:country="US"/>
    </style:style>
    <style:style style:name="T1699" style:parent-style-name="Strong" style:family="text">
      <style:text-properties style:font-name-asian="Times New Roman" fo:language="en" fo:country="US"/>
    </style:style>
    <style:style style:name="T1700" style:parent-style-name="DefaultParagraphFont" style:family="text">
      <style:text-properties fo:language="en" fo:country="US"/>
    </style:style>
    <style:style style:name="T1701" style:parent-style-name="Strong" style:family="text">
      <style:text-properties style:font-name-asian="Times New Roman" fo:language="en" fo:country="US"/>
    </style:style>
    <style:style style:name="T1702" style:parent-style-name="DefaultParagraphFont" style:family="text">
      <style:text-properties fo:language="en" fo:country="US"/>
    </style:style>
    <style:style style:name="T1703" style:parent-style-name="Strong" style:family="text">
      <style:text-properties style:font-name-asian="Times New Roman" fo:language="en" fo:country="US"/>
    </style:style>
    <style:style style:name="T1704" style:parent-style-name="DefaultParagraphFont" style:family="text">
      <style:text-properties fo:language="en" fo:country="US"/>
    </style:style>
    <style:style style:name="T1705" style:parent-style-name="Strong" style:family="text">
      <style:text-properties style:font-name-asian="Times New Roman" fo:language="en" fo:country="US"/>
    </style:style>
    <style:style style:name="T1706" style:parent-style-name="DefaultParagraphFont" style:family="text">
      <style:text-properties fo:language="en" fo:country="US"/>
    </style:style>
    <style:style style:name="T1707" style:parent-style-name="Strong" style:family="text">
      <style:text-properties style:font-name-asian="Times New Roman" fo:language="en" fo:country="US"/>
    </style:style>
    <style:style style:name="T1708" style:parent-style-name="DefaultParagraphFont" style:family="text">
      <style:text-properties fo:language="en" fo:country="US"/>
    </style:style>
    <style:style style:name="T1709" style:parent-style-name="Strong" style:family="text">
      <style:text-properties fo:font-weight="normal" style:font-weight-asian="normal" style:font-weight-complex="normal" fo:language="en" fo:country="US"/>
    </style:style>
    <style:style style:name="T1710" style:parent-style-name="Strong" style:family="text">
      <style:text-properties fo:font-weight="normal" style:font-weight-asian="normal" style:font-weight-complex="normal" fo:language="en" fo:country="US"/>
    </style:style>
    <style:style style:name="T1711" style:parent-style-name="DefaultParagraphFont" style:family="text">
      <style:text-properties fo:language="en" fo:country="US"/>
    </style:style>
    <style:style style:name="T1712" style:parent-style-name="Strong" style:family="text">
      <style:text-properties style:font-name-asian="Times New Roman" fo:language="en" fo:country="US"/>
    </style:style>
    <style:style style:name="T1713" style:parent-style-name="DefaultParagraphFont" style:family="text">
      <style:text-properties fo:language="en" fo:country="US"/>
    </style:style>
    <style:style style:name="T1714" style:parent-style-name="Strong" style:family="text">
      <style:text-properties style:font-name-asian="Times New Roman" fo:language="en" fo:country="US"/>
    </style:style>
    <style:style style:name="T1715" style:parent-style-name="DefaultParagraphFont" style:family="text">
      <style:text-properties fo:language="en" fo:country="US"/>
    </style:style>
    <style:style style:name="T1716" style:parent-style-name="Strong" style:family="text">
      <style:text-properties style:font-name-asian="Times New Roman" fo:language="en" fo:country="US"/>
    </style:style>
    <style:style style:name="T1717" style:parent-style-name="DefaultParagraphFont" style:family="text">
      <style:text-properties fo:language="en" fo:country="US"/>
    </style:style>
    <style:style style:name="T1718" style:parent-style-name="Strong" style:family="text">
      <style:text-properties style:font-name-asian="Times New Roman" fo:language="en" fo:country="US"/>
    </style:style>
    <style:style style:name="T1719" style:parent-style-name="DefaultParagraphFont" style:family="text">
      <style:text-properties fo:language="en" fo:country="US"/>
    </style:style>
    <style:style style:name="T1720" style:parent-style-name="Strong" style:family="text">
      <style:text-properties style:font-name-asian="Times New Roman" fo:language="en" fo:country="US"/>
    </style:style>
    <style:style style:name="T1721" style:parent-style-name="DefaultParagraphFont" style:family="text">
      <style:text-properties fo:language="en" fo:country="US"/>
    </style:style>
    <style:style style:name="T1722" style:parent-style-name="Strong" style:family="text">
      <style:text-properties style:font-name-asian="Times New Roman" fo:language="en" fo:country="US"/>
    </style:style>
    <style:style style:name="T1723" style:parent-style-name="DefaultParagraphFont" style:family="text">
      <style:text-properties fo:language="en" fo:country="US"/>
    </style:style>
    <style:style style:name="T1724" style:parent-style-name="Strong" style:family="text">
      <style:text-properties style:font-name-asian="Times New Roman" fo:language="en" fo:country="US"/>
    </style:style>
    <style:style style:name="T1725" style:parent-style-name="DefaultParagraphFont" style:family="text">
      <style:text-properties fo:language="en" fo:country="US"/>
    </style:style>
    <style:style style:name="T1726" style:parent-style-name="Strong" style:family="text">
      <style:text-properties style:font-name-asian="Times New Roman" fo:language="en" fo:country="US"/>
    </style:style>
    <style:style style:name="T1727" style:parent-style-name="DefaultParagraphFont" style:family="text">
      <style:text-properties fo:language="en" fo:country="US"/>
    </style:style>
    <style:style style:name="T1728" style:parent-style-name="Strong" style:family="text">
      <style:text-properties style:font-name-asian="Times New Roman" fo:language="en" fo:country="US"/>
    </style:style>
    <style:style style:name="T1729" style:parent-style-name="DefaultParagraphFont" style:family="text">
      <style:text-properties fo:language="en" fo:country="US"/>
    </style:style>
    <style:style style:name="T1730" style:parent-style-name="Strong" style:family="text">
      <style:text-properties style:font-name-asian="Times New Roman" fo:language="en" fo:country="US"/>
    </style:style>
    <style:style style:name="T1731" style:parent-style-name="DefaultParagraphFont" style:family="text">
      <style:text-properties fo:language="en" fo:country="US"/>
    </style:style>
    <style:style style:name="T1732" style:parent-style-name="Strong" style:family="text">
      <style:text-properties fo:font-weight="normal" style:font-weight-asian="normal" style:font-weight-complex="normal" fo:language="en" fo:country="US"/>
    </style:style>
    <style:style style:name="T1733" style:parent-style-name="DefaultParagraphFont" style:family="text">
      <style:text-properties fo:language="en" fo:country="US"/>
    </style:style>
    <style:style style:name="T1734" style:parent-style-name="Strong" style:family="text">
      <style:text-properties style:font-name-asian="Times New Roman" fo:language="en" fo:country="US"/>
    </style:style>
    <style:style style:name="T1735" style:parent-style-name="DefaultParagraphFont" style:family="text">
      <style:text-properties fo:language="en" fo:country="US"/>
    </style:style>
    <style:style style:name="T1736" style:parent-style-name="Strong" style:family="text">
      <style:text-properties style:font-name-asian="Times New Roman" fo:language="en" fo:country="US"/>
    </style:style>
    <style:style style:name="T1737" style:parent-style-name="DefaultParagraphFont" style:family="text">
      <style:text-properties fo:language="en" fo:country="US"/>
    </style:style>
    <style:style style:name="T1738" style:parent-style-name="Strong" style:family="text">
      <style:text-properties style:font-name-asian="Times New Roman" fo:language="en" fo:country="US"/>
    </style:style>
    <style:style style:name="T1739" style:parent-style-name="DefaultParagraphFont" style:family="text">
      <style:text-properties fo:language="en" fo:country="US"/>
    </style:style>
    <style:style style:name="T1740" style:parent-style-name="Strong" style:family="text">
      <style:text-properties style:font-name-asian="Times New Roman" fo:language="en" fo:country="US"/>
    </style:style>
    <style:style style:name="T1741" style:parent-style-name="DefaultParagraphFont" style:family="text">
      <style:text-properties fo:language="en" fo:country="US"/>
    </style:style>
    <style:style style:name="T1742" style:parent-style-name="Strong" style:family="text">
      <style:text-properties style:font-name-asian="Times New Roman" fo:language="en" fo:country="US"/>
    </style:style>
    <style:style style:name="T1743" style:parent-style-name="DefaultParagraphFont" style:family="text">
      <style:text-properties fo:language="en" fo:country="US"/>
    </style:style>
    <style:style style:name="T1744" style:parent-style-name="Strong" style:family="text">
      <style:text-properties style:font-name-asian="Times New Roman" fo:language="en" fo:country="US"/>
    </style:style>
    <style:style style:name="T1745" style:parent-style-name="DefaultParagraphFont" style:family="text">
      <style:text-properties fo:language="en" fo:country="US"/>
    </style:style>
    <style:style style:name="T1746" style:parent-style-name="Strong" style:family="text">
      <style:text-properties style:font-name-asian="Times New Roman" fo:language="en" fo:country="US"/>
    </style:style>
    <style:style style:name="T1747" style:parent-style-name="DefaultParagraphFont" style:family="text">
      <style:text-properties fo:language="en" fo:country="US"/>
    </style:style>
    <style:style style:name="T1748" style:parent-style-name="Strong" style:family="text">
      <style:text-properties style:font-name-asian="Times New Roman" fo:language="en" fo:country="US"/>
    </style:style>
    <style:style style:name="T1749" style:parent-style-name="DefaultParagraphFont" style:family="text">
      <style:text-properties fo:language="en" fo:country="US"/>
    </style:style>
    <style:style style:name="T1750" style:parent-style-name="Strong" style:family="text">
      <style:text-properties fo:font-weight="normal" style:font-weight-asian="normal" style:font-weight-complex="normal" fo:language="en" fo:country="US"/>
    </style:style>
    <style:style style:name="T1751" style:parent-style-name="DefaultParagraphFont" style:family="text">
      <style:text-properties fo:language="en" fo:country="US"/>
    </style:style>
    <style:style style:name="T1752" style:parent-style-name="Strong" style:family="text">
      <style:text-properties style:font-name-asian="Times New Roman" fo:language="en" fo:country="US"/>
    </style:style>
    <style:style style:name="T1753" style:parent-style-name="DefaultParagraphFont" style:family="text">
      <style:text-properties fo:language="en" fo:country="US"/>
    </style:style>
    <style:style style:name="T1754" style:parent-style-name="Strong" style:family="text">
      <style:text-properties style:font-name-asian="Times New Roman" fo:language="en" fo:country="US"/>
    </style:style>
    <style:style style:name="T1755" style:parent-style-name="DefaultParagraphFont" style:family="text">
      <style:text-properties fo:language="en" fo:country="US"/>
    </style:style>
    <style:style style:name="T1756" style:parent-style-name="Strong" style:family="text">
      <style:text-properties style:font-name-asian="Times New Roman" fo:language="en" fo:country="US"/>
    </style:style>
    <style:style style:name="T1757" style:parent-style-name="DefaultParagraphFont" style:family="text">
      <style:text-properties fo:language="en" fo:country="US"/>
    </style:style>
    <style:style style:name="T1758" style:parent-style-name="Strong" style:family="text">
      <style:text-properties style:font-name-asian="Times New Roman" fo:language="en" fo:country="US"/>
    </style:style>
    <style:style style:name="T1759" style:parent-style-name="DefaultParagraphFont" style:family="text">
      <style:text-properties fo:language="en" fo:country="US"/>
    </style:style>
    <style:style style:name="T1760" style:parent-style-name="Strong" style:family="text">
      <style:text-properties style:font-name-asian="Times New Roman" fo:language="en" fo:country="US"/>
    </style:style>
    <style:style style:name="T1761" style:parent-style-name="DefaultParagraphFont" style:family="text">
      <style:text-properties fo:language="en" fo:country="US"/>
    </style:style>
    <style:style style:name="T1762" style:parent-style-name="Strong" style:family="text">
      <style:text-properties style:font-name-asian="Times New Roman" fo:language="en" fo:country="US"/>
    </style:style>
    <style:style style:name="T1763" style:parent-style-name="DefaultParagraphFont" style:family="text">
      <style:text-properties fo:language="en" fo:country="US"/>
    </style:style>
    <style:style style:name="T1764" style:parent-style-name="Strong" style:family="text">
      <style:text-properties style:font-name-asian="Times New Roman"/>
    </style:style>
    <style:style style:name="P1765" style:parent-style-name="NormalWeb" style:list-style-name="LFO29" style:family="paragraph"/>
    <style:style style:name="T1766" style:parent-style-name="Strong" style:family="text">
      <style:text-properties style:font-name-asian="Times New Roman" fo:language="da" fo:country="DK"/>
    </style:style>
    <style:style style:name="T1767" style:parent-style-name="Strong" style:family="text">
      <style:text-properties style:font-name-asian="Times New Roman"/>
    </style:style>
    <style:style style:name="P1768" style:parent-style-name="Normal" style:family="paragraph">
      <style:paragraph-properties fo:text-indent="0in"/>
      <style:text-properties fo:language="en" fo:country="U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text:span text:style-name="T2">EEG findings in MCI.<text:s/></text:span><text:span text:style-name="T3">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4"/>
      <text:p text:style-name="P5"/>
      <text:p text:style-name="P6">EEG in MCI and AD</text:p>
      <text:p text:style-name="P7"><text:span text:style-name="T8"><office:annotation office:name="0" xml:id="290019108"><dc:creator>Janka Hauffe</dc:creator><dc:date>2025-01-29T13:36:00</dc:date><meta:creator-initials>JH</meta:creator-initials><text:p text:style-name="P9">EEG in AD and MCI</text:p></office:annotation>D’A</text:span><text:span text:style-name="CommentReference"><office:annotation-end office:name="0"/></text:span><text:span text:style-name="T10"><office:annotation office:name="1" xml:id="1541266675"><dc:creator>Janka Hauffe</dc:creator><dc:date>2025-01-07T16:20:00</dc:date><meta:creator-initials>JH</meta:creator-initials><text:p text:style-name="P11">The EEG index that showed the strongest correlation with cognitive deterioration is the synthetic index of the EEG slowing during REM sleep. This result confirms previous findings (<text:a xlink:href="https://www.cell.com/iscience/fulltext/S2589-0042(21)00354-0#" office:target-frame-name="_top" xlink:show="replace"><text:span text:style-name="Hyperlink">Montplaisir et al., 1996</text:span></text:a>), and it also suggests that this composite index may be better suited as a disease marker than others based on cortical activity in a single frequency band measured during REM and NREM sleep or resting state, as well as than the same index evaluated during wakefulness.<text:s/></text:p></office:annotation>tri et<text:s/></text:span><text:span text:style-name="T12"><office:annotation-end office:name="1"/></text:span><text:span text:style-name="T13">al. (2021):<text:s/></text:span><office:annotation office:name="2" xml:id="223947095"><dc:creator>Janka Hauffe</dc:creator><dc:date>2025-01-29T13:36:00</dc:date><meta:creator-initials>JH</meta:creator-initials><text:p text:style-name="P14">@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text:a xlink:href="https://doi.org/10.1016/j.isci.2021.102386" office:target-frame-name="_top" xlink:show="replace"><text:span text:style-name="T15">https://doi.org/10.1016/j.isci.2021.102386</text:span></text:a><text:span text:style-name="CommentReference"><office:annotation-end office:name="2"/></text:span></text:p>
      <text:p text:style-name="P16"><text:span text:style-name="T17">The hallmark of the resting state EEG in patients with AD is the slowing of cortical rhythms, consisting of increased low-frequency (0.5-7.0 Hz) and decreased high-frequency activity (</text:span><text:a xlink:href="https://www.cell.com/iscience/fulltext/S2589-0042(21)00354-0" office:target-frame-name="_top" xlink:show="replace"><text:span text:style-name="T18">Babiloni et al., 2015</text:span></text:a><text:span text:style-name="T19">;<text:s/></text:span><text:a xlink:href="https://www.cell.com/iscience/fulltext/S2589-0042(21)00354-0" office:target-frame-name="_top" xlink:show="replace"><text:span text:style-name="T20">Jeong, 2004</text:span></text:a><text:span text:style-name="T21">). Similar EEG features affect mild cognitive impairment (MCI) subjects, a condition being prodromal to AD in more than half of cases (</text:span><text:a xlink:href="https://www.cell.com/iscience/fulltext/S2589-0042(21)00354-0" office:target-frame-name="_top" xlink:show="replace"><text:span text:style-name="T22">Babiloni et al., 2006</text:span></text:a><text:span text:style-name="T23">;<text:s/></text:span><text:a xlink:href="https://www.cell.com/iscience/fulltext/S2589-0042(21)00354-0" office:target-frame-name="_top" xlink:show="replace"><text:span text:style-name="T24">Galluzzi et al., 2001</text:span></text:a><text:span text:style-name="T25">;<text:s/></text:span><text:a xlink:href="https://www.cell.com/iscience/fulltext/S2589-0042(21)00354-0" office:target-frame-name="_top" xlink:show="replace"><text:span text:style-name="T26">Petersen et al., 2001</text:span></text:a><text:span text:style-name="T27">;<text:s/></text:span><text:a xlink:href="https://www.cell.com/iscience/fulltext/S2589-0042(21)00354-0" office:target-frame-name="_top" xlink:show="replace"><text:span text:style-name="T28">Scheltens et al., 2002</text:span></text:a><text:span text:style-name="T29">). The EEG slowing correlates with the functional, structural, and cognitive changes in the disease progression (</text:span><text:a xlink:href="https://www.cell.com/iscience/fulltext/S2589-0042(21)00354-0" office:target-frame-name="_top" xlink:show="replace"><text:span text:style-name="T30">Babiloni et al., 2006</text:span></text:a><text:span text:style-name="T31">;<text:s/></text:span><text:a xlink:href="https://www.cell.com/iscience/fulltext/S2589-0042(21)00354-0" office:target-frame-name="_top" xlink:show="replace"><text:span text:style-name="T32">Claus et al., 2000</text:span></text:a><text:span text:style-name="T33">;<text:s/></text:span><text:a xlink:href="https://www.cell.com/iscience/fulltext/S2589-0042(21)00354-0" office:target-frame-name="_top" xlink:show="replace"><text:span text:style-name="T34">Jelic et al., 1996</text:span></text:a><text:span text:style-name="T35">) and has been considered an EEG expression of the neurodegenerative process (</text:span><text:a xlink:href="https://www.cell.com/iscience/fulltext/S2589-0042(21)00354-0" office:target-frame-name="_top" xlink:show="replace"><text:span text:style-name="T36">Dringenberg, 2000</text:span></text:a><text:span text:style-name="T37">).</text:span></text:p>
      <text:p text:style-name="P38"><text:span text:style-name="T39">Results: The waking EEG activity recorded in the evening hours displayed significant differences at the prefrontal and right frontotemporal sites for the<text:s/></text:span><text:span text:style-name="T40">delta</text:span><text:span text:style-name="T41"><text:s/>band and at the right occipital derivation only for the<text:s/></text:span><text:span text:style-name="T42">alpha</text:span><text:span text:style-name="T43"><text:s/>band. Prefrontal delta power was significantly higher in the AD compared to the HC group, while the right frontotemporal<text:s/></text:span><text:span text:style-name="T44">delta</text:span><text:span text:style-name="T45"><text:s/>activity increased in the AD compared to both the HC and MCI groups. As expected, the occipital<text:s/></text:span><text:span text:style-name="T46">alpha</text:span><text:span text:style-name="T47"><text:s/>power was reduced in the AD and MCI groups compared to the HC group. In the morning EEG, the three groups showed differences only in the<text:s/></text:span><text:span text:style-name="T48">delta</text:span><text:span text:style-name="T49"><text:s/>band with a prevalence of the<text:s/></text:span><text:span text:style-name="T50">delta</text:span><text:span text:style-name="T51"><text:s/>activity in AD compared to both HC and MCI groups. On the other hand, the EEG activity of the MCI group differed from that of HC only at the frontal sites. Greater EEG slowing was associated with worse cognitive impairment, as indicated by lower MMSE scores.</text:span></text:p>
      <text:p text:style-name="P52"/>
      <text:p text:style-name="P53"><text:span text:style-name="T54"><office:annotation office:name="3" xml:id="1256134407"><dc:creator>Janka Hauffe</dc:creator><dc:date>2025-01-30T14:00:00</dc:date><meta:creator-initials>JH</meta:creator-initials><text:p text:style-name="P55">EEG in cognitive impairment (MCI)</text:p></office:annotation>Liu, Wang, Xin, Wang, Jiang &amp; Meng, 2024</text:span><text:span text:style-name="CommentReference"><office:annotation-end office:name="3"/></text:span><text:span text:style-name="T56">:<text:s/></text:span><office:annotation office:name="4" xml:id="437489854"><dc:creator>Janka Hauffe</dc:creator><dc:date>2025-01-30T13:53:00</dc:date><meta:creator-initials>JH</meta:creator-initials><text:p text:style-name="P57">@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58">https://doi.org/10.1186/s12877-024-05041-x</text:span></text:a><text:span text:style-name="CommentReference"><office:annotation-end office:name="4"/></text:span></text:p>
      <text:soft-page-break/>
      <text:p text:style-name="P59"><text:span text:style-name="T60">Studies have found that EEG signals in older adults with cognitive impairment exhibit specific characteristics, such as a basic rhythm slowdown, manifested by an increase in low-frequency band (</text:span><text:span text:style-name="T61">delta</text:span><text:span text:style-name="T62">,<text:s/></text:span><text:span text:style-name="T63">theta</text:span><text:span text:style-name="T64">) power and a decrease in high-frequency band (</text:span><text:span text:style-name="T65">alpha</text:span><text:span text:style-name="T66">,<text:s/></text:span><text:span text:style-name="T67">beta</text:span><text:span text:style-name="T68">) power [</text:span><text:span text:style-name="T69"><office:annotation office:name="5" xml:id="1158485547"><dc:creator>Janka Hauffe</dc:creator><dc:date>2025-01-30T13:55:00</dc:date><meta:creator-initials>JH</meta:creator-initials><text:p text:style-name="P70">8. Lejko N, Larabi D I, Herrmann C S, et al. Alpha Power and Functional Con-</text:p><text:p text:style-name="P71">nectivity in Cognitive decline: a systematic review and Meta-analysis [J]. J</text:p><text:p text:style-name="P72">Alzheimers Dis. 2020;78:1047–88.</text:p><text:p text:style-name="P73">9. Garrido-Chaves R Perezv, Zapater-Fajarí M, et al. EEG markers and subjec-</text:p><text:p text:style-name="P74">tive memory complaints in young and older people [J]. Int J Psychophysiol.</text:p><text:p text:style-name="P75">2022;182:23–31.</text:p></office:annotation>8, 9</text:span><text:span text:style-name="CommentReference"><office:annotation-end office:name="5"/></text:span><text:span text:style-name="T76">]. Slowing of<text:s/></text:span><text:span text:style-name="T77">alpha</text:span><text:span text:style-name="T78"><text:s/>power may be an early sensitive indicator of the brain transitioning from normal physiological function to aging or its pathological state [</text:span><text:span text:style-name="T79"><office:annotation office:name="6" xml:id="2106135270"><dc:creator>Janka Hauffe</dc:creator><dc:date>2025-01-30T13:55:00</dc:date><meta:creator-initials>JH</meta:creator-initials><text:p text:style-name="P80">10. Babiloni C, Ferri R, Noce G et al. Abnormalities of Cortical Sources of Resting</text:p><text:p text:style-name="P81">State Alpha Electroencephalographic Rhythms are Related to Education</text:p><text:p text:style-name="P82">Attainment in Cognitively Unimpaired Seniors and Patients with Alzheimer’s</text:p><text:p text:style-name="P83">Disease and Amnesic Mild Cognitive Impairment [J]. Cerebral cortex (New</text:p><text:p text:style-name="P84">York, NY: 1991), 2021;31(4):2220-37</text:p></office:annotation>10</text:span><text:span text:style-name="CommentReference"><office:annotation-end office:name="6"/></text:span><text:span text:style-name="T85">], while increased<text:s/></text:span><text:span text:style-name="T86">theta</text:span><text:span text:style-name="T87"><text:s/>power may have a good predictive effect on cognitive decline<text:s/></text:span><text:span text:style-name="T88"><office:annotation office:name="7" xml:id="2090692250"><dc:creator>Janka Hauffe</dc:creator><dc:date>2025-01-30T13:56:00</dc:date><meta:creator-initials>JH</meta:creator-initials><text:p text:style-name="P89">11. Musaeus C S, Engedal K, Høgh P, et al. EEG Theta Power is an early marker of</text:p><text:p text:style-name="P90">Cognitive decline in Dementia due to Alzheimer’s disease [J]. J Alzheimer’s</text:p><text:p text:style-name="P91">Disease: JAD. 2018;64(4):1359–71.</text:p></office:annotation>[11</text:span><text:span text:style-name="CommentReference"><office:annotation-end office:name="7"/></text:span><text:span text:style-name="T92">].</text:span></text:p>
      <text:p text:style-name="P93"><text:span text:style-name="T94">In individuals with cognitive impairment, acute exercise effects include decreased<text:s/></text:span><text:span text:style-name="T95">delta</text:span><text:span text:style-name="T96"><text:s/>and<text:s/></text:span><text:span text:style-name="T97">theta</text:span><text:span text:style-name="T98"><text:s/>power and increased<text:s/></text:span><text:span text:style-name="T99">beta</text:span><text:span text:style-name="T100">1 power [</text:span><text:span text:style-name="T101"><office:annotation office:name="8" xml:id="1743323860"><dc:creator>Janka Hauffe</dc:creator><dc:date>2025-01-30T13:56:00</dc:date><meta:creator-initials>JH</meta:creator-initials><text:p text:style-name="P102">18. Amjad I, Toor H, Niazi I K, et al. Therapeutic effects of aerobic exercise on EEG</text:p><text:p text:style-name="P103">parameters and higher cognitive functions in mild cognitive impairment</text:p><text:p text:style-name="P104">patients [J]. Int J Neurosci. 2019;129(6):551–62</text:p></office:annotation>18</text:span><text:span text:style-name="CommentReference"><office:annotation-end office:name="8"/></text:span><text:span text:style-name="T105">,<text:s/></text:span><text:span text:style-name="T106"><office:annotation office:name="9" xml:id="1893245782"><dc:creator>Janka Hauffe</dc:creator><dc:date>2025-01-30T13:57:00</dc:date><meta:creator-initials>JH</meta:creator-initials><text:p text:style-name="P107">20. Amjad I, Toor H, Niazi I K, et al. Xbox 360 Kinect Cognitive games improve</text:p><text:p text:style-name="P108">slowness, complexity of EEG, and cognitive functions in subjects with mild</text:p><text:p text:style-name="P109">cognitive impairment: a Randomized Control Trial [J]. Games Health J.</text:p><text:p text:style-name="P110">2018;8(2):144–52</text:p></office:annotation>20</text:span><text:span text:style-name="CommentReference"><office:annotation-end office:name="9"/></text:span><text:span text:style-name="T111">]; longterm exercise appears to result in decreased<text:s/></text:span><text:span text:style-name="T112">delta</text:span><text:span text:style-name="T113"><text:s/>[</text:span><text:span text:style-name="T114"><office:annotation office:name="10" xml:id="702841502"><dc:creator>Janka Hauffe</dc:creator><dc:date>2025-01-30T13:56:00</dc:date><meta:creator-initials>JH</meta:creator-initials><text:p text:style-name="P115">18. Amjad I, Toor H, Niazi I K, et al. Therapeutic effects of aerobic exercise on EEG</text:p><text:p text:style-name="P116">parameters and higher cognitive functions in mild cognitive impairment</text:p><text:p text:style-name="P117">patients [J]. Int J Neurosci. 2019;129(6):551–62</text:p></office:annotation>18</text:span><text:span text:style-name="CommentReference"><office:annotation-end office:name="10"/></text:span><text:span text:style-name="T118">,<text:s/></text:span><text:span text:style-name="T119"><office:annotation office:name="11" xml:id="868758568"><dc:creator>Janka Hauffe</dc:creator><dc:date>2025-01-30T13:57:00</dc:date><meta:creator-initials>JH</meta:creator-initials><text:p text:style-name="P120">20. Amjad I, Toor H, Niazi I K, et al. Xbox 360 Kinect Cognitive games improve</text:p><text:p text:style-name="P121">slowness, complexity of EEG, and cognitive functions in subjects with mild</text:p><text:p text:style-name="P122">cognitive impairment: a Randomized Control Trial [J]. Games Health J.</text:p><text:p text:style-name="P123">2018;8(2):144–52</text:p></office:annotation>20</text:span><text:span text:style-name="CommentReference"><office:annotation-end office:name="11"/></text:span><text:span text:style-name="T124">,<text:s/></text:span><text:span text:style-name="T125"><office:annotation office:name="12" xml:id="292234162"><dc:creator>Janka Hauffe</dc:creator><dc:date>2025-01-30T13:58:00</dc:date><meta:creator-initials>JH</meta:creator-initials><text:p text:style-name="P126">21. Styliadis C, Kartsidis P, Paraskevopoulos E, et al. Neuroplastic effects of com-</text:p><text:p text:style-name="P127">bined computerized physical and cognitive training in elderly individuals at</text:p><text:p text:style-name="P128">risk for dementia: an eLORETA controlled study on resting states [J]. Neural</text:p><text:p text:style-name="P129">plasticity, 2015. 2015:172192</text:p></office:annotation>21</text:span><text:span text:style-name="CommentReference"><office:annotation-end office:name="12"/></text:span><text:span text:style-name="T130">] and<text:s/></text:span><text:span text:style-name="T131">theta</text:span><text:span text:style-name="T132"><text:s/>rhythm power [</text:span><text:span text:style-name="T133"><office:annotation office:name="13" xml:id="1167426665"><dc:creator>Janka Hauffe</dc:creator><dc:date>2025-01-30T13:57:00</dc:date><meta:creator-initials>JH</meta:creator-initials><text:p text:style-name="P134">19. Hong S G, Kim J H, Jun TW. Effects of 12-Week Resistance Exercise on Elec-</text:p><text:p text:style-name="P135">troencephalogram patterns and cognitive function in the Elderly with mild</text:p><text:p text:style-name="P136">cognitive impairment: a randomized controlled trial [J]. Clin J Sport Medicine:</text:p><text:p text:style-name="P137">Official J Can Acad Sport Med. 2018;28(6):500–8</text:p></office:annotation>19</text:span><text:span text:style-name="CommentReference"><office:annotation-end office:name="13"/></text:span><text:span text:style-name="T138">,<text:s/></text:span><text:span text:style-name="T139"><office:annotation office:name="14" xml:id="38257849"><dc:creator>Janka Hauffe</dc:creator><dc:date>2025-01-30T13:58:00</dc:date><meta:creator-initials>JH</meta:creator-initials><text:p text:style-name="P140">21. Styliadis C, Kartsidis P, Paraskevopoulos E, et al. Neuroplastic effects of com-</text:p><text:p text:style-name="P141">bined computerized physical and cognitive training in elderly individuals at</text:p><text:p text:style-name="P142">risk for dementia: an eLORETA controlled study on resting states [J]. Neural</text:p><text:p text:style-name="P143">plasticity, 2015. 2015:172192</text:p></office:annotation>21</text:span><text:span text:style-name="CommentReference"><office:annotation-end office:name="14"/></text:span><text:span text:style-name="T144">], and increased<text:s/></text:span><text:span text:style-name="T145">alpha</text:span><text:span text:style-name="T146"><text:s/>and<text:s/></text:span><text:span text:style-name="T147">beta</text:span><text:span text:style-name="T148"><text:s/>rhythm power [</text:span><text:span text:style-name="T149"><office:annotation office:name="15" xml:id="870841629"><dc:creator>Janka Hauffe</dc:creator><dc:date>2025-01-30T13:56:00</dc:date><meta:creator-initials>JH</meta:creator-initials><text:p text:style-name="P150">18. Amjad I, Toor H, Niazi I K, et al. Therapeutic effects of aerobic exercise on EEG</text:p><text:p text:style-name="P151">parameters and higher cognitive functions in mild cognitive impairment</text:p><text:p text:style-name="P152">patients [J]. Int J Neurosci. 2019;129(6):551–62</text:p></office:annotation>18</text:span><text:span text:style-name="CommentReference"><office:annotation-end office:name="15"/></text:span><text:span text:style-name="T153">,<text:s/></text:span><text:span text:style-name="T154"><office:annotation office:name="16" xml:id="710893112"><dc:creator>Janka Hauffe</dc:creator><dc:date>2025-01-30T13:57:00</dc:date><meta:creator-initials>JH</meta:creator-initials><text:p text:style-name="P155">20. Amjad I, Toor H, Niazi I K, et al. Xbox 360 Kinect Cognitive games improve</text:p><text:p text:style-name="P156">slowness, complexity of EEG, and cognitive functions in subjects with mild</text:p><text:p text:style-name="P157">cognitive impairment: a Randomized Control Trial [J]. Games Health J.</text:p><text:p text:style-name="P158">2018;8(2):144–52</text:p></office:annotation>20</text:span><text:span text:style-name="CommentReference"><office:annotation-end office:name="16"/></text:span><text:span text:style-name="T159">,<text:s/></text:span><text:span text:style-name="T160"><office:annotation office:name="17" xml:id="170042448"><dc:creator>Janka Hauffe</dc:creator><dc:date>2025-01-30T13:58:00</dc:date><meta:creator-initials>JH</meta:creator-initials><text:p text:style-name="P161">22. Jiang H, Chen S, Wang L et al. An investigation of limbs Exercise as a treat-</text:p><text:p text:style-name="P162">ment in improving the psychomotor speed in older adults with mild cogni-</text:p><text:p text:style-name="P163">tive impairment [J]. Brain Sci. 2019;9(10)</text:p></office:annotation>22</text:span><text:span text:style-name="CommentReference"><office:annotation-end office:name="17"/></text:span><text:span text:style-name="T164">].</text:span></text:p>
      <text:p text:style-name="P165">The left frontal area, located at the front of the brain, is associated with advanced cognitive functions, decision-making, problem-solving, and personality traits. It plays a role in executive functions, emotional regulation, and modulation of social behavior.</text:p>
      <text:p text:style-name="P166"><text:span text:style-name="T167">The severity of cognitive impairment is positively correlated with increased<text:s/></text:span><text:span text:style-name="T168">theta</text:span><text:span text:style-name="T169"><text:s/>activity, and an increase in<text:s/></text:span><text:span text:style-name="T170">theta</text:span><text:span text:style-name="T171"><text:s/>waves in EEG serves as a good predictor of cognitive decline<text:s/></text:span><text:span text:style-name="T172"><office:annotation office:name="18" xml:id="20974965"><dc:creator>Janka Hauffe</dc:creator><dc:date>2025-01-30T13:59:00</dc:date><meta:creator-initials>JH</meta:creator-initials><text:p text:style-name="P173">36. Babiloni C, Visser P J, Frisoni G, et al. Cortical sources of resting EEG rhythms in</text:p><text:p text:style-name="P174">mild cognitive impairment and subjective memory complaint [J]. Neurobiol</text:p><text:p text:style-name="P175">Aging. 2010;31(10):1787–98</text:p></office:annotation>[36</text:span><text:span text:style-name="CommentReference"><office:annotation-end office:name="18"/></text:span><text:span text:style-name="T176">].</text:span></text:p>
      <text:p text:style-name="P177"><text:span text:style-name="T178">As the activation level of the frontal lobe cortex increases,<text:s/></text:span><text:span text:style-name="T179">theta</text:span><text:span text:style-name="T180"><text:s/>wave power decreases, leading to improved cognitive function. A decrease in<text:s/></text:span><text:span text:style-name="T181">theta</text:span><text:span text:style-name="T182"><text:s/>wave power was observed after both single and prolonged exercise<text:s/></text:span><text:span text:style-name="T183"><office:annotation office:name="19" xml:id="1273849434"><dc:creator>Janka Hauffe</dc:creator><dc:date>2025-01-30T13:57:00</dc:date><meta:creator-initials>JH</meta:creator-initials><text:p text:style-name="P184">17. Pedroso R V, Lima-Silva A E, Tarachuque P E, et al. Efficacy of Physical Exercise</text:p><text:p text:style-name="P185">on cortical activity modulation in mild cognitive impairment: a systematic</text:p><text:p text:style-name="P186">review [J]. Arch Phys Med Rehabil. 2021;102(12):2393–401.</text:p></office:annotation>[17</text:span><text:span text:style-name="CommentReference"><office:annotation-end office:name="19"/></text:span><text:span text:style-name="T187">].</text:span></text:p>
      <text:p text:style-name="P188"/>
      <text:p text:style-name="P189"><text:span text:style-name="T190"><office:annotation office:name="20" xml:id="144320198"><dc:creator>Janka Hauffe</dc:creator><dc:date>2025-01-30T14:02:00</dc:date><meta:creator-initials>JH</meta:creator-initials><text:p text:style-name="P191">EEG in cognitive impairment (older adults)</text:p></office:annotation>Finnigan &amp; Robertson, 2011</text:span><text:span text:style-name="CommentReference"><office:annotation-end office:name="20"/></text:span><text:span text:style-name="T192">:<text:s/></text:span><office:annotation office:name="21" xml:id="1613164330"><dc:creator>Janka Hauffe</dc:creator><dc:date>2025-01-30T14:02:00</dc:date><meta:creator-initials>JH</meta:creator-initials><text:p text:style-name="P193">@article{finnigan2011resting, title={Resting EEG theta power correlates with cognitive performance in healthy older adults}, author={Finnigan, Simon and Robertson, Ian H}, journal={Psychophysiology}, volume={48}, number={8}, pages={1083--1087}, year={2011}, publisher={Wiley Online Library} }<text:s/></text:p></office:annotation><text:a xlink:href="https://doi.org/10.1111/j.1469-8986.2010.01173.x" office:target-frame-name="_top" xlink:show="replace"><text:span text:style-name="T194">https://doi.org/10.1111/j.1469-8986.2010.01173.x</text:span></text:a><text:span text:style-name="CommentReference"><office:annotation-end office:name="21"/></text:span></text:p>
      <text:p text:style-name="P195"><text:span text:style-name="T196">We address the degree to which resting EEG bandpower is associated with cognitive performance in 73 healthy older adults (aged 56–70). Relative<text:s/></text:span><text:span text:style-name="T197">theta</text:span><text:span text:style-name="T198"><text:s/>(4–6.5 Hz) power was significantly correlated with immediate and delayed verbal recall, attention, and executive function measures. Relative<text:s/></text:span><text:span text:style-name="T199">delta</text:span><text:span text:style-name="T200"><text:s/>and<text:s/></text:span><text:span text:style-name="T201">alpha</text:span><text:span text:style-name="T202"><text:s/>power and peak<text:s/></text:span><text:span text:style-name="T203">alpha</text:span><text:span text:style-name="T204"><text:s/>frequency did not correlate with any cognitive measures. These data indicate that high resting<text:s/></text:span><text:span text:style-name="T205">theta</text:span><text:span text:style-name="T206"><text:s/>power in healthy older adults is associated with better cognitive function and may be a marker of healthy neurocognitive aging.</text:span></text:p>
      <text:p text:style-name="P207"><text:span text:style-name="T208">In summary, these outcomes indicate that high resting-state<text:s/></text:span><text:span text:style-name="T209">theta</text:span><text:span text:style-name="T210"><text:s/>power in older adults is associated with relatively greater cognitive impairment; whereby such impairment either may already exist, be developing, and/or may (be predestined to) subsequently manifest or increase (this is from introduction).</text:span></text:p>
      <text:p text:style-name="P211"><text:span text:style-name="T212">Across 73 healthy older adults, relative resting<text:s/></text:span><text:span text:style-name="T213">theta</text:span><text:span text:style-name="T214"><text:s/>power was significantly correlated with performance on numerous cognitive tests, which assess verbal memory, attention, or executive function.</text:span></text:p>
      <text:p text:style-name="P215"><text:span text:style-name="T216"><office:annotation office:name="22" xml:id="817067507"><dc:creator>Janka Hauffe</dc:creator><dc:date>2025-01-30T14:04:00</dc:date><meta:creator-initials>JH</meta:creator-initials><text:p text:style-name="P217">EEG in AD (alpha)</text:p></office:annotation><text:soft-page-break/>Lejko, Larabi, Herrmann &amp; Aleman, 2020</text:span><text:span text:style-name="CommentReference"><office:annotation-end office:name="22"/></text:span><text:span text:style-name="T218">:<text:s/></text:span><text:span text:style-name="T219"><office:annotation office:name="23" xml:id="503924378"><dc:creator>Janka Hauffe</dc:creator><dc:date>2025-01-30T14:03:00</dc:date><meta:creator-initials>JH</meta:creator-initials><text:p text:style-name="P220">@article{lejko2020alpha, title={Alpha power and functional connectivity in cognitive decline: a systematic review and meta-analysis}, author={Lejko, Nena and Larabi, Daouia I and Herrmann, Christoph S and Aleman, Andre and {\'C}ur{\v{c}}i{\'c}-Blake, Branislava}, journal={Journal of Alzheimer's disease}, volume={78}, number={3}, pages={1047--1088}, year={2020}, publisher={IOS Press} }<text:s/></text:p></office:annotation>https://doi.org/10.3233/JAD-200962</text:span><text:span text:style-name="CommentReference"><office:annotation-end office:name="23"/></text:span></text:p>
      <text:p text:style-name="P221"><text:span text:style-name="T222">We have therefore decided to take the first step by focusing on the<text:s/></text:span><text:span text:style-name="T223">alpha</text:span><text:span text:style-name="T224"><text:s/>band for three main reasons.</text:span></text:p>
      <text:p text:style-name="P225"><text:span text:style-name="T226">First,<text:s/></text:span><text:span text:style-name="T227">alpha</text:span><text:span text:style-name="T228"><text:s/>is the most prominent rhythm during quiet wakefulness<text:s/></text:span><text:span text:style-name="T229"><office:annotation office:name="24" xml:id="1040212008"><dc:creator>Janka Hauffe</dc:creator><dc:date>2025-01-30T14:05:00</dc:date><meta:creator-initials>JH</meta:creator-initials><text:p text:style-name="P230">33] Britton JW, Frey LC, Hopp JL, Korb P, Koubeissi</text:p><text:p text:style-name="P231">MZ, Lievens WE, Pestana-Knight EM, St EL (2016)</text:p><text:p text:style-name="P232">Electroencephalography (EEG): An introductory text and</text:p><text:p text:style-name="P233">atlas of normal and abnormal findings in adults, children,</text:p><text:p text:style-name="P234">and infants, American Epilepsy Society, Chicago,</text:p><text:p text:style-name="P235"><text:a xlink:href="https://www.ncbi.nlm.nih.gov/books/NBK390343/" office:target-frame-name="_top" xlink:show="replace"><text:span text:style-name="Hyperlink">https://www.ncbi.nlm.nih.gov/books/NBK390343/</text:span></text:a>,</text:p><text:p text:style-name="P236">Accessed on 25 May 2020</text:p></office:annotation>[33</text:span><text:span text:style-name="CommentReference"><office:annotation-end office:name="24"/></text:span><text:span text:style-name="T237">]. Second, it has large amplitudes ranging from 10 to 50 V [</text:span><text:span text:style-name="T238"><office:annotation office:name="25" xml:id="59843137"><dc:creator>Janka Hauffe</dc:creator><dc:date>2025-01-30T14:05:00</dc:date><meta:creator-initials>JH</meta:creator-initials><text:p text:style-name="P239">[34] Herrmann CS, Demiralp T (2005) Human EEG gamma</text:p><text:p text:style-name="P240">oscillations in neuropsychiatric disorders. Clin Neuro-</text:p><text:p text:style-name="P241">physiol 116, 2719-2733.</text:p></office:annotation>34].<text:s/></text:span><text:span text:style-name="CommentReference"><office:annotation-end office:name="25"/></text:span><text:span text:style-name="T242">This is in contrast to<text:s/></text:span><text:span text:style-name="T243">theta</text:span><text:span text:style-name="T244">,<text:s/></text:span><text:span text:style-name="T245">beta</text:span><text:span text:style-name="T246">, and gamma waves, which have smaller amplitudes at rest<text:s/></text:span><text:span text:style-name="T247"><office:annotation office:name="26" xml:id="255946580"><dc:creator>Janka Hauffe</dc:creator><dc:date>2025-01-30T14:05:00</dc:date><meta:creator-initials>JH</meta:creator-initials><text:p text:style-name="P248">[34] Herrmann CS, Demiralp T (2005) Human EEG gamma</text:p><text:p text:style-name="P249">oscillations in neuropsychiatric disorders. Clin Neuro-</text:p><text:p text:style-name="P250">physiol 116, 2719-2733.</text:p><text:p text:style-name="P251">[35] Klimesch W (1999) EEG alpha and theta oscillations</text:p><text:p text:style-name="P252">reflect cognitive and memory performance: A review and</text:p><text:p text:style-name="P253">analysis. Brain Res Rev 29, 169-195.</text:p><text:p text:style-name="P254">[36] Kropotov JD (2010) Quantitative EEG, event-related</text:p><text:p text:style-name="P255">potentials and neurotherapy, Academic Press</text:p></office:annotation>[34–36</text:span><text:span text:style-name="CommentReference"><office:annotation-end office:name="26"/></text:span><text:span text:style-name="T256">], and can be best identified using tasks with many repetitions. This makes measuring<text:s/></text:span><text:span text:style-name="T257">alpha</text:span><text:span text:style-name="T258"><text:s/>activity in research and clinical practice highly feasible, as it does not require people with cognitive decline to perform challenging and tire-</text:span></text:p>
      <text:p text:style-name="P259">some tasks.</text:p>
      <text:p text:style-name="P260"><text:span text:style-name="T261">Lastly, lower power and synchronization of<text:s/></text:span><text:span text:style-name="T262">alpha</text:span><text:span text:style-name="T263"><text:s/>oscillations have consistently been associated with neurodegenerative dementias, especially AD<text:s/></text:span><text:span text:style-name="T264"><office:annotation office:name="27" xml:id="1623912610"><dc:creator>Janka Hauffe</dc:creator><dc:date>2025-01-30T14:06:00</dc:date><meta:creator-initials>JH</meta:creator-initials><text:p text:style-name="P265">29] Jeong J (2004) EEG dynamics in patients with Alzheimer’s</text:p><text:p text:style-name="P266">disease. Clin Neurophysiol 115, 1490-1505</text:p><text:p text:style-name="P267">37] Adler G, Brassen S, Jajcevic A (2003) EEG coherence in</text:p><text:p text:style-name="P268">Alzheimer’s dementia. J Neural Transm 110, 1051-1058.</text:p><text:p text:style-name="P269">[38] Locatelli T, Cursi M, Liberati D, Franceschi M, Comi G</text:p><text:p text:style-name="P270">(1998) EEG coherence in Alzheimer’s disease. Electroen-</text:p><text:p text:style-name="P271">cephalogr Clin Neurophysiol 106, 229-237.</text:p><text:p text:style-name="P272">[39] Uhlhaas PJ, Singer W (2006) Neural synchrony in brain</text:p><text:p text:style-name="P273">disorders: Relevance for cognitive dysfunctions and patho-</text:p><text:p text:style-name="P274">physiology. Neuron 52, 155-168</text:p></office:annotation>[29, 37–39</text:span><text:span text:style-name="CommentReference"><office:annotation-end office:name="27"/></text:span><text:span text:style-name="T275">]. These decreases were found to correlate with lower cognitive scores [</text:span><text:span text:style-name="T276"><office:annotation office:name="28" xml:id="1977844824"><dc:creator>Janka Hauffe</dc:creator><dc:date>2025-01-30T14:06:00</dc:date><meta:creator-initials>JH</meta:creator-initials><text:p text:style-name="P277">40] Babiloni C, Binetti G, Cassetta E, Dal Forno G, Del Percio</text:p><text:p text:style-name="P278">C, Ferreri F, Ferri R, Frisoni G, Hirata K, Lanuzza B,</text:p><text:p text:style-name="P279">Miniussi C (2006) Sources of cortical rhythms change as</text:p><text:p text:style-name="P280">a function of cognitive impairment in pathological aging:</text:p><text:p text:style-name="P281">A multicenter study. Clin Neurophysiol 117, 252-268.</text:p><text:p text:style-name="P282">[41] Stam CJ, Jones BF, Manshanden I, van Cappellen-van</text:p><text:p text:style-name="P283">Walsum AM, Montez T, Verbunt JP, de Munck JC, van Dijk BW, Berendse HW, Scheltens P (2006) Magne-</text:p><text:p text:style-name="P284">toencephalographic evaluation of resting-state functional</text:p><text:p text:style-name="P285">connectivity in Alzheimer’s disease. Neuroimage 32,</text:p><text:p text:style-name="P286">1335-1344</text:p></office:annotation>40, 41</text:span><text:span text:style-name="CommentReference"><office:annotation-end office:name="28"/></text:span><text:span text:style-name="T287">], higher atrophy of the hippocampus [</text:span><text:span text:style-name="T288"><office:annotation office:name="29" xml:id="2003589299"><dc:creator>Janka Hauffe</dc:creator><dc:date>2025-01-30T14:07:00</dc:date><meta:creator-initials>JH</meta:creator-initials><text:p text:style-name="P289">[42] Babiloni C, Frisoni GB, Pievani M, Vecchio F, Lizio R,</text:p><text:p text:style-name="P290">Buttiglione M, Geroldi C, Fracassi C, Eusebi F, Ferri</text:p><text:p text:style-name="P291">R, Rossini PM (2009) Hippocampal volume and cortical</text:p><text:p text:style-name="P292">sources of EEG alpha rhythms in mild cognitive impair-</text:p><text:p text:style-name="P293">ment and Alzheimer disease. Neuroimage 44, 123-135.</text:p></office:annotation>42</text:span><text:span text:style-name="CommentReference"><office:annotation-end office:name="29"/></text:span><text:span text:style-name="T294">] and higher amyloid burden<text:s/></text:span><text:span text:style-name="T295"><office:annotation office:name="30" xml:id="253914326"><dc:creator>Janka Hauffe</dc:creator><dc:date>2025-01-30T14:07:00</dc:date><meta:creator-initials>JH</meta:creator-initials><text:p text:style-name="P296">[43] Michels L, Muthuraman M, Anwar AR, Kollias S, Leh SE,</text:p><text:p text:style-name="P297">Riese F, Unschuld PG, Siniatchkin M, Gietl AF, Hock C</text:p><text:p text:style-name="P298">(2017) Changes of functional and directed resting-state</text:p><text:p text:style-name="P299">connectivity are associated with neuronal oscillations,</text:p><text:p text:style-name="P300">ApoE genotype and amyloid deposition in mild cognitive</text:p><text:p text:style-name="P301">impairment. Front Aging Neurosci 9, 304.</text:p></office:annotation>[43</text:span><text:span text:style-name="CommentReference"><office:annotation-end office:name="30"/></text:span><text:span text:style-name="T302">], as well as with genetic susceptibility for</text:span></text:p>
      <text:p text:style-name="P303"><text:span text:style-name="T304">AD [</text:span><text:span text:style-name="T305"><office:annotation office:name="31" xml:id="963997759"><dc:creator>Janka Hauffe</dc:creator><dc:date>2025-01-30T14:07:00</dc:date><meta:creator-initials>JH</meta:creator-initials><text:p text:style-name="P306">[44] Babiloni C, Benussi L, Binetti G, Bosco P, Busonero G,</text:p><text:p text:style-name="P307">Cesaretti S, Dal Forno G, Del Percio C, Ferri R, Frisoni G,</text:p><text:p text:style-name="P308">Ghidoni R (2006) Genotype (cystatin C) and EEG pheno-</text:p><text:p text:style-name="P309">type in Alzheimer disease and mild cognitive impairment:</text:p><text:p text:style-name="P310">A multicentric study. Neuroimage 29, 948-964.</text:p><text:p text:style-name="P311">[45] Jelic V, Julin P, Shigeta M, Nordberg A, Lannfelt L, Win-</text:p><text:p text:style-name="P312">blad B, Wahlund LO (1997) Apolipoprotein E 4 allele</text:p><text:p text:style-name="P313">decreases functional connectivity in Alzheimer’s disease</text:p><text:p text:style-name="P314">as measured by EEG coherence. J Neurol Neurosurg Psy-</text:p><text:p text:style-name="P315">chiatry 63, 59-65</text:p></office:annotation>44, 45</text:span><text:span text:style-name="CommentReference"><office:annotation-end office:name="31"/></text:span><text:span text:style-name="T316">]. Though<text:s/></text:span><text:span text:style-name="T317">alpha</text:span><text:span text:style-name="T318"><text:s/>activity in other neurodegenerative dementias is less well-researched, there is evidence of lower<text:s/></text:span><text:span text:style-name="T319">alpha</text:span><text:span text:style-name="T320"><text:s/>power in people with dementia due to Lewy body disorders [</text:span><text:span text:style-name="T321"><office:annotation office:name="32" xml:id="592431167"><dc:creator>Janka Hauffe</dc:creator><dc:date>2025-01-30T14:07:00</dc:date><meta:creator-initials>JH</meta:creator-initials><text:p text:style-name="P322">[46] Andersson M, Hansson O, Minthon L, Ros´en I, Londos E</text:p><text:p text:style-name="P323">(2008) Electroencephalogram variability in dementia with</text:p><text:p text:style-name="P324">Lewy bodies, Alzheimer’s disease and controls. Dement</text:p><text:p text:style-name="P325">Geriatr Cogn Disord 26, 284-290.</text:p><text:p text:style-name="P326">[47] Caviness JN, Hentz JG, Evidente VG, Driver-Dunckley E,</text:p><text:p text:style-name="P327">Samanta J, Mahant P, Connor DJ, Sabbagh MN, Shill HA,</text:p><text:p text:style-name="P328">Adler CH (2007) Both early and late cognitive dysfunction</text:p><text:p text:style-name="P329">affects the electroencephalogram in Parkinson’s disease.</text:p><text:p text:style-name="P330">Parkinsonism Relat Disord 13, 348-354.</text:p><text:p text:style-name="P331">[48] Fonseca LC, Tedrus GMAS, Letro GH, Bossoni AS (2009)</text:p><text:p text:style-name="P332">Dementia, mild cognitive impairment and quantitative</text:p><text:p text:style-name="P333">EEG in patients with Parkinson’s disease. Clin EEG Neu-</text:p><text:p text:style-name="P334">rosci 40, 168-172.</text:p><text:p text:style-name="P335">[49] Tanaka H, Koenig T, Pascual-Marqui RD, Hirata K, Kochi</text:p><text:p text:style-name="P336">K, Lehmann D (2000) Event-related potential and EEG</text:p><text:p text:style-name="P337">measures in Parkinson’s disease without and with demen-</text:p><text:p text:style-name="P338">tia. Dement Geriatr Cogn Disord 11, 39-45</text:p></office:annotation>46–49</text:span><text:span text:style-name="CommentReference"><office:annotation-end office:name="32"/></text:span><text:span text:style-name="T339">].<text:s/></text:span><text:span text:style-name="T340">Alpha</text:span><text:span text:style-name="T341"><text:s/>power and synchronization are therefore an important part of the changes in the EEG spectrum associated with cognitive decline.</text:span></text:p>
      <text:p text:style-name="P342"/>
      <text:p text:style-name="P343"><text:span text:style-name="T344"><office:annotation office:name="33" xml:id="1078496677"><dc:creator>Janka Hauffe</dc:creator><dc:date>2025-01-30T13:42:00</dc:date><meta:creator-initials>JH</meta:creator-initials><text:p text:style-name="P345">EEG in MCI and AD</text:p></office:annotation>Babiloni et al. (2011):</text:span><text:span text:style-name="T346"><office:annotation office:name="34" xml:id="479861489"><dc:creator>Janka Hauffe</dc:creator><dc:date>2025-01-30T13:40:00</dc:date><meta:creator-initials>JH</meta:creator-initials><text:p text:style-name="P347">@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33"/></text:span><text:a xlink:href="https://doi.org/10.3233/JAD-2011-0051" office:target-frame-name="_top" xlink:show="replace"><text:span text:style-name="T348">https://doi.org/10.3233/JAD-2011-0051</text:span></text:a><text:span text:style-name="CommentReference"><office:annotation-end office:name="34"/></text:span></text:p>
      <text:p text:style-name="P349"><text:span text:style-name="T350">It has been reported that a positive ERP peaking 600 ms after the zerotime of stimuli to be encoded (P600) was reduced in patients with AD and mild cognitive impairment (MCI), particularly in those MCI patients who subsequently converted to AD [</text:span><text:span text:style-name="T351"><office:annotation office:name="35" xml:id="2143316328"><dc:creator>Janka Hauffe</dc:creator><dc:date>2025-01-30T13:44:00</dc:date><meta:creator-initials>JH</meta:creator-initials><text:p text:style-name="P352">[7] Olichney JM, Morris SK, Ochoa C, Salmon DP, Thal</text:p><text:p text:style-name="P353">LJ, Kutas M, Iragui VJ (2002) Abnormal verbal event</text:p><text:p text:style-name="P354">related potentials in mild cognitive impairment and incipient</text:p><text:p text:style-name="P355">Alzheimer’s disease. J Neurol Neurosur Ps 73, 377-384.</text:p><text:p text:style-name="P356">[8] Olichney JM, Iragui VJ, Salmon DP, Riggins BR, Morris</text:p><text:p text:style-name="P357">SK, Kutas M (2006) Absent event-related potential (ERP)</text:p><text:p text:style-name="P358">word repetition effects in mild Alzheimer’s disease. Clin</text:p><text:p text:style-name="P359">Neurophysiol 117, 1319-1330</text:p></office:annotation>7, 8</text:span><text:span text:style-name="CommentReference"><office:annotation-end office:name="35"/></text:span><text:span text:style-name="T360">]. Furthermore, a positive ERP peaking 300 ms after the zerotime of oddball stimuli (P300) was reduced in amplitude in AD patients [</text:span><text:span text:style-name="T361"><office:annotation office:name="36" xml:id="1996117068"><dc:creator>Janka Hauffe</dc:creator><dc:date>2025-01-30T13:43:00</dc:date><meta:creator-initials>JH</meta:creator-initials><text:p text:style-name="P362">5] Rossini PM, Rossi S, Babiloni C, Polich J (2007) Clinical</text:p><text:p text:style-name="P363">neurophysiology of aging brain: from normal aging to neu-</text:p><text:p text:style-name="P364">rodegeneration. Prog Neurobiol Epub 2007 Aug 8. Review</text:p><text:p text:style-name="P365">83, 375-400.</text:p><text:p text:style-name="P366">[9] Wesson Ashford J, Kerry L Coburn(2011) The Topography</text:p><text:p text:style-name="P367">of P300 Energy Loss in Aging and Alzheimer’s Disease.</text:p><text:p text:style-name="P368">This volume</text:p></office:annotation>5, 9</text:span><text:span text:style-name="CommentReference"><office:annotation-end office:name="36"/></text:span><text:span text:style-name="T369">], even during its early stages [</text:span><text:span text:style-name="T370"><office:annotation office:name="37" xml:id="1218984188"><dc:creator>Janka Hauffe</dc:creator><dc:date>2025-01-30T13:44:00</dc:date><meta:creator-initials>JH</meta:creator-initials><text:p text:style-name="P371"><text:s/>Polich J, Corey-Bloom J (2005) Alzheimer’s disease and</text:p><text:p text:style-name="P372">P300: review and evaluation of task and modality. Curr</text:p><text:p text:style-name="P373">Alzheimer Res 2, 515-525</text:p></office:annotation>10</text:span><text:span text:style-name="CommentReference"><office:annotation-end office:name="37"/></text:span><text:span text:style-name="T374">].</text:span></text:p>
      <text:p text:style-name="P375"><text:span text:style-name="T376">When compared to the resting state EEG rhythms of healthy normal elderly (Nold) subjects, AD patients showed an amplitude increase of widespread<text:s/></text:span><text:span text:style-name="T377">delta</text:span><text:span text:style-name="T378"><text:s/>and<text:s/></text:span><text:span text:style-name="T379">theta</text:span><text:span text:style-name="T380"><text:s/>sources and an amplitude decrease of posterior<text:s/></text:span><text:span text:style-name="T381">alpha</text:span><text:span text:style-name="T382"><text:s/>(8–13 Hz) and/or<text:s/></text:span><text:span text:style-name="T383">beta</text:span><text:span text:style-name="T384"><text:s/>(13–30 Hz) sources [</text:span><text:span text:style-name="T385"><office:annotation office:name="38" xml:id="904204260"><dc:creator>Janka Hauffe</dc:creator><dc:date>2025-01-30T13:48:00</dc:date><meta:creator-initials>JH</meta:creator-initials><text:p text:style-name="P386">[45] Dierks T, Jelic V, Pascual-Marqui RD, Wahlund L, Julin</text:p><text:p text:style-name="P387">P, Linden DE, Maurer K, Winblad B, Nordberg A (2000)</text:p><text:p text:style-name="P388">Spatial pattern of cerebral glucose metabolism (PET) cor-</text:p><text:p text:style-name="P389">relates with localization of intracerebral EEG-generators in</text:p><text:p text:style-name="P390">Alzheimer’s disease. Clin Neurophysiol 111, 1817-1824.<text:line-break/>[55] Mientus S, Gallinat J, Wuebben Y, Pascual-Marqui RD,</text:p><text:p text:style-name="P391">Mulert C, Frick K, Dorn H, HerrmannWM, Winterer</text:p><text:p text:style-name="P392">G (2002) Cortical hypoactivation during resting EEG in</text:p><text:p text:style-name="P393">schizophrenics but not in depressives and schizotypal</text:p><text:p text:style-name="P394">subjects as revealed by low resolution electromagnetic</text:p><text:p text:style-name="P395">tomography (LORETA). Psychiatry Res 116, 95-111.</text:p><text:p text:style-name="P396">[56] Babiloni C, Binetti G, Cassetta E, Cerboneschi D, Dal Forno</text:p><text:p text:style-name="P397">G, Del Percio C, Ferreri F, Ferri R, Lanuzza B, Miniussi C,</text:p><text:p text:style-name="P398">Moretti DV, Nobili F, Pascual-Marqui RD, Rodriguez G, Romani GL, Salinari S, Tecchio F, Vitali P, Zanetti O, Zap-</text:p><text:p text:style-name="P399">pasodi F, Rossini PM (2004) Mapping distributed sources of</text:p><text:p text:style-name="P400">cortical rhythms in mild Alzheimer’s disease. A multicentric</text:p><text:p text:style-name="P401">EEG study. Neuroimage 22, 57-67.</text:p><text:p text:style-name="P402">[76] Ponomareva NV, Selesneva ND, Jarikov GA (2003) EEG</text:p><text:p text:style-name="P403">alterations in subjects at high familial risk for Alzheimer’s</text:p><text:p text:style-name="P404">disease. Neuropsychobiology 48, 152-159.</text:p><text:p text:style-name="P405">[77] Jeong J (2004) EEG dynamics in patients with Alzheimer’s</text:p><text:p text:style-name="P406">disease. Clin Neurophysiol 115, 1490-1505.</text:p><text:p text:style-name="P407">[78] Prichep LS (2005) Use of normative databases and statis-</text:p><text:p text:style-name="P408">tical methods in demonstrating clinical utility of QEEG:</text:p><text:p text:style-name="P409">importance and cautions. Clin EEG Neurosci 36, 82-87.</text:p></office:annotation>45, 55, 56, 76–78</text:span><text:span text:style-name="CommentReference"><office:annotation-end office:name="38"/></text:span><text:span text:style-name="T410">]. The observation of these abnormalities of the EEG rhythms could allow discrimination among different dementia diagnoses, for instance a marked decline of posterior slow-frequency<text:s/></text:span><text:span text:style-name="T411">alpha</text:span><text:span text:style-name="T412"><text:s/>power shows peculiar features in mild AD subjects when compared to cerebrovascular dementia, fronto-temporal dementia and normal elderly subjects with similar cognitive impairment.</text:span></text:p>
      <text:p text:style-name="P413"><text:span text:style-name="T414">Furthermore, pathological increased amplitude of the<text:s/></text:span><text:span text:style-name="T415">theta</text:span><text:span text:style-name="T416"><text:s/>sources characterized cerebro- vascular dementia patients [</text:span><text:span text:style-name="T417"><office:annotation office:name="39" xml:id="1764974145"><dc:creator>Janka Hauffe</dc:creator><dc:date>2025-01-30T13:47:00</dc:date><meta:creator-initials>JH</meta:creator-initials><text:p text:style-name="P418">56] Babiloni C, Binetti G, Cassetta E, Cerboneschi D, Dal Forno</text:p><text:p text:style-name="P419">G, Del Percio C, Ferreri F, Ferri R, Lanuzza B, Miniussi C,</text:p><text:p text:style-name="P420">Moretti DV, Nobili F, Pascual-Marqui RD, Rodriguez G, Romani GL, Salinari S, Tecchio F, Vitali P, Zanetti O, Zap-</text:p><text:p text:style-name="P421">pasodi F, Rossini PM (2004) Mapping distributed sources of</text:p><text:p text:style-name="P422">cortical rhythms in mild Alzheimer’s disease. A multicentric</text:p><text:p text:style-name="P423">EEG study. Neuroimage 22, 57-67.</text:p></office:annotation>56</text:span><text:span text:style-name="CommentReference"><office:annotation-end office:name="39"/></text:span><text:span text:style-name="T424">].</text:span></text:p>
      <text:soft-page-break/>
      <text:p text:style-name="P425">Despite the evidence of abnormal cortical rhythms in MCI and AD subjects, EEG analysis alone is unable to allow a diagnosis of disease.</text:p>
      <text:p text:style-name="P426">The hypothesis of some strict relationships between brain activity in MCI and AD subjects implies the prediction of similar features of resting state EEG rhythm in MCI and AD subjects as a function of genetic risk factors.</text:p>
      <text:p text:style-name="P427"/>
      <text:p text:style-name="P428"><text:bookmark-start text:name="_Hlk189136188"/><text:span text:style-name="T429"><office:annotation office:name="40" xml:id="415126250"><dc:creator>Janka Hauffe</dc:creator><dc:date>2025-01-30T13:36:00</dc:date><meta:creator-initials>JH</meta:creator-initials><text:p text:style-name="P430">EEG in MCI and AD</text:p></office:annotation>Farina et al., 2020</text:span><text:span text:style-name="CommentReference"><office:annotation-end office:name="40"/></text:span><text:span text:style-name="T431">:<text:s/></text:span><office:annotation office:name="41" xml:id="1534004832"><dc:creator>Janka Hauffe</dc:creator><dc:date>2025-01-30T13:36:00</dc:date><meta:creator-initials>JH</meta:creator-initials><text:p text:style-name="P432">@article{farina2020comparison, title={A comparison of resting state EEG and structural MRI for classifying Alzheimer’s disease and mild cognitive impairment}, author={Farina, Francesca R and Emek-Sava{\c{s}}, DD and Rueda-Delgado, L and Boyle, Rory and Kiiski, Hanni and Yener, G{\"o}rsev and Whelan, Robert}, journal={Neuroimage}, volume={215}, pages={116795}, year={2020}, publisher={Elsevier} }<text:s/></text:p></office:annotation><text:a xlink:href="https://doi.org/10.1016/j.neuroimage.2020.116795" office:target-frame-name="_top" xlink:show="replace"><text:span text:style-name="T433">https://doi.org/10.1016/j.neuroimage.2020.116795</text:span></text:a><text:span text:style-name="CommentReference"><office:annotation-end office:name="41"/></text:span></text:p>
      <text:p text:style-name="P434"><text:bookmark-end text:name="_Hlk189136188"/><text:span text:style-name="T435">Among the most promising EEG markers are reduced<text:s/></text:span><text:span text:style-name="T436">alpha</text:span><text:span text:style-name="T437"><text:s/>power and increased<text:s/></text:span><text:span text:style-name="T438">theta</text:span><text:span text:style-name="T439"><text:s/>power, as well as increased<text:s/></text:span><text:span text:style-name="T440">theta</text:span><text:span text:style-name="T441"><text:s/>band functional connectivity (Cassani et al., 2017; Hatz et al., 2015; Musaeus et al., 2018). EEG ratios, such as<text:s/></text:span><text:span text:style-name="T442">theta</text:span><text:span text:style-name="T443">/gamma and high<text:s/></text:span><text:span text:style-name="T444">alpha</text:span><text:span text:style-name="T445">/low<text:s/></text:span><text:span text:style-name="T446">alpha</text:span><text:span text:style-name="T447">, have also been suggested as promising markers (Moretti et al., 2012, 2009).</text:span></text:p>
      <text:p text:style-name="P448"><text:span text:style-name="T449">Similar to AD models, the best features for distinguishing aMCI from healthy ageing were increased<text:s/></text:span><text:span text:style-name="T450">theta</text:span><text:span text:style-name="T451"><text:s/>and<text:s/></text:span><text:span text:style-name="T452">delta</text:span><text:span text:style-name="T453"><text:s/>power in left temporo-parietal electrodes, while the best predictor of control status was increased frontal<text:s/></text:span><text:span text:style-name="T454">beta</text:span><text:span text:style-name="T455">2 power.<text:s/></text:span><text:span text:style-name="T456">Theta</text:span><text:span text:style-name="T457"><text:s/>and<text:s/></text:span><text:span text:style-name="T458">beta</text:span><text:span text:style-name="T459">1 power also discriminated aMCI from AD participants; that is, higher<text:s/></text:span><text:span text:style-name="T460">theta</text:span><text:span text:style-name="T461"><text:s/>in left frontal and right parietal electrodes</text:span></text:p>
      <text:p text:style-name="P462"><text:span text:style-name="T463">was associated with AD status, and higher temporo-parietal<text:s/></text:span><text:span text:style-name="T464">beta</text:span><text:span text:style-name="T465">1 power was associated with aMCI status.</text:span></text:p>
      <text:p text:style-name="P466"><text:span text:style-name="T467">The EEG markers highlighted here are consistent with the neurophysiological changes typically associated with AD; specifically, increases in slow wave activity (i.e.,<text:s/></text:span><text:span text:style-name="T468">delta</text:span><text:span text:style-name="T469"><text:s/>and<text:s/></text:span><text:span text:style-name="T470">theta</text:span><text:span text:style-name="T471">) and decreases in fast wave activity (i.e.,<text:s/></text:span><text:span text:style-name="T472">alpha</text:span><text:span text:style-name="T473"><text:s/>and<text:s/></text:span><text:span text:style-name="T474">beta</text:span><text:span text:style-name="T475">), which are thought to reflect loss of cholinergic innervations as the disease progresses (Cassani et al., 2018; Musaeus et al., 2018).<text:s/></text:span><text:span text:style-name="T476">Theta</text:span><text:span text:style-name="T477"><text:s/>power was the best overall predictor of patient status, in line with the suggestion that increased<text:s/></text:span><text:span text:style-name="T478">theta</text:span><text:span text:style-name="T479"><text:s/>is one of the first changes to occur in AD (Musaeus et al., 2018). Differences in<text:s/></text:span><text:span text:style-name="T480">theta</text:span><text:span text:style-name="T481"><text:s/>were most pronounced at temporo-parietal sites, where connectivity between electrodes was increased in AD and aMCI. AD participants were distinguished from aMCI participants by increased<text:s/></text:span><text:span text:style-name="T482">theta</text:span><text:span text:style-name="T483"><text:s/>in frontal and parietal electrodes, likely reflecting widespread changes that occur at advanced stages (Fraga et al., 2013). Higher<text:s/></text:span><text:span text:style-name="T484">delta</text:span><text:span text:style-name="T485"><text:s/>power in left temporo-parietal areas was also indicative of patient status, though to a lesser degree, consistent with evidence that<text:s/></text:span><text:span text:style-name="T486">delta</text:span><text:span text:style-name="T487"><text:s/>changes occur later (Roh et al., 2011). As expected, healthy ageing was associated with higher<text:s/></text:span><text:span text:style-name="T488">alpha</text:span><text:span text:style-name="T489"><text:s/>power, both in amplitude (temporo-parietal areas) and connectivity (with frontal electrodes), and<text:s/></text:span><text:span text:style-name="T490">beta</text:span><text:span text:style-name="T491"><text:s/>power, which was increased in controls relative to patients, and in aMCI relative to AD.</text:span></text:p>
      <text:p text:style-name="P492"/>
      <text:p text:style-name="P493"><text:span text:style-name="T494"><office:annotation office:name="42" xml:id="463943581"><dc:creator>Janka Hauffe</dc:creator><dc:date>2025-01-30T13:34:00</dc:date><meta:creator-initials>JH</meta:creator-initials><text:p text:style-name="P495">EEG in MCI and AD</text:p></office:annotation><text:soft-page-break/>Fröhlich, Kutz, Müller &amp; Claudia Voelcker-Rehagen (2021):<text:s/></text:span><text:span text:style-name="CommentReference"><office:annotation-end office:name="42"/></text:span><office:annotation office:name="43" xml:id="988919248"><dc:creator>Janka Hauffe</dc:creator><dc:date>2025-01-30T13:34:00</dc:date><meta:creator-initials>JH</meta:creator-initials><text:p text:style-name="P496">@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497">https://doi.org/10.3389/fnagi.2021.675689</text:span></text:a><text:span text:style-name="CommentReference"><office:annotation-end office:name="43"/></text:span></text:p>
      <text:p text:style-name="P498">Compared with healthy older adults, patients with Alzheimer’s disease show decreased</text:p>
      <text:p text:style-name="P499"><text:span text:style-name="T500">alpha</text:span><text:span text:style-name="T501"><text:s/>and<text:s/></text:span><text:span text:style-name="T502">beta</text:span><text:span text:style-name="T503"><text:s/>power as well as increased<text:s/></text:span><text:span text:style-name="T504">delta</text:span><text:span text:style-name="T505"><text:s/>and<text:s/></text:span><text:span text:style-name="T506">theta</text:span><text:span text:style-name="T507"><text:s/>power during resting state electroencephalography (rsEEG). Findings for mild cognitive impairment (MCI), a stage of increased risk of conversion to dementia, are less conclusive. Results indicate no rsEEG power differences between healthy individuals and those with MCI.</text:span></text:p>
      <text:p text:style-name="P508"><text:span text:style-name="T509">Thus, the hypotheses that MCI is characterized by lower<text:s/></text:span><text:span text:style-name="T510">alpha</text:span><text:span text:style-name="T511"><text:s/>and<text:s/></text:span><text:span text:style-name="T512">beta</text:span><text:span text:style-name="T513"><text:s/>power as well as <text:s/>stronger<text:s/></text:span><text:span text:style-name="T514">delta</text:span><text:span text:style-name="T515"><text:s/>and<text:s/></text:span><text:span text:style-name="T516">theta</text:span><text:span text:style-name="T517"><text:s/>power during EC could not be confirmed in our sample. This is not in complete agreement with prior findings of changes in the rsEEG in patients with MCI. For the rest with EC, it was shown that<text:s/></text:span><text:span text:style-name="T518">alpha</text:span><text:span text:style-name="T519"><text:s/>and<text:s/></text:span><text:span text:style-name="T520">beta</text:span><text:span text:style-name="T521"><text:s/>powers were reduced and<text:s/></text:span><text:span text:style-name="T522">theta</text:span><text:span text:style-name="T523"><text:s/>and<text:s/></text:span><text:span text:style-name="T524">delta</text:span><text:span text:style-name="T525"><text:s/>powers were either elevated or reduced in MCI compared with healthy OA (Koenig et al., 2005; Babiloni et al., 2006b, 2010; Kwak, 2006; Ya et al., 2015). In fact, when specifying former studies, each study only showed some of the listed changes, but the overlap between results was often not great even though similar parameters were studied.</text:span></text:p>
      <text:p text:style-name="P526"/>
      <text:p text:style-name="P527"><text:span text:style-name="T528"><office:annotation office:name="44" xml:id="2139716593"><dc:creator>Janka Hauffe</dc:creator><dc:date>2025-01-30T13:38:00</dc:date><meta:creator-initials>JH</meta:creator-initials><text:p text:style-name="P529">EEG in MCI</text:p></office:annotation>Caravaglios et al., 2023</text:span><text:span text:style-name="CommentReference"><office:annotation-end office:name="44"/></text:span><text:span text:style-name="T530">:<text:s/></text:span><office:annotation office:name="45" xml:id="1316966176"><dc:creator>Janka Hauffe</dc:creator><dc:date>2025-01-30T13:38:00</dc:date><meta:creator-initials>JH</meta:creator-initials><text:p text:style-name="P531">@article{caravaglios2023eeg, title={EEG resting-state functional networks in amnestic mild cognitive impairment}, author={Caravaglios, G and Muscoso, EG and Blandino, V and Di Maria, G and Gangitano, M and Graziano, F and Guajana, F and Piccoli, T}, journal={Clinical EEG and neuroscience}, volume={54}, number={1}, pages={36--50}, year={2023}, publisher={SAGE Publications Sage CA: Los Angeles, CA} }<text:s/></text:p></office:annotation><text:a xlink:href="https://doi.org/10.1177/15500594221110036" office:target-frame-name="_top" xlink:show="replace"><text:span text:style-name="T532">https://doi.org/10.1177/15500594221110036</text:span></text:a><text:span text:style-name="CommentReference"><office:annotation-end office:name="45"/></text:span></text:p>
      <text:p text:style-name="P533"><text:span text:style-name="T534">Amnesic-MCI had: i) increased<text:s/></text:span><text:span text:style-name="T535">delta</text:span><text:span text:style-name="T536">/</text:span><text:span text:style-name="T537">beta</text:span><text:span text:style-name="T538"><text:s/>activity in the superior frontal gyrus and decreased<text:s/></text:span><text:span text:style-name="T539">alpha</text:span><text:span text:style-name="T540">1 activity in the paracentral lobule (ie, default mode network); ii) greater<text:s/></text:span><text:span text:style-name="T541">delta</text:span><text:span text:style-name="T542">/</text:span><text:span text:style-name="T543">theta</text:span><text:span text:style-name="T544">/</text:span><text:span text:style-name="T545">alpha</text:span><text:span text:style-name="T546">/</text:span><text:span text:style-name="T547">beta</text:span><text:span text:style-name="T548"><text:s/>in the superior frontal gyrus (i.e, attention network); iii) lower<text:s/></text:span><text:span text:style-name="T549">alpha</text:span><text:span text:style-name="T550"><text:s/>in the left superior parietal lobe, as well as a lower<text:s/></text:span><text:span text:style-name="T551">delta</text:span><text:span text:style-name="T552">/</text:span><text:span text:style-name="T553">theta</text:span><text:span text:style-name="T554"><text:s/>and<text:s/></text:span><text:span text:style-name="T555">beta</text:span><text:span text:style-name="T556">, respectively in post-central, and in superior frontal gyrus(ie, attention network).</text:span></text:p>
      <text:list text:style-name="LFO1" text:continue-numbering="true">
        <text:list-item>
          <text:p text:style-name="P557">Not that much about power, but other things</text:p>
        </text:list-item>
      </text:list>
      <text:p text:style-name="P558"/>
      <text:p text:style-name="P559"><text:span text:style-name="T560"><office:annotation office:name="46" xml:id="378956527"><dc:creator>Janka Hauffe</dc:creator><dc:date>2025-01-30T13:39:00</dc:date><meta:creator-initials>JH</meta:creator-initials><text:p text:style-name="P561">EEG in AD (early-onset AD)</text:p></office:annotation>Özbek, Fide &amp; Yener, 2021</text:span><text:span text:style-name="CommentReference"><office:annotation-end office:name="46"/></text:span><text:span text:style-name="T562">:<text:s/></text:span><office:annotation office:name="47" xml:id="141298791"><dc:creator>Janka Hauffe</dc:creator><dc:date>2025-01-30T13:40:00</dc:date><meta:creator-initials>JH</meta:creator-initials><text:p text:style-name="P563">@article{ozbek2021resting, title={Resting-state EEG alpha/theta power ratio discriminates early-onset Alzheimer's disease from healthy controls}, author={{\"O}zbek, Ya{\u{g}}mur and Fide, Ezgi and Yener, G{\"o}rsev G}, journal={Clinical Neurophysiology}, volume={132}, number={9}, pages={2019--2031}, year={2021}, publisher={Elsevier} }<text:s/></text:p></office:annotation><text:a xlink:href="https://doi.org/10.1016/j.clinph.2021.05.012" office:target-frame-name="_top" xlink:show="replace"><text:span text:style-name="T564">https://doi.org/10.1016/j.clinph.2021.05.012</text:span></text:a><text:span text:style-name="CommentReference"><office:annotation-end office:name="47"/></text:span></text:p>
      <text:p text:style-name="P565"><text:span text:style-name="T566">Compared to healthy controls individuals with early-onset Alzheimer’s disease (EOAD) showed an increase in slow frequency bands and a decrease in fast frequency bands. Frontal<text:s/></text:span><text:span text:style-name="T567">alpha</text:span><text:span text:style-name="T568">/</text:span><text:span text:style-name="T569">theta</text:span><text:span text:style-name="T570"><text:s/>power ratio is the best discriminating value between EOAD and young HC with the sensitivity and specificity greater than 80% with area under the curve (AUC) 0.881.</text:span></text:p>
      <text:p text:style-name="P571">This study is the first to report that resting-state EEG power can be a promising marker for diagnostic accuracy between EOAD and healthy controls.<text:s/></text:p>
      <text:p text:style-name="P572"><text:span text:style-name="T573">Additionally, our study showed that resting-state<text:s/></text:span><text:span text:style-name="T574">alpha</text:span><text:span text:style-name="T575">/</text:span><text:span text:style-name="T576">theta</text:span><text:span text:style-name="T577"><text:s/>power ratio can accurately discriminate between individuals with EOAD and healthy controls.</text:span></text:p>
      <text:p text:style-name="P578"/>
      <text:p text:style-name="P579"><text:span text:style-name="T580"><office:annotation office:name="48" xml:id="292480963"><dc:creator>Janka Hauffe</dc:creator><dc:date>2025-01-30T13:16:00</dc:date><meta:creator-initials>JH</meta:creator-initials><text:p text:style-name="P581">EEG in SCD</text:p></office:annotation><text:soft-page-break/>Perez, Duque, Hidalgo &amp; Salvador, 2024:<text:s/></text:span><text:span text:style-name="CommentReference"><office:annotation-end office:name="48"/></text:span><office:annotation office:name="49" xml:id="185208304"><dc:creator>Janka Hauffe</dc:creator><dc:date>2025-01-30T13:15:00</dc:date><meta:creator-initials>JH</meta:creator-initials><text:p text:style-name="P582">@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583">https://doi.org/10.1016/j.biopsycho.2024.108823</text:span></text:a><text:span text:style-name="CommentReference"><office:annotation-end office:name="49"/></text:span></text:p>
      <text:p text:style-name="P584"><text:bookmark-start text:name="_Hlk189309772"/><text:span text:style-name="T585">Over the years, a substantial body of research has amassed compelling evidence pointing to a progressive alteration in brain electrical activity in neurodegenerative disorders such as MCI or AD.<text:s/></text:span><text:bookmark-end text:name="_Hlk189309772"/><text:span text:style-name="T586">This alteration is characterized by an increase in<text:s/></text:span><text:span text:style-name="T587">theta</text:span><text:span text:style-name="T588"><text:s/>power and a decrease in<text:s/></text:span><text:span text:style-name="T589">beta</text:span><text:span text:style-name="T590"><text:s/>power, followed in subsequent stages by a decrease in<text:s/></text:span><text:span text:style-name="T591">alpha</text:span><text:span text:style-name="T592"><text:s/>power and an increase in<text:s/></text:span><text:span text:style-name="T593">delta</text:span><text:span text:style-name="T594"><text:s/>power (Gouw et al., 2017; Jeong et al., 2021; Prichep et al., 2006).</text:span></text:p>
      <text:p text:style-name="P595"><text:span text:style-name="T596">In Iliadou’s study, the MCI group exhibited a significant increase in overall<text:s/></text:span><text:span text:style-name="T597">delta</text:span><text:span text:style-name="T598"><text:s/>power compared to the SCD group, highlighting distinctive spectral alterations. Moreover, in their spectral analysis comparing SCD and MCI, Sibilano et al. (2023) identified higher spectral power in the<text:s/></text:span><text:span text:style-name="T599">delta</text:span><text:span text:style-name="T600"><text:s/>band that was associated with the clinical progression from SCD to MCI.<text:s/></text:span></text:p>
      <text:p text:style-name="P601"><text:span text:style-name="T602">Iliadou et al. (2021) observed lower spectral power in<text:s/></text:span><text:span text:style-name="T603">theta</text:span><text:span text:style-name="T604"><text:s/>in SCD compared to individuals with MCI. Sibilano et al. (2023) utilized rsEEG to discriminate between SCD and MCI, identifying the<text:s/></text:span><text:span text:style-name="T605">delta</text:span><text:span text:style-name="T606"><text:s/>and<text:s/></text:span><text:span text:style-name="T607">theta</text:span><text:span text:style-name="T608"><text:s/>bands as discriminating the most between SCD and MCI. We identified six articles that reported alterations in<text:s/></text:span><text:span text:style-name="T609">alpha</text:span><text:span text:style-name="T610"><text:s/>power in individuals with SCD compared to those with MCI and healthy control groups. Iliadou et al. (2021) observed a decrease in<text:s/></text:span><text:span text:style-name="T611">alpha</text:span><text:span text:style-name="T612"><text:s/>spectral power in individuals with SCD compared to those with MCI. Individuals with SCD exhibited decreased<text:s/></text:span><text:span text:style-name="T613">alpha</text:span><text:span text:style-name="T614">1, compared to the healthy control group, and increased<text:s/></text:span><text:span text:style-name="T615">alpha</text:span><text:span text:style-name="T616">2 in the left temporal, central, and parietal cortex compared to those with MCI, as reported in the study by Mazzon et al. (2018). Iliadou et al. (2021) observed a decrease in<text:s/></text:span><text:span text:style-name="T617">beta</text:span><text:span text:style-name="T618"><text:s/>spectral power in individuals with SCD compared to those with MCI. Additionally, Mazzon et al. (2018) identified a decrease in<text:s/></text:span><text:span text:style-name="T619">beta</text:span><text:span text:style-name="T620"><text:s/>power in the left frontal regions when comparing the SCD group to the MCI group.<text:s/></text:span></text:p>
      <text:p text:style-name="P621"><text:span text:style-name="T622">Overall, individuals with SCD exhibited a pronounced increase in<text:s/></text:span><text:span text:style-name="T623">theta</text:span><text:span text:style-name="T624"><text:s/>spectral power compared to healthy controls, whereas those with MCI showed a further increment compared to individuals with SCD, indicating alterations across the MCI continuum. Similar alterations</text:span></text:p>
      <text:p text:style-name="P625"><text:span text:style-name="T626">across the MCI continuum were observed in<text:s/></text:span><text:span text:style-name="T627">alpha</text:span><text:span text:style-name="T628"><text:s/>spectral power.</text:span></text:p>
      <text:p text:style-name="P629"><text:span text:style-name="T630">Specifically, individuals with SCD displayed decreased<text:s/></text:span><text:span text:style-name="T631">alpha</text:span><text:span text:style-name="T632"><text:s/>spectral power compared to healthy controls, but higher levels than in individuals with MCI. However, this trend is inconsistent because two studies reported increases, rather than decreases, in this band in both</text:span></text:p>
      <text:p text:style-name="P633"><text:span text:style-name="T634">SCD and MCI. Additionally, findings for the<text:s/></text:span><text:span text:style-name="T635">delta</text:span><text:span text:style-name="T636"><text:s/>and<text:s/></text:span><text:span text:style-name="T637">beta</text:span><text:span text:style-name="T638"><text:s/>frequency bands are rather inconclusive, given that half of the studies did not identify significant effects within these bands. In the studies that did observe effects, an increase in<text:s/></text:span><text:span text:style-name="T639">delta</text:span><text:span text:style-name="T640"><text:s/>was noted in individuals with SCD compared to healthy controls, as well as in individuals with MCI compared to<text:s/></text:span><text:soft-page-break/><text:span text:style-name="T641">individuals with SCD. The findings related to<text:s/></text:span><text:span text:style-name="T642">beta</text:span><text:span text:style-name="T643"><text:s/>band activity are also unclear. Whereas one study reported an increase in<text:s/></text:span><text:span text:style-name="T644">beta</text:span><text:span text:style-name="T645"><text:s/>band activity when comparing SCD and healthy controls, an examination of the MCI continuum reveals a tendency towards decreased<text:s/></text:span><text:span text:style-name="T646">beta</text:span><text:span text:style-name="T647"><text:s/>band activity in individuals with MCI compared to those with SCD.</text:span></text:p>
      <text:p text:style-name="P648"><text:span text:style-name="T649">Furthermore, studies contrasting SCD and MCI reveal that rsEEG abnormalities persist and intensify as cognitive decline progresses. Our review revealed the following evidence: 1) increased<text:s/></text:span><text:span text:style-name="T650">delta</text:span><text:span text:style-name="T651"><text:s/>power in individuals with SCD compared to both healthy controls and people with MCI, although these findings were not consistently reported across all the studies; 2) a progressive increase in<text:s/></text:span><text:span text:style-name="T652">theta</text:span><text:span text:style-name="T653"><text:s/>frequency bands in individuals with SCD compared to healthy controls, which intensified when comparing MCI to SCD; 3) a decrease in the<text:s/></text:span><text:span text:style-name="T654">alpha</text:span><text:span text:style-name="T655"><text:s/>frequency band in individuals with SCD compared to healthy controls, with this decrease being more pronounced in those diagnosed with MCI compared to SCD. However, this trend was not observed in two studies that compared individuals with SCD to healthy controls and individuals with MCI, respectively. In these</text:span></text:p>
      <text:p text:style-name="P656"><text:span text:style-name="T657">studies, unexpected increases, rather than decreases, in<text:s/></text:span><text:span text:style-name="T658">alpha</text:span><text:span text:style-name="T659"><text:s/>and<text:s/></text:span><text:span text:style-name="T660">beta</text:span><text:span text:style-name="T661"><text:s/>frequency band spectral power were reported in the SCD groups compared to healthy controls, and in the MCI groups compared to the SCD groups; 4) a decrease in<text:s/></text:span><text:span text:style-name="T662">beta</text:span><text:span text:style-name="T663"><text:s/>band activity was only noted in studies</text:span></text:p>
      <text:p text:style-name="P664">that compared MCI with SCD. Conversely, the other two studies reported increases in the frequency of this band.</text:p>
      <text:p text:style-name="P665"/>
      <text:p text:style-name="P666"><text:bookmark-start text:name="_Hlk189306856"/><text:span text:style-name="T667"><office:annotation office:name="50" xml:id="137741817"><dc:creator>Janka Hauffe</dc:creator><dc:date>2025-01-29T13:40:00</dc:date><meta:creator-initials>JH</meta:creator-initials><text:p text:style-name="P668">EEG in AD and MCI / objective and subjective decline</text:p></office:annotation>Jelic, Shigeta, Julin, Almkvist, Winblad &amp; Wahlund (1996)</text:span><text:span text:style-name="CommentReference"><office:annotation-end office:name="50"/></text:span><text:span text:style-name="T669">:<text:s/></text:span><office:annotation office:name="51" xml:id="1750029730"><dc:creator>Janka Hauffe</dc:creator><dc:date>2025-01-29T13:37:00</dc:date><meta:creator-initials>JH</meta:creator-initials><text:p text:style-name="P670">@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671">https://doi.org/10.1159/000106897</text:span></text:a><text:span text:style-name="CommentReference"><office:annotation-end office:name="51"/></text:span></text:p>
      <text:p text:style-name="P672"><text:bookmark-end text:name="_Hlk189306856"/><text:span text:style-name="T673">A significant difference between the AD group and groups with objective and subjective memory disturbances was found for<text:s/></text:span><text:span text:style-name="T674">delta</text:span><text:span text:style-name="T675">,<text:s/></text:span><text:span text:style-name="T676">theta</text:span><text:span text:style-name="T677">, and<text:s/></text:span><text:span text:style-name="T678">alpha</text:span><text:span text:style-name="T679"><text:s/>relative power. AD group significantly higher<text:s/></text:span><text:span text:style-name="T680">theta</text:span><text:span text:style-name="T681"><text:s/>relative power in all investigated regions, and significantly lower<text:s/></text:span><text:span text:style-name="T682">alpha</text:span><text:span text:style-name="T683"><text:s/>relative power in all investigated regions, in relation to the rest of the study population. For<text:s/></text:span><text:span text:style-name="T684">delta</text:span><text:span text:style-name="T685"><text:s/>relative power, a lower level of significance (p&lt;0.05) was observed in the left and right temporal and parieto-occipital, and left frontal regions. No significant difference was found for<text:s/></text:span><text:span text:style-name="T686">beta</text:span><text:span text:style-name="T687"><text:s/>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A significant difference was found between the AD group and the other groups for mean frequency in the 4- to 20- Hz range in all regions, except for the left temporal region where the AD group was significantly different compared to controls and the<text:s/></text:span><text:soft-page-break/><text:span text:style-name="T688">group with subjective memory disturbances. There was no significant difference in the mean frequency between AD patients and the group with objective memory disturbances in that region. All 4 spectral ratios were significantly lower in all investigated regions in the AD group. Significantly lower temporoparietal<text:s/></text:span><text:span text:style-name="T689">alpha</text:span><text:span text:style-name="T690"><text:s/>band coherence was found in the AD group. A tendency towards a decrease in temporofrontal coherence was observed in the AD group.</text:span></text:p>
      <text:p text:style-name="P691">No significant differences between the groups with subjective or objective memory impairment when compared to the controls. The lack of clear qEEG changes in the present study in subjects with MCI can have at least two explanations. 1. Group is heterogeneous and, according to some follow-up studies, only a proportion of them will show further cognitive decline and develop manifest disease (4,9). 2. Some of these subjects have preclinical AD with pathology still restrictred to medial temporal lobes, which cannot be detected as changes in EEG power.</text:p>
      <text:p text:style-name="P692"/>
      <text:p text:style-name="P693"><text:span text:style-name="T694"><office:annotation office:name="52" xml:id="1113979290"><dc:creator>Janka Hauffe</dc:creator><dc:date>2025-01-29T13:47:00</dc:date><meta:creator-initials>JH</meta:creator-initials><text:p text:style-name="P695">EEG in cognitive impairment in AD</text:p></office:annotation>Claus et al. (2000):<text:s/></text:span><text:span text:style-name="CommentReference"><office:annotation-end office:name="52"/></text:span><office:annotation office:name="53" xml:id="299380298"><dc:creator>Janka Hauffe</dc:creator><dc:date>2025-01-29T13:42:00</dc:date><meta:creator-initials>JH</meta:creator-initials><text:p text:style-name="P696">@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697">https://doi.org/10.1159/000017219</text:span></text:a><text:span text:style-name="CommentReference"><office:annotation-end office:name="53"/></text:span></text:p>
      <text:p text:style-name="P698"><text:span text:style-name="T699">Slowing on the electroencephalogram (EEG) in patients with Alzheimer’s disease (AD), compared to normal control subjects, evidenced by increase of<text:s/></text:span><text:span text:style-name="T700">theta</text:span><text:span text:style-name="T701"><text:s/>activity and decrease of<text:s/></text:span><text:span text:style-name="T702">beta</text:span><text:span text:style-name="T703"><text:s/>or<text:s/></text:span><text:span text:style-name="T704">alpha</text:span><text:span text:style-name="T705"><text:s/>power, is a uniform finding in previous studies<text:s/></text:span><text:span text:style-name="T706"><office:annotation office:name="54" xml:id="2062152536"><dc:creator>Janka Hauffe</dc:creator><dc:date>2025-01-29T13:43:00</dc:date><meta:creator-initials>JH</meta:creator-initials><text:p text:style-name="P707">88 Dement Geriatr Cogn Disord 2000;11:81–89 Claus/Ongerboer de Visser/Bour/Walstra/</text:p><text:p text:style-name="P708">Hijdra/Verbeeten/Van Royen/Kwa/</text:p><text:p text:style-name="P709">van Gool</text:p><text:p text:style-name="P710">References</text:p><text:p text:style-name="P711">1 Coben LA, Danziger W, Storandt M: A longitu-</text:p><text:p text:style-name="P712">dinal EEG study of mild senile dementia of</text:p><text:p text:style-name="P713">Alzheimer type: Changes at 1 year and at 2.5</text:p><text:p text:style-name="P714">years. Electroencephalogr Clin Neurophysiol</text:p><text:p text:style-name="P715">1985;61:101–112.</text:p><text:p text:style-name="P716">2 Penttila M, Partanen JV, Soininen H, Riekki-</text:p><text:p text:style-name="P717">nen PJ: Quantitative analysis of occipital EEG</text:p><text:p text:style-name="P718">in different stages of Alzheimer’s disease. Elec-</text:p><text:p text:style-name="P719">troencephalogr Clin Neurophysiol 1985;60:1–</text:p><text:p text:style-name="P720">6.</text:p><text:p text:style-name="P721">3 Soininen H, Partanen J, Laulumaa V, Paak-</text:p><text:p text:style-name="P722">konen A, Helkala EL, Riekkinen PJ: Serial</text:p><text:p text:style-name="P723">EEG in Alzheimer’s disease: 3-year follow-up</text:p><text:p text:style-name="P724">and clinical outcome. Electroencephalogr Clin</text:p><text:p text:style-name="P725">Neurophysiol 1991;79:342–348.</text:p><text:p text:style-name="P726">4 Schreiter-Gasser U, Gasser T, Ziegler P: Quan-</text:p><text:p text:style-name="P727">titative EEG analysis in early onset Alzhei-</text:p><text:p text:style-name="P728">mer’s disease: Correlations with severity, clini-</text:p><text:p text:style-name="P729">cal characteristics, visual EEG and CCT. Elec-</text:p><text:p text:style-name="P730">troencephalogr Clin Neurophysiol 1994;90:</text:p><text:p text:style-name="P731">267–272.</text:p><text:p text:style-name="P732">5 Prichep LS, John ER, Ferris SH, Reisberg B,</text:p><text:p text:style-name="P733">Almas M, Alper K, et al: Quantitative EEG cor-</text:p><text:p text:style-name="P734">relates of cognitive deterioration in the elderly.</text:p><text:p text:style-name="P735">Neurobiol Aging 1994;15:85–90.</text:p></office:annotation>[1–5].</text:span><text:span text:style-name="CommentReference"><office:annotation-end office:name="54"/></text:span></text:p>
      <text:p text:style-name="P736"><text:span text:style-name="T737">More impairment in overall cognitive function was most strongly reflected in loss of parieto-occipital and fronto-central<text:s/></text:span><text:span text:style-name="T738">alpha</text:span><text:span text:style-name="T739"><text:s/>activity.</text:span></text:p>
      <text:p text:style-name="P740"><text:span text:style-name="T741">Detailed analysis of cognitive domains in relation to localized EEG values also revealed most consistently associations with decrease in<text:s/></text:span><text:span text:style-name="T742">alpha</text:span><text:span text:style-name="T743"><text:s/>activity. Lower temporal and parietal rCBF were significantly associated with lower parieto-occipital<text:s/></text:span><text:span text:style-name="T744">alpha</text:span><text:span text:style-name="T745"><text:s/>activity, while presence of leukoaraiosis was significantly associated with lower relative<text:s/></text:span><text:span text:style-name="T746">beta</text:span><text:span text:style-name="T747"><text:s/>activity and higher absolute<text:s/></text:span><text:span text:style-name="T748">delta</text:span><text:span text:style-name="T749"><text:s/>and<text:s/></text:span><text:span text:style-name="T750">theta</text:span><text:span text:style-name="T751"><text:s/>activity.</text:span></text:p>
      <text:p text:style-name="P752"><text:span text:style-name="T753">General level of cognitive function, assessed in several previous studies with the MMSE, is most consistently related to<text:s/></text:span><text:span text:style-name="T754">alpha</text:span><text:span text:style-name="T755"><text:s/>activity on EEG in AD patients<text:s/></text:span><text:span text:style-name="T756"><office:annotation office:name="55" xml:id="94889533"><dc:creator>Janka Hauffe</dc:creator><dc:date>2025-01-29T13:44:00</dc:date><meta:creator-initials>JH</meta:creator-initials><text:p text:style-name="P757">8 Kuskowski MA, Mortimer JA, Morley GK,</text:p><text:p text:style-name="P758">Malone SM, Okaya AJ: Rate of cognitive de-</text:p><text:p text:style-name="P759">cline in Alzheimer’s disease is associated with</text:p><text:p text:style-name="P760">EEG alpha power. Biol Psychiatry 1993;33:</text:p><text:p text:style-name="P761">659–662.</text:p><text:p text:style-name="P762">13 Dierks T, Frolich L, Ihl R, Maurer K: Correla-</text:p><text:p text:style-name="P763">tion between cognitive brain function and elec-</text:p><text:p text:style-name="P764">trical brain activity in dementia of Alzheimer</text:p><text:p text:style-name="P765">type. J Neural Transm 1995;99:55–62.</text:p><text:p text:style-name="P766">16 Sloan EP, Fenton GW: EEG power spectra and</text:p><text:p text:style-name="P767">cognitive change in geriatric psychiatry: A lon-</text:p><text:p text:style-name="P768">gitudinal study. Electroencephalogr Clin Neu-</text:p><text:p text:style-name="P769">rophysiol 1993;86:361–367.</text:p><text:p text:style-name="P770">17 Wada Y, Nanbu Y, Jiang ZY, Koshino Y,</text:p><text:p text:style-name="P771">Yamagushi N, Hashimoto T: Electroencepha-</text:p><text:p text:style-name="P772">lographic abnormalities in patients with prese-</text:p><text:p text:style-name="P773">nile dementia of the Alzheimer type: Quantita-</text:p><text:p text:style-name="P774">tive analysis at rest and during photic stimula-</text:p><text:p text:style-name="P775">tion. Biol Psychiatry 1997;41:217–225.</text:p><text:p text:style-name="P776">Primavera A, Novello P, Finocchi C, Canevari</text:p><text:p text:style-name="P777">E, Corsello L: Correlation between Mini-Men-</text:p><text:p text:style-name="P778">tal State Examination and quantitative electro-</text:p><text:p text:style-name="P779">encephalography in senile dementia of the Alz-</text:p><text:p text:style-name="P780">heimer type. Neuropsychobiology 1990;23:74–</text:p><text:p text:style-name="P781">78</text:p></office:annotation>[8, 13, 16 17, 46</text:span><text:span text:style-name="CommentReference"><office:annotation-end office:name="55"/></text:span><text:span text:style-name="T782">], in agreement with our findings. However, also correlations between overall cognitive function and<text:s/></text:span><text:span text:style-name="T783">delta</text:span><text:span text:style-name="T784"><text:s/>and<text:s/></text:span><text:span text:style-name="T785">theta</text:span><text:span text:style-name="T786"><text:s/>activity were observed in our study and in previous reports [</text:span><text:span text:style-name="T787"><office:annotation office:name="56" xml:id="2054827566"><dc:creator>Janka Hauffe</dc:creator><dc:date>2025-01-29T13:44:00</dc:date><meta:creator-initials>JH</meta:creator-initials><text:p text:style-name="P788">13 Dierks T, Frolich L, Ihl R, Maurer K: Correla-</text:p><text:p text:style-name="P789">tion between cognitive brain function and elec-</text:p><text:p text:style-name="P790">trical brain activity in dementia of Alzheimer</text:p><text:p text:style-name="P791">type. J Neural Transm 1995;99:55–62.</text:p><text:p text:style-name="P792">14 Elmstahl S, Rosen I, Gullberg B: Quantitative</text:p><text:p text:style-name="P793">EEG in elderly patients with Alzheimer’s dis-</text:p><text:p text:style-name="P794">ease and healthy controls. Dementia 1994;5:</text:p><text:p text:style-name="P795">119–124.</text:p><text:p text:style-name="P796">15 Schreiter-Gasser U, Gasser T, Ziegler P: Quan-</text:p><text:p text:style-name="P797">titative EEG analysis in early onset Alzheim-</text:p><text:p text:style-name="P798">er’s disease: Correlations with severity, clinical</text:p><text:p text:style-name="P799">characteristics, visual EEG and CCT. Elec-</text:p><text:p text:style-name="P800">troencephalogr Clin Neurophysiol 1994;90:</text:p><text:p text:style-name="P801">267–272.</text:p><text:p text:style-name="P802">16 Sloan EP, Fenton GW: EEG power spectra and</text:p><text:p text:style-name="P803">cognitive change in geriatric psychiatry: A lon-</text:p><text:p text:style-name="P804">gitudinal study. Electroencephalogr Clin Neu-</text:p><text:p text:style-name="P805">rophysiol 1993;86:361–367.</text:p></office:annotation>13–16</text:span><text:span text:style-name="CommentReference"><office:annotation-end office:name="56"/></text:span><text:span text:style-name="T806">].</text:span></text:p>
      <text:p text:style-name="P807"><text:span text:style-name="T808">Alpha</text:span><text:span text:style-name="T809"><text:s/>power as strongest correlate of cognitive domains finds support in the study of Jelic et al. [</text:span><text:span text:style-name="T810"><office:annotation office:name="57" xml:id="99961915"><dc:creator>Janka Hauffe</dc:creator><dc:date>2025-01-29T13:45:00</dc:date><meta:creator-initials>JH</meta:creator-initials><text:p text:style-name="P811">Jelic V, Shigeta M, Julin P, Almkvist O, Win-</text:p><text:p text:style-name="P812">blad B, Wahlund LO: Quantitative electroen-</text:p><text:p text:style-name="P813">cephalography power and coherence in Alz-</text:p><text:p text:style-name="P814">heimer’s disease and mild cognitive impair-</text:p><text:p text:style-name="P815">ment. Dementia 1996;7:314–323</text:p></office:annotation>19</text:span><text:span text:style-name="CommentReference"><office:annotation-end office:name="57"/></text:span><text:span text:style-name="T816">], where visuospatial functions were strongly related to<text:s/></text:span><text:span text:style-name="T817">alpha</text:span><text:span text:style-name="T818"><text:s/>power in left parieto-occipital and right temporal regions. In the study by Jelic et al. [</text:span><text:span text:style-name="T819"><office:annotation office:name="58" xml:id="2023144047"><dc:creator>Janka Hauffe</dc:creator><dc:date>2025-01-29T13:45:00</dc:date><meta:creator-initials>JH</meta:creator-initials><text:p text:style-name="P820">Jelic V, Shigeta M, Julin P, Almkvist O, Win-</text:p><text:p text:style-name="P821">blad B, Wahlund LO: Quantitative electroen-</text:p><text:p text:style-name="P822">cephalography power and coherence in Alz-</text:p><text:p text:style-name="P823">heimer’s disease and mild cognitive impair-</text:p><text:p text:style-name="P824">ment. Dementia 1996;7:314–323</text:p></office:annotation>19</text:span><text:span text:style-name="CommentReference"><office:annotation-end office:name="58"/></text:span><text:span text:style-name="T825">] measures of frontal</text:span></text:p>
      <text:p text:style-name="P826"><text:span text:style-name="T827">lobe function, including attention and abstraction, were significantly related to fronto-central<text:s/></text:span><text:span text:style-name="T828">theta</text:span><text:span text:style-name="T829"><text:s/>activity. We also found that, in addition to<text:s/></text:span><text:span text:style-name="T830">alpha</text:span><text:span text:style-name="T831"><text:s/>activity, fronto-central<text:s/></text:span><text:span text:style-name="T832">theta</text:span><text:span text:style-name="T833"><text:s/>activity was selected as a significant predictor of performance in attention and abstraction.</text:span></text:p>
      <text:soft-page-break/>
      <text:p text:style-name="P834"><text:span text:style-name="T835">Interestingly, our relative<text:s/></text:span><text:span text:style-name="T836">beta</text:span><text:span text:style-name="T837"><text:s/>activity, but also absolute<text:s/></text:span><text:span text:style-name="T838">theta</text:span><text:span text:style-name="T839"><text:s/>and<text:s/></text:span><text:span text:style-name="T840">delta</text:span><text:span text:style-name="T841"><text:s/>activity, were significantly related to leukoaraiosis on CT. This analysis may demonstrate</text:span></text:p>
      <text:p text:style-name="P842"><text:span text:style-name="T843">that increase of absolute<text:s/></text:span><text:span text:style-name="T844">theta</text:span><text:span text:style-name="T845"><text:s/>and<text:s/></text:span><text:span text:style-name="T846">delta</text:span><text:span text:style-name="T847"><text:s/>power is sometimes less clearly reflected in the relative power values.</text:span></text:p>
      <text:p text:style-name="P848"><text:span text:style-name="T849">This is probably due to the fact that<text:s/></text:span><text:span text:style-name="T850">theta</text:span><text:span text:style-name="T851"><text:s/>and also<text:s/></text:span><text:span text:style-name="T852">delta</text:span><text:span text:style-name="T853"><text:s/>power determine the main part of the total power. As, for instance,<text:s/></text:span><text:span text:style-name="T854">theta</text:span><text:span text:style-name="T855"><text:s/>or<text:s/></text:span><text:span text:style-name="T856">delta</text:span><text:span text:style-name="T857"><text:s/>increases, the total power more or less increases proportionally. An increase in<text:s/></text:span><text:span text:style-name="T858">theta</text:span><text:span text:style-name="T859"><text:s/>or<text:s/></text:span><text:span text:style-name="T860">delta</text:span><text:span text:style-name="T861"><text:s/>may then be reflected by the absolute power, rather than by the relative EEG values. The preclinical finding that<text:s/></text:span><text:span text:style-name="T862">beta</text:span><text:span text:style-name="T863"><text:s/>activity is found in subcortical or lower cortical structures [</text:span><text:span text:style-name="T864"><office:annotation office:name="59" xml:id="1807972595"><dc:creator>Janka Hauffe</dc:creator><dc:date>2025-01-29T13:46:00</dc:date><meta:creator-initials>JH</meta:creator-initials><text:p text:style-name="P865">51 Leung LS: Fast (beta) rhythms in the hippo-</text:p><text:p text:style-name="P866">campus: A review. Hippocampus 1992;2:93–</text:p><text:p text:style-name="P867">98.</text:p><text:p text:style-name="P868">52 Riekkinen PJ, Riekkinen M, Sirvio J, Mietti-</text:p><text:p text:style-name="P869">nen R, Koudstaal PJ: Loss of cholinergic neu-</text:p><text:p text:style-name="P870">rons in the nucleus basalis induces neocortical</text:p><text:p text:style-name="P871">electroencephalographic and passive avoid-</text:p><text:p text:style-name="P872">ance deficits. Neuroscience 1992;47:823–831.</text:p><text:p text:style-name="P873">53 Boeijinga PH, Lopez da Silva FH: Differential</text:p><text:p text:style-name="P874">distribution of beta and theta EEG activity in</text:p><text:p text:style-name="P875">the entorhinal cortex of the cat. Brain Res</text:p><text:p text:style-name="P876">1988;448:272–286</text:p></office:annotation>51–53</text:span><text:span text:style-name="CommentReference"><office:annotation-end office:name="59"/></text:span><text:span text:style-name="T877">] may either suggest that neuronal function of</text:span></text:p>
      <text:p text:style-name="P878">these brain structures is compromised by the presence of leukoaraiosis or that leukoaraiosis results in disconnection of subcortical and cortical structures.</text:p>
      <text:p text:style-name="P879"><text:span text:style-name="T880">Thus, the results suggest that leukoaraiosis in AD patients is related to slowing of the EEG, evidenced mainly by increase of<text:s/></text:span><text:span text:style-name="T881">theta</text:span><text:span text:style-name="T882"><text:s/>and loss of<text:s/></text:span><text:span text:style-name="T883">beta</text:span><text:span text:style-name="T884"><text:s/>activity.</text:span></text:p>
      <text:p text:style-name="P885"><text:span text:style-name="T886">In conclusion,<text:s/></text:span><text:span text:style-name="T887">alpha</text:span><text:span text:style-name="T888"><text:s/>activity may be closely associated with cognitive function and rCBF, while<text:s/></text:span><text:span text:style-name="T889">beta</text:span><text:span text:style-name="T890"><text:s/>and<text:s/></text:span><text:span text:style-name="T891">theta</text:span><text:span text:style-name="T892"><text:s/>activity are related to lower cortical or subcortical changes. Our study therefore suggests that the EEG bands reflect differential pathophysiologic changes in AD.</text:span></text:p>
      <text:p text:style-name="P893"/>
      <text:p text:style-name="P894"><text:span text:style-name="T895"><office:annotation office:name="60" xml:id="2016527099"><dc:creator>Janka Hauffe</dc:creator><dc:date>2025-01-29T13:50:00</dc:date><meta:creator-initials>JH</meta:creator-initials><text:p text:style-name="P896">EEG in AD</text:p></office:annotation>Duffy, McAnulty &amp; Albert (1995):<text:s/></text:span><text:span text:style-name="CommentReference"><office:annotation-end office:name="60"/></text:span><office:annotation office:name="61" xml:id="701046755"><dc:creator>Janka Hauffe</dc:creator><dc:date>2025-01-29T13:50:00</dc:date><meta:creator-initials>JH</meta:creator-initials><text:p text:style-name="P897">@article{duffy1995temporoparietal, title={Temporoparietal electrophysiological differences characterize patients with Alzheimer's disease: a split-half replication study}, author={Duffy, Frank H and MCAnulty, Gloria B and Albert, Marilyn S}, journal={Cerebral Cortex}, volume={5}, number={3}, pages={215--221}, year={1995}, publisher={Oxford University Press} }<text:s/></text:p></office:annotation><text:a xlink:href="https://doi.org/10.1093/cercor/5.3.215" office:target-frame-name="_top" xlink:show="replace"><text:span text:style-name="T898">https://doi.org/10.1093/cercor/5.3.215</text:span></text:a><text:span text:style-name="CommentReference"><office:annotation-end office:name="61"/></text:span></text:p>
      <text:p text:style-name="P899"><text:span text:style-name="T900">These results demonstrate that there are significant and topographically consistent alterations in qEEG in mild to moderately impaired AD patients. The qEEG differences between patients and controls were bet reflected by increased<text:s/></text:span><text:span text:style-name="T901">theta</text:span><text:span text:style-name="T902">, decreased<text:s/></text:span><text:span text:style-name="T903">beta</text:span><text:span text:style-name="T904">, and reducted amplitude in the long-latency VER and AER. Spectral findings were basically the same for both absolute and relative measures.</text:span></text:p>
      <text:p text:style-name="P905"><text:span text:style-name="T906">By <text:s/>EEG spectral analysis,<text:s/></text:span><text:span text:style-name="T907">theta</text:span><text:span text:style-name="T908"><text:s/>was increased and<text:s/></text:span><text:span text:style-name="T909">beta</text:span><text:span text:style-name="T910"><text:s/>decreased for the AD patients (abstract).</text:span></text:p>
      <text:p text:style-name="P911"/>
      <text:p text:style-name="P912"><text:span text:style-name="T913"><office:annotation office:name="62" xml:id="2116381578"><dc:creator>Janka Hauffe</dc:creator><dc:date>2025-01-29T13:52:00</dc:date><meta:creator-initials>JH</meta:creator-initials><text:p text:style-name="P914">EEG in AD</text:p></office:annotation>Wada, Nanbu, Jiang, Koshino, Yamaguchi &amp; Hashimoto (1997):<text:s/></text:span><text:span text:style-name="CommentReference"><office:annotation-end office:name="62"/></text:span><office:annotation office:name="63" xml:id="727177631"><dc:creator>Janka Hauffe</dc:creator><dc:date>2025-01-29T13:52:00</dc:date><meta:creator-initials>JH</meta:creator-initials><text:p text:style-name="P915">@article{wada1997electroencephalographic, title={Electroencephalographic abnormalities in patients with presenile dementia of the Alzheimer type: quantitative analysis at rest and during photic stimulation}, author={Wada, Yuji and Nanbu, Yuko and Jiang, Zheng-Yan and Koshino, Yoshifumi and Yamaguchi, Nariyoshi and Hashimoto, Takuma}, journal={Biological psychiatry}, volume={41}, number={2}, pages={217--225}, year={1997}, publisher={Elsevier} }<text:s/></text:p></office:annotation><text:a xlink:href="https://doi.org/10.1016/0006-3223(95)00651-6" office:target-frame-name="_top" xlink:show="replace"><text:span text:style-name="T916">https://doi.org/10.1016/0006-3223(95)00651-6</text:span></text:a><text:span text:style-name="CommentReference"><office:annotation-end office:name="63"/></text:span><text:span text:style-name="T917"><text:line-break/></text:span><text:span text:style-name="T918">Compared with the normal controls, the AD patients had a significantly lower<text:s/></text:span><text:span text:style-name="T919">alpha</text:span><text:span text:style-name="T920">-2 and<text:s/></text:span><text:span text:style-name="T921">beta</text:span><text:span text:style-name="T922"><text:s/>band power in the resting EEG as well as a significant increase in<text:s/></text:span><text:span text:style-name="T923">delta</text:span><text:span text:style-name="T924"><text:s/>and<text:s/></text:span><text:span text:style-name="T925">theta</text:span><text:span text:style-name="T926"><text:s/>band power.</text:span></text:p>
      <text:p text:style-name="P927"><text:span text:style-name="T928">In addition, our patients were found to have a significantly lower EEG power for the<text:s/></text:span><text:span text:style-name="T929">alpha</text:span><text:span text:style-name="T930">-2,<text:s/></text:span><text:span text:style-name="T931">beta</text:span><text:span text:style-name="T932">-1 and<text:s/></text:span><text:span text:style-name="T933">beta</text:span><text:span text:style-name="T934">-2 bands in the resting condition. These findings are in general agreement</text:span></text:p>
      <text:soft-page-break/>
      <text:p text:style-name="P935"><text:span text:style-name="T936">with those of earlier studies showing that AD patients had background EEG slowing with a reduction in<text:s/></text:span><text:span text:style-name="T937">alpha</text:span><text:span text:style-name="T938"><text:s/>and fast activity (Liddell 1958; Swain 1959; Horie et al 1990; Miyauchi et al 1989, 1994).</text:span></text:p>
      <text:p text:style-name="P939"><text:span text:style-name="T940">Topographic analyses of the resting EEG showed a significant increase in<text:s/></text:span><text:span text:style-name="T941">delta</text:span><text:span text:style-name="T942"><text:s/>band power at the frontal regions. This finding is consistent with that of previous EEG studies both with visual inspection (Liddell 1958; Swain 1959) and with significant probability mapping</text:span></text:p>
      <text:p text:style-name="P943"><text:span text:style-name="T944">(Miyauchi et al 1989, 1994), in which<text:s/></text:span><text:span text:style-name="T945">delta</text:span><text:span text:style-name="T946"><text:s/>activity was observed predominantly at the frontal areas.</text:span></text:p>
      <text:p text:style-name="P947">Previous studies showed the relationships between cognitive impairment and EEG abnormalities in AD patients (Johannesson et al 1979; Sulkava 1982) although these</text:p>
      <text:p text:style-name="P948"><text:span text:style-name="T949">studies evaluated EEG by visual inspection. Although in our AD patients the MMS score was positively correlated with<text:s/></text:span><text:span text:style-name="T950">alpha</text:span><text:span text:style-name="T951"><text:s/>and<text:s/></text:span><text:span text:style-name="T952">beta</text:span><text:span text:style-name="T953"><text:s/>band power of the resting EEG, no significant correlations were found with<text:s/></text:span><text:span text:style-name="T954">delta</text:span><text:span text:style-name="T955"><text:s/>or<text:s/></text:span><text:span text:style-name="T956">theta</text:span><text:span text:style-name="T957"><text:s/>band power.</text:span></text:p>
      <text:p text:style-name="P958"/>
      <text:p text:style-name="P959"><text:bookmark-start text:name="_Hlk189308089"/><text:span text:style-name="T960"><office:annotation office:name="64" xml:id="1353264733"><dc:creator>Janka Hauffe</dc:creator><dc:date>2025-01-29T13:57:00</dc:date><meta:creator-initials>JH</meta:creator-initials><text:p text:style-name="P961">EEG in dementia and AD (what‘s the difference?)</text:p></office:annotation>Schreiter-Gasser, Gasser &amp; Ziegler (1993)<text:s/></text:span><text:span text:style-name="CommentReference"><office:annotation-end office:name="64"/></text:span><text:span text:style-name="T962">:<text:s/></text:span><office:annotation office:name="65" xml:id="492819575"><dc:creator>Janka Hauffe</dc:creator><dc:date>2025-01-29T13:54:00</dc:date><meta:creator-initials>JH</meta:creator-initials><text:p text:style-name="P963">@article{schreiter1994quantitative, title={Quantitative EEG analysis in early onset Alzheimer's disease: correlations with severity, clinical characteristics, visual EEG and CCT}, 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964">https://doi.org/10.1016/0013-4694(94)90144-9</text:span></text:a><text:span text:style-name="CommentReference"><office:annotation-end office:name="65"/></text:span></text:p>
      <text:p text:style-name="P965"><text:bookmark-end text:name="_Hlk189308089"/><text:span text:style-name="T966">The degree of dementia is strongly reflected by an increase of power in the<text:s/></text:span><text:span text:style-name="T967">delta</text:span><text:span text:style-name="T968"><text:s/>frequency band, accentuated on the left hemisphere, as well as a decrease of<text:s/></text:span><text:span text:style-name="T969">alpha</text:span><text:span text:style-name="T970"><text:s/>activity. Longer duration of disease is associated with a decrease of power in the<text:s/></text:span><text:span text:style-name="T971">alpha</text:span><text:span text:style-name="T972"><text:s/>frequency band, earlier age at onset with an additional increase of power in the<text:s/></text:span><text:span text:style-name="T973">theta</text:span><text:span text:style-name="T974"><text:s/>frequency band. Visual EEG evaluation correlates highly with the degree of dementia, in contrast to visually assessed<text:s/></text:span><text:span text:style-name="T975"><office:annotation office:name="66" xml:id="1745363989"><dc:creator>Janka Hauffe</dc:creator><dc:date>2025-01-29T13:55:00</dc:date><meta:creator-initials>JH</meta:creator-initials><text:p text:style-name="P976">Craniale Computertomographie<text:s/></text:p></office:annotation>CCT</text:span><text:span text:style-name="CommentReference"><office:annotation-end office:name="66"/></text:span><text:span text:style-name="T977">.</text:span></text:p>
      <text:p text:style-name="P978"><text:span text:style-name="T979">The quantitative EEG shows a surprising power in reflecting stages of AIzheimer's disease and indeed the most striking associations occurred between the degree of dementia and<text:s/></text:span><text:span text:style-name="T980">delta</text:span><text:span text:style-name="T981"><text:s/>power. Correlations of absolute<text:s/></text:span><text:span text:style-name="T982">delta</text:span><text:span text:style-name="T983"><text:s/>power with MMSE scores ranged typically from 0.6 to 0.9 at different locations.<text:s/></text:span><text:bookmark-start text:name="_Hlk189308078"/><text:span text:style-name="T984">The<text:s/></text:span><text:span text:style-name="T985">delta</text:span><text:span text:style-name="T986"><text:s/>band is by far the best indicator for the degree of dementia. The<text:s/></text:span><text:span text:style-name="T987">theta</text:span><text:span text:style-name="T988"><text:s/>band, which best separated patients from controls (Schreiter-Gasser et al. 1993), separates poorly different stages of dementia. This can be explained by the fact that<text:s/></text:span><text:span text:style-name="T989">theta</text:span><text:span text:style-name="T990"><text:s/>activity is greatly increased already in mild to moderate cases. In the<text:s/></text:span><text:span text:style-name="T991">delta</text:span><text:span text:style-name="T992"><text:s/>band, on the</text:span></text:p>
      <text:p text:style-name="P993"><text:span text:style-name="T994">other hand, mild to moderate cases are intermediate between severe cases and controls. Thus, progression of Alzheimer's disease goes along with gradual increase of<text:s/></text:span><text:span text:style-name="T995">delta</text:span><text:span text:style-name="T996"><text:s/>power. This is in general agreement with the literature (Cohen et al. 1985; Penttilfi et al. 1985; Soininen and Partanen 1988; Soininen et al. 1991), but the relationships are more clear-cut in our</text:span></text:p>
      <text:p text:style-name="P997">Study.<text:s/><text:bookmark-end text:name="_Hlk189308078"/>This may be attributed to using absolute rather than relative power and also to LOG artifact correction.</text:p>
      <text:p text:style-name="P998"/>
      <text:p text:style-name="P999"><text:span text:style-name="T1000"><office:annotation office:name="68" xml:id="362277631"><dc:creator>Janka Hauffe</dc:creator><dc:date>2025-01-29T14:09:00</dc:date><meta:creator-initials>JH</meta:creator-initials><text:p text:style-name="P1001">EEG in AD</text:p></office:annotation>Elmståhl, Ros</text:span><text:span text:style-name="T1002"><office:annotation office:name="67" xml:id="2122065493"><dc:creator>Janka Hauffe</dc:creator><dc:date>2025-01-08T17:43:00</dc:date><meta:creator-initials>JH</meta:creator-initials><text:p text:style-name="P1003">akzent</text:p></office:annotation>e</text:span><text:span text:style-name="T1004"><office:annotation-end office:name="67"/></text:span><text:span text:style-name="T1005">n &amp; Gullberg (1994):<text:s/></text:span><text:span text:style-name="CommentReference"><office:annotation-end office:name="68"/></text:span><office:annotation office:name="69" xml:id="1128122105"><dc:creator>Janka Hauffe</dc:creator><dc:date>2025-01-29T14:04:00</dc:date><meta:creator-initials>JH</meta:creator-initials><text:p text:style-name="P1006">@article{elmstaahl1994quantitative, title={Quantitative EEG in elderly patients with Alzheimer's disease and healthy controls}, author={Elmst{\aa}hl, S{\"o}lve and Ros{\'e}n, Ingmar and Gullberg, Bo}, journal={Dementia and Geriatric Cognitive Disorders}, volume={5}, number={2}, pages={119--124}, year={1994}, publisher={S. Karger AG Basel, Switzerland} }<text:s/></text:p></office:annotation><text:a xlink:href="https://doi.org/10.1159/000106706" office:target-frame-name="_top" xlink:show="replace"><text:span text:style-name="T1007">https://doi.org/10.1159/000106706</text:span></text:a><text:span text:style-name="CommentReference"><office:annotation-end office:name="69"/></text:span></text:p>
      <text:p text:style-name="P1008"><text:span text:style-name="T1009">The control subjects showed increasing<text:s/></text:span><text:span text:style-name="T1010">theta</text:span><text:span text:style-name="T1011"><text:s/>activity with age but the EEG changes did not correlate significantly with psychometric features. The AD patients showed highly significant increases in<text:s/></text:span><text:span text:style-name="T1012">delta</text:span><text:span text:style-name="T1013"><text:s/>and<text:s/></text:span><text:span text:style-name="T1014">theta</text:span><text:span text:style-name="T1015"><text:s/>activity and decreases in<text:s/></text:span><text:span text:style-name="T1016">beta</text:span><text:span text:style-name="T1017"><text:s/>activity compared with controls.</text:span></text:p>
      <text:p text:style-name="P1018"><text:span text:style-name="T1019">Our finding of a steadily increasing relative<text:s/></text:span><text:span text:style-name="T1020">theta</text:span><text:span text:style-name="T1021"><text:s/>power with age is in accordance with earlier</text:span></text:p>
      <text:p text:style-name="P1022"><text:span text:style-name="T1023">studies [</text:span><text:span text:style-name="T1024"><office:annotation office:name="70" xml:id="1864091183"><dc:creator>Janka Hauffe</dc:creator><dc:date>2025-01-29T14:06:00</dc:date><meta:creator-initials>JH</meta:creator-initials><text:p text:style-name="P1025">20 Obrist WD: Problems of aging; in Rcmond A</text:p><text:p text:style-name="P1026">(ed): Handbook of Electroencephalography</text:p><text:p text:style-name="P1027">and Clinical Neurophysiology. Amsterdam. El</text:p><text:p text:style-name="P1028">sevier. 1976. vol 6A. pp 275-292.</text:p><text:p text:style-name="P1029">21 Bussc EW; Electroencephalography: in Reis-</text:p><text:p text:style-name="P1030">berg B (ed): Alzheimer's Disease. New York.</text:p><text:p text:style-name="P1031">The Free Press, 1983, pp 231-236</text:p></office:annotation>20, 21],<text:s/></text:span><text:span text:style-name="CommentReference"><office:annotation-end office:name="70"/></text:span><text:span text:style-name="T1032">but at variance with other studies which indicate a continuous decline in<text:s/></text:span><text:span text:style-name="T1033">delta</text:span><text:span text:style-name="T1034"><text:s/>and<text:s/></text:span><text:span text:style-name="T1035">theta</text:span><text:span text:style-name="T1036"><text:s/>activity with age [</text:span><text:span text:style-name="T1037"><office:annotation office:name="71" xml:id="10854205"><dc:creator>Janka Hauffe</dc:creator><dc:date>2025-01-29T14:07:00</dc:date><meta:creator-initials>JH</meta:creator-initials><text:p text:style-name="P1038">10 Williamson PC. Merskey H. Morrsisott S,</text:p><text:p text:style-name="P1039">Rabhcru K. Fox H. Wands K, Wong C. Ha-</text:p><text:p text:style-name="P1040">chinski V: Quantitative electroenccphalo-</text:p><text:p text:style-name="P1041">graphic correlates of cognitive decline in nor</text:p><text:p text:style-name="P1042">mal elderly subjects. Arch Neurol 1990.47:</text:p><text:p text:style-name="P1043">1185-1188<text:line-break/>22 Duffy FH. Albert MS. McAnulty G. Garvey</text:p><text:p text:style-name="P1044">AJ: Age-related differences in brain electrical</text:p><text:p text:style-name="P1045">activity of healthy subjects. Ann Neurol 1984;</text:p><text:p text:style-name="P1046">16:430-438.</text:p></office:annotation>10, 22</text:span><text:span text:style-name="CommentReference"><office:annotation-end office:name="71"/></text:span><text:span text:style-name="T1047">].</text:span></text:p>
      <text:p text:style-name="P1048"><text:span text:style-name="T1049">Not only<text:s/></text:span><text:span text:style-name="T1050">theta</text:span><text:span text:style-name="T1051"><text:s/>power but also<text:s/></text:span><text:span text:style-name="T1052">delta</text:span><text:span text:style-name="T1053"><text:s/>power is significantly increased. This is most likely due to the fact that our patient sample is one o f late-onset AD in a rather advanced stage. In studies of the progress of the FEG with increasing severity of AD<text:s/></text:span><text:span text:style-name="T1054">theta</text:span><text:span text:style-name="T1055"><text:s/>power is increased, fol lowed by a decrease in<text:s/></text:span><text:span text:style-name="T1056">beta</text:span><text:span text:style-name="T1057"><text:s/>power and later by an increase in<text:s/></text:span><text:span text:style-name="T1058">delta</text:span><text:span text:style-name="T1059"><text:s/>power and a decrease in<text:s/></text:span><text:span text:style-name="T1060">alpha</text:span><text:span text:style-name="T1061"><text:s/>power<text:s/></text:span><text:span text:style-name="T1062"><office:annotation office:name="72" xml:id="359619370"><dc:creator>Janka Hauffe</dc:creator><dc:date>2025-01-29T14:08:00</dc:date><meta:creator-initials>JH</meta:creator-initials><text:p text:style-name="P1063">3 Cobcn LA. Danziger W. Storandt M: A longitu</text:p><text:p text:style-name="P1064">dinal EEG study of mild senile dementia of</text:p><text:p text:style-name="P1065">Alzheimer type: Changes at 1 year and at 2.5</text:p><text:p text:style-name="P1066">years. J Electrocncephalogr Clin Neurophvsiol</text:p><text:p text:style-name="P1067">1985:61:101-112.<text:line-break/>25 Soinincn H. Partanen J. Laulumaa V. Paak-</text:p><text:p text:style-name="P1068">konen A. Helkala EL. Riekkinen P: Serial EEG</text:p><text:p text:style-name="P1069">in Alzheimer’s disease: 3 year follow-up and</text:p><text:p text:style-name="P1070">clinical outcome. J Electrocncephalogr Clin</text:p><text:p text:style-name="P1071">Ncurophysiol 1991;79:342-348.</text:p></office:annotation>(3. 25].<text:s/></text:span><text:span text:style-name="CommentReference"><office:annotation-end office:name="72"/></text:span><text:span text:style-name="T1072">Our group of elderly institutionalized patients had obviously reached a stage of marked<text:s/></text:span><text:span text:style-name="T1073">delta</text:span><text:span text:style-name="T1074"><text:s/>power increase.</text:span></text:p>
      <text:p text:style-name="P1075"><text:span text:style-name="T1076">The topographical analysis showed a widespread in crease in<text:s/></text:span><text:span text:style-name="T1077">delta</text:span><text:span text:style-name="T1078"><text:s/>and<text:s/></text:span><text:span text:style-name="T1079">theta</text:span><text:span text:style-name="T1080"><text:s/>power over most cortical areas, whereas the decrease in<text:s/></text:span><text:span text:style-name="T1081">beta</text:span><text:span text:style-name="T1082"><text:s/>power was more restricted to posterior temporoparietal areas.<text:s/></text:span><text:span text:style-name="T1083">Delta</text:span><text:span text:style-name="T1084"><text:s/>waves are consid ered to reflect primarily abnormalities of connections between subcortical and cortical areas whereas the<text:s/></text:span><text:span text:style-name="T1085">beta</text:span><text:span text:style-name="T1086"><text:s/>power decrease is considered to reflect cortical degenerative changes [</text:span><text:span text:style-name="T1087"><office:annotation office:name="73" xml:id="868230122"><dc:creator>Janka Hauffe</dc:creator><dc:date>2025-01-29T14:09:00</dc:date><meta:creator-initials>JH</meta:creator-initials><text:p text:style-name="P1088">26 Kcllawav P; An orderly approach to visual</text:p><text:p text:style-name="P1089">analysis: Parameters of the normal EEG in</text:p><text:p text:style-name="P1090">adults and children; in Klass DW, Daly DD</text:p><text:p text:style-name="P1091">(eds): Current practice of Clinical Electroen</text:p><text:p text:style-name="P1092">cephalography. New York, Raven Press. 1979.</text:p><text:p text:style-name="P1093">pp 69-148.</text:p><text:p text:style-name="P1094">27 Gloor P, Ball G. Schaull N: Brain lesions that</text:p><text:p text:style-name="P1095">produce delta waves in the EEG. Neurology</text:p><text:p text:style-name="P1096">(Minncap) 1977;27:326-333</text:p></office:annotation>26, 27</text:span><text:span text:style-name="CommentReference"><office:annotation-end office:name="73"/></text:span><text:span text:style-name="T1097">]. The results of our study would</text:span></text:p>
      <text:p text:style-name="P1098">therefore indicate a profound derangement of subcortical function in combination with degeneration of posterior cortical areas.</text:p>
      <text:p text:style-name="P1099"/>
      <text:p text:style-name="P1100"><text:span text:style-name="T1101"><office:annotation office:name="74" xml:id="400592671"><dc:creator>Janka Hauffe</dc:creator><dc:date>2025-01-29T14:10:00</dc:date><meta:creator-initials>JH</meta:creator-initials><text:p text:style-name="P1102">EEG in dementia</text:p></office:annotation>Dierks, Frölich, Ihl &amp; Maurer (1994):<text:s/></text:span><text:span text:style-name="CommentReference"><office:annotation-end office:name="74"/></text:span><office:annotation office:name="75" xml:id="355954107"><dc:creator>Janka Hauffe</dc:creator><dc:date>2025-01-29T14:10:00</dc:date><meta:creator-initials>JH</meta:creator-initials><text:p text:style-name="P1103">@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text:a xlink:href="https://doi.org/10.1007/BF01271469" office:target-frame-name="_top" xlink:show="replace"><text:span text:style-name="T1104">https://doi.org/10.1007/BF01271469</text:span></text:a><text:span text:style-name="CommentReference"><office:annotation-end office:name="75"/></text:span></text:p>
      <text:p text:style-name="P1105"><text:span text:style-name="T1106">Summarizing the present investigation, we demonstrated a) an increase of dipole strength in the slow frequency bands, b) a more anterior equivalent dipole of<text:s/></text:span><text:span text:style-name="T1107">alpha</text:span><text:span text:style-name="T1108">- and<text:s/></text:span><text:span text:style-name="T1109">beta</text:span><text:span text:style-name="T1110">-activity, and c) a slowing of the EEG with increasing cognitive deterioration. The results support the assumption that cognitive decline in dementia can be assessed by measuring the electrical activity of the brain.</text:span></text:p>
      <text:p text:style-name="P1111"/>
      <text:p text:style-name="P1112"><text:span text:style-name="T1113"><office:annotation office:name="76" xml:id="87554000"><dc:creator>Janka Hauffe</dc:creator><dc:date>2025-01-29T14:13:00</dc:date><meta:creator-initials>JH</meta:creator-initials><text:p text:style-name="P1114">EEG in AD</text:p></office:annotation>Kuskowski, Mortimer, Morley, Malone &amp; Okaya (1993</text:span><text:span text:style-name="CommentReference"><office:annotation-end office:name="76"/></text:span><text:span text:style-name="T1115"><office:annotation office:name="77" xml:id="1705934771"><dc:creator>Janka Hauffe</dc:creator><dc:date>2025-01-29T14:11:00</dc:date><meta:creator-initials>JH</meta:creator-initials><text:p text:style-name="P1116">@article{kuskowski1993rate, title={Rate of cognitive decline in Alzheimer's disease is associated with EEG alpha power}, author={Kuskowski, Michael A and Mortimer, James A and Morley, Gerald K and Malone, Stephen M and Okaya, Amy J}, journal={Biological psychiatry}, volume={33}, number={8-9}, pages={659--662}, year={1993}, publisher={Elsevier} }<text:s/></text:p></office:annotation>):<text:s/></text:span><text:a xlink:href="https://doi.org/10.1016/0006-3223(93)90108-P" office:target-frame-name="_top" xlink:show="replace"><text:span text:style-name="T1117">https://doi.org/10.1016/0006-3223(93)90108-P</text:span></text:a><text:span text:style-name="CommentReference"><office:annotation-end office:name="77"/></text:span></text:p>
      <text:p text:style-name="P1118"><text:span text:style-name="T1119">Log-absolute EEG power in the<text:s/></text:span><text:span text:style-name="T1120">alpha</text:span><text:span text:style-name="T1121"><text:s/>bandwidth (8–12 Hz) was found to be correlated with the computed rate of<text:s/></text:span><text:span text:style-name="T1122"><office:annotation office:name="78" xml:id="1779776247"><dc:creator>Janka Hauffe</dc:creator><dc:date>2025-01-29T14:12:00</dc:date><meta:creator-initials>JH</meta:creator-initials><text:p text:style-name="P1123">Mini Mental State Examination<text:s/></text:p></office:annotation>MMSE decline</text:span><text:span text:style-name="CommentReference"><office:annotation-end office:name="78"/></text:span><text:span text:style-name="T1124">. This association was present for electrode sites across all regions of the scalp and remained significant when the effects of current cognitive severity<text:s/></text:span><text:soft-page-break/><text:span text:style-name="T1125">were partialled out. These data suggest that a quantitative EEG measure (absolute<text:s/></text:span><text:span text:style-name="T1126">alpha</text:span><text:span text:style-name="T1127"><text:s/>power) is related to the rate of cognitive decline in patients with Alzheimer's disease.</text:span></text:p>
      <text:p text:style-name="P1128"><text:span text:style-name="T1129">The data presented here suggest that a quantitative EEG measure (absolute<text:s/></text:span><text:span text:style-name="T1130">alpha</text:span><text:span text:style-name="T1131"><text:s/>power) is correlated with the rate of cognitive decline in patients with AD. This association was present for electrode sites across all regions of the scalp and remained significant when the effects of current cognitive severity were partiailed out.</text:span></text:p>
      <text:p text:style-name="P1132"/>
      <text:p text:style-name="P1133"><text:span text:style-name="T1134"><office:annotation office:name="79" xml:id="2140114275"><dc:creator>Janka Hauffe</dc:creator><dc:date>2025-01-29T14:14:00</dc:date><meta:creator-initials>JH</meta:creator-initials><text:p text:style-name="P1135">EEG in AD</text:p></office:annotation>Dringenberg (2000):<text:s/></text:span><text:span text:style-name="CommentReference"><office:annotation-end office:name="79"/></text:span><office:annotation office:name="80" xml:id="1941388360"><dc:creator>Janka Hauffe</dc:creator><dc:date>2025-01-29T14:13:00</dc:date><meta:creator-initials>JH</meta:creator-initials><text:p text:style-name="P1136">@article{dringenberg2000alzheimer, title={Alzheimer's disease: more than a ‘cholinergic disorder'—evidence that cholinergic--monoaminergic interactions contribute to EEG slowing and dementia}, author={Dringenberg, Hans C}, journal={Behavioural brain research}, volume={115}, number={2}, pages={235--249}, year={2000}, publisher={Elsevier} }<text:s/></text:p></office:annotation><text:a xlink:href="https://doi.org/10.1016/S0166-4328(00)00261-8" office:target-frame-name="_top" xlink:show="replace"><text:span text:style-name="T1137">https://doi.org/10.1016/S0166-4328(00)00261-8</text:span></text:a><text:span text:style-name="CommentReference"><office:annotation-end office:name="80"/></text:span></text:p>
      <text:p text:style-name="P1138"><text:span text:style-name="T1139">The generalized slowing of the neocortical EEG is a characteristic symptom in AD and refers to a reduction in desynchronized, activated EEG patterns that are replaced by deactivated, synchronized activity. Typical EEG changes in AD include a loss of<text:s/></text:span><text:span text:style-name="T1140">beta</text:span><text:span text:style-name="T1141"><text:s/>(13–30 Hz) activity, a decrease in power and mean frequency of<text:s/></text:span><text:span text:style-name="T1142">alpha</text:span><text:span text:style-name="T1143"><text:s/>activity (8–12 Hz), and increased power in the<text:s/></text:span><text:span text:style-name="T1144">theta</text:span><text:span text:style-name="T1145"><text:s/>(4–7 Hz) and<text:s/></text:span><text:span text:style-name="T1146">delta</text:span><text:span text:style-name="T1147"><text:s/>(B4 Hz) bands [</text:span><text:span text:style-name="T1148"><office:annotation office:name="81" xml:id="1035416687"><dc:creator>Janka Hauffe</dc:creator><dc:date>2025-01-29T14:16:00</dc:date><meta:creator-initials>JH</meta:creator-initials><text:p text:style-name="P1149">[21] Coben LA, Danziger W, Storandt M. A longitudinal EEG</text:p><text:p text:style-name="P1150">study of mild senile dementia of Alzheimer’s type: Changes at 1</text:p><text:p text:style-name="P1151">year and at 2.5 years. Electroencephalogr Clin Neurophysiol</text:p><text:p text:style-name="P1152">1985;61:101–12.<text:line-break/>[39] Fenton GW. Electrophysiology of Alzheimer’s disease. Br Med</text:p><text:p text:style-name="P1153">Bull 1986;42:29–33.<text:line-break/>[71] Penttila¨ M, Partanen JV, Soininen H, Riekkinen PJ. Quantita-</text:p><text:p text:style-name="P1154">tive analysis of occipital EEG in different stages of Alzheimer’s</text:p><text:p text:style-name="P1155">disease. Electroencephalogr Clin Neurophysiol 1985;60:1–6.</text:p><text:p text:style-name="P1156">[74] Prichep LS, John ER, Ferds SH, Reisberg B, Almas M, Alper</text:p><text:p text:style-name="P1157">K, Cancro R. Quantitative EEG correlates of cognitive deterio-</text:p><text:p text:style-name="P1158">ration in the elderly. Neurobiol Aging 1994;15:85–90.</text:p></office:annotation>21,39,71,74</text:span><text:span text:style-name="CommentReference"><office:annotation-end office:name="81"/></text:span><text:span text:style-name="T1159">].</text:span></text:p>
      <text:p text:style-name="P1160"><text:span text:style-name="T1161">Also,<text:s/></text:span><text:span text:style-name="T1162">alpha</text:span><text:span text:style-name="T1163"><text:s/>EEG coherence decreases while<text:s/></text:span><text:span text:style-name="T1164">delta</text:span><text:span text:style-name="T1165"><text:s/>coherence increases in patients with clinically probable AD [</text:span><text:span text:style-name="T1166"><office:annotation office:name="82" xml:id="509436428"><dc:creator>Janka Hauffe</dc:creator><dc:date>2025-01-29T14:17:00</dc:date><meta:creator-initials>JH</meta:creator-initials><text:p text:style-name="P1167">[56] Locatelli T, Cursi M, Liberati D, Franceschi M, Comi G. EEG</text:p><text:p text:style-name="P1168">coherence in Alzheimer’s disease. Electroencephalogr Clin Neu-</text:p><text:p text:style-name="P1169">rophysiol 1998;106:229–37.</text:p></office:annotation>56</text:span><text:span text:style-name="CommentReference"><office:annotation-end office:name="82"/></text:span><text:span text:style-name="T1170">]. These quantitative EEG changes provide a sensitive index of the cognitive status of AD patients; McAdam and Robinson<text:s/></text:span><text:span text:style-name="T1171"><office:annotation office:name="83" xml:id="1417032942"><dc:creator>Janka Hauffe</dc:creator><dc:date>2025-01-29T14:17:00</dc:date><meta:creator-initials>JH</meta:creator-initials><text:p text:style-name="P1172">[59] McAdam W, Robinson RA. Senile intellectual deterioration</text:p><text:p text:style-name="P1173">and the electroencephalogram: a quantitative correlation. J</text:p><text:p text:style-name="P1174">Ment Sci 1956;102:438–45.</text:p></office:annotation>[59</text:span><text:span text:style-name="CommentReference"><office:annotation-end office:name="83"/></text:span><text:span text:style-name="T1175">] reported a positive correlation of 0.79 between EEG abnormalities and the severity of dementia in a population of demented pa-</text:span></text:p>
      <text:p text:style-name="P1176"><text:span text:style-name="T1177">tients, and Pentilla¨ et al. [</text:span><text:span text:style-name="T1178"><office:annotation office:name="84" xml:id="275741033"><dc:creator>Janka Hauffe</dc:creator><dc:date>2025-01-29T14:16:00</dc:date><meta:creator-initials>JH</meta:creator-initials><text:p text:style-name="P1179">[71] Penttila¨ M, Partanen JV, Soininen H, Riekkinen PJ. Quantita-</text:p><text:p text:style-name="P1180">tive analysis of occipital EEG in different stages of Alzheimer’s</text:p><text:p text:style-name="P1181">disease. Electroencephalogr Clin Neurophysiol 1985;60:1–6.</text:p></office:annotation>71</text:span><text:span text:style-name="CommentReference"><office:annotation-end office:name="84"/></text:span><text:span text:style-name="T1182">] noted a significant positive correlation between occipital peak (</text:span><text:span text:style-name="T1183">alpha</text:span><text:span text:style-name="T1184">) frequency and neuropsychological test scores in AD patients (i.e. lower frequency was associated with lower test scores).</text:span></text:p>
      <text:p text:style-name="P1185"><text:span text:style-name="T1186">Some EEG changes, such as the increase in<text:s/></text:span><text:span text:style-name="T1187">theta</text:span><text:span text:style-name="T1188"><text:s/>power, occur together with the earliest signs of cognitive deterioration, while others are associated with more advanced cognitive decline (e.g. increased<text:s/></text:span><text:span text:style-name="T1189">delta</text:span><text:span text:style-name="T1190"><text:s/>power [</text:span><text:span text:style-name="T1191"><office:annotation office:name="85" xml:id="1731286520"><dc:creator>Janka Hauffe</dc:creator><dc:date>2025-01-29T14:16:00</dc:date><meta:creator-initials>JH</meta:creator-initials><text:p text:style-name="P1192">[71] Penttila¨ M, Partanen JV, Soininen H, Riekkinen PJ. Quantita-</text:p><text:p text:style-name="P1193">tive analysis of occipital EEG in different stages of Alzheimer’s</text:p><text:p text:style-name="P1194">disease. Electroencephalogr Clin Neurophysiol 1985;60:1–6.</text:p><text:p text:style-name="P1195">[74] Prichep LS, John ER, Ferds SH, Reisberg B, Almas M, Alper</text:p><text:p text:style-name="P1196">K, Cancro R. Quantitative EEG correlates of cognitive deterio-</text:p><text:p text:style-name="P1197">ration in the elderly. Neurobiol Aging 1994;15:85–90.</text:p></office:annotation>71,74</text:span><text:span text:style-name="CommentReference"><office:annotation-end office:name="85"/></text:span><text:span text:style-name="T1198">]). The close relation between EEG slowing and the severity of cognitive symptoms suggests that a disruption of processing in cortical networks contributes importantly to the behavioral disorganization present in AD.</text:span></text:p>
      <text:p text:style-name="P1199"/>
      <text:p text:style-name="P1200"><text:span text:style-name="T1201"><office:annotation office:name="86" xml:id="1640406798"><dc:creator>Janka Hauffe</dc:creator><dc:date>2025-01-29T14:18:00</dc:date><meta:creator-initials>JH</meta:creator-initials><text:p text:style-name="P1202">EEG in MCI AD and normal old (Nold)</text:p></office:annotation>Babiloni et al. (2006):</text:span><text:span text:style-name="T1203"><office:annotation office:name="87" xml:id="1380435546"><dc:creator>Janka Hauffe</dc:creator><dc:date>2025-01-29T14:19:00</dc:date><meta:creator-initials>JH</meta:creator-initials><text:p text:style-name="P1204">@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text:s/></text:span><text:span text:style-name="CommentReference"><office:annotation-end office:name="86"/></text:span><text:a xlink:href="https://doi.org/10.1016/j.clinph.2005.09.019" office:target-frame-name="_top" xlink:show="replace"><text:span text:style-name="T1205">https://doi.org/10.1016/j.clinph.2005.09.019</text:span></text:a><text:span text:style-name="CommentReference"><office:annotation-end office:name="87"/></text:span></text:p>
      <text:p text:style-name="P1206"><text:span text:style-name="T1207">In the present study, low-band (8–10.5 Hz)<text:s/></text:span><text:span text:style-name="T1208">alpha</text:span><text:span text:style-name="T1209"><text:s/>sources in parietal, occipital, temporal, and limbic areas had an intermediate magnitude in MCI subjects when compared to mild AD and Nold subjects. Furthermore, magnitude of these five EEG sources showed positive linear and non-linear (i.e. correlations with MMSE score (global cognitive level) across all Nold, MCI, and mild AD subjects as a single group. These results suggest that the global neurophysiological variables (posterior cortical rhythmicity) were linearly and not linearly<text:s/></text:span><text:soft-page-break/><text:span text:style-name="T1210">correlated with global clinical and cognitive status (MMSE score) across the shadow region between physiological and pathological aging.</text:span></text:p>
      <text:p text:style-name="P1211"><text:span text:style-name="T1212">The present results extend in spatial detail previous EEG evidence showing a decrease of<text:s/></text:span><text:span text:style-name="T1213">alpha</text:span><text:span text:style-name="T1214"><text:s/>power in MCI compared to normal subjects (Frodl et al., 2002; Grunwald et al., 2001; Huang et al., 2000; Jelic et al., 1996; 2000).</text:span></text:p>
      <text:p text:style-name="P1215">Furthermore, they complement previous evidence of early atrophy signs in limbic, precuneus, and posterior cingulate areas of MCI subjects (Baron et al., 2001; Callen et al., 2001).</text:p>
      <text:p text:style-name="P1216"><text:span text:style-name="T1217">In our MCI group, the<text:s/></text:span><text:span text:style-name="T1218">alpha</text:span><text:span text:style-name="T1219"><text:s/>findings paralleled those in occipital<text:s/></text:span><text:span text:style-name="T1220">delta</text:span><text:span text:style-name="T1221"><text:s/>(2–4 Hz), which had an intermediate magnitude compared to mild AD and Nold subjects. Furthermore, magnitude of these EEG sources showed negative linear and non-linear correlations with MMSE score (global cognition) across all subjects. These results are compatible with previous EEG evidence showing increased slow rhythms in MCI compared to normal controls (Grunwald et al., 2001; Jelic et al., 2000; Prichep et al., 1994; Wolf et al., 2003). Furthermore, previous evidence have shown that the increase of slow EEG rhythms in AD is secondary to progressive cortical hypoperfusion (Brenner et al., 1986; Dossi et al., 1992; Kwa et al., 1993;</text:span></text:p>
      <text:p text:style-name="P1222"><text:span text:style-name="T1223">Niedermeyer, 1997; Nobili et al., 1998; Passero et al., 1995; Rae-Grant et al., 1987; Stigsby et al., 1981; Steriade et al., 1994; Rodriguez et al., 1999a; Young, 1987).<text:s/></text:span><text:span text:style-name="T1224">From a physiological viewpoint,<text:s/></text:span><text:span text:style-name="T1225">delta</text:span><text:span text:style-name="T1226"><text:s/>rhythms have been intensively studied during slow wave sleep. These rhythms are then replaced by fast (</text:span><text:span text:style-name="T1227">beta</text:span><text:span text:style-name="T1228"><text:s/>and gamma) cortical oscillations induced by the depolarizing effects of meso-pontine cholinergic neurons acting on thalamocortical neurons and by the depolarizing effects of nucleus basalis cholinergic neurons acting on cortical neurons (Steriade, 2003). Therefore, it can be speculated that the increment of<text:s/></text:span><text:span text:style-name="T1229">delta</text:span><text:span text:style-name="T1230"><text:s/>oscillations in MCI and AD subjects might be related to loss of hippocampal and posterior cortical neurons, which are impinged by cholinergic inputs. Indeed, it has been demonstrated that early degeneration in mesial temporal cortex of MCI and AD subjects can affect functional connectivity between hippocampal formation and tempor-oparietal cortex (Killiany et al., 1993). Furthermore, a bilateral reduction of gray matter volume in the hippocampal formation and entorhinal cortex of AD subjects was correlated with an increment of<text:s/></text:span><text:span text:style-name="T1231">delta</text:span><text:span text:style-name="T1232"><text:s/>rhythms in posterior cortex (Fernandez et al., 2003).</text:span></text:p>
      <text:p text:style-name="P1233"><text:span text:style-name="T1234">In the present study, the<text:s/></text:span><text:span text:style-name="T1235">theta</text:span><text:span text:style-name="T1236"><text:s/>sources in parietal, occipital, temporal and limbic areas had a stronger magnitude in mild AD subjects than MCI and Nold subjects. These results extend in spatial detail previous EEG evidence showing an increase of<text:s/></text:span><text:span text:style-name="T1237">theta</text:span><text:span text:style-name="T1238"><text:s/>power in mild AD compared to normal subjects (Coben et al., 1983; Huang et al., 2000; Mattia et al., 2003;</text:span></text:p>
      <text:p text:style-name="P1239">Ponomareva et al., 2003).</text:p>
      <text:soft-page-break/>
      <text:p text:style-name="P1240">The results of the present study showed that cortical sources of EEG rhythms changed across Nold, MCI, and mild AD subjects, as a function of the global cognitive level.</text:p>
      <text:p text:style-name="P1241"><text:span text:style-name="T1242">This was true for occipital<text:s/></text:span><text:span text:style-name="T1243">delta</text:span><text:span text:style-name="T1244"><text:s/>and<text:s/></text:span><text:span text:style-name="T1245">alpha</text:span><text:span text:style-name="T1246"><text:s/>1 sources in parietal, occipital, temporal, and limbic areas, which had an intermediate magnitude in MCI subjects compared to mild</text:span></text:p>
      <text:p text:style-name="P1247">AD and Nold subjects and were correlated with MMSE score across all subjects.</text:p>
      <text:p text:style-name="P1248"/>
      <text:p text:style-name="P1249"><text:bookmark-start text:name="_Hlk189308492"/><text:span text:style-name="T1250"><office:annotation office:name="88" xml:id="949198662"><dc:creator>Janka Hauffe</dc:creator><dc:date>2025-01-29T14:21:00</dc:date><meta:creator-initials>JH</meta:creator-initials><text:p text:style-name="P1251">EEG in AD and cognitive impairment</text:p></office:annotation>Jeong<text:s/></text:span><text:span text:style-name="CommentReference"><office:annotation-end office:name="88"/></text:span><text:span text:style-name="T1252">(</text:span><text:span text:style-name="T1253"><office:annotation office:name="89" xml:id="1744953425"><dc:creator>Janka Hauffe</dc:creator><dc:date>2025-01-14T13:16:00</dc:date><meta:creator-initials>JH</meta:creator-initials><text:p text:style-name="P1254">Here more information about delta, theta, beta and alpha waves in AD</text:p></office:annotation>2004):<text:s/></text:span><text:span text:style-name="T1255"><office:annotation-end office:name="89"/></text:span><office:annotation office:name="90" xml:id="2103729224"><dc:creator>Janka Hauffe</dc:creator><dc:date>2025-01-29T14:21:00</dc:date><meta:creator-initials>JH</meta:creator-initials><text:p text:style-name="P1256">@article{jeong2004eeg, title={EEG dynamics in patients with Alzheimer's disease}, author={Jeong, Jaeseung}, journal={Clinical neurophysiology}, volume={115}, number={7}, pages={1490--1505}, year={2004}, publisher={Elsevier} }<text:s/></text:p></office:annotation><text:a xlink:href="https://doi.org/10.1016/j.clinph.2004.01.001" office:target-frame-name="_top" xlink:show="replace"><text:span text:style-name="T1257">https://doi.org/10.1016/j.clinph.2004.01.001</text:span></text:a><text:span text:style-name="CommentReference"><office:annotation-end office:name="90"/></text:span></text:p>
      <text:p text:style-name="P1258"><text:span text:style-name="T1259">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 among different brain regions.<text:s/></text:span><text:bookmark-end text:name="_Hlk189308492"/><text:span text:style-name="T1260">An increase in<text:s/></text:span><text:span text:style-name="T1261">theta</text:span><text:span text:style-name="T1262"><text:s/>and<text:s/></text:span><text:span text:style-name="T1263">delta</text:span><text:span text:style-name="T1264"><text:s/>activities and a decrease in<text:s/></text:span><text:span text:style-name="T1265">alpha</text:span><text:span text:style-name="T1266"><text:s/>and<text:s/></text:span><text:span text:style-name="T1267">beta</text:span><text:span text:style-name="T1268"><text:s/>activities are repeatedly observed (Brenner et al., 1986, Coben et al., 1983, Coben et al., 1985, Giaquinto and Nolfe, 1986), and a reduced coherence of the<text:s/></text:span><text:span text:style-name="T1269">alpha</text:span><text:span text:style-name="T1270"><text:s/>and<text:s/></text:span><text:span text:style-name="T1271">beta</text:span><text:span text:style-name="T1272"><text:s/>bands is frequently found (Dunkin et al., 1994, Leuchter et al., 1987, Locatelli et al., 1998). Furthermore, these abnormalities are correlated with the severity of the disease (Hughes et al., 1989, Kowalski et al., 2001). For the last 2 decades, the EEG has been utilized as a useful tool for diagnosing dementias.</text:span></text:p>
      <text:p text:style-name="P1273"><text:bookmark-start text:name="_Hlk189308523"/>There is a good correlation between the degree of the EEG abnormality and cognitive impairment (Brenner et al., 1988; Erkinjuntti et al., 1988; Johannesson et al., 1979;</text:p>
      <text:p text:style-name="P1274">Kaszniak et al., 1979; Liddle, 1958; Merskey et al., 1980; Obrist et al., 1962; Rae-Grant et al., 1987; Roberts et al., 1978; Soininen et al., 1982; Wiener and Schuster, 1956).</text:p>
      <text:p text:style-name="P1275"><text:bookmark-end text:name="_Hlk189308523"/><text:span text:style-name="T1276">It is of clinical interest to find that the EEG abnormality is associated with cognitive deficits.<text:s/></text:span><text:span text:style-name="T1277">A good correlation is found between EEG spectral measures and cognitive deterioration scores, such as the Folstein (Mini-mental) score (Brenner et al., 1986; Elmsta˚hl et al., 1994; Filipovitch et al., 1989; Leuchter et al., 1987; Leuchter et al., 1993; Schreiter-Gasser et al., 1994; Strijers et al., 1997), the global deterioration score (Helkala et al., 1991; Passero et al.,</text:span></text:p>
      <text:p text:style-name="P1278">1995; Prichep et al., 1994), and a composite neuropsychological test score (Penttila¨ et al., 1985). There are, however, some studies reporting only a weak correlation or no correlation between EEG changes and the cognitive decline in AD (Hughes et al., 1989; Prinz and Vitiello, 1989).</text:p>
      <text:p text:style-name="P1279"/>
      <text:p text:style-name="P1280"><text:span text:style-name="T1281"><office:annotation office:name="91" xml:id="1963892668"><dc:creator>Janka Hauffe</dc:creator><dc:date>2025-01-29T14:23:00</dc:date><meta:creator-initials>JH</meta:creator-initials><text:p text:style-name="P1282">EEG in MCI and AD<text:s/><text:line-break/>EEG introduction, why it‘s great to use</text:p></office:annotation><office:annotation office:name="92" xml:id="1238031330"><dc:creator>Janka Hauffe</dc:creator><dc:date>2025-01-29T14:25:00</dc:date><meta:creator-initials>JH</meta:creator-initials><text:p text:style-name="P1283">Good paper!</text:p></office:annotation>Babiloni (2015):<text:s/></text:span><text:span text:style-name="CommentReference"><office:annotation-end office:name="91"/></text:span><text:span text:style-name="CommentReference"><office:annotation-end office:name="92"/></text:span><office:annotation office:name="93" xml:id="1566784646"><dc:creator>Janka Hauffe</dc:creator><dc:date>2025-01-29T14:22:00</dc:date><meta:creator-initials>JH</meta:creator-initials><text:p text:style-name="P1284">@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1285">https://doi.org/10.1016/j.ijpsycho.2015.02.008</text:span></text:a><text:span text:style-name="CommentReference"><office:annotation-end office:name="93"/></text:span></text:p>
      <text:soft-page-break/>
      <text:p text:style-name="P1286"><text:span text:style-name="T1287">Resting state EEG power density differed between AD patients and amnesic MCI subjects, who were considered to be at high risk of suffering from prodromal AD. There was an “intermediate” power density of low-frequency<text:s/></text:span><text:span text:style-name="T1288">alpha</text:span><text:span text:style-name="T1289"><text:s/>rhythms (8–10.5 Hz) in the parietal and occipital regions in MCI compared to mild AD and Nold subjects (Babiloni et al., 2006b). Furthermore, maximum<text:s/></text:span><text:span text:style-name="T1290">alpha</text:span><text:span text:style-name="T1291"><text:s/>and<text:s/></text:span><text:span text:style-name="T1292">beta</text:span><text:span text:style-name="T1293"><text:s/>power density shifted more anteriorly in AD patients compared to Nold and MCI subjects (Huang et al., 2000). Moreover, longitudinal studies have shown that increased<text:s/></text:span><text:span text:style-name="T1294">delta</text:span><text:span text:style-name="T1295"><text:s/>or<text:s/></text:span><text:span text:style-name="T1296">theta</text:span><text:span text:style-name="T1297"><text:s/>power density, decreased<text:s/></text:span><text:span text:style-name="T1298">alpha</text:span><text:span text:style-name="T1299"><text:s/>and<text:s/></text:span><text:span text:style-name="T1300">beta</text:span><text:span text:style-name="T1301"><text:s/>power density, and slowing of mean EEG frequency were in some way predictors of the progression from MCI to dementia at about 1-year follow-up (Huang et al., 2000; Jelic et al., 1996, 2000; Grunwald et al., 2001; Kwak, 2006; Rossini et al., 2006). High power density of the posterior<text:s/></text:span><text:span text:style-name="T1302">alpha</text:span><text:span text:style-name="T1303"><text:s/>rhythms also predicted a stable global cognitive function in MCI subjects at 1-year follow-up (Babiloni et al., 2010a).</text:span></text:p>
      <text:p text:style-name="P1304"><text:span text:style-name="T1305">n the MCI subjects, the EEG markers of disease progression included an increase of the power density at the<text:s/></text:span><text:span text:style-name="T1306">theta</text:span><text:span text:style-name="T1307"><text:s/>and<text:s/></text:span><text:span text:style-name="T1308">delta</text:span><text:span text:style-name="T1309"><text:s/>rhythms in the temporal and occipital regions as well as a decrease of the power density at<text:s/></text:span><text:span text:style-name="T1310">beta</text:span><text:span text:style-name="T1311"><text:s/>rhythms in temporal and occipital regions (Jelic et al., 2000).</text:span></text:p>
      <text:p text:style-name="P1312"><text:span text:style-name="T1313">In the AD patients with global cognitive impairment, hippocampal atrophy was associated with increased power density at<text:s/></text:span><text:span text:style-name="T1314">delta</text:span><text:span text:style-name="T1315"><text:s/>and<text:s/></text:span><text:span text:style-name="T1316">theta</text:span><text:span text:style-name="T1317"><text:s/>rhythms in the temporal and parietal regions (Helkala et al., 1996), in line with recent magnetoencephalographic (MEG) evidence (Fernandez et al., 2003).</text:span></text:p>
      <text:p text:style-name="P1318"><text:span text:style-name="T1319">Furthermore, a volume decrement of hippocampus was related to the decreased power density at<text:s/></text:span><text:span text:style-name="T1320">alpha</text:span><text:span text:style-name="T1321"><text:s/>rhythms in the temporal, parietal, and occipital regions in MCI and AD subjects (Babiloni et al., 2009b).</text:span></text:p>
      <text:p text:style-name="P1322"><text:span text:style-name="T1323">Furthermore, the global<text:s/></text:span><text:span text:style-name="T1324">delta</text:span><text:span text:style-name="T1325"><text:s/>and<text:s/></text:span><text:span text:style-name="T1326">alpha</text:span><text:span text:style-name="T1327"><text:s/>power density was related to the total amount of atrophy of cortical gray matter in the amnesic MCI and in the AD subjects, as revealed by MRI voxel-to-voxel volumetry of lobar brain volume; the higher the total gray matter volume, the lower the global<text:s/></text:span><text:span text:style-name="T1328">delta</text:span><text:span text:style-name="T1329"><text:s/>power density and the higher the global<text:s/></text:span><text:span text:style-name="T1330">alpha</text:span><text:span text:style-name="T1331"><text:s/>power density (Babiloni et al., 2012).</text:span></text:p>
      <text:p text:style-name="P1332"><text:span text:style-name="T1333">The power density of the resting state eyes-closed EEG rhythms was repeatedly found to be correlated to cognitive status in MCI and AD subjects. It has been shown that the posterior<text:s/></text:span><text:span text:style-name="T1334">alpha</text:span><text:span text:style-name="T1335"><text:s/>power density was positively correlated to the subjects' global cognitive status, as measured by ADAS-cog in the MCI or AD subjects; namely, the lower the<text:s/></text:span><text:span text:style-name="T1336">alpha</text:span><text:span text:style-name="T1337"><text:s/>power density, the lower the cognitive status (Luckhaus et al., 2008). This relationship can be extended to the cognitive health condition. Furthermore, the posterior<text:s/></text:span><text:span text:style-name="T1338">delta</text:span><text:span text:style-name="T1339"><text:s/>and<text:s/></text:span><text:span text:style-name="T1340">alpha</text:span><text:span text:style-name="T1341"><text:s/>power<text:s/></text:span><text:soft-page-break/><text:span text:style-name="T1342">density was correlated to the MMSE score in the Nold, MCI and AD subjects; namely, the lower the<text:s/></text:span><text:span text:style-name="T1343">alpha</text:span><text:span text:style-name="T1344"><text:s/>power, the higher the<text:s/></text:span><text:span text:style-name="T1345">delta</text:span><text:span text:style-name="T1346"><text:s/>power and the lower the cognitive status (Babiloni et al., 2006b).</text:span></text:p>
      <text:p text:style-name="P1347"><text:span text:style-name="T1348">It has been shown that in the MCI subjects, the markers of disease progression included an increase of the power density at<text:s/></text:span><text:span text:style-name="T1349">theta</text:span><text:span text:style-name="T1350"><text:s/>and<text:s/></text:span><text:span text:style-name="T1351">delta</text:span><text:span text:style-name="T1352"><text:s/>rhythms in the temporal and occipital lobes as well as the reduction of the<text:s/></text:span><text:span text:style-name="T1353">beta</text:span><text:span text:style-name="T1354"><text:s/>power density in the temporal and occipital lobes (Jelic et al., 2000).</text:span></text:p>
      <text:p text:style-name="P1355"><text:span text:style-name="T1356">AD patients were characterized by an increase of<text:s/></text:span><text:span text:style-name="T1357">theta</text:span><text:span text:style-name="T1358"><text:s/>and<text:s/></text:span><text:span text:style-name="T1359">delta</text:span><text:span text:style-name="T1360"><text:s/>power density and by a reduction of the<text:s/></text:span><text:span text:style-name="T1361">alpha</text:span><text:span text:style-name="T1362"><text:s/>and<text:s/></text:span><text:span text:style-name="T1363">beta</text:span><text:span text:style-name="T1364"><text:s/>power density in the parieto-occipital lobes (Coben et al., 1985). Furthermore, half of the AD patients showed an increase of the<text:s/></text:span><text:span text:style-name="T1365">theta</text:span><text:span text:style-name="T1366"><text:s/>and<text:s/></text:span><text:span text:style-name="T1367">delta</text:span><text:span text:style-name="T1368"><text:s/>power density in the temporal-occipital lobe (Soininen et al., 1989).</text:span></text:p>
      <text:p text:style-name="P1369"/>
      <text:p text:style-name="P1370"/>
      <text:p text:style-name="NormalWeb"><text:span text:style-name="T1371">EEG Findings in Mild Cognitive Impairment (MCI) and Alzheimer's Disease (AD) Across Frequency Bands</text:span></text:p>
      <text:h text:style-name="Heading2" text:outline-level="2"><text:span text:style-name="T1372">Mild Cognitive Impairment (MCI)</text:span></text:h>
      <text:h text:style-name="Heading3" text:outline-level="3"><text:span text:style-name="T1373">Theta Band (4–8 Hz)</text:span></text:h>
      <text:list text:style-name="LFO2" text:continue-numbering="true">
        <text:list-item>
          <text:p text:style-name="P1374"><text:span text:style-name="T1375">Increased Theta Power:</text:span><text:span text:style-name="T1376"><text:s/>MCI patients showed increased theta power, which was associated with cognitive decline and predicted progression to AD (Babiloni et al., 2006; Jeong, 2004).</text:span></text:p>
        </text:list-item>
        <text:list-item>
          <text:p text:style-name="P1377"><text:span text:style-name="T1378">Predictive Value for Cognitive Decline:</text:span><text:span text:style-name="T1379"><text:s/>Theta power was found to be a strong early predictor of worsening cognitive impairment (Musaeus et al., 2018).</text:span></text:p>
        </text:list-item>
        <text:list-item>
          <text:p text:style-name="P1380"><text:span text:style-name="T1381">Variable Findings:</text:span><text:span text:style-name="T1382"><text:s/>Some studies found no significant difference between MCI and healthy controls (Fröhlich et al., 2021).</text:span></text:p>
        </text:list-item>
      </text:list>
      <text:p text:style-name="NormalWeb"><text:span text:style-name="T1383">Citations:</text:span></text:p>
      <text:list text:style-name="LFO3" text:continue-numbering="true">
        <text:list-item>
          <text:p text:style-name="P1384"><text:span text:style-name="T1385">Babiloni et al. (2006), Jeong (2004), Musaeus et al.<text:s/></text:span><text:span text:style-name="Strong">(2018), Fröhlich et al. (2021)</text:span></text:p>
        </text:list-item>
      </text:list>
      <text:p text:style-name="P1386"><draw:custom-shape svg:x="0in" svg:y="0in" svg:width="45.51042in" svg:height="0.00139in" draw:z-index="0" draw:id="id0" draw:style-name="a0" draw:name="Horizontal Line 1" text:anchor-type="as-char"><svg:title/><svg:desc/><draw:enhanced-geometry draw:type="non-primitive" svg:viewBox="0 0 21600 21600" draw:enhanced-path="M 0 0 L 21600 0 21600 21600 0 21600 Z N"/></draw:custom-shape></text:p>
      <text:h text:style-name="Heading3" text:outline-level="3"><text:span text:style-name="T1387">Alpha Band (8–13 Hz)</text:span></text:h>
      <text:list text:style-name="LFO4" text:continue-numbering="true">
        <text:list-item>
          <text:p text:style-name="P1388"><text:span text:style-name="T1389">Reduced Alpha Power:</text:span><text:span text:style-name="T1390"><text:s/>Decreased alpha power was observed in MCI patients compared to healthy controls, especially in parietal and occipital regions (Babiloni et al., 2006).</text:span></text:p>
        </text:list-item>
        <text:list-item>
          <text:p text:style-name="P1391"><text:span text:style-name="T1392">Intermediate Between Normal Aging and AD:</text:span><text:span text:style-name="T1393"><text:s/>Alpha power reduction in MCI was milder than in AD but more pronounced than in healthy aging (Babiloni et al., 2015).</text:span></text:p>
        </text:list-item>
        <text:list-item>
          <text:p text:style-name="P1394"><text:span text:style-name="T1395">Conflicting Findings:</text:span><text:span text:style-name="T1396"><text:s/>Some studies found no significant changes in alpha activity (Fröhlich et al., 2021).</text:span></text:p>
        </text:list-item>
      </text:list>
      <text:soft-page-break/>
      <text:p text:style-name="NormalWeb"><text:span text:style-name="T1397">Citations:</text:span></text:p>
      <text:list text:style-name="LFO5" text:continue-numbering="true">
        <text:list-item>
          <text:p text:style-name="P1398"><text:span text:style-name="T1399">Babiloni et al. (2006, 2015), Fröhlich et al.<text:s/></text:span><text:span text:style-name="Strong">(2021)</text:span></text:p>
        </text:list-item>
      </text:list>
      <text:p text:style-name="P1400"><draw:custom-shape svg:x="0in" svg:y="0in" svg:width="45.51042in" svg:height="0.00139in" draw:z-index="0" draw:id="id1" draw:style-name="a1" draw:name="Horizontal Line 2" text:anchor-type="as-char"><svg:title/><svg:desc/><draw:enhanced-geometry draw:type="non-primitive" svg:viewBox="0 0 21600 21600" draw:enhanced-path="M 0 0 L 21600 0 21600 21600 0 21600 Z N"/></draw:custom-shape></text:p>
      <text:h text:style-name="Heading3" text:outline-level="3"><text:span text:style-name="T1401">Delta Band (0.1–4 Hz)</text:span></text:h>
      <text:list text:style-name="LFO6" text:continue-numbering="true">
        <text:list-item>
          <text:p text:style-name="P1402"><text:span text:style-name="T1403">Increased Delta Power:</text:span><text:span text:style-name="T1404"><text:s/>Some studies reported increased delta activity in MCI patients, particularly in those who progressed to AD (Adler et al., 1999; Moretti et al., 2012).</text:span></text:p>
        </text:list-item>
        <text:list-item>
          <text:p text:style-name="P1405"><text:span text:style-name="T1406">Delta as a Marker for Memory Decline:</text:span><text:span text:style-name="T1407"><text:s/>A significant positive correlation was found between delta power and memory recall in MCI (Liddell et al., 2007).</text:span></text:p>
        </text:list-item>
        <text:list-item>
          <text:p text:style-name="P1408"><text:span text:style-name="T1409">Contradictory Findings:</text:span><text:span text:style-name="T1410"><text:s/>While some studies found an increase in delta, others observed decreased delta power during resting-state EEG (Liddell et al., 2007).</text:span></text:p>
        </text:list-item>
      </text:list>
      <text:p text:style-name="NormalWeb"><text:span text:style-name="T1411">Citations:</text:span></text:p>
      <text:list text:style-name="LFO7" text:continue-numbering="true">
        <text:list-item>
          <text:p text:style-name="P1412"><text:span text:style-name="T1413">Adler et al. (1999), Moretti et al.<text:s/></text:span><text:span text:style-name="Strong">(2012), Liddell et al. (2007)</text:span></text:p>
        </text:list-item>
      </text:list>
      <text:p text:style-name="P1414"><draw:custom-shape svg:x="0in" svg:y="0in" svg:width="45.51042in" svg:height="0.00139in" draw:z-index="0" draw:id="id2" draw:style-name="a2" draw:name="Horizontal Line 3" text:anchor-type="as-char"><svg:title/><svg:desc/><draw:enhanced-geometry draw:type="non-primitive" svg:viewBox="0 0 21600 21600" draw:enhanced-path="M 0 0 L 21600 0 21600 21600 0 21600 Z N"/></draw:custom-shape></text:p>
      <text:h text:style-name="Heading3" text:outline-level="3"><text:span text:style-name="T1415">Beta Band (14–30 Hz)</text:span></text:h>
      <text:list text:style-name="LFO8" text:continue-numbering="true">
        <text:list-item>
          <text:p text:style-name="P1416"><text:span text:style-name="T1417">Reduced Beta Power:</text:span><text:span text:style-name="T1418"><text:s/>A decrease in beta power was observed in individuals with MCI compared to healthy controls, particularly in frontal regions (Iliadou et al., 2021; Mazzon et al., 2018).</text:span></text:p>
        </text:list-item>
        <text:list-item>
          <text:p text:style-name="P1419"><text:span text:style-name="T1420">Beta Activity as a Marker for Disease Progression:</text:span><text:span text:style-name="T1421"><text:s/>Beta power reduction correlated with increasing cognitive impairment and a higher risk of conversion to AD (Babiloni et al., 2006).</text:span></text:p>
        </text:list-item>
        <text:list-item>
          <text:p text:style-name="P1422"><text:span text:style-name="T1423">Conflicting Reports of Increased Beta Power:</text:span><text:span text:style-name="T1424"><text:s/>Some studies found increased beta power in MCI patients, possibly indicating a compensatory mechanism (Alexander et al., 2006).</text:span></text:p>
        </text:list-item>
      </text:list>
      <text:p text:style-name="NormalWeb"><text:span text:style-name="T1425">Citations:</text:span></text:p>
      <text:list text:style-name="LFO9" text:continue-numbering="true">
        <text:list-item>
          <text:p text:style-name="P1426"><text:span text:style-name="T1427">Iliadou et al. (2021), Mazzon et al. (2018), Babiloni et al. (2006), Alexander et al.<text:s/></text:span><text:span text:style-name="Strong">(2006)</text:span></text:p>
        </text:list-item>
      </text:list>
      <text:p text:style-name="P1428"><draw:custom-shape svg:x="0in" svg:y="0in" svg:width="45.51042in" svg:height="0.00139in" draw:z-index="0" draw:id="id3" draw:style-name="a3" draw:name="Horizontal Line 4" text:anchor-type="as-char"><svg:title/><svg:desc/><draw:enhanced-geometry draw:type="non-primitive" svg:viewBox="0 0 21600 21600" draw:enhanced-path="M 0 0 L 21600 0 21600 21600 0 21600 Z N"/></draw:custom-shape></text:p>
      <text:h text:style-name="Heading2" text:outline-level="2"><text:span text:style-name="T1429">Alzheimer's Disease (AD)</text:span></text:h>
      <text:h text:style-name="Heading3" text:outline-level="3"><text:span text:style-name="T1430">Theta Band (4–8 Hz)</text:span></text:h>
      <text:list text:style-name="LFO10" text:continue-numbering="true">
        <text:list-item>
          <text:p text:style-name="P1431"><text:span text:style-name="T1432">Significantly Increased Theta Power:</text:span><text:span text:style-name="T1433"><text:s/>AD patients displayed higher theta activity, especially in frontal and parietal areas (Babiloni et al., 2015).</text:span></text:p>
        </text:list-item>
        <text:list-item>
          <text:p text:style-name="P1434"><text:span text:style-name="T1435">Early Marker of AD:</text:span><text:span text:style-name="T1436"><text:s/>Increased theta activity was linked to disease severity and cognitive dysfunction (Jeong, 2004; Musaeus et al., 2018).</text:span></text:p>
        </text:list-item>
        <text:list-item>
          <text:p text:style-name="P1437"><text:span text:style-name="T1438">Correlated with Hippocampal Atrophy:</text:span><text:span text:style-name="T1439"><text:s/>Increased theta was associated with hippocampal degeneration (Helkala et al., 1996).</text:span></text:p>
        </text:list-item>
      </text:list>
      <text:soft-page-break/>
      <text:p text:style-name="NormalWeb"><text:span text:style-name="T1440">Citations:</text:span></text:p>
      <text:list text:style-name="LFO11" text:continue-numbering="true">
        <text:list-item>
          <text:p text:style-name="P1441"><text:span text:style-name="T1442">Babiloni et al. (2015), Jeong (2004), Musaeus et al.<text:s/></text:span><text:span text:style-name="Strong">(2018), Helkala et al. (1996)</text:span></text:p>
        </text:list-item>
      </text:list>
      <text:p text:style-name="P1443"><draw:custom-shape svg:x="0in" svg:y="0in" svg:width="45.51042in" svg:height="0.00139in" draw:z-index="0" draw:id="id4" draw:style-name="a4" draw:name="Horizontal Line 5" text:anchor-type="as-char"><svg:title/><svg:desc/><draw:enhanced-geometry draw:type="non-primitive" svg:viewBox="0 0 21600 21600" draw:enhanced-path="M 0 0 L 21600 0 21600 21600 0 21600 Z N"/></draw:custom-shape></text:p>
      <text:h text:style-name="Heading3" text:outline-level="3"><text:span text:style-name="T1444">Alpha Band (8–13 Hz)</text:span></text:h>
      <text:list text:style-name="LFO12" text:continue-numbering="true">
        <text:list-item>
          <text:p text:style-name="P1445"><text:span text:style-name="T1446">Pronounced Alpha Reduction:</text:span><text:span text:style-name="T1447"><text:s/>AD patients showed significantly reduced alpha power compared to both MCI and healthy controls (Babiloni et al., 2015; Lejko et al., 2020).</text:span></text:p>
        </text:list-item>
        <text:list-item>
          <text:p text:style-name="P1448"><text:span text:style-name="T1449">Correlates with Disease Severity:</text:span><text:span text:style-name="T1450"><text:s/>Alpha reduction was more severe in later stages of AD and correlated with cognitive scores (Jelic et al., 1996).</text:span></text:p>
        </text:list-item>
        <text:list-item>
          <text:p text:style-name="P1451"><text:span text:style-name="T1452">Alpha Coherence Decrease:</text:span><text:span text:style-name="T1453"><text:s/>Reduced alpha connectivity was observed, suggesting disrupted neural networks in AD (Jeong, 2004).</text:span></text:p>
        </text:list-item>
      </text:list>
      <text:p text:style-name="NormalWeb"><text:span text:style-name="T1454">Citations:</text:span></text:p>
      <text:list text:style-name="LFO13" text:continue-numbering="true">
        <text:list-item>
          <text:p text:style-name="P1455"><text:span text:style-name="T1456">Babiloni et al. (2015), Lejko et al.<text:s/></text:span><text:span text:style-name="Strong">(2020), Jelic et al. (1996), Jeong (2004)</text:span></text:p>
        </text:list-item>
      </text:list>
      <text:p text:style-name="P1457"><draw:custom-shape svg:x="0in" svg:y="0in" svg:width="45.51042in" svg:height="0.00139in" draw:z-index="0" draw:id="id5" draw:style-name="a5" draw:name="Horizontal Line 6" text:anchor-type="as-char"><svg:title/><svg:desc/><draw:enhanced-geometry draw:type="non-primitive" svg:viewBox="0 0 21600 21600" draw:enhanced-path="M 0 0 L 21600 0 21600 21600 0 21600 Z N"/></draw:custom-shape></text:p>
      <text:h text:style-name="Heading3" text:outline-level="3"><text:span text:style-name="T1458">Delta Band (0.1–4 Hz)</text:span></text:h>
      <text:list text:style-name="LFO14" text:continue-numbering="true">
        <text:list-item>
          <text:p text:style-name="P1459"><text:span text:style-name="T1460">Significant Delta Increase:</text:span><text:span text:style-name="T1461"><text:s/>AD patients exhibited marked increases in delta activity, particularly in frontal regions (Jelic et al., 1996; Babiloni et al., 2015).</text:span></text:p>
        </text:list-item>
        <text:list-item>
          <text:p text:style-name="P1462"><text:span text:style-name="T1463">Associated with Cognitive Decline:</text:span><text:span text:style-name="T1464"><text:s/>Delta power was positively correlated with disease severity and lower MMSE scores (Schreiter-Gasser et al., 1993).</text:span></text:p>
        </text:list-item>
        <text:list-item>
          <text:p text:style-name="P1465"><text:span text:style-name="T1466">Progression Indicator:</text:span><text:span text:style-name="T1467"><text:s/>Delta power increased as AD progressed, while theta increases were more evident in earlier stages (Elmståhl et al., 1994).</text:span></text:p>
        </text:list-item>
      </text:list>
      <text:p text:style-name="NormalWeb"><text:span text:style-name="T1468">Citations:</text:span></text:p>
      <text:list text:style-name="LFO15" text:continue-numbering="true">
        <text:list-item>
          <text:p text:style-name="P1469"><text:span text:style-name="T1470">Jelic et al. (1996), Babiloni et al. (2015), Schreiter-Gasser et al. (1993), Elmståhl et al.<text:s/></text:span><text:span text:style-name="Strong">(1994)</text:span></text:p>
        </text:list-item>
      </text:list>
      <text:p text:style-name="P1471"><draw:custom-shape svg:x="0in" svg:y="0in" svg:width="45.51042in" svg:height="0.00139in" draw:z-index="0" draw:id="id6" draw:style-name="a6" draw:name="Horizontal Line 7" text:anchor-type="as-char"><svg:title/><svg:desc/><draw:enhanced-geometry draw:type="non-primitive" svg:viewBox="0 0 21600 21600" draw:enhanced-path="M 0 0 L 21600 0 21600 21600 0 21600 Z N"/></draw:custom-shape></text:p>
      <text:h text:style-name="Heading3" text:outline-level="3"><text:span text:style-name="T1472">Beta Band (14–30 Hz)</text:span></text:h>
      <text:list text:style-name="LFO16" text:continue-numbering="true">
        <text:list-item>
          <text:p text:style-name="P1473"><text:span text:style-name="T1474">Decreased Beta Power:</text:span><text:span text:style-name="T1475"><text:s/>AD patients demonstrated lower beta activity, especially in frontal and central regions (Duffy et al., 1995; Wada et al., 1997).</text:span></text:p>
        </text:list-item>
        <text:list-item>
          <text:p text:style-name="P1476"><text:span text:style-name="T1477">Loss of Beta Coherence:</text:span><text:span text:style-name="T1478"><text:s/>AD was associated with reduced beta connectivity, particularly in posterior brain regions (Jeong, 2004).</text:span></text:p>
        </text:list-item>
        <text:list-item>
          <text:p text:style-name="P1479"><text:span text:style-name="T1480">Possible Compensatory Mechanism:</text:span><text:span text:style-name="T1481"><text:s/>Some studies noted temporary increases in beta activity in the early stages of AD, possibly as a compensatory effect before decline (Dringenberg, 2000).</text:span></text:p>
        </text:list-item>
      </text:list>
      <text:p text:style-name="NormalWeb"><text:span text:style-name="T1482">Citations:</text:span></text:p>
      <text:list text:style-name="LFO17" text:continue-numbering="true">
        <text:list-item>
          <text:p text:style-name="P1483"><text:span text:style-name="T1484">Duffy et al. (1995), Wada et al.<text:s/></text:span><text:span text:style-name="Strong">(1997), Jeong (2004), Dringenberg (2000)</text:span></text:p>
        </text:list-item>
      </text:list>
      <text:soft-page-break/>
      <text:p text:style-name="P1485"><draw:custom-shape svg:x="0in" svg:y="0in" svg:width="45.51042in" svg:height="0.00139in" draw:z-index="0" draw:id="id7" draw:style-name="a7" draw:name="Horizontal Line 8" text:anchor-type="as-char"><svg:title/><svg:desc/><draw:enhanced-geometry draw:type="non-primitive" svg:viewBox="0 0 21600 21600" draw:enhanced-path="M 0 0 L 21600 0 21600 21600 0 21600 Z N"/></draw:custom-shape></text:p>
      <text:h text:style-name="Heading3" text:outline-level="3"><text:span text:style-name="T1486">Overall Summary:</text:span></text:h>
      <text:list text:style-name="LFO18" text:continue-numbering="true">
        <text:list-item>
          <text:p text:style-name="P1487"><text:span text:style-name="T1488">Theta Band:</text:span><text:span text:style-name="T1489"><text:s/>Increased in both MCI and AD, with stronger elevations in AD, linked to disease progression.</text:span></text:p>
        </text:list-item>
        <text:list-item>
          <text:p text:style-name="P1490"><text:span text:style-name="T1491">Alpha Band:</text:span><text:span text:style-name="T1492"><text:s/>Reduced in both conditions, with a more pronounced decline in AD.<text:s/></text:span>Correlates with cognitive decline.</text:p>
        </text:list-item>
        <text:list-item>
          <text:p text:style-name="P1493"><text:span text:style-name="T1494">Delta Band:</text:span><text:span text:style-name="T1495"><text:s/>Mixed findings in MCI but significantly increased in AD, associated with disease severity.</text:span></text:p>
        </text:list-item>
        <text:list-item>
          <text:p text:style-name="P1496"><text:span text:style-name="T1497">Beta Band:</text:span><text:span text:style-name="T1498"><text:s/>Generally reduced in both MCI and AD, though some compensatory increases were noted in early stages.</text:span></text:p>
        </text:list-item>
      </text:list>
      <text:p text:style-name="P1499"/>
      <text:p text:style-name="P1500"/>
      <text:p text:style-name="NormalWeb"><text:span text:style-name="T1501">EEG Findings in Mild Cognitive Impairment (MCI) Across Frequency Bands</text:span></text:p>
      <text:h text:style-name="Heading3" text:outline-level="3"><text:span text:style-name="T1502">Theta Band (4–8 Hz)</text:span></text:h>
      <text:list text:style-name="LFO19" text:continue-numbering="true">
        <text:list-item>
          <text:p text:style-name="P1503"><text:span text:style-name="T1504">Increased Theta Power:</text:span><text:span text:style-name="T1505"><text:s/>MCI patients exhibited increased theta power, correlating with cognitive decline and predicting progression to AD (Babiloni et al., 2006; Jeong, 2004).</text:span></text:p>
        </text:list-item>
        <text:list-item>
          <text:p text:style-name="P1506"><text:span text:style-name="T1507">Predictive Value for Cognitive Decline:</text:span><text:span text:style-name="T1508"><text:s/>Higher theta power has been found to be a strong early predictor of worsening cognitive impairment (Musaeus et al., 2018; Finnigan &amp; Robertson, 2011).</text:span></text:p>
        </text:list-item>
        <text:list-item>
          <text:p text:style-name="P1509"><text:span text:style-name="T1510">Theta and Brain Network Dysfunction:</text:span><text:span text:style-name="T1511"><text:s/>Increased theta power is associated with disrupted neural communication and reduced efficiency in cognitive processing (Liu et al., 2024).</text:span></text:p>
        </text:list-item>
        <text:list-item>
          <text:p text:style-name="P1512"><text:span text:style-name="T1513">Longitudinal Studies:</text:span><text:span text:style-name="T1514"><text:s/>Higher theta power in MCI patients has been linked to future conversion to AD (Babiloni et al., 2006; Jelic et al., 1996).</text:span></text:p>
        </text:list-item>
        <text:list-item>
          <text:p text:style-name="P1515"><text:span text:style-name="T1516">Variable Findings:</text:span><text:span text:style-name="T1517"><text:s/>Some studies reported no significant theta changes in MCI compared to healthy aging (Fröhlich et al., 2021).</text:span></text:p>
        </text:list-item>
      </text:list>
      <text:p text:style-name="NormalWeb"><text:span text:style-name="T1518">Citations:</text:span></text:p>
      <text:list text:style-name="LFO20" text:continue-numbering="true">
        <text:list-item>
          <text:p text:style-name="P1519"><text:span text:style-name="T1520">Babiloni et al. (2006), Jeong (2004), Musaeus et al. (2018), Finnigan &amp; Robertson (2011), Liu et al.<text:s/></text:span><text:span text:style-name="Strong">(2024), Jelic et al. (1996), Fröhlich et al. (2021)</text:span></text:p>
        </text:list-item>
      </text:list>
      <text:p text:style-name="P1521"><draw:custom-shape svg:x="0in" svg:y="0in" svg:width="45.51042in" svg:height="0.00139in" draw:z-index="0" draw:id="id8" draw:style-name="a8" draw:name="Horizontal Line 17" text:anchor-type="as-char"><svg:title/><svg:desc/><draw:enhanced-geometry draw:type="non-primitive" svg:viewBox="0 0 21600 21600" draw:enhanced-path="M 0 0 L 21600 0 21600 21600 0 21600 Z N"/></draw:custom-shape></text:p>
      <text:h text:style-name="Heading3" text:outline-level="3"><text:span text:style-name="T1522">Alpha Band (8–13 Hz)</text:span></text:h>
      <text:list text:style-name="LFO21" text:continue-numbering="true">
        <text:list-item>
          <text:p text:style-name="P1523"><text:span text:style-name="T1524">Reduced Alpha Power:</text:span><text:span text:style-name="T1525"><text:s/>MCI patients showed a decline in alpha activity, particularly in posterior brain regions (Babiloni et al., 2006, 2015; Jelic et al., 1996).</text:span></text:p>
        </text:list-item>
        <text:list-item>
          <text:p text:style-name="P1526"><text:span text:style-name="T1527">Alpha and Cognitive Performance:</text:span><text:span text:style-name="T1528"><text:s/>Alpha band reduction correlated with attention and memory deficits, making it a potential biomarker for early MCI detection (Lejko et al., 2020; Babiloni et al., 2011).</text:span></text:p>
        </text:list-item>
        <text:list-item>
          <text:p text:style-name="P1529"><text:span text:style-name="T1530">Alpha Connectivity Decrease:</text:span><text:span text:style-name="T1531"><text:s/>Studies reported reduced functional connectivity in the alpha band, suggesting network disruptions in MCI (Jeong, 2004; Farina et al., 2020).</text:span></text:p>
        </text:list-item>
        <text:list-item>
          <text:p text:style-name="P1532"><text:span text:style-name="T1533">Early Indicator of Progression:</text:span><text:span text:style-name="T1534"><text:s/>Alpha power reductions have been observed in MCI patients who later developed AD (Gouw et al., 2017; Babiloni et al., 2015).</text:span></text:p>
        </text:list-item>
      </text:list>
      <text:p text:style-name="NormalWeb"><text:span text:style-name="T1535">Citations:</text:span></text:p>
      <text:list text:style-name="LFO22" text:continue-numbering="true">
        <text:list-item>
          <text:p text:style-name="P1536"><text:span text:style-name="T1537">Babiloni et al. (2006, 2011, 2015), Jelic et al. (1996), Jeong (2004), Lejko et al. (2020), Farina et al.<text:s/></text:span><text:span text:style-name="Strong">(2020), Gouw et al. (2017)</text:span></text:p>
        </text:list-item>
      </text:list>
      <text:p text:style-name="P1538"><draw:custom-shape svg:x="0in" svg:y="0in" svg:width="45.51042in" svg:height="0.00139in" draw:z-index="0" draw:id="id9" draw:style-name="a9" draw:name="Horizontal Line 18" text:anchor-type="as-char"><svg:title/><svg:desc/><draw:enhanced-geometry draw:type="non-primitive" svg:viewBox="0 0 21600 21600" draw:enhanced-path="M 0 0 L 21600 0 21600 21600 0 21600 Z N"/></draw:custom-shape></text:p>
      <text:h text:style-name="Heading3" text:outline-level="3"><text:span text:style-name="T1539">Delta Band (0.1–4 Hz)</text:span></text:h>
      <text:list text:style-name="LFO23" text:continue-numbering="true">
        <text:list-item>
          <text:p text:style-name="P1540"><text:span text:style-name="T1541">Increased Delta Power:</text:span><text:span text:style-name="T1542"><text:s/>Some studies found increased delta power in MCI patients, particularly in frontal and centro-parietal regions (Adler et al., 1999; Moretti et al., 2012; Iliadou et al., 2021).</text:span></text:p>
        </text:list-item>
        <text:list-item>
          <text:p text:style-name="P1543"><text:span text:style-name="T1544">Delta as a Marker for Memory Decline:</text:span><text:span text:style-name="T1545"><text:s/>Delta power correlated with memory performance in MCI, indicating its role in cognitive processing (Liddell et al., 2007).</text:span></text:p>
        </text:list-item>
        <text:list-item>
          <text:p text:style-name="P1546"><text:span text:style-name="T1547">Contradictory Findings:</text:span><text:span text:style-name="T1548"><text:s/>While some studies reported delta increases, others found reduced delta power during resting-state EEG in MCI (Liddell et al., 2007; D'Atri et al., 2021).</text:span></text:p>
        </text:list-item>
        <text:list-item>
          <text:p text:style-name="P1549"><text:span text:style-name="T1550">Association with AD Progression:</text:span><text:span text:style-name="T1551"><text:s/>Increased delta activity has been linked to progression from MCI to AD in longitudinal studies (Gouw et al., 2017; Babiloni et al., 2015).</text:span></text:p>
        </text:list-item>
        <text:list-item>
          <text:p text:style-name="P1552"><text:span text:style-name="T1553">Differences Between MCI and AD:</text:span><text:span text:style-name="T1554"><text:s/>MCI patients show increased delta power, but it is still lower compared to full AD cases (Jelic et al., 1996; Babiloni et al., 2015).</text:span></text:p>
        </text:list-item>
      </text:list>
      <text:p text:style-name="NormalWeb"><text:span text:style-name="T1555">Citations:</text:span></text:p>
      <text:list text:style-name="LFO24" text:continue-numbering="true">
        <text:list-item>
          <text:p text:style-name="P1556"><text:span text:style-name="T1557">Adler et al. (1999), Moretti et al. (2012), Iliadou et al. (2021), Liddell et al. (2007), D'Atri et al. (2021), Gouw et al. (2017), Babiloni et al. (2015), Jelic et al.<text:s/></text:span><text:span text:style-name="Strong">(1996)</text:span></text:p>
        </text:list-item>
      </text:list>
      <text:p text:style-name="P1558"><draw:custom-shape svg:x="0in" svg:y="0in" svg:width="45.51042in" svg:height="0.00139in" draw:z-index="0" draw:id="id10" draw:style-name="a10" draw:name="Horizontal Line 19" text:anchor-type="as-char"><svg:title/><svg:desc/><draw:enhanced-geometry draw:type="non-primitive" svg:viewBox="0 0 21600 21600" draw:enhanced-path="M 0 0 L 21600 0 21600 21600 0 21600 Z N"/></draw:custom-shape></text:p>
      <text:h text:style-name="Heading3" text:outline-level="3"><text:span text:style-name="T1559">Beta Band (14–30 Hz)</text:span></text:h>
      <text:list text:style-name="LFO25" text:continue-numbering="true">
        <text:list-item>
          <text:p text:style-name="P1560"><text:span text:style-name="T1561">Decreased Beta Power:</text:span><text:span text:style-name="T1562"><text:s/>MCI patients exhibited reduced beta activity, particularly in frontal regions, associated with cognitive deficits (Iliadou et al., 2021; Mazzon et al., 2018; Babiloni et al., 2006).</text:span></text:p>
        </text:list-item>
        <text:list-item>
          <text:p text:style-name="P1563"><text:span text:style-name="T1564">Beta and Executive Function:</text:span><text:span text:style-name="T1565"><text:s/>Lower beta power was linked to declines in executive functioning and cognitive flexibility in MCI (Babiloni et al., 2006; Alexander et al., 2006).</text:span></text:p>
        </text:list-item>
        <text:list-item>
          <text:p text:style-name="P1566"><text:span text:style-name="T1567">Compensatory Increase in Early MCI:</text:span><text:span text:style-name="T1568"><text:s/>Some research observed increased beta power in early MCI stages, suggesting possible compensatory mechanisms before progressive decline (Alexander et al., 2006; Özbek et al., 2021).</text:span></text:p>
        </text:list-item>
        <text:list-item>
          <text:p text:style-name="P1569"><text:span text:style-name="T1570">Beta Connectivity Disruptions:</text:span><text:span text:style-name="T1571"><text:s/>Loss of beta coherence has been reported, which may reflect early-stage neurodegeneration in MCI (Jeong, 2004; Caravaglios et al., 2023).</text:span></text:p>
        </text:list-item>
        <text:list-item>
          <text:p text:style-name="P1572"><text:span text:style-name="T1573">Beta and Physical Exercise:</text:span><text:span text:style-name="T1574"><text:s/>Studies have shown that exercise interventions can influence beta power, suggesting a role in cognitive preservation (Amjad et al., 2021).</text:span></text:p>
        </text:list-item>
      </text:list>
      <text:p text:style-name="NormalWeb"><text:span text:style-name="T1575">Citations:</text:span></text:p>
      <text:list text:style-name="LFO26" text:continue-numbering="true">
        <text:list-item>
          <text:p text:style-name="P1576"><text:span text:style-name="T1577">Iliadou et al. (2021), Mazzon et al. (2018), Babiloni et al. (2006), Alexander et al. (2006), Özbek et al. (2021), Jeong (2004), Caravaglios et al. (2023), Amjad et al.<text:s/></text:span><text:span text:style-name="Strong">(2021)</text:span></text:p>
        </text:list-item>
      </text:list>
      <text:soft-page-break/>
      <text:p text:style-name="P1578"><draw:custom-shape svg:x="0in" svg:y="0in" svg:width="45.51042in" svg:height="0.00139in" draw:z-index="0" draw:id="id11" draw:style-name="a11" draw:name="Horizontal Line 20" text:anchor-type="as-char"><svg:title/><svg:desc/><draw:enhanced-geometry draw:type="non-primitive" svg:viewBox="0 0 21600 21600" draw:enhanced-path="M 0 0 L 21600 0 21600 21600 0 21600 Z N"/></draw:custom-shape></text:p>
      <text:h text:style-name="Heading3" text:outline-level="3"><text:span text:style-name="T1579">Overall Summary:</text:span></text:h>
      <text:list text:style-name="LFO27" text:continue-numbering="true">
        <text:list-item>
          <text:p text:style-name="P1580"><text:span text:style-name="T1581">Theta Band:</text:span><text:span text:style-name="T1582"><text:s/>Increased in MCI, strongly linked to cognitive decline and progression risk.</text:span></text:p>
        </text:list-item>
        <text:list-item>
          <text:p text:style-name="P1583"><text:span text:style-name="T1584">Alpha Band:</text:span><text:span text:style-name="T1585"><text:s/>Reduced in MCI, particularly in posterior regions, correlating with cognitive impairment and future conversion to AD.</text:span></text:p>
        </text:list-item>
        <text:list-item>
          <text:p text:style-name="P1586"><text:span text:style-name="T1587">Delta Band:</text:span><text:span text:style-name="T1588"><text:s/>Findings vary, but increased delta power may indicate memory dysfunction and risk of AD conversion.</text:span></text:p>
        </text:list-item>
        <text:list-item>
          <text:p text:style-name="P1589"><text:span text:style-name="T1590">Beta Band:</text:span><text:span text:style-name="T1591"><text:s/>Generally reduced in MCI, though compensatory increases have been observed in early stages, particularly in response to cognitive effort.</text:span></text:p>
        </text:list-item>
      </text:list>
      <text:p text:style-name="P1592">These EEG findings suggest MCI as an intermediate state between normal aging and AD, with specific neurophysiological changes indicating disease progression. Future research should continue examining how EEG patterns evolve in longitudinal studies to improve early detection of MCI and its transition to AD.</text:p>
      <text:p text:style-name="P1593"/>
      <text:p text:style-name="P1594"/>
      <text:h text:style-name="Heading3" text:outline-level="3"><text:span text:style-name="T1595">EEG Findings in Mild Cognitive Impairment (MCI) Across Frequency Bands</text:span></text:h>
      <text:p text:style-name="P1596">Electroencephalographic (EEG) studies have provided valuable insights into the neurophysiological changes associated with Mild Cognitive Impairment (MCI). Findings across different frequency bands reveal distinct alterations in brain activity, often serving as biomarkers for cognitive decline and potential progression to Alzheimer's disease (AD).</text:p>
      <text:h text:style-name="Heading4" text:outline-level="4"><text:span text:style-name="T1597">Theta Band (4–8 Hz)</text:span></text:h>
      <text:p text:style-name="P1598">MCI patients exhibit increased theta power compared to healthy individuals, which is correlated with cognitive decline and an increased risk of conversion to AD (Babiloni et al., 2006; Jeong, 2004). Higher theta power is an early predictor of worsening cognitive impairment, as reported by Musaeus et al. (2018) and Finnigan &amp; Robertson (2011). The increase in theta activity has also been linked to disruptions in brain network efficiency, suggesting impaired neural communication (Liu et al., 2024). Longitudinal studies indicate that elevated theta power in MCI patients is associated with a greater likelihood of future conversion to AD (Babiloni et al., 2006; Jelic et al., 1996). However, some studies have reported no significant changes in theta power when comparing MCI patients with healthy controls, highlighting variability in findings (Fröhlich et al., 2021).</text:p>
      <text:h text:style-name="Heading4" text:outline-level="4"><text:span text:style-name="T1599">Alpha Band (8–13 Hz)</text:span></text:h>
      <text:p text:style-name="P1600">A consistent reduction in alpha power is observed in MCI patients, particularly in posterior brain regions, compared to healthy controls (Babiloni et al., 2006, 2015; Jelic et al., 1996). This decline in alpha activity correlates with deficits in memory and attention, making it a potential biomarker for early MCI detection (Lejko et al., 2020; Babiloni et al., 2011). In addition to power reduction, studies have reported decreased functional connectivity in the alpha band, further indicating network dysfunction in MCI (Jeong, 2004; Farina et al., 2020).<text:s/><text:soft-page-break/>Reduced alpha power has also been identified as an early indicator of MCI progression, with patients who later developed AD showing more pronounced declines (Gouw et al., 2017; Babiloni et al., 2015).</text:p>
      <text:h text:style-name="Heading4" text:outline-level="4"><text:span text:style-name="T1601">Delta Band (0.1–4 Hz)</text:span></text:h>
      <text:p text:style-name="P1602">Changes in delta power in MCI are more variable compared to theta and alpha bands. Some studies have reported increased delta activity, particularly in frontal and centro-parietal regions, suggesting a potential compensatory mechanism or underlying pathology (Adler et al., 1999; Moretti et al., 2012; Iliadou et al., 2021). Increased delta power has been linked to impaired memory function in MCI (Liddell et al., 2007). However, conflicting findings exist, with certain studies reporting reduced delta activity in MCI patients compared to controls (Liddell et al., 2007; D'Atri et al., 2021). Longitudinal research suggests that increased delta activity is associated with progression from MCI to AD, reinforcing its potential as an early biomarker (Gouw et al., 2017; Babiloni et al., 2015). Nonetheless, delta power in MCI is generally lower than that seen in full AD cases, distinguishing MCI from more advanced neurodegeneration (Jelic et al., 1996; Babiloni et al., 2015).</text:p>
      <text:h text:style-name="Heading4" text:outline-level="4"><text:span text:style-name="T1603">Beta Band (14–30 Hz)</text:span></text:h>
      <text:p text:style-name="P1604">Beta activity is generally reduced in MCI patients, particularly in frontal regions, and is linked to cognitive deficits (Iliadou et al., 2021; Mazzon et al., 2018; Babiloni et al., 2006). Lower beta power has been associated with declines in executive function and cognitive flexibility (Babiloni et al., 2006; Alexander et al., 2006). Interestingly, some studies report a compensatory increase in beta power in early MCI stages, suggesting an adaptive response before progressive decline (Alexander et al., 2006; Özbek et al., 2021). Additionally, loss of beta coherence has been noted, indicating neural communication deficits in MCI (Jeong, 2004; Caravaglios et al., 2023). Research also suggests that beta power may be modifiable through physical exercise interventions, pointing to a potential avenue for cognitive preservation (Amjad et al., 2021).</text:p>
      <text:h text:style-name="Heading3" text:outline-level="3"><text:span text:style-name="T1605">Conclusion</text:span></text:h>
      <text:p text:style-name="P1606">EEG findings suggest that MCI is characterized by specific alterations in neural oscillations across different frequency bands. Increased theta power, decreased alpha and beta power, and variable delta activity patterns highlight the progressive nature of cognitive impairment. These changes in brain activity provide crucial biomarkers for early detection and monitoring of disease progression. Future research should focus on refining these EEG-based markers and exploring their predictive value in clinical settings.</text:p>
      <text:p text:style-name="NormalWeb"><text:span text:style-name="T1607">Citations:</text:span></text:p>
      <text:list text:style-name="LFO28" text:continue-numbering="true">
        <text:list-item>
          <text:p text:style-name="P1608"><text:span text:style-name="T1609">Babiloni et al. (2006, 2011, 2015), Jeong (2004), Musaeus et al. (2018), Finnigan &amp; Robertson (2011), Liu et al. (2024), Jelic et al. (1996), Fröhlich et al. (2021), Lejko et al. (2020), Farina et al. (2020), Gouw et al. (2017), Adler et al. (1999), Moretti et al. (2012), Iliadou et al. (2021), Liddell et al. (2007), D'Atri et al. (2021), Mazzon et al. (2018), Alexander et al. (2006), Özbek et al. (2021), Caravaglios et al.<text:s/></text:span><text:span text:style-name="Strong">(2023), Amjad et al. (2021)</text:span></text:p>
        </text:list-item>
      </text:list>
      <text:p text:style-name="P1610"/>
      <text:soft-page-break/>
      <text:h text:style-name="Heading3" text:outline-level="3"><text:span text:style-name="T1611">EEG Abnormalities in Subjective Cognitive Decline (SCD) and Mild Cognitive Impairment (MCI) Across Frequency Bands</text:span></text:h>
      <text:p text:style-name="NormalWeb"><text:span text:style-name="T1612">Following the general introduction to EEG as a tool for assessing cognitive impairment, this section presents a detailed analysis of EEG alterations in individuals with<text:s/></text:span><text:span text:style-name="T1613">Subjective Cognitive Decline (SCD) and Mild Cognitive Impairment (MCI)</text:span><text:span text:style-name="T1614">. The study of EEG frequency bands provides insight into the early neurophysiological changes that may precede or predict the progression to more severe cognitive impairments, including Alzheimer’s disease (AD).</text:span></text:p>
      <text:p text:style-name="Normal"><draw:custom-shape svg:x="0in" svg:y="0in" svg:width="45.51042in" svg:height="0.00139in" draw:z-index="0" draw:id="id12" draw:style-name="a12" draw:name="Horizontal Line 25" text:anchor-type="as-char"><svg:title/><svg:desc/><draw:enhanced-geometry draw:type="non-primitive" svg:viewBox="0 0 21600 21600" draw:enhanced-path="M 0 0 L 21600 0 21600 21600 0 21600 Z N"/></draw:custom-shape></text:p>
      <text:h text:style-name="Heading3" text:outline-level="3"><text:span text:style-name="T1615">Theta Band (4–8 Hz)</text:span></text:h>
      <text:h text:style-name="Heading4" text:outline-level="4"><text:span text:style-name="T1616">SCD</text:span></text:h>
      <text:p text:style-name="NormalWeb"><text:span text:style-name="T1617">In individuals with SCD,<text:s/></text:span><text:span text:style-name="T1618">increased theta power</text:span><text:span text:style-name="T1619"><text:s/>has been observed, particularly in frontal and temporal regions, compared to cognitively healthy controls (Perez et al., 2024). This increase is often interpreted as a<text:s/></text:span><text:span text:style-name="T1620">compensatory mechanism</text:span><text:span text:style-name="T1621"><text:s/>for declining cognitive function (Sibilano et al., 2023). Theta oscillations have been associated with<text:s/></text:span><text:span text:style-name="T1622">memory encoding and retrieval</text:span><text:span text:style-name="T1623">, and their elevation in SCD suggests early neural inefficiencies, potentially signaling the risk of progression to MCI (Iliadou et al., 2021). However, some studies report<text:s/></text:span><text:span text:style-name="T1624">no significant differences</text:span><text:span text:style-name="T1625"><text:s/>in theta activity between SCD and healthy aging, highlighting the variability in SCD-related EEG changes (Jeong et al., 2021).</text:span></text:p>
      <text:h text:style-name="Heading4" text:outline-level="4"><text:span text:style-name="T1626">MCI</text:span></text:h>
      <text:p text:style-name="NormalWeb"><text:span text:style-name="T1627">In MCI,<text:s/></text:span><text:span text:style-name="T1628">theta power is consistently increased</text:span><text:span text:style-name="T1629">, with stronger elevations compared to both SCD and healthy controls (Babiloni et al., 2006; Jeong, 2004). This increase is linked to<text:s/></text:span><text:span text:style-name="T1630">cognitive decline</text:span><text:span text:style-name="T1631"><text:s/>and serves as a<text:s/></text:span><text:span text:style-name="T1632">predictive biomarker</text:span><text:span text:style-name="T1633"><text:s/>for progression to AD (Musaeus et al., 2018; Finnigan &amp; Robertson, 2011). Elevated theta power reflects<text:s/></text:span><text:span text:style-name="T1634">impaired neural network efficiency</text:span><text:span text:style-name="T1635">, particularly in the<text:s/></text:span><text:span text:style-name="T1636">hippocampal and frontal regions</text:span><text:span text:style-name="T1637">, which are crucial for cognitive processing (Liu et al., 2024). Longitudinal studies confirm that<text:s/></text:span><text:span text:style-name="T1638">higher theta power in MCI is associated with a greater likelihood of future AD conversion</text:span><text:span text:style-name="T1639"><text:s/>(Babiloni et al., 2006; Jelic et al., 1996).</text:span></text:p>
      <text:p text:style-name="Normal"><draw:custom-shape svg:x="0in" svg:y="0in" svg:width="45.51042in" svg:height="0.00139in" draw:z-index="0" draw:id="id13" draw:style-name="a13" draw:name="Horizontal Line 26" text:anchor-type="as-char"><svg:title/><svg:desc/><draw:enhanced-geometry draw:type="non-primitive" svg:viewBox="0 0 21600 21600" draw:enhanced-path="M 0 0 L 21600 0 21600 21600 0 21600 Z N"/></draw:custom-shape></text:p>
      <text:h text:style-name="Heading3" text:outline-level="3"><text:span text:style-name="T1640">Alpha Band (8–13 Hz)</text:span></text:h>
      <text:h text:style-name="Heading4" text:outline-level="4"><text:span text:style-name="T1641">SCD</text:span></text:h>
      <text:p text:style-name="NormalWeb"><text:span text:style-name="T1642">SCD is characterized by<text:s/></text:span><text:span text:style-name="T1643">a reduction in alpha power</text:span><text:span text:style-name="T1644">, particularly in<text:s/></text:span><text:span text:style-name="T1645">posterior brain regions</text:span><text:span text:style-name="T1646">, resembling but to a lesser extent than patterns seen in MCI (Perez et al., 2024; Iliadou et al., 2021). Alpha power reductions are associated with<text:s/></text:span><text:span text:style-name="T1647">deficits in memory and attention</text:span><text:span text:style-name="T1648">, suggesting early<text:s/></text:span><text:span text:style-name="T1649">network dysfunction</text:span><text:span text:style-name="T1650"><text:s/>(Jeong et al., 2021). However, some studies report<text:s/></text:span><text:span text:style-name="T1651">no significant alpha alterations</text:span><text:span text:style-name="T1652"><text:s/>in SCD, emphasizing the heterogeneity of findings<text:s/></text:span><text:soft-page-break/><text:span text:style-name="T1653">(Alexander et al., 2006). Longitudinal research suggests that<text:s/></text:span><text:span text:style-name="T1654">declining alpha power in SCD individuals may predict cognitive deterioration</text:span><text:span text:style-name="T1655"><text:s/>(Gouw et al., 2017).</text:span></text:p>
      <text:h text:style-name="Heading4" text:outline-level="4"><text:span text:style-name="T1656">MCI</text:span></text:h>
      <text:p text:style-name="NormalWeb"><text:span text:style-name="T1657">A<text:s/></text:span><text:span text:style-name="T1658">marked reduction in alpha power</text:span><text:span text:style-name="T1659"><text:s/>is one of the most<text:s/></text:span><text:span text:style-name="T1660">consistent EEG findings in MCI</text:span><text:span text:style-name="T1661">, particularly in<text:s/></text:span><text:span text:style-name="T1662">parietal and occipital regions</text:span><text:span text:style-name="T1663"><text:s/>(Babiloni et al., 2006, 2015; Jelic et al., 1996). This decrease correlates with<text:s/></text:span><text:span text:style-name="T1664">worsening cognitive performance</text:span><text:span text:style-name="T1665">, making it a potential early biomarker for MCI (Lejko et al., 2020). Reduced<text:s/></text:span><text:span text:style-name="T1666">alpha connectivity</text:span><text:span text:style-name="T1667"><text:s/>suggests<text:s/></text:span><text:span text:style-name="T1668">disruptions in large-scale neural networks</text:span><text:span text:style-name="T1669">, which are crucial for cognitive functions such as<text:s/></text:span><text:span text:style-name="T1670">attention and working memory</text:span><text:span text:style-name="T1671"><text:s/>(Jeong, 2004; Farina et al., 2020). Importantly, studies indicate that<text:s/></text:span><text:span text:style-name="T1672">alpha power continues to decline as MCI progresses to AD</text:span><text:span text:style-name="T1673">, reinforcing its prognostic value (Gouw et al., 2017; Babiloni et al., 2015).</text:span></text:p>
      <text:p text:style-name="Normal"><draw:custom-shape svg:x="0in" svg:y="0in" svg:width="45.51042in" svg:height="0.00139in" draw:z-index="0" draw:id="id14" draw:style-name="a14" draw:name="Horizontal Line 27" text:anchor-type="as-char"><svg:title/><svg:desc/><draw:enhanced-geometry draw:type="non-primitive" svg:viewBox="0 0 21600 21600" draw:enhanced-path="M 0 0 L 21600 0 21600 21600 0 21600 Z N"/></draw:custom-shape></text:p>
      <text:h text:style-name="Heading3" text:outline-level="3"><text:span text:style-name="T1674">Delta Band (0.1–4 Hz)</text:span></text:h>
      <text:h text:style-name="Heading4" text:outline-level="4"><text:span text:style-name="T1675">SCD</text:span></text:h>
      <text:p text:style-name="NormalWeb"><text:span text:style-name="T1676">Findings on<text:s/></text:span><text:span text:style-name="T1677">delta power in SCD</text:span><text:span text:style-name="T1678"><text:s/>are<text:s/></text:span><text:span text:style-name="T1679">inconsistent</text:span><text:span text:style-name="T1680">. Some studies report<text:s/></text:span><text:span text:style-name="T1681">increased delta power</text:span><text:span text:style-name="T1682">, particularly in<text:s/></text:span><text:span text:style-name="T1683">frontal and temporal regions</text:span><text:span text:style-name="T1684">, similar to patterns seen in MCI and AD (Jeong et al., 2021). Other studies, however, suggest that<text:s/></text:span><text:span text:style-name="T1685">delta power changes are minimal</text:span><text:span text:style-name="T1686"><text:s/>in SCD and become more pronounced in later disease stages (Iliadou et al., 2021). While increased delta activity has been correlated with<text:s/></text:span><text:span text:style-name="T1687">subjective cognitive complaints</text:span><text:span text:style-name="T1688">, its<text:s/></text:span><text:span text:style-name="T1689">predictive value for future decline</text:span><text:span text:style-name="T1690"><text:s/>remains unclear (Sibilano et al., 2023). Certain studies report<text:s/></text:span><text:span text:style-name="T1691">no significant differences</text:span><text:span text:style-name="T1692"><text:s/>in delta power between SCD and healthy controls (Perez et al., 2024).</text:span></text:p>
      <text:h text:style-name="Heading4" text:outline-level="4"><text:span text:style-name="T1693">MCI</text:span></text:h>
      <text:p text:style-name="NormalWeb"><text:span text:style-name="T1694">In MCI,<text:s/></text:span><text:span text:style-name="T1695">delta power is often increased</text:span><text:span text:style-name="T1696">, particularly in<text:s/></text:span><text:span text:style-name="T1697">frontal and centro-parietal regions</text:span><text:span text:style-name="T1698">, indicating<text:s/></text:span><text:span text:style-name="T1699">slowed neural processing</text:span><text:span text:style-name="T1700"><text:s/>(Adler et al., 1999; Moretti et al., 2012; Iliadou et al., 2021). This increase in delta power is associated with<text:s/></text:span><text:span text:style-name="T1701">memory dysfunction and executive impairment</text:span><text:span text:style-name="T1702"><text:s/>(Liddell et al., 2007). However, some studies found<text:s/></text:span><text:span text:style-name="T1703">reduced delta activity</text:span><text:span text:style-name="T1704"><text:s/>in MCI compared to healthy controls, reflecting methodological variability (Liddell et al., 2007; D'Atri et al., 2021). Importantly,<text:s/></text:span><text:span text:style-name="T1705">longitudinal studies show that heightened delta power in MCI predicts conversion to AD</text:span><text:span text:style-name="T1706"><text:s/>(Gouw et al., 2017; Babiloni et al., 2015). Despite this,<text:s/></text:span><text:span text:style-name="T1707">delta power in MCI remains lower than in full AD cases</text:span><text:span text:style-name="T1708">, differentiating MCI from later disease stages (Jelic et al., 1996; Babiloni et al., 2015).</text:span></text:p>
      <text:p text:style-name="Normal"><draw:custom-shape svg:x="0in" svg:y="0in" svg:width="45.51042in" svg:height="0.00139in" draw:z-index="0" draw:id="id15" draw:style-name="a15" draw:name="Horizontal Line 28" text:anchor-type="as-char"><svg:title/><svg:desc/><draw:enhanced-geometry draw:type="non-primitive" svg:viewBox="0 0 21600 21600" draw:enhanced-path="M 0 0 L 21600 0 21600 21600 0 21600 Z N"/></draw:custom-shape></text:p>
      <text:h text:style-name="Heading3" text:outline-level="3"><text:span text:style-name="T1709">Beta Band (14–30 Hz)</text:span></text:h>
      <text:h text:style-name="Heading4" text:outline-level="4"><text:span text:style-name="T1710">SCD</text:span></text:h>
      <text:p text:style-name="NormalWeb"><text:span text:style-name="T1711">Studies on<text:s/></text:span><text:span text:style-name="T1712">beta power in SCD</text:span><text:span text:style-name="T1713"><text:s/>show<text:s/></text:span><text:span text:style-name="T1714">contradictory results</text:span><text:span text:style-name="T1715">. Some research reports<text:s/></text:span><text:span text:style-name="T1716">decreased beta power</text:span><text:span text:style-name="T1717">, particularly in<text:s/></text:span><text:span text:style-name="T1718">frontal and parietal regions</text:span><text:span text:style-name="T1719">, suggesting early<text:s/></text:span><text:soft-page-break/><text:span text:style-name="T1720">functional impairments</text:span><text:span text:style-name="T1721"><text:s/>(Iliadou et al., 2021; Mazzon et al., 2018). Reduced<text:s/></text:span><text:span text:style-name="T1722">beta coherence</text:span><text:span text:style-name="T1723"><text:s/>has also been observed, reflecting<text:s/></text:span><text:span text:style-name="T1724">subtle neural network disruptions</text:span><text:span text:style-name="T1725"><text:s/>(Perez et al., 2024). However, other studies find<text:s/></text:span><text:span text:style-name="T1726">increased beta power</text:span><text:span text:style-name="T1727">, possibly as a<text:s/></text:span><text:span text:style-name="T1728">compensatory mechanism</text:span><text:span text:style-name="T1729"><text:s/>in early disease stages (Alexander et al., 2006). Beta power changes in SCD are generally<text:s/></text:span><text:span text:style-name="T1730">less pronounced than in MCI</text:span><text:span text:style-name="T1731">, making it a potential early warning signal but not a definitive progression marker (Gouw et al., 2017).</text:span></text:p>
      <text:h text:style-name="Heading4" text:outline-level="4"><text:span text:style-name="T1732">MCI</text:span></text:h>
      <text:p text:style-name="NormalWeb"><text:span text:style-name="T1733">In MCI,<text:s/></text:span><text:span text:style-name="T1734">beta power is typically reduced</text:span><text:span text:style-name="T1735">, especially in<text:s/></text:span><text:span text:style-name="T1736">frontal regions</text:span><text:span text:style-name="T1737">, and correlates with<text:s/></text:span><text:span text:style-name="T1738">cognitive decline</text:span><text:span text:style-name="T1739"><text:s/>(Iliadou et al., 2021; Mazzon et al., 2018; Babiloni et al., 2006). This reduction is linked to<text:s/></text:span><text:span text:style-name="T1740">executive dysfunction</text:span><text:span text:style-name="T1741"><text:s/>and<text:s/></text:span><text:span text:style-name="T1742">cognitive inflexibility</text:span><text:span text:style-name="T1743"><text:s/>(Babiloni et al., 2006; Alexander et al., 2006). Some studies report<text:s/></text:span><text:span text:style-name="T1744">early-stage increases in beta power</text:span><text:span text:style-name="T1745">, potentially reflecting<text:s/></text:span><text:span text:style-name="T1746">temporary compensatory activity</text:span><text:span text:style-name="T1747"><text:s/>(Alexander et al., 2006; Özbek et al., 2021). Additionally, beta connectivity disruptions have been observed, indicating<text:s/></text:span><text:span text:style-name="T1748">early-stage neurodegeneration</text:span><text:span text:style-name="T1749"><text:s/>(Jeong, 2004; Caravaglios et al., 2023).</text:span></text:p>
      <text:p text:style-name="Normal"><draw:custom-shape svg:x="0in" svg:y="0in" svg:width="45.51042in" svg:height="0.00139in" draw:z-index="0" draw:id="id16" draw:style-name="a16" draw:name="Horizontal Line 29" text:anchor-type="as-char"><svg:title/><svg:desc/><draw:enhanced-geometry draw:type="non-primitive" svg:viewBox="0 0 21600 21600" draw:enhanced-path="M 0 0 L 21600 0 21600 21600 0 21600 Z N"/></draw:custom-shape></text:p>
      <text:h text:style-name="Heading3" text:outline-level="3"><text:span text:style-name="T1750">Conclusion</text:span></text:h>
      <text:p text:style-name="NormalWeb"><text:span text:style-name="T1751">EEG findings in SCD and MCI demonstrate<text:s/></text:span><text:span text:style-name="T1752">progressive alterations in neural oscillations</text:span><text:span text:style-name="T1753">, with<text:s/></text:span><text:span text:style-name="T1754">increased theta and delta power</text:span><text:span text:style-name="T1755">,<text:s/></text:span><text:span text:style-name="T1756">reduced alpha power</text:span><text:span text:style-name="T1757">, and<text:s/></text:span><text:span text:style-name="T1758">variable beta activity</text:span><text:span text:style-name="T1759">. These changes highlight<text:s/></text:span><text:span text:style-name="T1760">early neurophysiological disruptions</text:span><text:span text:style-name="T1761"><text:s/>that may precede AD. While findings across studies show variability,<text:s/></text:span><text:span text:style-name="T1762">longitudinal research supports the role of EEG biomarkers in predicting cognitive decline</text:span><text:span text:style-name="T1763">. Further investigation is needed to establish standardized EEG-based diagnostic tools for early detection and risk assessment in cognitive disorders.</text:span></text:p>
      <text:p text:style-name="NormalWeb"><text:span text:style-name="T1764">Citations:</text:span></text:p>
      <text:list text:style-name="LFO29" text:continue-numbering="true">
        <text:list-item>
          <text:p text:style-name="P1765"><text:span text:style-name="T1766">Perez et al. (2024), Iliadou et al. (2021), Jeong et al. (2021), Alexander et al. (2006), Sibilano et al. (2023), Mazzon et al. (2018), Gouw et al. (2017), Babiloni et al. (2006, 2015), Finnigan &amp; Robertson (2011), Liu et al. (2024), Moretti et al. (2012), Özbek et al.<text:s/></text:span><text:span text:style-name="T1767">(2021), Caravaglios et al. (2023).</text:span></text:p>
        </text:list-item>
      </text:list>
      <text:p text:style-name="P17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style:font-name="Calibri" style:font-name-asian="Calibri" style:font-name-complex="Times New Roman" style:letter-kerning="tru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text-indent="0.4923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style:font-name="Calibri" style:font-name-asian="Calibri" style:font-name-complex="Times New Roman" style:letter-kerning="true" fo:hyphenate="false"/>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12T17:24:00Z</meta:creation-date>
    <dc:date>2025-02-12T18:45:00Z</dc:date>
    <meta:print-date>2025-02-12T17:47:00Z</meta:print-date>
    <meta:template xlink:href="Normal.dotm" xlink:type="simple"/>
    <meta:editing-cycles>4</meta:editing-cycles>
    <meta:editing-duration>PT0S</meta:editing-duration>
    <meta:document-statistic meta:page-count="25" meta:paragraph-count="129" meta:word-count="8868" meta:character-count="64613" meta:row-count="465" meta:non-whitespace-character-count="55874"/>
  </office:meta>
</office:document-meta>
</file>